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5mm"/>
    </style:style>
    <style:style style:name="co3" style:family="table-column">
      <style:table-column-properties fo:break-before="auto" style:column-width="29.19mm"/>
    </style:style>
    <style:style style:name="co4" style:family="table-column">
      <style:table-column-properties fo:break-before="auto" style:column-width="23.94mm"/>
    </style:style>
    <style:style style:name="co5" style:family="table-column">
      <style:table-column-properties fo:break-before="auto" style:column-width="28.2mm"/>
    </style:style>
    <style:style style:name="co6" style:family="table-column">
      <style:table-column-properties fo:break-before="auto" style:column-width="27.89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32.47mm"/>
    </style:style>
    <style:style style:name="co9" style:family="table-column">
      <style:table-column-properties fo:break-before="auto" style:column-width="32.14mm"/>
    </style:style>
    <style:style style:name="co10" style:family="table-column">
      <style:table-column-properties fo:break-before="auto" style:column-width="25.26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35.1mm"/>
    </style:style>
    <style:style style:name="co13" style:family="table-column">
      <style:table-column-properties fo:break-before="auto" style:column-width="31.82mm"/>
    </style:style>
    <style:style style:name="co14" style:family="table-column">
      <style:table-column-properties fo:break-before="auto" style:column-width="33.78mm"/>
    </style:style>
    <style:style style:name="co15" style:family="table-column">
      <style:table-column-properties fo:break-before="auto" style:column-width="31.49mm"/>
    </style:style>
    <style:style style:name="co16" style:family="table-column">
      <style:table-column-properties fo:break-before="auto" style:column-width="33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10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52">
      <style:table-cell-properties style:glyph-orientation-vertical="0" fo:background-color="#ff00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642.85mm" svg:y="204.56mm">
            <loext:p draw:notify-on-update-of-ranges="Hoja1.T48:Hoja1.T52 Hoja1.U47:Hoja1.U47 Hoja1.U48:Hoja1.U52 Hoja1.W47:Hoja1.W47 Hoja1.W48:Hoja1.W52 Hoja1.Y47:Hoja1.Y47 Hoja1.Y48:Hoja1.Y52 Hoja1.AA47:Hoja1.AA47 Hoja1.AA48:Hoja1.AA52 Hoja1.AC47:Hoja1.AC47 Hoja1.AC48:Hoja1.AC52 Hoja1.AE47:Hoja1.AE47 Hoja1.AE48:Hoja1.AE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802.55mm" svg:y="205.55mm">
            <loext:p draw:notify-on-update-of-ranges="Hoja1.T48:Hoja1.T52 Hoja1.V47:Hoja1.V47 Hoja1.V48:Hoja1.V52 Hoja1.X47:Hoja1.X47 Hoja1.X48:Hoja1.X52 Hoja1.Z47:Hoja1.Z47 Hoja1.Z48:Hoja1.Z52 Hoja1.AB47:Hoja1.AB47 Hoja1.AB48:Hoja1.AB52 Hoja1.AD47:Hoja1.AD47 Hoja1.AD48:Hoja1.AD52 Hoja1.AF47:Hoja1.AF47 Hoja1.AF48:Hoja1.AF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642.78mm" svg:y="293.64mm">
            <loext:p draw:notify-on-update-of-ranges="Hoja1.T55:Hoja1.T59 Hoja1.U54:Hoja1.U54 Hoja1.U55:Hoja1.U59 Hoja1.W54:Hoja1.W54 Hoja1.W55:Hoja1.W59 Hoja1.Y54:Hoja1.Y54 Hoja1.Y55:Hoja1.Y59 Hoja1.AA54:Hoja1.AA54 Hoja1.AA55:Hoja1.AA59 Hoja1.AC54:Hoja1.AC54 Hoja1.AC55:Hoja1.AC59 Hoja1.AE54:Hoja1.AE54 Hoja1.AE55:Hoja1.AE5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9.99mm" svg:height="89.99mm" svg:x="801.88mm" svg:y="294.37mm">
            <loext:p draw:notify-on-update-of-ranges="Hoja1.T55:Hoja1.T59 Hoja1.V54:Hoja1.V54 Hoja1.V55:Hoja1.V59 Hoja1.X54:Hoja1.X54 Hoja1.X55:Hoja1.X59 Hoja1.Z54:Hoja1.Z54 Hoja1.Z55:Hoja1.Z59 Hoja1.AB54:Hoja1.AB54 Hoja1.AB55:Hoja1.AB59 Hoja1.AD54:Hoja1.AD54 Hoja1.AD55:Hoja1.AD59 Hoja1.AF54:Hoja1.AF54 Hoja1.AF55:Hoja1.AF5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59.99mm" svg:height="89.99mm" svg:x="449.24mm" svg:y="174.95mm">
            <loext:p draw:notify-on-update-of-ranges="Hoja1.T4:Hoja1.T5 Hoja1.X4:Hoja1.X5 Hoja1.AJ4:Hoja1.AJ5 Hoja1.AP4:Hoja1.AP5 Hoja1.BB4:Hoja1.BB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159.99mm" svg:height="89.99mm" svg:x="867.28mm" svg:y="175.16mm">
            <loext:p draw:notify-on-update-of-ranges="Hoja1.AW3:Hoja1.AW13 Hoja1.BC3:Hoja1.B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59.99mm" svg:height="89.99mm" svg:x="798.15mm" svg:y="111.09mm">
            <loext:p draw:notify-on-update-of-ranges="Hoja1.T6:Hoja1.T9 Hoja1.AA6:Hoja1.AA9 Hoja1.AS6:Hoja1.AS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453.86mm" svg:y="79.5mm">
            <loext:p draw:notify-on-update-of-ranges="Hoja1.T6:Hoja1.T6 Hoja1.T10:Hoja1.T12  Hoja1.AA6:Hoja1.AA6 Hoja1.AA10:Hoja1.AA12  Hoja1.AS6:Hoja1.AS6 Hoja1.AS10:Hoja1.AS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6mm" svg:height="89.9mm" svg:x="974.38mm" svg:y="113.37mm">
            <loext:p draw:notify-on-update-of-ranges="Hoja1.T6:Hoja1.T6 Hoja1.T10:Hoja1.T12  Hoja1.AA6:Hoja1.AA6 Hoja1.AA10:Hoja1.AA12  Hoja1.AW6:Hoja1.AW6 Hoja1.AW10:Hoja1.AW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15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1" table:default-cell-style-name="ce15"/>
        <table:table-column table:style-name="co1" table:default-cell-style-name="ce6"/>
        <table:table-column table:style-name="co3" table:default-cell-style-name="ce6"/>
        <table:table-column table:style-name="co1" table:default-cell-style-name="ce6"/>
        <table:table-column table:style-name="co1" table:default-cell-style-name="ce15"/>
        <table:table-column table:style-name="co4" table:default-cell-style-name="ce6"/>
        <table:table-column table:style-name="co5" table:default-cell-style-name="ce6"/>
        <table:table-column table:style-name="co1" table:default-cell-style-name="ce6"/>
        <table:table-column table:style-name="co1" table:default-cell-style-name="ce15"/>
        <table:table-column table:style-name="co1" table:default-cell-style-name="ce6"/>
        <table:table-column table:style-name="co6" table:default-cell-style-name="ce6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BL 10%</text:p>
          </table:table-cell>
          <table:table-cell table:style-name="Default" table:number-columns-repeated="15"/>
          <table:table-cell table:number-columns-repeated="42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BL 1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/>
          <table:table-cell table:style-name="ce42" office:value-type="percentage" office:value="0.1" calcext:value-type="percentage" table:number-columns-spanned="1" table:number-rows-spanned="2">
            <text:p>1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/>
          <table:table-cell table:style-name="ce42" office:value-type="percentage" office:value="0.2" calcext:value-type="percentage" table:number-columns-spanned="1" table:number-rows-spanned="2">
            <text:p>2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6"/>
        </table:table-row>
        <table:table-row table:style-name="ro2">
          <table:table-cell office:value-type="string" calcext:value-type="string">
            <text:p>Seeds</text:p>
          </table:table-cell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1.61144" calcext:value-type="float">
            <text:p>1,61144</text:p>
          </table:table-cell>
          <table:table-cell/>
        </table:table-row>
        <table:table-row table:style-name="ro2">
          <table:table-cell office:value-type="float" office:value="798245613" calcext:value-type="float">
            <text:p>798245613</text:p>
          </table:table-cell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51" calcext:value-type="float">
            <text:p>0,151</text:p>
          </table:table-cell>
          <table:table-cell table:style-name="ce7" office:value-type="float" office:value="13.9089" calcext:value-type="float">
            <text:p>13,91</text:p>
          </table:table-cell>
          <table:table-cell table:style-name="ce7" office:value-type="float" office:value="764" calcext:value-type="float">
            <text:p>764,00</text:p>
          </table:table-cell>
          <table:table-cell table:style-name="ce7" office:value-type="float" office:value="30.904" calcext:value-type="float">
            <text:p>30,90</text:p>
          </table:table-cell>
          <table:table-cell table:style-name="ce7" office:value-type="float" office:value="0.453125" calcext:value-type="float">
            <text:p>0,45</text:p>
          </table:table-cell>
          <table:table-cell office:value-type="float" office:value="29.336" calcext:value-type="float">
            <text:p>29,336</text:p>
          </table:table-cell>
          <table:table-cell office:value-type="float" office:value="57" calcext:value-type="float">
            <text:p>57</text:p>
          </table:table-cell>
          <table:table-cell office:value-type="float" office:value="36.142" calcext:value-type="float">
            <text:p>36,142</text:p>
          </table:table-cell>
          <table:table-cell office:value-type="float" office:value="5.95" calcext:value-type="float">
            <text:p>5,950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,757</text:p>
          </table:table-cell>
          <table:table-cell office:value-type="float" office:value="0.116" calcext:value-type="float">
            <text:p>0,116</text:p>
          </table:table-cell>
          <table:table-cell/>
          <table:table-cell table:style-name="ce10" office:value-type="string" calcext:value-type="string">
            <text:p>COPKM</text:p>
          </table:table-cell>
          <table:table-cell table:style-name="ce7" table:formula="of:=[.C31]" office:value-type="float" office:value="0.669" calcext:value-type="float">
            <text:p>0,67</text:p>
          </table:table-cell>
          <table:table-cell table:style-name="ce7" table:formula="of:=[.D31]" office:value-type="float" office:value="0" calcext:value-type="float">
            <text:p>0,00</text:p>
          </table:table-cell>
          <table:table-cell table:style-name="ce7" table:formula="of:=[.E31]" office:value-type="float" office:value="0.669" calcext:value-type="float">
            <text:p>0,67</text:p>
          </table:table-cell>
          <table:table-cell table:style-name="ce7" table:formula="of:=[.F31]" office:value-type="float" office:value="0.008" calcext:value-type="float">
            <text:p>0,01</text:p>
          </table:table-cell>
          <table:table-cell table:style-name="ce7" table:formula="of:=[.G31]" office:value-type="float" office:value="17.1067" calcext:value-type="float">
            <text:p>17,11</text:p>
          </table:table-cell>
          <table:table-cell table:style-name="ce7" table:formula="of:=[.H31]" office:value-type="float" office:value="721.25" calcext:value-type="float">
            <text:p>721,25</text:p>
          </table:table-cell>
          <table:table-cell table:style-name="ce7" table:formula="of:=[.I31]" office:value-type="float" office:value="37.499625" calcext:value-type="float">
            <text:p>37,50</text:p>
          </table:table-cell>
          <table:table-cell table:style-name="ce7" table:formula="of:=[.J31]" office:value-type="float" office:value="0.0234375" calcext:value-type="float">
            <text:p>0,02</text:p>
          </table:table-cell>
          <table:table-cell table:style-name="ce7" table:formula="of:=[.K31]" office:value-type="float" office:value="37.8738" calcext:value-type="float">
            <text:p>37,87</text:p>
          </table:table-cell>
          <table:table-cell table:style-name="ce7" table:formula="of:=[.L31]" office:value-type="float" office:value="31.8" calcext:value-type="float">
            <text:p>31,80</text:p>
          </table:table-cell>
          <table:table-cell table:style-name="ce7" table:formula="of:=[.M31]" office:value-type="float" office:value="38.5138" calcext:value-type="float">
            <text:p>38,51</text:p>
          </table:table-cell>
          <table:table-cell table:style-name="ce7" table:formula="of:=[.N31]" office:value-type="float" office:value="0.2486" calcext:value-type="float">
            <text:p>0,25</text:p>
          </table:table-cell>
          <table:table-cell table:style-name="ce7" table:formula="of:=[.O31]" office:value-type="float" office:value="0.757" calcext:value-type="float">
            <text:p>0,76</text:p>
          </table:table-cell>
          <table:table-cell table:style-name="ce7" table:formula="of:=[.P31]" office:value-type="float" office:value="0" calcext:value-type="float">
            <text:p>0,00</text:p>
          </table:table-cell>
          <table:table-cell table:style-name="ce7" table:formula="of:=[.Q31]" office:value-type="float" office:value="0.757" calcext:value-type="float">
            <text:p>0,76</text:p>
          </table:table-cell>
          <table:table-cell table:style-name="ce7" table:formula="of:=[.R31]" office:value-type="float" office:value="0.0038" calcext:value-type="float">
            <text:p>0,00</text:p>
          </table:table-cell>
          <table:table-cell/>
          <table:table-cell table:style-name="ce10" office:value-type="string" calcext:value-type="string">
            <text:p>COPKM</text:p>
          </table:table-cell>
          <table:table-cell table:style-name="ce7" table:formula="of:=[.C42]" office:value-type="float" office:value="0.669" calcext:value-type="float">
            <text:p>0,67</text:p>
          </table:table-cell>
          <table:table-cell table:style-name="ce7" table:formula="of:=[.D42]" office:value-type="float" office:value="0" calcext:value-type="float">
            <text:p>0,00</text:p>
          </table:table-cell>
          <table:table-cell table:style-name="ce7" table:formula="of:=[.E42]" office:value-type="float" office:value="0.669" calcext:value-type="float">
            <text:p>0,67</text:p>
          </table:table-cell>
          <table:table-cell table:style-name="ce7" table:formula="of:=[.F42]" office:value-type="float" office:value="0.0068" calcext:value-type="float">
            <text:p>0,01</text:p>
          </table:table-cell>
          <table:table-cell table:style-name="ce7" table:formula="of:=[.G42]" office:value-type="float" office:value="25.08098" calcext:value-type="float">
            <text:p>25,08</text:p>
          </table:table-cell>
          <table:table-cell table:style-name="ce7" table:formula="of:=[.H42]" office:value-type="float" office:value="1551.4" calcext:value-type="float">
            <text:p>1551,40</text:p>
          </table:table-cell>
          <table:table-cell table:style-name="ce7" table:formula="of:=[.I42]" office:value-type="float" office:value="38.62678" calcext:value-type="float">
            <text:p>38,63</text:p>
          </table:table-cell>
          <table:table-cell table:style-name="ce7" table:formula="of:=[.J42]" office:value-type="float" office:value="0.0625" calcext:value-type="float">
            <text:p>0,06</text:p>
          </table:table-cell>
          <table:table-cell table:style-name="ce7" table:formula="of:=[.K42]" office:value-type="float" office:value="36.151" calcext:value-type="float">
            <text:p>36,15</text:p>
          </table:table-cell>
          <table:table-cell table:style-name="ce7" table:formula="of:=[.L42]" office:value-type="float" office:value="5.8" calcext:value-type="float">
            <text:p>5,80</text:p>
          </table:table-cell>
          <table:table-cell table:style-name="ce7" table:formula="of:=[.M42]" office:value-type="float" office:value="36.21" calcext:value-type="float">
            <text:p>36,21</text:p>
          </table:table-cell>
          <table:table-cell table:style-name="ce7" table:formula="of:=[.N42]" office:value-type="float" office:value="0.3026" calcext:value-type="float">
            <text:p>0,30</text:p>
          </table:table-cell>
          <table:table-cell table:style-name="ce7" table:formula="of:=[.O42]" office:value-type="float" office:value="0.757" calcext:value-type="float">
            <text:p>0,76</text:p>
          </table:table-cell>
          <table:table-cell table:style-name="ce7" table:formula="of:=[.P42]" office:value-type="float" office:value="0" calcext:value-type="float">
            <text:p>0,00</text:p>
          </table:table-cell>
          <table:table-cell table:style-name="ce7" table:formula="of:=[.Q42]" office:value-type="float" office:value="0.757" calcext:value-type="float">
            <text:p>0,76</text:p>
          </table:table-cell>
          <table:table-cell table:style-name="ce7" table:formula="of:=[.R42]" office:value-type="float" office:value="0.0072" calcext:value-type="float">
            <text:p>0,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0.987132" calcext:value-type="float">
            <text:p>0,987132</text:p>
          </table:table-cell>
          <table:table-cell/>
        </table:table-row>
        <table:table-row table:style-name="ro2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2" calcext:value-type="float">
            <text:p>0,120</text:p>
          </table:table-cell>
          <table:table-cell table:style-name="ce7" office:value-type="float" office:value="14.5396" calcext:value-type="float">
            <text:p>14,54</text:p>
          </table:table-cell>
          <table:table-cell table:style-name="ce7" office:value-type="float" office:value="748" calcext:value-type="float">
            <text:p>748,00</text:p>
          </table:table-cell>
          <table:table-cell table:style-name="ce7" office:value-type="float" office:value="29.524" calcext:value-type="float">
            <text:p>29,52</text:p>
          </table:table-cell>
          <table:table-cell table:style-name="ce7" office:value-type="float" office:value="0.625" calcext:value-type="float">
            <text:p>0,63</text:p>
          </table:table-cell>
          <table:table-cell office:value-type="float" office:value="30.591" calcext:value-type="float">
            <text:p>30,591</text:p>
          </table:table-cell>
          <table:table-cell office:value-type="float" office:value="135" calcext:value-type="float">
            <text:p>135</text:p>
          </table:table-cell>
          <table:table-cell office:value-type="float" office:value="47.286" calcext:value-type="float">
            <text:p>47,286</text:p>
          </table:table-cell>
          <table:table-cell office:value-type="float" office:value="1.241" calcext:value-type="float">
            <text:p>1,241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,757</text:p>
          </table:table-cell>
          <table:table-cell office:value-type="float" office:value="0.254" calcext:value-type="float">
            <text:p>0,254</text:p>
          </table:table-cell>
          <table:table-cell/>
          <table:table-cell table:style-name="ce10" office:value-type="string" calcext:value-type="string">
            <text:p>BL</text:p>
          </table:table-cell>
          <table:table-cell table:style-name="ce7" table:formula="of:=[.C9]" office:value-type="float" office:value="0.669" calcext:value-type="float">
            <text:p>0,67</text:p>
          </table:table-cell>
          <table:table-cell table:style-name="ce7" table:formula="of:=[.D9]" office:value-type="float" office:value="0" calcext:value-type="float">
            <text:p>0,00</text:p>
          </table:table-cell>
          <table:table-cell table:style-name="ce7" table:formula="of:=[.E9]" office:value-type="float" office:value="0.669" calcext:value-type="float">
            <text:p>0,67</text:p>
          </table:table-cell>
          <table:table-cell table:style-name="ce7" table:formula="of:=[.F9]" office:value-type="float" office:value="0.1718" calcext:value-type="float">
            <text:p>0,17</text:p>
          </table:table-cell>
          <table:table-cell table:style-name="ce7" table:formula="of:=[.G9]" office:value-type="float" office:value="13.91302" calcext:value-type="float">
            <text:p>13,91</text:p>
          </table:table-cell>
          <table:table-cell table:style-name="ce7" table:formula="of:=[.H9]" office:value-type="float" office:value="758.6" calcext:value-type="float">
            <text:p>758,60</text:p>
          </table:table-cell>
          <table:table-cell table:style-name="ce7" table:formula="of:=[.I9]" office:value-type="float" office:value="30.04498" calcext:value-type="float">
            <text:p>30,04</text:p>
          </table:table-cell>
          <table:table-cell table:style-name="ce7" table:formula="of:=[.J9]" office:value-type="float" office:value="0.4625" calcext:value-type="float">
            <text:p>0,46</text:p>
          </table:table-cell>
          <table:table-cell table:style-name="ce7" table:formula="of:=[.K9]" office:value-type="float" office:value="31.408" calcext:value-type="float">
            <text:p>31,41</text:p>
          </table:table-cell>
          <table:table-cell table:style-name="ce7" table:formula="of:=[.L9]" office:value-type="float" office:value="124" calcext:value-type="float">
            <text:p>124,00</text:p>
          </table:table-cell>
          <table:table-cell table:style-name="ce7" table:formula="of:=[.M9]" office:value-type="float" office:value="46.5716" calcext:value-type="float">
            <text:p>46,57</text:p>
          </table:table-cell>
          <table:table-cell table:style-name="ce7" table:formula="of:=[.N9]" office:value-type="float" office:value="4.0184" calcext:value-type="float">
            <text:p>4,02</text:p>
          </table:table-cell>
          <table:table-cell table:style-name="ce7" table:formula="of:=[.O9]" office:value-type="float" office:value="0.757" calcext:value-type="float">
            <text:p>0,76</text:p>
          </table:table-cell>
          <table:table-cell table:style-name="ce7" table:formula="of:=[.P9]" office:value-type="float" office:value="0" calcext:value-type="float">
            <text:p>0,00</text:p>
          </table:table-cell>
          <table:table-cell table:style-name="ce7" table:formula="of:=[.Q9]" office:value-type="float" office:value="0.757" calcext:value-type="float">
            <text:p>0,76</text:p>
          </table:table-cell>
          <table:table-cell table:style-name="ce7" table:formula="of:=[.R9]" office:value-type="float" office:value="0.1592" calcext:value-type="float">
            <text:p>0,16</text:p>
          </table:table-cell>
          <table:table-cell/>
          <table:table-cell table:style-name="ce10" office:value-type="string" calcext:value-type="string">
            <text:p>BL</text:p>
          </table:table-cell>
          <table:table-cell table:style-name="ce7" table:formula="of:=[.C20]" office:value-type="float" office:value="0.669" calcext:value-type="float">
            <text:p>0,67</text:p>
          </table:table-cell>
          <table:table-cell table:style-name="ce7" table:formula="of:=[.D20]" office:value-type="float" office:value="0" calcext:value-type="float">
            <text:p>0,00</text:p>
          </table:table-cell>
          <table:table-cell table:style-name="ce7" table:formula="of:=[.E20]" office:value-type="float" office:value="0.669" calcext:value-type="float">
            <text:p>0,67</text:p>
          </table:table-cell>
          <table:table-cell table:style-name="ce7" table:formula="of:=[.F20]" office:value-type="float" office:value="0.2596" calcext:value-type="float">
            <text:p>0,26</text:p>
          </table:table-cell>
          <table:table-cell table:style-name="ce7" table:formula="of:=[.G20]" office:value-type="float" office:value="14.82868" calcext:value-type="float">
            <text:p>14,83</text:p>
          </table:table-cell>
          <table:table-cell table:style-name="ce7" table:formula="of:=[.H20]" office:value-type="float" office:value="1617.4" calcext:value-type="float">
            <text:p>1617,40</text:p>
          </table:table-cell>
          <table:table-cell table:style-name="ce7" table:formula="of:=[.I20]" office:value-type="float" office:value="32.1061" calcext:value-type="float">
            <text:p>32,11</text:p>
          </table:table-cell>
          <table:table-cell table:style-name="ce7" table:formula="of:=[.J20]" office:value-type="float" office:value="1.087499" calcext:value-type="float">
            <text:p>1,09</text:p>
          </table:table-cell>
          <table:table-cell table:style-name="ce7" table:formula="of:=[.K20]" office:value-type="float" office:value="30.6728" calcext:value-type="float">
            <text:p>30,67</text:p>
          </table:table-cell>
          <table:table-cell table:style-name="ce7" table:formula="of:=[.L20]" office:value-type="float" office:value="217.8" calcext:value-type="float">
            <text:p>217,80</text:p>
          </table:table-cell>
          <table:table-cell table:style-name="ce7" table:formula="of:=[.M20]" office:value-type="float" office:value="44.5572" calcext:value-type="float">
            <text:p>44,56</text:p>
          </table:table-cell>
          <table:table-cell table:style-name="ce7" table:formula="of:=[.N20]" office:value-type="float" office:value="5.268" calcext:value-type="float">
            <text:p>5,27</text:p>
          </table:table-cell>
          <table:table-cell table:style-name="ce7" table:formula="of:=[.O20]" office:value-type="float" office:value="0.757" calcext:value-type="float">
            <text:p>0,76</text:p>
          </table:table-cell>
          <table:table-cell table:style-name="ce7" table:formula="of:=[.P20]" office:value-type="float" office:value="0" calcext:value-type="float">
            <text:p>0,00</text:p>
          </table:table-cell>
          <table:table-cell table:style-name="ce7" table:formula="of:=[.Q20]" office:value-type="float" office:value="0.757" calcext:value-type="float">
            <text:p>0,76</text:p>
          </table:table-cell>
          <table:table-cell table:style-name="ce7" table:formula="of:=[.R20]" office:value-type="float" office:value="0.2324" calcext:value-type="float">
            <text:p>0,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0.731278" calcext:value-type="float">
            <text:p>0,731278</text:p>
          </table:table-cell>
          <table:table-cell/>
        </table:table-row>
        <table:table-row table:style-name="ro2">
          <table:table-cell office:value-type="float" office:value="25022020" calcext:value-type="float">
            <text:p>25022020</text:p>
          </table:table-cell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18" calcext:value-type="float">
            <text:p>0,218</text:p>
          </table:table-cell>
          <table:table-cell table:style-name="ce7" office:value-type="float" office:value="13.7658" calcext:value-type="float">
            <text:p>13,77</text:p>
          </table:table-cell>
          <table:table-cell table:style-name="ce7" office:value-type="float" office:value="759" calcext:value-type="float">
            <text:p>759,00</text:p>
          </table:table-cell>
          <table:table-cell table:style-name="ce7" office:value-type="float" office:value="29.8882" calcext:value-type="float">
            <text:p>29,89</text:p>
          </table:table-cell>
          <table:table-cell table:style-name="ce7" office:value-type="float" office:value="0.5" calcext:value-type="float">
            <text:p>0,50</text:p>
          </table:table-cell>
          <table:table-cell office:value-type="float" office:value="34.316" calcext:value-type="float">
            <text:p>34,316</text:p>
          </table:table-cell>
          <table:table-cell office:value-type="float" office:value="136" calcext:value-type="float">
            <text:p>136</text:p>
          </table:table-cell>
          <table:table-cell office:value-type="float" office:value="51.28" calcext:value-type="float">
            <text:p>51,280</text:p>
          </table:table-cell>
          <table:table-cell office:value-type="float" office:value="4.41" calcext:value-type="float">
            <text:p>4,410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,757</text:p>
          </table:table-cell>
          <table:table-cell office:value-type="float" office:value="0.127" calcext:value-type="float">
            <text:p>0,127</text:p>
          </table:table-cell>
          <table:table-cell/>
          <table:table-cell table:style-name="ce10" office:value-type="string" calcext:value-type="string">
            <text:p>AGG-UN</text:p>
          </table:table-cell>
          <table:table-cell table:style-name="ce7" table:formula="of:=[.C52]" office:value-type="float" office:value="1.828902" calcext:value-type="float">
            <text:p>1,83</text:p>
          </table:table-cell>
          <table:table-cell table:style-name="ce7" table:formula="of:=[.D52]" office:value-type="float" office:value="333.2" calcext:value-type="float">
            <text:p>333,20</text:p>
          </table:table-cell>
          <table:table-cell table:style-name="ce7" table:formula="of:=[.E52]" office:value-type="float" office:value="4.448832" calcext:value-type="float">
            <text:p>4,45</text:p>
          </table:table-cell>
          <table:table-cell table:style-name="ce15" table:formula="of:=[.F52]" office:value-type="float" office:value="4668750" calcext:value-type="float">
            <text:p>4668750</text:p>
          </table:table-cell>
          <table:table-cell table:style-name="ce7" table:formula="of:=[.G52]" office:value-type="float" office:value="13.41056" calcext:value-type="float">
            <text:p>13,41</text:p>
          </table:table-cell>
          <table:table-cell table:style-name="ce7" table:formula="of:=[.H52]" office:value-type="float" office:value="886.6" calcext:value-type="float">
            <text:p>886,60</text:p>
          </table:table-cell>
          <table:table-cell table:style-name="ce7" table:formula="of:=[.I52]" office:value-type="float" office:value="68.91852" calcext:value-type="float">
            <text:p>68,92</text:p>
          </table:table-cell>
          <table:table-cell table:style-name="ce15" table:formula="of:=[.J52]" office:value-type="float" office:value="6746883.85296" calcext:value-type="float">
            <text:p>6746884</text:p>
          </table:table-cell>
          <table:table-cell table:style-name="ce7" table:formula="of:=[.K52]" office:value-type="float" office:value="336.3062" calcext:value-type="float">
            <text:p>336,31</text:p>
          </table:table-cell>
          <table:table-cell table:style-name="ce7" table:formula="of:=[.L52]" office:value-type="float" office:value="1221.78236" calcext:value-type="float">
            <text:p>1221,78</text:p>
          </table:table-cell>
          <table:table-cell table:style-name="ce7" table:formula="of:=[.M52]" office:value-type="float" office:value="84.52616" calcext:value-type="float">
            <text:p>84,53</text:p>
          </table:table-cell>
          <table:table-cell table:style-name="ce15" table:formula="of:=[.N52]" office:value-type="float" office:value="17909375" calcext:value-type="float">
            <text:p>17909375</text:p>
          </table:table-cell>
          <table:table-cell table:style-name="ce7" table:formula="of:=[.O52]" office:value-type="float" office:value="2.478346" calcext:value-type="float">
            <text:p>2,48</text:p>
          </table:table-cell>
          <table:table-cell table:style-name="ce7" table:formula="of:=[.P52]" office:value-type="float" office:value="338.2" calcext:value-type="float">
            <text:p>338,20</text:p>
          </table:table-cell>
          <table:table-cell table:style-name="ce7" table:formula="of:=[.Q52]" office:value-type="float" office:value="5.180256" calcext:value-type="float">
            <text:p>5,18</text:p>
          </table:table-cell>
          <table:table-cell table:style-name="ce15" table:formula="of:=[.R52]" office:value-type="float" office:value="4362500" calcext:value-type="float">
            <text:p>4362500</text:p>
          </table:table-cell>
          <table:table-cell/>
          <table:table-cell table:style-name="ce10" office:value-type="string" calcext:value-type="string">
            <text:p>AGG-UN</text:p>
          </table:table-cell>
          <table:table-cell table:style-name="ce7" table:formula="of:=[.C61]" office:value-type="float" office:value="1.493286" calcext:value-type="float">
            <text:p>1,49</text:p>
          </table:table-cell>
          <table:table-cell table:style-name="ce7" table:formula="of:=[.D61]" office:value-type="float" office:value="775" calcext:value-type="float">
            <text:p>775,00</text:p>
          </table:table-cell>
          <table:table-cell table:style-name="ce7" table:formula="of:=[.E61]" office:value-type="float" office:value="4.600858" calcext:value-type="float">
            <text:p>4,60</text:p>
          </table:table-cell>
          <table:table-cell table:style-name="ce15" table:formula="of:=[.F61]" office:value-type="float" office:value="7706250" calcext:value-type="float">
            <text:p>7706250</text:p>
          </table:table-cell>
          <table:table-cell table:style-name="ce7" table:formula="of:=[.G61]" office:value-type="float" office:value="13.41056" calcext:value-type="float">
            <text:p>13,41</text:p>
          </table:table-cell>
          <table:table-cell table:style-name="ce7" table:formula="of:=[.H61]" office:value-type="float" office:value="886.6" calcext:value-type="float">
            <text:p>886,60</text:p>
          </table:table-cell>
          <table:table-cell table:style-name="ce7" table:formula="of:=[.I61]" office:value-type="float" office:value="68.91852" calcext:value-type="float">
            <text:p>68,92</text:p>
          </table:table-cell>
          <table:table-cell table:style-name="ce15" table:formula="of:=[.J61]" office:value-type="float" office:value="8481250" calcext:value-type="float">
            <text:p>8481250</text:p>
          </table:table-cell>
          <table:table-cell table:style-name="ce7" table:formula="of:=[.K61]" office:value-type="float" office:value="41.65238" calcext:value-type="float">
            <text:p>41,65</text:p>
          </table:table-cell>
          <table:table-cell table:style-name="ce7" table:formula="of:=[.L61]" office:value-type="float" office:value="3327.4" calcext:value-type="float">
            <text:p>3327,40</text:p>
          </table:table-cell>
          <table:table-cell table:style-name="ce7" table:formula="of:=[.M61]" office:value-type="float" office:value="86.05448" calcext:value-type="float">
            <text:p>86,05</text:p>
          </table:table-cell>
          <table:table-cell table:style-name="ce15" table:formula="of:=[.N61]" office:value-type="float" office:value="33559375" calcext:value-type="float">
            <text:p>33559375</text:p>
          </table:table-cell>
          <table:table-cell table:style-name="ce7" table:formula="of:=[.O61]" office:value-type="float" office:value="1.988468" calcext:value-type="float">
            <text:p>1,99</text:p>
          </table:table-cell>
          <table:table-cell table:style-name="ce7" table:formula="of:=[.P61]" office:value-type="float" office:value="817.2" calcext:value-type="float">
            <text:p>817,20</text:p>
          </table:table-cell>
          <table:table-cell table:style-name="ce7" table:formula="of:=[.Q61]" office:value-type="float" office:value="5.242518" calcext:value-type="float">
            <text:p>5,24</text:p>
          </table:table-cell>
          <table:table-cell table:style-name="ce15" table:formula="of:=[.R61]" office:value-type="float" office:value="7640625" calcext:value-type="float">
            <text:p>764062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669305" calcext:value-type="float">
            <text:p>0,669305</text:p>
          </table:table-cell>
        </table:table-row>
        <table:table-row table:style-name="ro3">
          <table:table-cell office:value-type="float" office:value="17042026" calcext:value-type="float">
            <text:p>17042026</text:p>
          </table:table-cell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22" calcext:value-type="float">
            <text:p>0,222</text:p>
          </table:table-cell>
          <table:table-cell table:style-name="ce7" office:value-type="float" office:value="13.7897" calcext:value-type="float">
            <text:p>13,79</text:p>
          </table:table-cell>
          <table:table-cell table:style-name="ce7" office:value-type="float" office:value="752" calcext:value-type="float">
            <text:p>752,00</text:p>
          </table:table-cell>
          <table:table-cell table:style-name="ce7" office:value-type="float" office:value="29.6277" calcext:value-type="float">
            <text:p>29,63</text:p>
          </table:table-cell>
          <table:table-cell table:style-name="ce7" office:value-type="float" office:value="0.359375" calcext:value-type="float">
            <text:p>0,36</text:p>
          </table:table-cell>
          <table:table-cell office:value-type="float" office:value="30.61" calcext:value-type="float">
            <text:p>30,610</text:p>
          </table:table-cell>
          <table:table-cell office:value-type="float" office:value="143" calcext:value-type="float">
            <text:p>143</text:p>
          </table:table-cell>
          <table:table-cell office:value-type="float" office:value="47.38" calcext:value-type="float">
            <text:p>47,380</text:p>
          </table:table-cell>
          <table:table-cell office:value-type="float" office:value="4.137" calcext:value-type="float">
            <text:p>4,137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,757</text:p>
          </table:table-cell>
          <table:table-cell office:value-type="float" office:value="0.196" calcext:value-type="float">
            <text:p>0,196</text:p>
          </table:table-cell>
          <table:table-cell/>
          <table:table-cell table:style-name="ce10" office:value-type="string" calcext:value-type="string">
            <text:p>AGG-SF</text:p>
          </table:table-cell>
          <table:table-cell table:style-name="ce7" table:formula="of:=[.C70]" office:value-type="float" office:value="1.79829" calcext:value-type="float">
            <text:p>1,80</text:p>
          </table:table-cell>
          <table:table-cell table:style-name="ce7" table:formula="of:=[.D70]" office:value-type="float" office:value="336.8" calcext:value-type="float">
            <text:p>336,80</text:p>
          </table:table-cell>
          <table:table-cell table:style-name="ce7" table:formula="of:=[.E70]" office:value-type="float" office:value="4.448406" calcext:value-type="float">
            <text:p>4,45</text:p>
          </table:table-cell>
          <table:table-cell table:style-name="ce15" table:formula="of:=[.F70]" office:value-type="float" office:value="4515625" calcext:value-type="float">
            <text:p>4515625</text:p>
          </table:table-cell>
          <table:table-cell table:style-name="ce7" table:formula="of:=[.G70]" office:value-type="float" office:value="13.48194" calcext:value-type="float">
            <text:p>13,48</text:p>
          </table:table-cell>
          <table:table-cell table:style-name="ce7" table:formula="of:=[.H70]" office:value-type="float" office:value="898.2" calcext:value-type="float">
            <text:p>898,20</text:p>
          </table:table-cell>
          <table:table-cell table:style-name="ce7" table:formula="of:=[.I70]" office:value-type="float" office:value="69.68848" calcext:value-type="float">
            <text:p>69,69</text:p>
          </table:table-cell>
          <table:table-cell table:style-name="ce15" table:formula="of:=[.J70]" office:value-type="float" office:value="8384375" calcext:value-type="float">
            <text:p>8384375</text:p>
          </table:table-cell>
          <table:table-cell table:style-name="ce7" table:formula="of:=[.K70]" office:value-type="float" office:value="44.61104" calcext:value-type="float">
            <text:p>44,61</text:p>
          </table:table-cell>
          <table:table-cell table:style-name="ce7" table:formula="of:=[.L70]" office:value-type="float" office:value="1532.4" calcext:value-type="float">
            <text:p>1532,40</text:p>
          </table:table-cell>
          <table:table-cell table:style-name="ce7" table:formula="of:=[.M70]" office:value-type="float" office:value="86.0935" calcext:value-type="float">
            <text:p>86,09</text:p>
          </table:table-cell>
          <table:table-cell table:style-name="ce15" table:formula="of:=[.N70]" office:value-type="float" office:value="17778125" calcext:value-type="float">
            <text:p>17778125</text:p>
          </table:table-cell>
          <table:table-cell table:style-name="ce7" table:formula="of:=[.O70]" office:value-type="float" office:value="2.522846" calcext:value-type="float">
            <text:p>2,52</text:p>
          </table:table-cell>
          <table:table-cell table:style-name="ce7" table:formula="of:=[.P70]" office:value-type="float" office:value="333" calcext:value-type="float">
            <text:p>333,00</text:p>
          </table:table-cell>
          <table:table-cell table:style-name="ce7" table:formula="of:=[.Q70]" office:value-type="float" office:value="5.227948" calcext:value-type="float">
            <text:p>5,23</text:p>
          </table:table-cell>
          <table:table-cell table:style-name="ce15" table:formula="of:=[.R70]" office:value-type="float" office:value="4287500" calcext:value-type="float">
            <text:p>4287500</text:p>
          </table:table-cell>
          <table:table-cell/>
          <table:table-cell table:style-name="ce10" office:value-type="string" calcext:value-type="string">
            <text:p>AGG-SF</text:p>
          </table:table-cell>
          <table:table-cell table:style-name="ce7" table:formula="of:=[.C79]" office:value-type="float" office:value="1.520324" calcext:value-type="float">
            <text:p>1,52</text:p>
          </table:table-cell>
          <table:table-cell table:style-name="ce7" table:formula="of:=[.D79]" office:value-type="float" office:value="771.8" calcext:value-type="float">
            <text:p>771,80</text:p>
          </table:table-cell>
          <table:table-cell table:style-name="ce7" table:formula="of:=[.E79]" office:value-type="float" office:value="4.621206" calcext:value-type="float">
            <text:p>4,62</text:p>
          </table:table-cell>
          <table:table-cell table:style-name="ce15" table:formula="of:=[.F79]" office:value-type="float" office:value="7584375" calcext:value-type="float">
            <text:p>7584375</text:p>
          </table:table-cell>
          <table:table-cell table:style-name="ce7" table:formula="of:=[.G79]" office:value-type="float" office:value="13.43516" calcext:value-type="float">
            <text:p>13,44</text:p>
          </table:table-cell>
          <table:table-cell table:style-name="ce7" table:formula="of:=[.H79]" office:value-type="float" office:value="1928" calcext:value-type="float">
            <text:p>1928,00</text:p>
          </table:table-cell>
          <table:table-cell table:style-name="ce7" table:formula="of:=[.I79]" office:value-type="float" office:value="74.24302" calcext:value-type="float">
            <text:p>74,24</text:p>
          </table:table-cell>
          <table:table-cell table:style-name="ce15" table:formula="of:=[.J79]" office:value-type="float" office:value="14843750" calcext:value-type="float">
            <text:p>14843750</text:p>
          </table:table-cell>
          <table:table-cell table:style-name="ce7" table:formula="of:=[.K79]" office:value-type="float" office:value="43.5389" calcext:value-type="float">
            <text:p>43,54</text:p>
          </table:table-cell>
          <table:table-cell table:style-name="ce7" table:formula="of:=[.L79]" office:value-type="float" office:value="3310.2" calcext:value-type="float">
            <text:p>3310,20</text:p>
          </table:table-cell>
          <table:table-cell table:style-name="ce7" table:formula="of:=[.M79]" office:value-type="float" office:value="87.64838" calcext:value-type="float">
            <text:p>87,65</text:p>
          </table:table-cell>
          <table:table-cell table:style-name="ce15" table:formula="of:=[.N79]" office:value-type="float" office:value="33243750" calcext:value-type="float">
            <text:p>33243750</text:p>
          </table:table-cell>
          <table:table-cell table:style-name="ce7" table:formula="of:=[.O79]" office:value-type="float" office:value="2.028979702" calcext:value-type="float">
            <text:p>2,03</text:p>
          </table:table-cell>
          <table:table-cell table:style-name="ce7" table:formula="of:=[.P79]" office:value-type="float" office:value="834.2" calcext:value-type="float">
            <text:p>834,20</text:p>
          </table:table-cell>
          <table:table-cell table:style-name="ce7" table:formula="of:=[.Q79]" office:value-type="float" office:value="5.352246" calcext:value-type="float">
            <text:p>5,35</text:p>
          </table:table-cell>
          <table:table-cell table:style-name="ce15" table:formula="of:=[.R79]" office:value-type="float" office:value="7512500" calcext:value-type="float">
            <text:p>75125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669305" calcext:value-type="float">
            <text:p>0,669305</text:p>
          </table:table-cell>
        </table:table-row>
        <table:table-row table:style-name="ro3">
          <table:table-cell office:value-type="float" office:value="459268694" calcext:value-type="float">
            <text:p>459268694</text:p>
          </table:table-cell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48" calcext:value-type="float">
            <text:p>0,148</text:p>
          </table:table-cell>
          <table:table-cell table:style-name="ce7" office:value-type="float" office:value="13.5611" calcext:value-type="float">
            <text:p>13,56</text:p>
          </table:table-cell>
          <table:table-cell table:style-name="ce7" office:value-type="float" office:value="770" calcext:value-type="float">
            <text:p>770,00</text:p>
          </table:table-cell>
          <table:table-cell table:style-name="ce7" office:value-type="float" office:value="30.281" calcext:value-type="float">
            <text:p>30,28</text:p>
          </table:table-cell>
          <table:table-cell table:style-name="ce7" office:value-type="float" office:value="0.375" calcext:value-type="float">
            <text:p>0,38</text:p>
          </table:table-cell>
          <table:table-cell office:value-type="float" office:value="32.187" calcext:value-type="float">
            <text:p>32,187</text:p>
          </table:table-cell>
          <table:table-cell office:value-type="float" office:value="149" calcext:value-type="float">
            <text:p>149</text:p>
          </table:table-cell>
          <table:table-cell office:value-type="float" office:value="50.77" calcext:value-type="float">
            <text:p>50,770</text:p>
          </table:table-cell>
          <table:table-cell office:value-type="float" office:value="4.354" calcext:value-type="float">
            <text:p>4,354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,757</text:p>
          </table:table-cell>
          <table:table-cell office:value-type="float" office:value="0.103" calcext:value-type="float">
            <text:p>0,103</text:p>
          </table:table-cell>
          <table:table-cell/>
          <table:table-cell table:style-name="ce10" office:value-type="string" calcext:value-type="string">
            <text:p>AGE-UN</text:p>
          </table:table-cell>
          <table:table-cell table:style-name="ce7" table:formula="of:=[.C88]" office:value-type="float" office:value="1.636032" calcext:value-type="float">
            <text:p>1,64</text:p>
          </table:table-cell>
          <table:table-cell table:style-name="ce7" table:formula="of:=[.D88]" office:value-type="float" office:value="302" calcext:value-type="float">
            <text:p>302,00</text:p>
          </table:table-cell>
          <table:table-cell table:style-name="ce7" table:formula="of:=[.E88]" office:value-type="float" office:value="4.01039" calcext:value-type="float">
            <text:p>4,01</text:p>
          </table:table-cell>
          <table:table-cell table:style-name="ce15" table:formula="of:=[.F88]" office:value-type="float" office:value="4262500" calcext:value-type="float">
            <text:p>4262500</text:p>
          </table:table-cell>
          <table:table-cell table:style-name="ce7" table:formula="of:=[.G88]" office:value-type="float" office:value="13.42226" calcext:value-type="float">
            <text:p>13,42</text:p>
          </table:table-cell>
          <table:table-cell table:style-name="ce7" table:formula="of:=[.H88]" office:value-type="float" office:value="793.8" calcext:value-type="float">
            <text:p>793,80</text:p>
          </table:table-cell>
          <table:table-cell table:style-name="ce7" table:formula="of:=[.I88]" office:value-type="float" office:value="63.06734" calcext:value-type="float">
            <text:p>63,07</text:p>
          </table:table-cell>
          <table:table-cell table:style-name="ce15" table:formula="of:=[.J88]" office:value-type="float" office:value="8134375" calcext:value-type="float">
            <text:p>8134375</text:p>
          </table:table-cell>
          <table:table-cell table:style-name="ce7" table:formula="of:=[.K88]" office:value-type="float" office:value="38.36706" calcext:value-type="float">
            <text:p>38,37</text:p>
          </table:table-cell>
          <table:table-cell table:style-name="ce7" table:formula="of:=[.L88]" office:value-type="float" office:value="1356.2" calcext:value-type="float">
            <text:p>1356,20</text:p>
          </table:table-cell>
          <table:table-cell table:style-name="ce7" table:formula="of:=[.M88]" office:value-type="float" office:value="74.90804" calcext:value-type="float">
            <text:p>74,91</text:p>
          </table:table-cell>
          <table:table-cell table:style-name="ce15" table:formula="of:=[.N88]" office:value-type="float" office:value="17734375" calcext:value-type="float">
            <text:p>17734375</text:p>
          </table:table-cell>
          <table:table-cell table:style-name="ce7" table:formula="of:=[.O88]" office:value-type="float" office:value="1.977538" calcext:value-type="float">
            <text:p>1,98</text:p>
          </table:table-cell>
          <table:table-cell table:style-name="ce7" table:formula="of:=[.P88]" office:value-type="float" office:value="389.6" calcext:value-type="float">
            <text:p>389,60</text:p>
          </table:table-cell>
          <table:table-cell table:style-name="ce7" table:formula="of:=[.Q88]" office:value-type="float" office:value="4.607782" calcext:value-type="float">
            <text:p>4,61</text:p>
          </table:table-cell>
          <table:table-cell table:style-name="ce15" table:formula="of:=[.R88]" office:value-type="float" office:value="4068750" calcext:value-type="float">
            <text:p>4068750</text:p>
          </table:table-cell>
          <table:table-cell/>
          <table:table-cell table:style-name="ce10" office:value-type="string" calcext:value-type="string">
            <text:p>AGE-UN</text:p>
          </table:table-cell>
          <table:table-cell table:style-name="ce7" table:formula="of:=[.C97]" office:value-type="float" office:value="1.122534" calcext:value-type="float">
            <text:p>1,12</text:p>
          </table:table-cell>
          <table:table-cell table:style-name="ce7" table:formula="of:=[.D97]" office:value-type="float" office:value="753.6" calcext:value-type="float">
            <text:p>753,60</text:p>
          </table:table-cell>
          <table:table-cell table:style-name="ce7" table:formula="of:=[.E97]" office:value-type="float" office:value="4.15153" calcext:value-type="float">
            <text:p>4,15</text:p>
          </table:table-cell>
          <table:table-cell table:style-name="ce15" table:formula="of:=[.F97]" office:value-type="float" office:value="7300000" calcext:value-type="float">
            <text:p>7300000</text:p>
          </table:table-cell>
          <table:table-cell table:style-name="ce7" table:formula="of:=[.G97]" office:value-type="float" office:value="13.11692" calcext:value-type="float">
            <text:p>13,12</text:p>
          </table:table-cell>
          <table:table-cell table:style-name="ce7" table:formula="of:=[.H97]" office:value-type="float" office:value="1694.8" calcext:value-type="float">
            <text:p>1694,80</text:p>
          </table:table-cell>
          <table:table-cell table:style-name="ce7" table:formula="of:=[.I97]" office:value-type="float" office:value="66.45682" calcext:value-type="float">
            <text:p>66,46</text:p>
          </table:table-cell>
          <table:table-cell table:style-name="ce15" table:formula="of:=[.J97]" office:value-type="float" office:value="14612500" calcext:value-type="float">
            <text:p>14612500</text:p>
          </table:table-cell>
          <table:table-cell table:style-name="ce7" table:formula="of:=[.K97]" office:value-type="float" office:value="33.68144" calcext:value-type="float">
            <text:p>33,68</text:p>
          </table:table-cell>
          <table:table-cell table:style-name="ce7" table:formula="of:=[.L97]" office:value-type="float" office:value="3197.8" calcext:value-type="float">
            <text:p>3197,80</text:p>
          </table:table-cell>
          <table:table-cell table:style-name="ce7" table:formula="of:=[.M97]" office:value-type="float" office:value="76.26646" calcext:value-type="float">
            <text:p>76,27</text:p>
          </table:table-cell>
          <table:table-cell table:style-name="ce15" table:formula="of:=[.N97]" office:value-type="float" office:value="33106250" calcext:value-type="float">
            <text:p>33106250</text:p>
          </table:table-cell>
          <table:table-cell table:style-name="ce7" table:formula="of:=[.O97]" office:value-type="float" office:value="1.564594" calcext:value-type="float">
            <text:p>1,56</text:p>
          </table:table-cell>
          <table:table-cell table:style-name="ce7" table:formula="of:=[.P97]" office:value-type="float" office:value="810" calcext:value-type="float">
            <text:p>810,00</text:p>
          </table:table-cell>
          <table:table-cell table:style-name="ce7" table:formula="of:=[.Q97]" office:value-type="float" office:value="4.790846" calcext:value-type="float">
            <text:p>4,79</text:p>
          </table:table-cell>
          <table:table-cell table:style-name="ce15" table:formula="of:=[.R97]" office:value-type="float" office:value="7328125" calcext:value-type="float">
            <text:p>732812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4]+[.C5]+[.C6]+[.C7]+[.C8])/5" office:value-type="float" office:value="0.669" calcext:value-type="float">
            <text:p>0,67</text:p>
          </table:table-cell>
          <table:table-cell table:style-name="ce7" table:formula="of:=([.D4]+[.D5]+[.D6]+[.D7]+[.D8])/5" office:value-type="float" office:value="0" calcext:value-type="float">
            <text:p>0,00</text:p>
          </table:table-cell>
          <table:table-cell table:style-name="ce7" table:formula="of:=([.E4]+[.E5]+[.E6]+[.E7]+[.E8])/5" office:value-type="float" office:value="0.669" calcext:value-type="float">
            <text:p>0,67</text:p>
          </table:table-cell>
          <table:table-cell table:style-name="ce7" table:formula="of:=([.F4]+[.F5]+[.F6]+[.F7]+[.F8])/5" office:value-type="float" office:value="0.1718" calcext:value-type="float">
            <text:p>0,17</text:p>
          </table:table-cell>
          <table:table-cell table:style-name="ce7" table:formula="of:=([.G4]+[.G5]+[.G6]+[.G7]+[.G8])/5" office:value-type="float" office:value="13.91302" calcext:value-type="float">
            <text:p>13,91</text:p>
          </table:table-cell>
          <table:table-cell table:style-name="ce7" table:formula="of:=([.H4]+[.H5]+[.H6]+[.H7]+[.H8])/5" office:value-type="float" office:value="758.6" calcext:value-type="float">
            <text:p>758,60</text:p>
          </table:table-cell>
          <table:table-cell table:style-name="ce7" table:formula="of:=([.I4]+[.I5]+[.I6]+[.I7]+[.I8])/5" office:value-type="float" office:value="30.04498" calcext:value-type="float">
            <text:p>30,04</text:p>
          </table:table-cell>
          <table:table-cell table:style-name="ce7" table:formula="of:=([.J4]+[.J5]+[.J6]+[.J7]+[.J8])/5" office:value-type="float" office:value="0.4625" calcext:value-type="float">
            <text:p>0,46</text:p>
          </table:table-cell>
          <table:table-cell table:style-name="ce7" table:formula="of:=([.K4]+[.K5]+[.K6]+[.K7]+[.K8])/5" office:value-type="float" office:value="31.408" calcext:value-type="float">
            <text:p>31,41</text:p>
          </table:table-cell>
          <table:table-cell table:style-name="ce7" table:formula="of:=([.L4]+[.L5]+[.L6]+[.L7]+[.L8])/5" office:value-type="float" office:value="124" calcext:value-type="float">
            <text:p>124,00</text:p>
          </table:table-cell>
          <table:table-cell table:style-name="ce7" table:formula="of:=([.M4]+[.M5]+[.M6]+[.M7]+[.M8])/5" office:value-type="float" office:value="46.5716" calcext:value-type="float">
            <text:p>46,57</text:p>
          </table:table-cell>
          <table:table-cell table:style-name="ce7" table:formula="of:=([.N4]+[.N5]+[.N6]+[.N7]+[.N8])/5" office:value-type="float" office:value="4.0184" calcext:value-type="float">
            <text:p>4,02</text:p>
          </table:table-cell>
          <table:table-cell table:style-name="ce7" table:formula="of:=([.O4]+[.O5]+[.O6]+[.O7]+[.O8])/5" office:value-type="float" office:value="0.757" calcext:value-type="float">
            <text:p>0,76</text:p>
          </table:table-cell>
          <table:table-cell table:style-name="ce7" table:formula="of:=([.P4]+[.P5]+[.P6]+[.P7]+[.P8])/5" office:value-type="float" office:value="0" calcext:value-type="float">
            <text:p>0,00</text:p>
          </table:table-cell>
          <table:table-cell table:style-name="ce7" table:formula="of:=([.Q4]+[.Q5]+[.Q6]+[.Q7]+[.Q8])/5" office:value-type="float" office:value="0.757" calcext:value-type="float">
            <text:p>0,76</text:p>
          </table:table-cell>
          <table:table-cell table:style-name="ce7" table:formula="of:=([.R4]+[.R5]+[.R6]+[.R7]+[.R8])/5" office:value-type="float" office:value="0.1592" calcext:value-type="float">
            <text:p>0,16</text:p>
          </table:table-cell>
          <table:table-cell/>
          <table:table-cell table:style-name="ce10" office:value-type="string" calcext:value-type="string">
            <text:p>AGE-SF</text:p>
          </table:table-cell>
          <table:table-cell table:style-name="ce7" table:formula="of:=[.C106]" office:value-type="float" office:value="1.747714" calcext:value-type="float">
            <text:p>1,75</text:p>
          </table:table-cell>
          <table:table-cell table:style-name="ce7" table:formula="of:=[.D106]" office:value-type="float" office:value="307.4" calcext:value-type="float">
            <text:p>307,40</text:p>
          </table:table-cell>
          <table:table-cell table:style-name="ce7" table:formula="of:=[.E106]" office:value-type="float" office:value="4.170284" calcext:value-type="float">
            <text:p>4,17</text:p>
          </table:table-cell>
          <table:table-cell table:style-name="ce15" table:formula="of:=[.F106]" office:value-type="float" office:value="4234375" calcext:value-type="float">
            <text:p>4234375</text:p>
          </table:table-cell>
          <table:table-cell table:style-name="ce7" table:formula="of:=[.G106]" office:value-type="float" office:value="13.42192" calcext:value-type="float">
            <text:p>13,42</text:p>
          </table:table-cell>
          <table:table-cell table:style-name="ce7" table:formula="of:=[.H106]" office:value-type="float" office:value="799" calcext:value-type="float">
            <text:p>799,00</text:p>
          </table:table-cell>
          <table:table-cell table:style-name="ce7" table:formula="of:=[.I106]" office:value-type="float" office:value="63.42748" calcext:value-type="float">
            <text:p>63,43</text:p>
          </table:table-cell>
          <table:table-cell table:style-name="ce15" table:formula="of:=[.J106]" office:value-type="float" office:value="8175000" calcext:value-type="float">
            <text:p>8175000</text:p>
          </table:table-cell>
          <table:table-cell table:style-name="ce7" table:formula="of:=[.K106]" office:value-type="float" office:value="37.05092" calcext:value-type="float">
            <text:p>37,05</text:p>
          </table:table-cell>
          <table:table-cell table:style-name="ce7" table:formula="of:=[.L106]" office:value-type="float" office:value="1398.2" calcext:value-type="float">
            <text:p>1398,20</text:p>
          </table:table-cell>
          <table:table-cell table:style-name="ce7" table:formula="of:=[.M106]" office:value-type="float" office:value="74.83618" calcext:value-type="float">
            <text:p>74,84</text:p>
          </table:table-cell>
          <table:table-cell table:style-name="ce15" table:formula="of:=[.N106]" office:value-type="float" office:value="17734375" calcext:value-type="float">
            <text:p>17734375</text:p>
          </table:table-cell>
          <table:table-cell table:style-name="ce7" table:formula="of:=[.O106]" office:value-type="float" office:value="2.184806" calcext:value-type="float">
            <text:p>2,18</text:p>
          </table:table-cell>
          <table:table-cell table:style-name="ce7" table:formula="of:=[.P106]" office:value-type="float" office:value="320" calcext:value-type="float">
            <text:p>320,00</text:p>
          </table:table-cell>
          <table:table-cell table:style-name="ce7" table:formula="of:=[.Q106]" office:value-type="float" office:value="4.735616" calcext:value-type="float">
            <text:p>4,74</text:p>
          </table:table-cell>
          <table:table-cell table:style-name="ce15" table:formula="of:=[.R106]" office:value-type="float" office:value="4071875" calcext:value-type="float">
            <text:p>4071875</text:p>
          </table:table-cell>
          <table:table-cell/>
          <table:table-cell table:style-name="ce10" office:value-type="string" calcext:value-type="string">
            <text:p>AGE-SF</text:p>
          </table:table-cell>
          <table:table-cell table:style-name="ce7" table:formula="of:=[.C115]" office:value-type="float" office:value="1.160328" calcext:value-type="float">
            <text:p>1,16</text:p>
          </table:table-cell>
          <table:table-cell table:style-name="ce7" table:formula="of:=[.D115]" office:value-type="float" office:value="753.4" calcext:value-type="float">
            <text:p>753,40</text:p>
          </table:table-cell>
          <table:table-cell table:style-name="ce7" table:formula="of:=[.E115]" office:value-type="float" office:value="4.189416" calcext:value-type="float">
            <text:p>4,19</text:p>
          </table:table-cell>
          <table:table-cell table:style-name="ce15" table:formula="of:=[.F115]" office:value-type="float" office:value="7406250" calcext:value-type="float">
            <text:p>7406250</text:p>
          </table:table-cell>
          <table:table-cell table:style-name="ce7" table:formula="of:=[.G115]" office:value-type="float" office:value="12.94354" calcext:value-type="float">
            <text:p>12,94</text:p>
          </table:table-cell>
          <table:table-cell table:style-name="ce7" table:formula="of:=[.H115]" office:value-type="float" office:value="1700.6" calcext:value-type="float">
            <text:p>1700,60</text:p>
          </table:table-cell>
          <table:table-cell table:style-name="ce7" table:formula="of:=[.I115]" office:value-type="float" office:value="66.59588" calcext:value-type="float">
            <text:p>66,60</text:p>
          </table:table-cell>
          <table:table-cell table:style-name="ce15" table:formula="of:=[.J115]" office:value-type="float" office:value="14709375" calcext:value-type="float">
            <text:p>14709375</text:p>
          </table:table-cell>
          <table:table-cell table:style-name="ce7" table:formula="of:=[.K115]" office:value-type="float" office:value="36.04716" calcext:value-type="float">
            <text:p>36,05</text:p>
          </table:table-cell>
          <table:table-cell table:style-name="ce7" table:formula="of:=[.L115]" office:value-type="float" office:value="3163.8" calcext:value-type="float">
            <text:p>3163,80</text:p>
          </table:table-cell>
          <table:table-cell table:style-name="ce7" table:formula="of:=[.M115]" office:value-type="float" office:value="78.12462" calcext:value-type="float">
            <text:p>78,12</text:p>
          </table:table-cell>
          <table:table-cell table:style-name="ce15" table:formula="of:=[.N115]" office:value-type="float" office:value="33203125" calcext:value-type="float">
            <text:p>33203125</text:p>
          </table:table-cell>
          <table:table-cell table:style-name="ce7" table:formula="of:=[.O115]" office:value-type="float" office:value="1.537122" calcext:value-type="float">
            <text:p>1,54</text:p>
          </table:table-cell>
          <table:table-cell table:style-name="ce7" table:formula="of:=[.P115]" office:value-type="float" office:value="826.6" calcext:value-type="float">
            <text:p>826,60</text:p>
          </table:table-cell>
          <table:table-cell table:style-name="ce7" table:formula="of:=[.Q115]" office:value-type="float" office:value="4.825968" calcext:value-type="float">
            <text:p>4,83</text:p>
          </table:table-cell>
          <table:table-cell table:style-name="ce15" table:formula="of:=[.R115]" office:value-type="float" office:value="7275000" calcext:value-type="float">
            <text:p>72750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7"/>
          <table:table-cell/>
          <table:table-cell table:style-name="ce10" office:value-type="string" calcext:value-type="string">
            <text:p>AM(10,1)</text:p>
          </table:table-cell>
          <table:table-cell table:style-name="ce7" table:formula="of:=[.C124]" office:value-type="float" office:value="1.55158" calcext:value-type="float">
            <text:p>1,55</text:p>
          </table:table-cell>
          <table:table-cell table:style-name="ce7" table:formula="of:=[.D124]" office:value-type="float" office:value="321.8" calcext:value-type="float">
            <text:p>321,80</text:p>
          </table:table-cell>
          <table:table-cell table:style-name="ce7" table:formula="of:=[.E124]" office:value-type="float" office:value="4.087658" calcext:value-type="float">
            <text:p>4,09</text:p>
          </table:table-cell>
          <table:table-cell table:style-name="ce7" table:formula="of:=[.F124]" office:value-type="float" office:value="4428125" calcext:value-type="float">
            <text:p>4428125,00</text:p>
          </table:table-cell>
          <table:table-cell table:style-name="ce7" table:formula="of:=[.G124]" office:value-type="float" office:value="13.30848" calcext:value-type="float">
            <text:p>13,31</text:p>
          </table:table-cell>
          <table:table-cell table:style-name="ce7" table:formula="of:=[.H124]" office:value-type="float" office:value="801.4" calcext:value-type="float">
            <text:p>801,40</text:p>
          </table:table-cell>
          <table:table-cell table:style-name="ce7" table:formula="of:=[.I124]" office:value-type="float" office:value="63.48368" calcext:value-type="float">
            <text:p>63,48</text:p>
          </table:table-cell>
          <table:table-cell table:style-name="ce7" table:formula="of:=[.J124]" office:value-type="float" office:value="8312500" calcext:value-type="float">
            <text:p>8312500,00</text:p>
          </table:table-cell>
          <table:table-cell table:style-name="ce7" table:formula="of:=[.K124]" office:value-type="float" office:value="30.51608" calcext:value-type="float">
            <text:p>30,52</text:p>
          </table:table-cell>
          <table:table-cell table:style-name="ce7" table:formula="of:=[.L124]" office:value-type="float" office:value="1342.2" calcext:value-type="float">
            <text:p>1342,20</text:p>
          </table:table-cell>
          <table:table-cell table:style-name="ce7" table:formula="of:=[.M124]" office:value-type="float" office:value="66.6109" calcext:value-type="float">
            <text:p>66,61</text:p>
          </table:table-cell>
          <table:table-cell table:style-name="ce7" table:formula="of:=[.N124]" office:value-type="float" office:value="17856250" calcext:value-type="float">
            <text:p>17856250,00</text:p>
          </table:table-cell>
          <table:table-cell table:style-name="ce7" table:formula="of:=[.O124]" office:value-type="float" office:value="1.782818" calcext:value-type="float">
            <text:p>1,78</text:p>
          </table:table-cell>
          <table:table-cell table:style-name="ce7" table:formula="of:=[.P124]" office:value-type="float" office:value="346.6" calcext:value-type="float">
            <text:p>346,60</text:p>
          </table:table-cell>
          <table:table-cell table:style-name="ce7" table:formula="of:=[.Q124]" office:value-type="float" office:value="4.558086" calcext:value-type="float">
            <text:p>4,56</text:p>
          </table:table-cell>
          <table:table-cell table:style-name="ce7" table:formula="of:=[.R124]" office:value-type="float" office:value="4212500" calcext:value-type="float">
            <text:p>4212500,00</text:p>
          </table:table-cell>
          <table:table-cell/>
          <table:table-cell table:style-name="ce10" office:value-type="string" calcext:value-type="string">
            <text:p>AM(10,1)</text:p>
          </table:table-cell>
          <table:table-cell table:style-name="ce7" table:formula="of:=[.C133]" office:value-type="float" office:value="1.113192" calcext:value-type="float">
            <text:p>1,11</text:p>
          </table:table-cell>
          <table:table-cell table:style-name="ce7" table:formula="of:=[.D133]" office:value-type="float" office:value="759.4" calcext:value-type="float">
            <text:p>759,40</text:p>
          </table:table-cell>
          <table:table-cell table:style-name="ce7" table:formula="of:=[.E133]" office:value-type="float" office:value="4.168052" calcext:value-type="float">
            <text:p>4,17</text:p>
          </table:table-cell>
          <table:table-cell table:style-name="ce7" table:formula="of:=[.F133]" office:value-type="float" office:value="7581250" calcext:value-type="float">
            <text:p>7581250,00</text:p>
          </table:table-cell>
          <table:table-cell table:style-name="ce7" table:formula="of:=[.G133]" office:value-type="float" office:value="13.02802" calcext:value-type="float">
            <text:p>13,03</text:p>
          </table:table-cell>
          <table:table-cell table:style-name="ce7" table:formula="of:=[.H133]" office:value-type="float" office:value="1747.6" calcext:value-type="float">
            <text:p>1747,60</text:p>
          </table:table-cell>
          <table:table-cell table:style-name="ce7" table:formula="of:=[.I133]" office:value-type="float" office:value="68.17028" calcext:value-type="float">
            <text:p>68,17</text:p>
          </table:table-cell>
          <table:table-cell table:style-name="ce7" table:formula="of:=[.J133]" office:value-type="float" office:value="15043750" calcext:value-type="float">
            <text:p>15043750,00</text:p>
          </table:table-cell>
          <table:table-cell table:style-name="ce7" table:formula="of:=[.K133]" office:value-type="float" office:value="28.54988" calcext:value-type="float">
            <text:p>28,55</text:p>
          </table:table-cell>
          <table:table-cell table:style-name="ce7" table:formula="of:=[.L133]" office:value-type="float" office:value="3134" calcext:value-type="float">
            <text:p>3134,00</text:p>
          </table:table-cell>
          <table:table-cell table:style-name="ce7" table:formula="of:=[.M133]" office:value-type="float" office:value="70.25676" calcext:value-type="float">
            <text:p>70,26</text:p>
          </table:table-cell>
          <table:table-cell table:style-name="ce7" table:formula="of:=[.N133]" office:value-type="float" office:value="33459375" calcext:value-type="float">
            <text:p>33459375,00</text:p>
          </table:table-cell>
          <table:table-cell table:style-name="ce7" table:formula="of:=[.O133]" office:value-type="float" office:value="1.63203" calcext:value-type="float">
            <text:p>1,63</text:p>
          </table:table-cell>
          <table:table-cell table:style-name="ce7" table:formula="of:=[.P133]" office:value-type="float" office:value="814.6" calcext:value-type="float">
            <text:p>814,60</text:p>
          </table:table-cell>
          <table:table-cell table:style-name="ce7" table:formula="of:=[.Q133]" office:value-type="float" office:value="4.878888" calcext:value-type="float">
            <text:p>4,88</text:p>
          </table:table-cell>
          <table:table-cell table:style-name="ce7" table:formula="of:=[.R133]" office:value-type="float" office:value="7625000" calcext:value-type="float">
            <text:p>7625000,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7"/>
          <table:table-cell/>
          <table:table-cell table:style-name="ce10" office:value-type="string" calcext:value-type="string">
            <text:p>AM(10,0.1)</text:p>
          </table:table-cell>
          <table:table-cell table:style-name="ce7" table:formula="of:=[.C142]" office:value-type="float" office:value="1.601774" calcext:value-type="float">
            <text:p>1,60</text:p>
          </table:table-cell>
          <table:table-cell table:style-name="ce7" table:formula="of:=[.D142]" office:value-type="float" office:value="317.6" calcext:value-type="float">
            <text:p>317,60</text:p>
          </table:table-cell>
          <table:table-cell table:style-name="ce7" table:formula="of:=[.E142]" office:value-type="float" office:value="4.103288" calcext:value-type="float">
            <text:p>4,10</text:p>
          </table:table-cell>
          <table:table-cell table:style-name="ce7" table:formula="of:=[.F142]" office:value-type="float" office:value="4231250" calcext:value-type="float">
            <text:p>4231250,00</text:p>
          </table:table-cell>
          <table:table-cell table:style-name="ce7" table:formula="of:=[.G142]" office:value-type="float" office:value="13.40158" calcext:value-type="float">
            <text:p>13,40</text:p>
          </table:table-cell>
          <table:table-cell table:style-name="ce7" table:formula="of:=[.H142]" office:value-type="float" office:value="797.8" calcext:value-type="float">
            <text:p>797,80</text:p>
          </table:table-cell>
          <table:table-cell table:style-name="ce7" table:formula="of:=[.I142]" office:value-type="float" office:value="63.35022" calcext:value-type="float">
            <text:p>63,35</text:p>
          </table:table-cell>
          <table:table-cell table:style-name="ce7" table:formula="of:=[.J142]" office:value-type="float" office:value="8081250" calcext:value-type="float">
            <text:p>8081250,00</text:p>
          </table:table-cell>
          <table:table-cell table:style-name="ce7" table:formula="of:=[.K142]" office:value-type="float" office:value="37.12712" calcext:value-type="float">
            <text:p>37,13</text:p>
          </table:table-cell>
          <table:table-cell table:style-name="ce7" table:formula="of:=[.L142]" office:value-type="float" office:value="1424.4" calcext:value-type="float">
            <text:p>1424,40</text:p>
          </table:table-cell>
          <table:table-cell table:style-name="ce7" table:formula="of:=[.M142]" office:value-type="float" office:value="75.7142" calcext:value-type="float">
            <text:p>75,71</text:p>
          </table:table-cell>
          <table:table-cell table:style-name="ce7" table:formula="of:=[.N142]" office:value-type="float" office:value="17557100" calcext:value-type="float">
            <text:p>17557100,00</text:p>
          </table:table-cell>
          <table:table-cell table:style-name="ce7" table:formula="of:=[.O142]" office:value-type="float" office:value="1.924104" calcext:value-type="float">
            <text:p>1,92</text:p>
          </table:table-cell>
          <table:table-cell table:style-name="ce7" table:formula="of:=[.P142]" office:value-type="float" office:value="340.2" calcext:value-type="float">
            <text:p>340,20</text:p>
          </table:table-cell>
          <table:table-cell table:style-name="ce7" table:formula="of:=[.Q142]" office:value-type="float" office:value="4.648128" calcext:value-type="float">
            <text:p>4,65</text:p>
          </table:table-cell>
          <table:table-cell table:style-name="ce7" table:formula="of:=[.R142]" office:value-type="float" office:value="4096875" calcext:value-type="float">
            <text:p>4096875,00</text:p>
          </table:table-cell>
          <table:table-cell/>
          <table:table-cell table:style-name="ce10" office:value-type="string" calcext:value-type="string">
            <text:p>AM(10,0.1)</text:p>
          </table:table-cell>
          <table:table-cell table:style-name="ce7" table:formula="of:=[.C151]" office:value-type="float" office:value="1.153868" calcext:value-type="float">
            <text:p>1,15</text:p>
          </table:table-cell>
          <table:table-cell table:style-name="ce7" table:formula="of:=[.D151]" office:value-type="float" office:value="745.4" calcext:value-type="float">
            <text:p>745,40</text:p>
          </table:table-cell>
          <table:table-cell table:style-name="ce7" table:formula="of:=[.E151]" office:value-type="float" office:value="4.152796" calcext:value-type="float">
            <text:p>4,15</text:p>
          </table:table-cell>
          <table:table-cell table:style-name="ce7" table:formula="of:=[.F151]" office:value-type="float" office:value="7271875" calcext:value-type="float">
            <text:p>7271875,00</text:p>
          </table:table-cell>
          <table:table-cell table:style-name="ce7" table:formula="of:=[.G151]" office:value-type="float" office:value="13.05998" calcext:value-type="float">
            <text:p>13,06</text:p>
          </table:table-cell>
          <table:table-cell table:style-name="ce7" table:formula="of:=[.H151]" office:value-type="float" office:value="1707.2" calcext:value-type="float">
            <text:p>1707,20</text:p>
          </table:table-cell>
          <table:table-cell table:style-name="ce7" table:formula="of:=[.I151]" office:value-type="float" office:value="66.93244" calcext:value-type="float">
            <text:p>66,93</text:p>
          </table:table-cell>
          <table:table-cell table:style-name="ce7" table:formula="of:=[.J151]" office:value-type="float" office:value="14628125" calcext:value-type="float">
            <text:p>14628125,00</text:p>
          </table:table-cell>
          <table:table-cell table:style-name="ce7" table:formula="of:=[.K151]" office:value-type="float" office:value="35.66792" calcext:value-type="float">
            <text:p>35,67</text:p>
          </table:table-cell>
          <table:table-cell table:style-name="ce7" table:formula="of:=[.L151]" office:value-type="float" office:value="3211.2" calcext:value-type="float">
            <text:p>3211,20</text:p>
          </table:table-cell>
          <table:table-cell table:style-name="ce7" table:formula="of:=[.M151]" office:value-type="float" office:value="78.4683" calcext:value-type="float">
            <text:p>78,47</text:p>
          </table:table-cell>
          <table:table-cell table:style-name="ce7" table:formula="of:=[.N151]" office:value-type="float" office:value="32875000" calcext:value-type="float">
            <text:p>32875000,00</text:p>
          </table:table-cell>
          <table:table-cell table:style-name="ce7" table:formula="of:=[.O151]" office:value-type="float" office:value="1.248878" calcext:value-type="float">
            <text:p>1,25</text:p>
          </table:table-cell>
          <table:table-cell table:style-name="ce7" table:formula="of:=[.P151]" office:value-type="float" office:value="860.4" calcext:value-type="float">
            <text:p>860,40</text:p>
          </table:table-cell>
          <table:table-cell table:style-name="ce7" table:formula="of:=[.Q151]" office:value-type="float" office:value="4.682802" calcext:value-type="float">
            <text:p>4,68</text:p>
          </table:table-cell>
          <table:table-cell table:style-name="ce7" table:formula="of:=[.R151]" office:value-type="float" office:value="7209375" calcext:value-type="float">
            <text:p>7209375,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BL 20%</text:p>
          </table:table-cell>
          <table:table-cell table:style-name="Default" table:number-columns-repeated="15"/>
          <table:table-cell/>
          <table:table-cell table:style-name="ce10" office:value-type="string" calcext:value-type="string">
            <text:p>AM(10,0.1mej)</text:p>
          </table:table-cell>
          <table:table-cell table:style-name="ce7" table:formula="of:=[.C160]" office:value-type="float" office:value="1.508256" calcext:value-type="float">
            <text:p>1,51</text:p>
          </table:table-cell>
          <table:table-cell table:style-name="ce7" table:formula="of:=[.D160]" office:value-type="float" office:value="325" calcext:value-type="float">
            <text:p>325,00</text:p>
          </table:table-cell>
          <table:table-cell table:style-name="ce7" table:formula="of:=[.E160]" office:value-type="float" office:value="4.06955" calcext:value-type="float">
            <text:p>4,07</text:p>
          </table:table-cell>
          <table:table-cell table:style-name="ce7" table:formula="of:=[.F160]" office:value-type="float" office:value="4281250" calcext:value-type="float">
            <text:p>4281250,00</text:p>
          </table:table-cell>
          <table:table-cell table:style-name="ce7" table:formula="of:=[.G160]" office:value-type="float" office:value="13.52202" calcext:value-type="float">
            <text:p>13,52</text:p>
          </table:table-cell>
          <table:table-cell table:style-name="ce7" table:formula="of:=[.H160]" office:value-type="float" office:value="778.8" calcext:value-type="float">
            <text:p>778,80</text:p>
          </table:table-cell>
          <table:table-cell table:style-name="ce7" table:formula="of:=[.I160]" office:value-type="float" office:value="62.28108" calcext:value-type="float">
            <text:p>62,28</text:p>
          </table:table-cell>
          <table:table-cell table:style-name="ce7" table:formula="of:=[.J160]" office:value-type="float" office:value="8118750" calcext:value-type="float">
            <text:p>8118750,00</text:p>
          </table:table-cell>
          <table:table-cell table:style-name="ce7" table:formula="of:=[.K160]" office:value-type="float" office:value="26.92734" calcext:value-type="float">
            <text:p>26,93</text:p>
          </table:table-cell>
          <table:table-cell table:style-name="ce7" table:formula="of:=[.L160]" office:value-type="float" office:value="1323" calcext:value-type="float">
            <text:p>1323,00</text:p>
          </table:table-cell>
          <table:table-cell table:style-name="ce7" table:formula="of:=[.M160]" office:value-type="float" office:value="62.76748" calcext:value-type="float">
            <text:p>62,77</text:p>
          </table:table-cell>
          <table:table-cell table:style-name="ce7" table:formula="of:=[.N160]" office:value-type="float" office:value="17568750" calcext:value-type="float">
            <text:p>17568750,00</text:p>
          </table:table-cell>
          <table:table-cell table:style-name="ce7" table:formula="of:=[.O160]" office:value-type="float" office:value="1.854972" calcext:value-type="float">
            <text:p>1,85</text:p>
          </table:table-cell>
          <table:table-cell table:style-name="ce7" table:formula="of:=[.P160]" office:value-type="float" office:value="336.8" calcext:value-type="float">
            <text:p>336,80</text:p>
          </table:table-cell>
          <table:table-cell table:style-name="ce7" table:formula="of:=[.Q160]" office:value-type="float" office:value="4.551242" calcext:value-type="float">
            <text:p>4,55</text:p>
          </table:table-cell>
          <table:table-cell table:style-name="ce7" table:formula="of:=[.R160]" office:value-type="float" office:value="4137500" calcext:value-type="float">
            <text:p>4137500,00</text:p>
          </table:table-cell>
          <table:table-cell/>
          <table:table-cell table:style-name="ce10" office:value-type="string" calcext:value-type="string">
            <text:p>AM(10,0.1mej)</text:p>
          </table:table-cell>
          <table:table-cell table:style-name="ce7" table:formula="of:=[.C169]" office:value-type="float" office:value="1.0529928" calcext:value-type="float">
            <text:p>1,05</text:p>
          </table:table-cell>
          <table:table-cell table:style-name="ce7" table:formula="of:=[.D169]" office:value-type="float" office:value="752.2" calcext:value-type="float">
            <text:p>752,20</text:p>
          </table:table-cell>
          <table:table-cell table:style-name="ce7" table:formula="of:=[.E169]" office:value-type="float" office:value="4.079278" calcext:value-type="float">
            <text:p>4,08</text:p>
          </table:table-cell>
          <table:table-cell table:style-name="ce7" table:formula="of:=[.F169]" office:value-type="float" office:value="7362500" calcext:value-type="float">
            <text:p>7362500,00</text:p>
          </table:table-cell>
          <table:table-cell table:style-name="ce7" table:formula="of:=[.G169]" office:value-type="float" office:value="12.92948" calcext:value-type="float">
            <text:p>12,93</text:p>
          </table:table-cell>
          <table:table-cell table:style-name="ce7" table:formula="of:=[.H169]" office:value-type="float" office:value="1686.4" calcext:value-type="float">
            <text:p>1686,40</text:p>
          </table:table-cell>
          <table:table-cell table:style-name="ce7" table:formula="of:=[.I169]" office:value-type="float" office:value="66.1456" calcext:value-type="float">
            <text:p>66,15</text:p>
          </table:table-cell>
          <table:table-cell table:style-name="ce7" table:formula="of:=[.J169]" office:value-type="float" office:value="11762504.59508" calcext:value-type="float">
            <text:p>11762504,60</text:p>
          </table:table-cell>
          <table:table-cell table:style-name="ce7" table:formula="of:=[.K169]" office:value-type="float" office:value="664.09488" calcext:value-type="float">
            <text:p>664,09</text:p>
          </table:table-cell>
          <table:table-cell table:style-name="ce7" table:formula="of:=[.L169]" office:value-type="float" office:value="2543.77682" calcext:value-type="float">
            <text:p>2543,78</text:p>
          </table:table-cell>
          <table:table-cell table:style-name="ce7" table:formula="of:=[.M169]" office:value-type="float" office:value="67.20412" calcext:value-type="float">
            <text:p>67,20</text:p>
          </table:table-cell>
          <table:table-cell table:style-name="ce7" table:formula="of:=[.N169]" office:value-type="float" office:value="26518750.351554" calcext:value-type="float">
            <text:p>26518750,35</text:p>
          </table:table-cell>
          <table:table-cell table:style-name="ce7" table:formula="of:=[.O169]" office:value-type="float" office:value="1.457812" calcext:value-type="float">
            <text:p>1,46</text:p>
          </table:table-cell>
          <table:table-cell table:style-name="ce7" table:formula="of:=[.P169]" office:value-type="float" office:value="833" calcext:value-type="float">
            <text:p>833,00</text:p>
          </table:table-cell>
          <table:table-cell table:style-name="ce7" table:formula="of:=[.Q169]" office:value-type="float" office:value="4.778008" calcext:value-type="float">
            <text:p>4,78</text:p>
          </table:table-cell>
          <table:table-cell table:style-name="ce7" table:formula="of:=[.R169]" office:value-type="float" office:value="7318750" calcext:value-type="float">
            <text:p>7318750,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BL 2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62" calcext:value-type="float">
            <text:p>0,162</text:p>
          </table:table-cell>
          <table:table-cell office:value-type="float" office:value="15.1823" calcext:value-type="float">
            <text:p>15,182</text:p>
          </table:table-cell>
          <table:table-cell office:value-type="float" office:value="1550" calcext:value-type="float">
            <text:p>1550</text:p>
          </table:table-cell>
          <table:table-cell office:value-type="float" office:value="30.8653" calcext:value-type="float">
            <text:p>30,865</text:p>
          </table:table-cell>
          <table:table-cell office:value-type="float" office:value="1.14062" calcext:value-type="float">
            <text:p>1,141</text:p>
          </table:table-cell>
          <table:table-cell office:value-type="float" office:value="28.967" calcext:value-type="float">
            <text:p>28,967</text:p>
          </table:table-cell>
          <table:table-cell office:value-type="float" office:value="204" calcext:value-type="float">
            <text:p>204</text:p>
          </table:table-cell>
          <table:table-cell office:value-type="float" office:value="41.146" calcext:value-type="float">
            <text:p>41,146</text:p>
          </table:table-cell>
          <table:table-cell office:value-type="float" office:value="1.916" calcext:value-type="float">
            <text:p>1,916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,757</text:p>
          </table:table-cell>
          <table:table-cell office:value-type="float" office:value="0.152" calcext:value-type="float">
            <text:p>0,152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71" calcext:value-type="float">
            <text:p>0,171</text:p>
          </table:table-cell>
          <table:table-cell office:value-type="float" office:value="14.7445" calcext:value-type="float">
            <text:p>14,745</text:p>
          </table:table-cell>
          <table:table-cell office:value-type="float" office:value="1638" calcext:value-type="float">
            <text:p>1638</text:p>
          </table:table-cell>
          <table:table-cell office:value-type="float" office:value="32.4877" calcext:value-type="float">
            <text:p>32,488</text:p>
          </table:table-cell>
          <table:table-cell office:value-type="float" office:value="1.25" calcext:value-type="float">
            <text:p>1,250</text:p>
          </table:table-cell>
          <table:table-cell office:value-type="float" office:value="32.345" calcext:value-type="float">
            <text:p>32,345</text:p>
          </table:table-cell>
          <table:table-cell office:value-type="float" office:value="316" calcext:value-type="float">
            <text:p>316</text:p>
          </table:table-cell>
          <table:table-cell office:value-type="float" office:value="51.885" calcext:value-type="float">
            <text:p>51,885</text:p>
          </table:table-cell>
          <table:table-cell office:value-type="float" office:value="1.962" calcext:value-type="float">
            <text:p>1,962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,757</text:p>
          </table:table-cell>
          <table:table-cell office:value-type="float" office:value="0.43" calcext:value-type="float">
            <text:p>0,430</text:p>
          </table:table-cell>
          <table:table-cell/>
          <table:table-cell table:style-name="ce31"/>
          <table:table-cell table:number-columns-repeated="28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422" calcext:value-type="float">
            <text:p>0,422</text:p>
          </table:table-cell>
          <table:table-cell office:value-type="float" office:value="13.621" calcext:value-type="float">
            <text:p>13,621</text:p>
          </table:table-cell>
          <table:table-cell office:value-type="float" office:value="1746" calcext:value-type="float">
            <text:p>1746</text:p>
          </table:table-cell>
          <table:table-cell office:value-type="float" office:value="34.4202" calcext:value-type="float">
            <text:p>34,420</text:p>
          </table:table-cell>
          <table:table-cell office:value-type="float" office:value="0.921875" calcext:value-type="float">
            <text:p>0,922</text:p>
          </table:table-cell>
          <table:table-cell office:value-type="float" office:value="29.404" calcext:value-type="float">
            <text:p>29,404</text:p>
          </table:table-cell>
          <table:table-cell office:value-type="float" office:value="190" calcext:value-type="float">
            <text:p>190</text:p>
          </table:table-cell>
          <table:table-cell office:value-type="float" office:value="41.253" calcext:value-type="float">
            <text:p>41,253</text:p>
          </table:table-cell>
          <table:table-cell office:value-type="float" office:value="7.133" calcext:value-type="float">
            <text:p>7,133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,757</text:p>
          </table:table-cell>
          <table:table-cell office:value-type="float" office:value="0.206" calcext:value-type="float">
            <text:p>0,206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351" calcext:value-type="float">
            <text:p>0,351</text:p>
          </table:table-cell>
          <table:table-cell office:value-type="float" office:value="15.3246" calcext:value-type="float">
            <text:p>15,325</text:p>
          </table:table-cell>
          <table:table-cell office:value-type="float" office:value="1597" calcext:value-type="float">
            <text:p>1597</text:p>
          </table:table-cell>
          <table:table-cell office:value-type="float" office:value="31.7695" calcext:value-type="float">
            <text:p>31,770</text:p>
          </table:table-cell>
          <table:table-cell office:value-type="float" office:value="1.09375" calcext:value-type="float">
            <text:p>1,094</text:p>
          </table:table-cell>
          <table:table-cell office:value-type="float" office:value="30.643" calcext:value-type="float">
            <text:p>30,643</text:p>
          </table:table-cell>
          <table:table-cell office:value-type="float" office:value="210" calcext:value-type="float">
            <text:p>210</text:p>
          </table:table-cell>
          <table:table-cell office:value-type="float" office:value="42.957" calcext:value-type="float">
            <text:p>42,957</text:p>
          </table:table-cell>
          <table:table-cell office:value-type="float" office:value="7.329" calcext:value-type="float">
            <text:p>7,329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,757</text:p>
          </table:table-cell>
          <table:table-cell office:value-type="float" office:value="0.244" calcext:value-type="float">
            <text:p>0,244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92" calcext:value-type="float">
            <text:p>0,192</text:p>
          </table:table-cell>
          <table:table-cell office:value-type="float" office:value="15.271" calcext:value-type="float">
            <text:p>15,271</text:p>
          </table:table-cell>
          <table:table-cell office:value-type="float" office:value="1556" calcext:value-type="float">
            <text:p>1556</text:p>
          </table:table-cell>
          <table:table-cell office:value-type="float" office:value="30.9878" calcext:value-type="float">
            <text:p>30,988</text:p>
          </table:table-cell>
          <table:table-cell office:value-type="float" office:value="1.03125" calcext:value-type="float">
            <text:p>1,031</text:p>
          </table:table-cell>
          <table:table-cell office:value-type="float" office:value="32.005" calcext:value-type="float">
            <text:p>32,005</text:p>
          </table:table-cell>
          <table:table-cell office:value-type="float" office:value="169" calcext:value-type="float">
            <text:p>169</text:p>
          </table:table-cell>
          <table:table-cell office:value-type="float" office:value="45.545" calcext:value-type="float">
            <text:p>45,545</text:p>
          </table:table-cell>
          <table:table-cell office:value-type="float" office:value="8" calcext:value-type="float">
            <text:p>8,000</text:p>
          </table:table-cell>
          <table:table-cell office:value-type="float" office:value="0.757" calcext:value-type="float">
            <text:p>0,75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,757</text:p>
          </table:table-cell>
          <table:table-cell office:value-type="float" office:value="0.13" calcext:value-type="float">
            <text:p>0,130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15]+[.C16]+[.C17]+[.C18]+[.C19])/5" office:value-type="float" office:value="0.669" calcext:value-type="float">
            <text:p>0,67</text:p>
          </table:table-cell>
          <table:table-cell table:style-name="ce7" table:formula="of:=([.D15]+[.D16]+[.D17]+[.D18]+[.D19])/5" office:value-type="float" office:value="0" calcext:value-type="float">
            <text:p>0,00</text:p>
          </table:table-cell>
          <table:table-cell table:style-name="ce7" table:formula="of:=([.E15]+[.E16]+[.E17]+[.E18]+[.E19])/5" office:value-type="float" office:value="0.669" calcext:value-type="float">
            <text:p>0,67</text:p>
          </table:table-cell>
          <table:table-cell table:style-name="ce7" table:formula="of:=([.F15]+[.F16]+[.F17]+[.F18]+[.F19])/5" office:value-type="float" office:value="0.2596" calcext:value-type="float">
            <text:p>0,26</text:p>
          </table:table-cell>
          <table:table-cell table:style-name="ce7" table:formula="of:=([.G15]+[.G16]+[.G17]+[.G18]+[.G19])/5" office:value-type="float" office:value="14.82868" calcext:value-type="float">
            <text:p>14,83</text:p>
          </table:table-cell>
          <table:table-cell table:style-name="ce7" table:formula="of:=([.H15]+[.H16]+[.H17]+[.H18]+[.H19])/5" office:value-type="float" office:value="1617.4" calcext:value-type="float">
            <text:p>1617,40</text:p>
          </table:table-cell>
          <table:table-cell table:style-name="ce7" table:formula="of:=([.I15]+[.I16]+[.I17]+[.I18]+[.I19])/5" office:value-type="float" office:value="32.1061" calcext:value-type="float">
            <text:p>32,11</text:p>
          </table:table-cell>
          <table:table-cell table:style-name="ce7" table:formula="of:=([.J15]+[.J16]+[.J17]+[.J18]+[.J19])/5" office:value-type="float" office:value="1.087499" calcext:value-type="float">
            <text:p>1,09</text:p>
          </table:table-cell>
          <table:table-cell table:style-name="ce7" table:formula="of:=([.K15]+[.K16]+[.K17]+[.K18]+[.K19])/5" office:value-type="float" office:value="30.6728" calcext:value-type="float">
            <text:p>30,67</text:p>
          </table:table-cell>
          <table:table-cell table:style-name="ce7" table:formula="of:=([.L15]+[.L16]+[.L17]+[.L18]+[.L19])/5" office:value-type="float" office:value="217.8" calcext:value-type="float">
            <text:p>217,80</text:p>
          </table:table-cell>
          <table:table-cell table:style-name="ce7" table:formula="of:=([.M15]+[.M16]+[.M17]+[.M18]+[.M19])/5" office:value-type="float" office:value="44.5572" calcext:value-type="float">
            <text:p>44,56</text:p>
          </table:table-cell>
          <table:table-cell table:style-name="ce7" table:formula="of:=([.N15]+[.N16]+[.N17]+[.N18]+[.N19])/5" office:value-type="float" office:value="5.268" calcext:value-type="float">
            <text:p>5,27</text:p>
          </table:table-cell>
          <table:table-cell table:style-name="ce7" table:formula="of:=([.O15]+[.O16]+[.O17]+[.O18]+[.O19])/5" office:value-type="float" office:value="0.757" calcext:value-type="float">
            <text:p>0,76</text:p>
          </table:table-cell>
          <table:table-cell table:style-name="ce7" table:formula="of:=([.P15]+[.P16]+[.P17]+[.P18]+[.P19])/5" office:value-type="float" office:value="0" calcext:value-type="float">
            <text:p>0,00</text:p>
          </table:table-cell>
          <table:table-cell table:style-name="ce7" table:formula="of:=([.Q15]+[.Q16]+[.Q17]+[.Q18]+[.Q19])/5" office:value-type="float" office:value="0.757" calcext:value-type="float">
            <text:p>0,76</text:p>
          </table:table-cell>
          <table:table-cell table:style-name="ce7" table:formula="of:=([.R15]+[.R16]+[.R17]+[.R18]+[.R19])/5" office:value-type="float" office:value="0.2324" calcext:value-type="float">
            <text:p>0,23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17"/>
          <table:table-cell table:number-columns-repeated="30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17"/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OPKM 10%</text:p>
          </table:table-cell>
          <table:table-cell table:style-name="Default" office:value-type="string" calcext:value-type="string">
            <text:p>v2</text:p>
          </table:table-cell>
          <table:table-cell table:style-name="Default" table:number-columns-repeated="14"/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COPKM 1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1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2" calcext:value-type="float">
            <text:p>0,020</text:p>
          </table:table-cell>
          <table:table-cell office:value-type="float" office:value="16.1358" calcext:value-type="float">
            <text:p>16,136</text:p>
          </table:table-cell>
          <table:table-cell office:value-type="float" office:value="732" calcext:value-type="float">
            <text:p>732</text:p>
          </table:table-cell>
          <table:table-cell office:value-type="float" office:value="35.7317" calcext:value-type="float">
            <text:p>35,732</text:p>
          </table:table-cell>
          <table:table-cell office:value-type="float" office:value="0.015625" calcext:value-type="float">
            <text:p>0,016</text:p>
          </table:table-cell>
          <table:table-cell table:style-name="ce17" office:value-type="float" office:value="36.919" calcext:value-type="float">
            <text:p>36,919</text:p>
          </table:table-cell>
          <table:table-cell table:style-name="ce30" office:value-type="float" office:value="2" calcext:value-type="float">
            <text:p>2</text:p>
          </table:table-cell>
          <table:table-cell table:style-name="ce17" office:value-type="float" office:value="36.959" calcext:value-type="float">
            <text:p>36,959</text:p>
          </table:table-cell>
          <table:table-cell table:style-name="ce17" office:value-type="float" office:value="0.268" calcext:value-type="float">
            <text:p>0,268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4" calcext:value-type="float">
            <text:p>0,004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2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4" calcext:value-type="float">
            <text:p>0,004</text:p>
          </table:table-cell>
          <table:table-cell office:value-type="float" office:value="16.7068" calcext:value-type="float">
            <text:p>16,707</text:p>
          </table:table-cell>
          <table:table-cell office:value-type="float" office:value="715" calcext:value-type="float">
            <text:p>715</text:p>
          </table:table-cell>
          <table:table-cell office:value-type="float" office:value="37.0824" calcext:value-type="float">
            <text:p>37,082</text:p>
          </table:table-cell>
          <table:table-cell office:value-type="float" office:value="0.03125" calcext:value-type="float">
            <text:p>0,031</text:p>
          </table:table-cell>
          <table:table-cell table:style-name="ce17" office:value-type="float" office:value="39.523" calcext:value-type="float">
            <text:p>39,523</text:p>
          </table:table-cell>
          <table:table-cell table:style-name="ce30" office:value-type="float" office:value="64" calcext:value-type="float">
            <text:p>64</text:p>
          </table:table-cell>
          <table:table-cell table:style-name="ce17" office:value-type="float" office:value="40.74" calcext:value-type="float">
            <text:p>40,740</text:p>
          </table:table-cell>
          <table:table-cell table:style-name="ce17" office:value-type="float" office:value="0.234" calcext:value-type="float">
            <text:p>0,234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4" calcext:value-type="float">
            <text:p>0,004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3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9" calcext:value-type="float">
            <text:p>0,009</text:p>
          </table:table-cell>
          <table:table-cell table:style-name="ce32" table:formula="of:=([.G26]+[.G27]+[.G30]+[.G29])/4" office:value-type="float" office:value="17.1067" calcext:value-type="float">
            <text:p>17,107</text:p>
          </table:table-cell>
          <table:table-cell table:style-name="ce32" table:formula="of:=([.H26]+[.H27]+[.H30]+[.H29])/4" office:value-type="float" office:value="721.25" calcext:value-type="float">
            <text:p>721,250</text:p>
          </table:table-cell>
          <table:table-cell table:style-name="ce32" table:formula="of:=([.I26]+[.I27]+[.I30]+[.I29])/4" office:value-type="float" office:value="37.499625" calcext:value-type="float">
            <text:p>37,500</text:p>
          </table:table-cell>
          <table:table-cell table:style-name="ce32" table:formula="of:=([.J26]+[.J27]+[.J30]+[.J29])/4" office:value-type="float" office:value="0.0234375" calcext:value-type="float">
            <text:p>0,023</text:p>
          </table:table-cell>
          <table:table-cell table:style-name="ce17" office:value-type="float" office:value="39.584" calcext:value-type="float">
            <text:p>39,584</text:p>
          </table:table-cell>
          <table:table-cell table:style-name="ce30" office:value-type="float" office:value="89" calcext:value-type="float">
            <text:p>89</text:p>
          </table:table-cell>
          <table:table-cell table:style-name="ce17" office:value-type="float" office:value="41.45" calcext:value-type="float">
            <text:p>41,450</text:p>
          </table:table-cell>
          <table:table-cell table:style-name="ce17" office:value-type="float" office:value="0.265" calcext:value-type="float">
            <text:p>0,265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4" calcext:value-type="float">
            <text:p>0,004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4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4" calcext:value-type="float">
            <text:p>0,004</text:p>
          </table:table-cell>
          <table:table-cell office:value-type="float" office:value="18.2447" calcext:value-type="float">
            <text:p>18,245</text:p>
          </table:table-cell>
          <table:table-cell office:value-type="float" office:value="716" calcext:value-type="float">
            <text:p>716</text:p>
          </table:table-cell>
          <table:table-cell office:value-type="float" office:value="38.958" calcext:value-type="float">
            <text:p>38,958</text:p>
          </table:table-cell>
          <table:table-cell office:value-type="float" office:value="0.015625" calcext:value-type="float">
            <text:p>0,016</text:p>
          </table:table-cell>
          <table:table-cell table:style-name="ce17" office:value-type="float" office:value="33.933" calcext:value-type="float">
            <text:p>33,933</text:p>
          </table:table-cell>
          <table:table-cell table:style-name="ce30" office:value-type="float" office:value="1" calcext:value-type="float">
            <text:p>1</text:p>
          </table:table-cell>
          <table:table-cell table:style-name="ce17" office:value-type="float" office:value="33.954" calcext:value-type="float">
            <text:p>33,954</text:p>
          </table:table-cell>
          <table:table-cell table:style-name="ce17" office:value-type="float" office:value="0.203" calcext:value-type="float">
            <text:p>0,203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3" calcext:value-type="float">
            <text:p>0,003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5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3" calcext:value-type="float">
            <text:p>0,003</text:p>
          </table:table-cell>
          <table:table-cell office:value-type="float" office:value="17.3395" calcext:value-type="float">
            <text:p>17,340</text:p>
          </table:table-cell>
          <table:table-cell office:value-type="float" office:value="722" calcext:value-type="float">
            <text:p>722</text:p>
          </table:table-cell>
          <table:table-cell office:value-type="float" office:value="38.2264" calcext:value-type="float">
            <text:p>38,226</text:p>
          </table:table-cell>
          <table:table-cell office:value-type="float" office:value="0.03125" calcext:value-type="float">
            <text:p>0,031</text:p>
          </table:table-cell>
          <table:table-cell table:style-name="ce17" office:value-type="float" office:value="39.41" calcext:value-type="float">
            <text:p>39,410</text:p>
          </table:table-cell>
          <table:table-cell table:style-name="ce30" office:value-type="float" office:value="3" calcext:value-type="float">
            <text:p>3</text:p>
          </table:table-cell>
          <table:table-cell table:style-name="ce17" office:value-type="float" office:value="39.466" calcext:value-type="float">
            <text:p>39,466</text:p>
          </table:table-cell>
          <table:table-cell table:style-name="ce17" office:value-type="float" office:value="0.273" calcext:value-type="float">
            <text:p>0,273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4" calcext:value-type="float">
            <text:p>0,004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26]+[.C27]+[.C28]+[.C29]+[.C30])/5" office:value-type="float" office:value="0.669" calcext:value-type="float">
            <text:p>0,67</text:p>
          </table:table-cell>
          <table:table-cell table:style-name="ce7" table:formula="of:=([.D26]+[.D27]+[.D28]+[.D29]+[.D30])/5" office:value-type="float" office:value="0" calcext:value-type="float">
            <text:p>0,00</text:p>
          </table:table-cell>
          <table:table-cell table:style-name="ce7" table:formula="of:=([.E26]+[.E27]+[.E28]+[.E29]+[.E30])/5" office:value-type="float" office:value="0.669" calcext:value-type="float">
            <text:p>0,67</text:p>
          </table:table-cell>
          <table:table-cell table:formula="of:=([.F26]+[.F27]+[.F28]+[.F29]+[.F30])/5" office:value-type="float" office:value="0.008" calcext:value-type="float">
            <text:p>0,008</text:p>
          </table:table-cell>
          <table:table-cell table:style-name="ce7" table:formula="of:=([.G26]+[.G27]+[.G28]+[.G29]+[.G30])/5" office:value-type="float" office:value="17.1067" calcext:value-type="float">
            <text:p>17,11</text:p>
          </table:table-cell>
          <table:table-cell table:style-name="ce7" table:formula="of:=([.H26]+[.H27]+[.H28]+[.H29]+[.H30])/5" office:value-type="float" office:value="721.25" calcext:value-type="float">
            <text:p>721,25</text:p>
          </table:table-cell>
          <table:table-cell table:style-name="ce7" table:formula="of:=([.I26]+[.I27]+[.I28]+[.I29]+[.I30])/5" office:value-type="float" office:value="37.499625" calcext:value-type="float">
            <text:p>37,50</text:p>
          </table:table-cell>
          <table:table-cell table:style-name="ce7" table:formula="of:=([.J26]+[.J27]+[.J28]+[.J29]+[.J30])/5" office:value-type="float" office:value="0.0234375" calcext:value-type="float">
            <text:p>0,02</text:p>
          </table:table-cell>
          <table:table-cell table:style-name="ce7" table:formula="of:=([.K26]+[.K27]+[.K28]+[.K29]+[.K30])/5" office:value-type="float" office:value="37.8738" calcext:value-type="float">
            <text:p>37,87</text:p>
          </table:table-cell>
          <table:table-cell table:style-name="ce7" table:formula="of:=([.L26]+[.L27]+[.L28]+[.L29]+[.L30])/5" office:value-type="float" office:value="31.8" calcext:value-type="float">
            <text:p>31,80</text:p>
          </table:table-cell>
          <table:table-cell table:style-name="ce7" table:formula="of:=([.M26]+[.M27]+[.M28]+[.M29]+[.M30])/5" office:value-type="float" office:value="38.5138" calcext:value-type="float">
            <text:p>38,51</text:p>
          </table:table-cell>
          <table:table-cell table:style-name="ce7" table:formula="of:=([.N26]+[.N27]+[.N28]+[.N29]+[.N30])/5" office:value-type="float" office:value="0.2486" calcext:value-type="float">
            <text:p>0,25</text:p>
          </table:table-cell>
          <table:table-cell table:style-name="ce7" table:formula="of:=([.O26]+[.O27]+[.O28]+[.O29]+[.O30])/5" office:value-type="float" office:value="0.757" calcext:value-type="float">
            <text:p>0,76</text:p>
          </table:table-cell>
          <table:table-cell table:style-name="ce7" table:formula="of:=([.P26]+[.P27]+[.P28]+[.P29]+[.P30])/5" office:value-type="float" office:value="0" calcext:value-type="float">
            <text:p>0,00</text:p>
          </table:table-cell>
          <table:table-cell table:style-name="ce7" table:formula="of:=([.Q26]+[.Q27]+[.Q28]+[.Q29]+[.Q30])/5" office:value-type="float" office:value="0.757" calcext:value-type="float">
            <text:p>0,76</text:p>
          </table:table-cell>
          <table:table-cell table:style-name="ce7" table:formula="of:=([.R26]+[.R27]+[.R28]+[.R29]+[.R30])/5" office:value-type="float" office:value="0.0038" calcext:value-type="float">
            <text:p>0,00</text:p>
          </table:table-cell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17"/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17"/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OPKM 20%</text:p>
          </table:table-cell>
          <table:table-cell table:style-name="Default" office:value-type="string" calcext:value-type="string">
            <text:p>v2</text:p>
          </table:table-cell>
          <table:table-cell table:style-name="Default" table:number-columns-repeated="14"/>
          <table:table-cell table:number-columns-repeated="2"/>
          <table:table-cell table:style-name="ce31"/>
          <table:table-cell table:number-columns-repeated="27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COPKM 2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30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1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7" calcext:value-type="float">
            <text:p>0,007</text:p>
          </table:table-cell>
          <table:table-cell office:value-type="float" office:value="16.2826" calcext:value-type="float">
            <text:p>16,283</text:p>
          </table:table-cell>
          <table:table-cell office:value-type="float" office:value="1554" calcext:value-type="float">
            <text:p>1554</text:p>
          </table:table-cell>
          <table:table-cell office:value-type="float" office:value="36.236" calcext:value-type="float">
            <text:p>36,236</text:p>
          </table:table-cell>
          <table:table-cell office:value-type="float" office:value="0.078125" calcext:value-type="float">
            <text:p>0,078</text:p>
          </table:table-cell>
          <table:table-cell table:style-name="ce17" office:value-type="float" office:value="35.73" calcext:value-type="float">
            <text:p>35,730</text:p>
          </table:table-cell>
          <table:table-cell table:style-name="ce30" office:value-type="float" office:value="8" calcext:value-type="float">
            <text:p>8</text:p>
          </table:table-cell>
          <table:table-cell table:style-name="ce17" office:value-type="float" office:value="35.821" calcext:value-type="float">
            <text:p>35,821</text:p>
          </table:table-cell>
          <table:table-cell table:style-name="ce17" office:value-type="float" office:value="0.327" calcext:value-type="float">
            <text:p>0,327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8" calcext:value-type="float">
            <text:p>0,008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2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8" calcext:value-type="float">
            <text:p>0,008</text:p>
          </table:table-cell>
          <table:table-cell office:value-type="float" office:value="16.0397" calcext:value-type="float">
            <text:p>16,040</text:p>
          </table:table-cell>
          <table:table-cell office:value-type="float" office:value="1555" calcext:value-type="float">
            <text:p>1555</text:p>
          </table:table-cell>
          <table:table-cell office:value-type="float" office:value="38.7132" calcext:value-type="float">
            <text:p>38,713</text:p>
          </table:table-cell>
          <table:table-cell office:value-type="float" office:value="0.046875" calcext:value-type="float">
            <text:p>0,047</text:p>
          </table:table-cell>
          <table:table-cell table:style-name="ce17" office:value-type="float" office:value="36.721" calcext:value-type="float">
            <text:p>36,721</text:p>
          </table:table-cell>
          <table:table-cell table:style-name="ce30" office:value-type="float" office:value="9" calcext:value-type="float">
            <text:p>9</text:p>
          </table:table-cell>
          <table:table-cell table:style-name="ce17" office:value-type="float" office:value="36.803" calcext:value-type="float">
            <text:p>36,803</text:p>
          </table:table-cell>
          <table:table-cell table:style-name="ce17" office:value-type="float" office:value="0.265" calcext:value-type="float">
            <text:p>0,265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6" calcext:value-type="float">
            <text:p>0,006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3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6" calcext:value-type="float">
            <text:p>0,006</text:p>
          </table:table-cell>
          <table:table-cell office:value-type="float" office:value="16.5001" calcext:value-type="float">
            <text:p>16,500</text:p>
          </table:table-cell>
          <table:table-cell office:value-type="float" office:value="1548" calcext:value-type="float">
            <text:p>1548</text:p>
          </table:table-cell>
          <table:table-cell office:value-type="float" office:value="39.0716" calcext:value-type="float">
            <text:p>39,072</text:p>
          </table:table-cell>
          <table:table-cell office:value-type="float" office:value="0.09375" calcext:value-type="float">
            <text:p>0,094</text:p>
          </table:table-cell>
          <table:table-cell table:style-name="ce17" office:value-type="float" office:value="35.36" calcext:value-type="float">
            <text:p>35,36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35.36" calcext:value-type="float">
            <text:p>35,360</text:p>
          </table:table-cell>
          <table:table-cell table:style-name="ce17" office:value-type="float" office:value="0.328" calcext:value-type="float">
            <text:p>0,328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6" calcext:value-type="float">
            <text:p>0,006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4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6" calcext:value-type="float">
            <text:p>0,006</text:p>
          </table:table-cell>
          <table:table-cell office:value-type="float" office:value="16.0593" calcext:value-type="float">
            <text:p>16,059</text:p>
          </table:table-cell>
          <table:table-cell office:value-type="float" office:value="1542" calcext:value-type="float">
            <text:p>1542</text:p>
          </table:table-cell>
          <table:table-cell office:value-type="float" office:value="38.5433" calcext:value-type="float">
            <text:p>38,543</text:p>
          </table:table-cell>
          <table:table-cell office:value-type="float" office:value="0.046875" calcext:value-type="float">
            <text:p>0,047</text:p>
          </table:table-cell>
          <table:table-cell table:style-name="ce17" office:value-type="float" office:value="35.36" calcext:value-type="float">
            <text:p>35,36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35.36" calcext:value-type="float">
            <text:p>35,360</text:p>
          </table:table-cell>
          <table:table-cell table:style-name="ce17" office:value-type="float" office:value="0.329" calcext:value-type="float">
            <text:p>0,329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7" calcext:value-type="float">
            <text:p>0,007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5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669" calcext:value-type="float">
            <text:p>0,669</text:p>
          </table:table-cell>
          <table:table-cell table:style-name="ce17" office:value-type="float" office:value="0.007" calcext:value-type="float">
            <text:p>0,007</text:p>
          </table:table-cell>
          <table:table-cell office:value-type="float" office:value="38.4029" calcext:value-type="float">
            <text:p>38,403</text:p>
          </table:table-cell>
          <table:table-cell office:value-type="float" office:value="1556" calcext:value-type="float">
            <text:p>1556</text:p>
          </table:table-cell>
          <table:table-cell office:value-type="float" office:value="38.4029" calcext:value-type="float">
            <text:p>38,403</text:p>
          </table:table-cell>
          <table:table-cell office:value-type="float" office:value="0.0625" calcext:value-type="float">
            <text:p>0,063</text:p>
          </table:table-cell>
          <table:table-cell table:style-name="ce17" office:value-type="float" office:value="37.584" calcext:value-type="float">
            <text:p>37,584</text:p>
          </table:table-cell>
          <table:table-cell table:style-name="ce30" office:value-type="float" office:value="12" calcext:value-type="float">
            <text:p>12</text:p>
          </table:table-cell>
          <table:table-cell table:style-name="ce17" office:value-type="float" office:value="37.706" calcext:value-type="float">
            <text:p>37,706</text:p>
          </table:table-cell>
          <table:table-cell table:style-name="ce17" office:value-type="float" office:value="0.264" calcext:value-type="float">
            <text:p>0,264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.757" calcext:value-type="float">
            <text:p>0,757</text:p>
          </table:table-cell>
          <table:table-cell table:style-name="ce17" office:value-type="float" office:value="0.009" calcext:value-type="float">
            <text:p>0,009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37]+[.C38]+[.C39]+[.C40]+[.C41])/5" office:value-type="float" office:value="0.669" calcext:value-type="float">
            <text:p>0,67</text:p>
          </table:table-cell>
          <table:table-cell table:style-name="ce7" table:formula="of:=([.D37]+[.D38]+[.D39]+[.D40]+[.D41])/5" office:value-type="float" office:value="0" calcext:value-type="float">
            <text:p>0,00</text:p>
          </table:table-cell>
          <table:table-cell table:style-name="ce7" table:formula="of:=([.E37]+[.E38]+[.E39]+[.E40]+[.E41])/5" office:value-type="float" office:value="0.669" calcext:value-type="float">
            <text:p>0,67</text:p>
          </table:table-cell>
          <table:table-cell table:formula="of:=([.F37]+[.F38]+[.F39]+[.F40]+[.F41])/5" office:value-type="float" office:value="0.0068" calcext:value-type="float">
            <text:p>0,007</text:p>
          </table:table-cell>
          <table:table-cell table:style-name="ce7" table:formula="of:=([.G41]+[.G38]+[.G39]+[.G40]+[.G41])/5" office:value-type="float" office:value="25.08098" calcext:value-type="float">
            <text:p>25,08</text:p>
          </table:table-cell>
          <table:table-cell table:style-name="ce7" table:formula="of:=([.H41]+[.H38]+[.H39]+[.H40]+[.H41])/5" office:value-type="float" office:value="1551.4" calcext:value-type="float">
            <text:p>1551,40</text:p>
          </table:table-cell>
          <table:table-cell table:style-name="ce7" table:formula="of:=([.I41]+[.I38]+[.I39]+[.I40]+[.I41])/5" office:value-type="float" office:value="38.62678" calcext:value-type="float">
            <text:p>38,63</text:p>
          </table:table-cell>
          <table:table-cell table:style-name="ce7" table:formula="of:=([.J41]+[.J38]+[.J39]+[.J40]+[.J41])/5" office:value-type="float" office:value="0.0625" calcext:value-type="float">
            <text:p>0,06</text:p>
          </table:table-cell>
          <table:table-cell table:style-name="ce7" table:formula="of:=([.K37]+[.K38]+[.K39]+[.K40]+[.K41])/5" office:value-type="float" office:value="36.151" calcext:value-type="float">
            <text:p>36,15</text:p>
          </table:table-cell>
          <table:table-cell table:style-name="ce7" table:formula="of:=([.L37]+[.L38]+[.L39]+[.L40]+[.L41])/5" office:value-type="float" office:value="5.8" calcext:value-type="float">
            <text:p>5,80</text:p>
          </table:table-cell>
          <table:table-cell table:style-name="ce7" table:formula="of:=([.M37]+[.M38]+[.M39]+[.M40]+[.M41])/5" office:value-type="float" office:value="36.21" calcext:value-type="float">
            <text:p>36,21</text:p>
          </table:table-cell>
          <table:table-cell table:style-name="ce7" table:formula="of:=([.N37]+[.N38]+[.N39]+[.N40]+[.N41])/5" office:value-type="float" office:value="0.3026" calcext:value-type="float">
            <text:p>0,30</text:p>
          </table:table-cell>
          <table:table-cell table:style-name="ce7" table:formula="of:=([.O37]+[.O38]+[.O39]+[.O40]+[.O41])/5" office:value-type="float" office:value="0.757" calcext:value-type="float">
            <text:p>0,76</text:p>
          </table:table-cell>
          <table:table-cell table:style-name="ce7" table:formula="of:=([.P37]+[.P38]+[.P39]+[.P40]+[.P41])/5" office:value-type="float" office:value="0" calcext:value-type="float">
            <text:p>0,00</text:p>
          </table:table-cell>
          <table:table-cell table:style-name="ce7" table:formula="of:=([.Q37]+[.Q38]+[.Q39]+[.Q40]+[.Q41])/5" office:value-type="float" office:value="0.757" calcext:value-type="float">
            <text:p>0,76</text:p>
          </table:table-cell>
          <table:table-cell table:style-name="ce7" table:formula="of:=([.R37]+[.R38]+[.R39]+[.R40]+[.R41])/5" office:value-type="float" office:value="0.0072" calcext:value-type="float">
            <text:p>0,01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17"/>
          <table:table-cell table:number-columns-repeated="30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17"/>
          <table:table-cell table:number-columns-repeated="30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GG-UN 1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30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30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1</text:p>
          </table:table-cell>
          <table:table-cell office:value-type="float" office:value="1.785" calcext:value-type="float">
            <text:p>1,785</text:p>
          </table:table-cell>
          <table:table-cell office:value-type="float" office:value="335" calcext:value-type="float">
            <text:p>335</text:p>
          </table:table-cell>
          <table:table-cell office:value-type="float" office:value="4.4101" calcext:value-type="float">
            <text:p>4,410</text:p>
          </table:table-cell>
          <table:table-cell table:style-name="ce15" office:value-type="float" office:value="4937500" calcext:value-type="float">
            <text:p>4937500</text:p>
          </table:table-cell>
          <table:table-cell office:value-type="float" office:value="13.421" calcext:value-type="float">
            <text:p>13,421</text:p>
          </table:table-cell>
          <table:table-cell office:value-type="float" office:value="886" calcext:value-type="float">
            <text:p>886</text:p>
          </table:table-cell>
          <table:table-cell office:value-type="float" office:value="68.8905" calcext:value-type="float">
            <text:p>68,891</text:p>
          </table:table-cell>
          <table:table-cell office:value-type="float" office:value="8453125" calcext:value-type="float">
            <text:p>8453125,000</text:p>
          </table:table-cell>
          <table:table-cell office:value-type="float" office:value="43.7571" calcext:value-type="float">
            <text:p>43,757</text:p>
          </table:table-cell>
          <table:table-cell office:value-type="float" office:value="1487" calcext:value-type="float">
            <text:p>1487</text:p>
          </table:table-cell>
          <table:table-cell office:value-type="float" office:value="84.0375" calcext:value-type="float">
            <text:p>84,038</text:p>
          </table:table-cell>
          <table:table-cell office:value-type="float" office:value="17843750" calcext:value-type="float">
            <text:p>17843750,000</text:p>
          </table:table-cell>
          <table:table-cell office:value-type="float" office:value="2.65936" calcext:value-type="float">
            <text:p>2,659</text:p>
          </table:table-cell>
          <table:table-cell office:value-type="float" office:value="327" calcext:value-type="float">
            <text:p>327</text:p>
          </table:table-cell>
          <table:table-cell office:value-type="float" office:value="5.27768" calcext:value-type="float">
            <text:p>5,278</text:p>
          </table:table-cell>
          <table:table-cell office:value-type="float" office:value="4421875" calcext:value-type="float">
            <text:p>4421875,00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2</text:p>
          </table:table-cell>
          <table:table-cell office:value-type="float" office:value="1.89235" calcext:value-type="float">
            <text:p>1,892</text:p>
          </table:table-cell>
          <table:table-cell office:value-type="float" office:value="319" calcext:value-type="float">
            <text:p>319</text:p>
          </table:table-cell>
          <table:table-cell office:value-type="float" office:value="4.40636" calcext:value-type="float">
            <text:p>4,406</text:p>
          </table:table-cell>
          <table:table-cell office:value-type="float" office:value="4687500" calcext:value-type="float">
            <text:p>4687500,000</text:p>
          </table:table-cell>
          <table:table-cell office:value-type="float" office:value="13.2372" calcext:value-type="float">
            <text:p>13,237</text:p>
          </table:table-cell>
          <table:table-cell office:value-type="float" office:value="891" calcext:value-type="float">
            <text:p>891</text:p>
          </table:table-cell>
          <table:table-cell office:value-type="float" office:value="69.0208" calcext:value-type="float">
            <text:p>69,021</text:p>
          </table:table-cell>
          <table:table-cell office:value-type="float" office:value="8359375" calcext:value-type="float">
            <text:p>8359375,000</text:p>
          </table:table-cell>
          <table:table-cell office:value-type="float" office:value="44.2648" calcext:value-type="float">
            <text:p>44,265</text:p>
          </table:table-cell>
          <table:table-cell table:style-name="ce6" office:value-type="float" office:value="1507" calcext:value-type="float">
            <text:p>1507,000</text:p>
          </table:table-cell>
          <table:table-cell table:style-name="ce15" office:value-type="float" office:value="84.9118" calcext:value-type="float">
            <text:p>85</text:p>
          </table:table-cell>
          <table:table-cell office:value-type="float" office:value="17875000" calcext:value-type="float">
            <text:p>17875000,000</text:p>
          </table:table-cell>
          <table:table-cell office:value-type="float" office:value="2.18323" calcext:value-type="float">
            <text:p>2,183</text:p>
          </table:table-cell>
          <table:table-cell office:value-type="float" office:value="356" calcext:value-type="float">
            <text:p>356</text:p>
          </table:table-cell>
          <table:table-cell office:value-type="float" office:value="5.03376" calcext:value-type="float">
            <text:p>5,034</text:p>
          </table:table-cell>
          <table:table-cell office:value-type="float" office:value="4312500" calcext:value-type="float">
            <text:p>4312500,000</text:p>
          </table:table-cell>
          <table:table-cell/>
          <table:table-cell office:value-type="string" calcext:value-type="string">
            <text:p>seed1</text:p>
          </table:table-cell>
          <table:table-cell office:value-type="float" office:value="164" calcext:value-type="float">
            <text:p>164</text:p>
          </table:table-cell>
          <table:table-cell office:value-type="float" office:value="36.6" calcext:value-type="float">
            <text:p>36,6</text:p>
          </table:table-cell>
          <table:table-cell office:value-type="float" office:value="140" calcext:value-type="float">
            <text:p>140</text:p>
          </table:table-cell>
          <table:table-cell office:value-type="float" office:value="33.5" calcext:value-type="float">
            <text:p>33,5</text:p>
          </table:table-cell>
          <table:table-cell office:value-type="float" office:value="57" calcext:value-type="float">
            <text:p>57</text:p>
          </table:table-cell>
          <table:table-cell office:value-type="float" office:value="29.3" calcext:value-type="float">
            <text:p>29,3</text:p>
          </table:table-cell>
          <table:table-cell office:value-type="float" office:value="89" calcext:value-type="float">
            <text:p>89</text:p>
          </table:table-cell>
          <table:table-cell office:value-type="float" office:value="31.02" calcext:value-type="float">
            <text:p>31,02</text:p>
          </table:table-cell>
          <table:table-cell office:value-type="float" office:value="322" calcext:value-type="float">
            <text:p>322</text:p>
          </table:table-cell>
          <table:table-cell office:value-type="float" office:value="30.01" calcext:value-type="float">
            <text:p>30,01</text:p>
          </table:table-cell>
          <table:table-cell office:value-type="float" office:value="889" calcext:value-type="float">
            <text:p>889</text:p>
          </table:table-cell>
          <table:table-cell office:value-type="float" office:value="29.56" calcext:value-type="float">
            <text:p>29,56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3</text:p>
          </table:table-cell>
          <table:table-cell office:value-type="float" office:value="1.62429" calcext:value-type="float">
            <text:p>1,624</text:p>
          </table:table-cell>
          <table:table-cell office:value-type="float" office:value="361" calcext:value-type="float">
            <text:p>361</text:p>
          </table:table-cell>
          <table:table-cell office:value-type="float" office:value="4.46929" calcext:value-type="float">
            <text:p>4,469</text:p>
          </table:table-cell>
          <table:table-cell office:value-type="float" office:value="4609375" calcext:value-type="float">
            <text:p>4609375,000</text:p>
          </table:table-cell>
          <table:table-cell office:value-type="float" office:value="13.402" calcext:value-type="float">
            <text:p>13,402</text:p>
          </table:table-cell>
          <table:table-cell office:value-type="float" office:value="891" calcext:value-type="float">
            <text:p>891</text:p>
          </table:table-cell>
          <table:table-cell office:value-type="float" office:value="69.1857" calcext:value-type="float">
            <text:p>69,186</text:p>
          </table:table-cell>
          <table:table-cell office:value-type="float" office:value="8406250" calcext:value-type="float">
            <text:p>8406250,000</text:p>
          </table:table-cell>
          <table:table-cell office:value-type="float" office:value="44.2929" calcext:value-type="float">
            <text:p>44,293</text:p>
          </table:table-cell>
          <table:table-cell office:value-type="float" office:value="1504" calcext:value-type="float">
            <text:p>1504</text:p>
          </table:table-cell>
          <table:table-cell office:value-type="float" office:value="85.0364" calcext:value-type="float">
            <text:p>85,036</text:p>
          </table:table-cell>
          <table:table-cell office:value-type="float" office:value="18125000" calcext:value-type="float">
            <text:p>18125000,000</text:p>
          </table:table-cell>
          <table:table-cell office:value-type="float" office:value="2.42566" calcext:value-type="float">
            <text:p>2,426</text:p>
          </table:table-cell>
          <table:table-cell office:value-type="float" office:value="330" calcext:value-type="float">
            <text:p>330</text:p>
          </table:table-cell>
          <table:table-cell office:value-type="float" office:value="5.06801" calcext:value-type="float">
            <text:p>5,068</text:p>
          </table:table-cell>
          <table:table-cell office:value-type="float" office:value="4296875" calcext:value-type="float">
            <text:p>4296875,000</text:p>
          </table:table-cell>
          <table:table-cell/>
          <table:table-cell office:value-type="string" calcext:value-type="string">
            <text:p>seed2</text:p>
          </table:table-cell>
          <table:table-cell office:value-type="float" office:value="82" calcext:value-type="float">
            <text:p>82</text:p>
          </table:table-cell>
          <table:table-cell office:value-type="float" office:value="29.7" calcext:value-type="float">
            <text:p>29,7</text:p>
          </table:table-cell>
          <table:table-cell office:value-type="float" office:value="73" calcext:value-type="float">
            <text:p>73</text:p>
          </table:table-cell>
          <table:table-cell office:value-type="float" office:value="29.17" calcext:value-type="float">
            <text:p>29,17</text:p>
          </table:table-cell>
          <table:table-cell office:value-type="float" office:value="135" calcext:value-type="float">
            <text:p>135</text:p>
          </table:table-cell>
          <table:table-cell office:value-type="float" office:value="30.59" calcext:value-type="float">
            <text:p>30,59</text:p>
          </table:table-cell>
          <table:table-cell office:value-type="float" office:value="159" calcext:value-type="float">
            <text:p>159</text:p>
          </table:table-cell>
          <table:table-cell office:value-type="float" office:value="30.38" calcext:value-type="float">
            <text:p>30,38</text:p>
          </table:table-cell>
          <table:table-cell office:value-type="float" office:value="376" calcext:value-type="float">
            <text:p>376</text:p>
          </table:table-cell>
          <table:table-cell office:value-type="float" office:value="33.8" calcext:value-type="float">
            <text:p>33,8</text:p>
          </table:table-cell>
          <table:table-cell office:value-type="float" office:value="534" calcext:value-type="float">
            <text:p>534</text:p>
          </table:table-cell>
          <table:table-cell office:value-type="float" office:value="29.05" calcext:value-type="float">
            <text:p>29,05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4</text:p>
          </table:table-cell>
          <table:table-cell office:value-type="float" office:value="1.8823" calcext:value-type="float">
            <text:p>1,882</text:p>
          </table:table-cell>
          <table:table-cell office:value-type="float" office:value="329" calcext:value-type="float">
            <text:p>329</text:p>
          </table:table-cell>
          <table:table-cell office:value-type="float" office:value="4.47512" calcext:value-type="float">
            <text:p>4,475</text:p>
          </table:table-cell>
          <table:table-cell office:value-type="float" office:value="4500000" calcext:value-type="float">
            <text:p>4500000,000</text:p>
          </table:table-cell>
          <table:table-cell office:value-type="float" office:value="13.4959" calcext:value-type="float">
            <text:p>13,496</text:p>
          </table:table-cell>
          <table:table-cell office:value-type="float" office:value="874" calcext:value-type="float">
            <text:p>874</text:p>
          </table:table-cell>
          <table:table-cell office:value-type="float" office:value="68.2153" calcext:value-type="float">
            <text:p>68,215</text:p>
          </table:table-cell>
          <table:table-cell office:value-type="float" office:value="8453125" calcext:value-type="float">
            <text:p>8453125,000</text:p>
          </table:table-cell>
          <table:table-cell office:value-type="float" office:value="43.3467" calcext:value-type="float">
            <text:p>43,347</text:p>
          </table:table-cell>
          <table:table-cell office:value-type="float" office:value="1532" calcext:value-type="float">
            <text:p>1532</text:p>
          </table:table-cell>
          <table:table-cell office:value-type="float" office:value="84.8487" calcext:value-type="float">
            <text:p>84,849</text:p>
          </table:table-cell>
          <table:table-cell office:value-type="float" office:value="17718750" calcext:value-type="float">
            <text:p>17718750,000</text:p>
          </table:table-cell>
          <table:table-cell office:value-type="float" office:value="2.44403" calcext:value-type="float">
            <text:p>2,444</text:p>
          </table:table-cell>
          <table:table-cell office:value-type="float" office:value="359" calcext:value-type="float">
            <text:p>359</text:p>
          </table:table-cell>
          <table:table-cell office:value-type="float" office:value="5.31858" calcext:value-type="float">
            <text:p>5,319</text:p>
          </table:table-cell>
          <table:table-cell office:value-type="float" office:value="4421875" calcext:value-type="float">
            <text:p>4421875,000</text:p>
          </table:table-cell>
          <table:table-cell/>
          <table:table-cell office:value-type="string" calcext:value-type="string">
            <text:p>seed3</text:p>
          </table:table-cell>
          <table:table-cell office:value-type="float" office:value="131" calcext:value-type="float">
            <text:p>131</text:p>
          </table:table-cell>
          <table:table-cell office:value-type="float" office:value="33.4" calcext:value-type="float">
            <text:p>33,4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34.31" calcext:value-type="float">
            <text:p>34,31</text:p>
          </table:table-cell>
          <table:table-cell office:value-type="float" office:value="218" calcext:value-type="float">
            <text:p>218</text:p>
          </table:table-cell>
          <table:table-cell office:value-type="float" office:value="30.9" calcext:value-type="float">
            <text:p>30,9</text:p>
          </table:table-cell>
          <table:table-cell office:value-type="float" office:value="522" calcext:value-type="float">
            <text:p>522</text:p>
          </table:table-cell>
          <table:table-cell office:value-type="float" office:value="32.8" calcext:value-type="float">
            <text:p>32,8</text:p>
          </table:table-cell>
          <table:table-cell office:value-type="float" office:value="706" calcext:value-type="float">
            <text:p>706</text:p>
          </table:table-cell>
          <table:table-cell office:value-type="float" office:value="29.36" calcext:value-type="float">
            <text:p>29,36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5</text:p>
          </table:table-cell>
          <table:table-cell office:value-type="float" office:value="1.96057" calcext:value-type="float">
            <text:p>1,961</text:p>
          </table:table-cell>
          <table:table-cell office:value-type="float" office:value="322" calcext:value-type="float">
            <text:p>322</text:p>
          </table:table-cell>
          <table:table-cell office:value-type="float" office:value="4.48329" calcext:value-type="float">
            <text:p>4,483</text:p>
          </table:table-cell>
          <table:table-cell office:value-type="float" office:value="4609375" calcext:value-type="float">
            <text:p>4609375,000</text:p>
          </table:table-cell>
          <table:table-cell office:value-type="float" office:value="13.4967" calcext:value-type="float">
            <text:p>13,497</text:p>
          </table:table-cell>
          <table:table-cell office:value-type="float" office:value="891" calcext:value-type="float">
            <text:p>891</text:p>
          </table:table-cell>
          <table:table-cell office:value-type="float" office:value="69.2803" calcext:value-type="float">
            <text:p>69,280</text:p>
          </table:table-cell>
          <table:table-cell office:value-type="float" office:value="8421875" calcext:value-type="float">
            <text:p>8421875,000</text:p>
          </table:table-cell>
          <table:table-cell office:value-type="float" office:value="43.1343" calcext:value-type="float">
            <text:p>43,134</text:p>
          </table:table-cell>
          <table:table-cell office:value-type="float" office:value="1501" calcext:value-type="float">
            <text:p>1501</text:p>
          </table:table-cell>
          <table:table-cell office:value-type="float" office:value="83.7964" calcext:value-type="float">
            <text:p>83,796</text:p>
          </table:table-cell>
          <table:table-cell office:value-type="float" office:value="17984375" calcext:value-type="float">
            <text:p>17984375,000</text:p>
          </table:table-cell>
          <table:table-cell office:value-type="float" office:value="2.67945" calcext:value-type="float">
            <text:p>2,679</text:p>
          </table:table-cell>
          <table:table-cell office:value-type="float" office:value="319" calcext:value-type="float">
            <text:p>319</text:p>
          </table:table-cell>
          <table:table-cell office:value-type="float" office:value="5.20325" calcext:value-type="float">
            <text:p>5,203</text:p>
          </table:table-cell>
          <table:table-cell office:value-type="float" office:value="4359375" calcext:value-type="float">
            <text:p>4359375,000</text:p>
          </table:table-cell>
          <table:table-cell/>
          <table:table-cell office:value-type="string" calcext:value-type="string">
            <text:p>seed4</text:p>
          </table:table-cell>
          <table:table-cell office:value-type="float" office:value="114" calcext:value-type="float">
            <text:p>114</text:p>
          </table:table-cell>
          <table:table-cell office:value-type="float" office:value="32.54" calcext:value-type="float">
            <text:p>32,54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30.6" calcext:value-type="float">
            <text:p>30,6</text:p>
          </table:table-cell>
          <table:table-cell office:value-type="float" office:value="369" calcext:value-type="float">
            <text:p>369</text:p>
          </table:table-cell>
          <table:table-cell office:value-type="float" office:value="31.7" calcext:value-type="float">
            <text:p>31,7</text:p>
          </table:table-cell>
          <table:table-cell office:value-type="float" office:value="555" calcext:value-type="float">
            <text:p>555</text:p>
          </table:table-cell>
          <table:table-cell office:value-type="float" office:value="31.45" calcext:value-type="float">
            <text:p>31,45</text:p>
          </table:table-cell>
          <table:table-cell office:value-type="float" office:value="534" calcext:value-type="float">
            <text:p>534</text:p>
          </table:table-cell>
          <table:table-cell office:value-type="float" office:value="27.6" calcext:value-type="float">
            <text:p>27,6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47]+[.C48]+[.C49]+[.C50]+[.C51])/5" office:value-type="float" office:value="1.828902" calcext:value-type="float">
            <text:p>1,83</text:p>
          </table:table-cell>
          <table:table-cell table:style-name="ce7" table:formula="of:=([.D47]+[.D48]+[.D49]+[.D50]+[.D51])/5" office:value-type="float" office:value="333.2" calcext:value-type="float">
            <text:p>333,20</text:p>
          </table:table-cell>
          <table:table-cell table:style-name="ce7" table:formula="of:=([.E47]+[.E48]+[.E49]+[.E50]+[.E51])/5" office:value-type="float" office:value="4.448832" calcext:value-type="float">
            <text:p>4,45</text:p>
          </table:table-cell>
          <table:table-cell table:style-name="ce7" table:formula="of:=([.F47]+[.F48]+[.F49]+[.F50]+[.F51])/5" office:value-type="float" office:value="4668750" calcext:value-type="float">
            <text:p>4668750,00</text:p>
          </table:table-cell>
          <table:table-cell table:style-name="ce7" table:formula="of:=([.G47]+[.G48]+[.G49]+[.G50]+[.G51])/5" office:value-type="float" office:value="13.41056" calcext:value-type="float">
            <text:p>13,41</text:p>
          </table:table-cell>
          <table:table-cell table:style-name="ce7" table:formula="of:=([.H47]+[.H48]+[.H49]+[.H50]+[.H51])/5" office:value-type="float" office:value="886.6" calcext:value-type="float">
            <text:p>886,60</text:p>
          </table:table-cell>
          <table:table-cell table:style-name="ce7" table:formula="of:=([.I47]+[.I48]+[.I49]+[.I50]+[.I51])/5" office:value-type="float" office:value="68.91852" calcext:value-type="float">
            <text:p>68,92</text:p>
          </table:table-cell>
          <table:table-cell table:style-name="ce7" table:formula="of:=([.J47]+[.K48]+[.J49]+[.J50]+[.J51])/5" office:value-type="float" office:value="6746883.85296" calcext:value-type="float">
            <text:p>6746883,85</text:p>
          </table:table-cell>
          <table:table-cell table:style-name="ce7" table:formula="of:=([.K47]+[.L48]+[.K49]+[.K50]+[.K51])/5" office:value-type="float" office:value="336.3062" calcext:value-type="float">
            <text:p>336,31</text:p>
          </table:table-cell>
          <table:table-cell table:style-name="ce7" table:formula="of:=([.L47]+[.M48]+[.L49]+[.L50]+[.L51])/5" office:value-type="float" office:value="1221.78236" calcext:value-type="float">
            <text:p>1221,78</text:p>
          </table:table-cell>
          <table:table-cell table:style-name="ce7" table:formula="of:=([.M47]+[.M48]+[.M49]+[.M50]+[.M51])/5" office:value-type="float" office:value="84.52616" calcext:value-type="float">
            <text:p>84,53</text:p>
          </table:table-cell>
          <table:table-cell table:style-name="ce7" table:formula="of:=([.N47]+[.N48]+[.N49]+[.N50]+[.N51])/5" office:value-type="float" office:value="17909375" calcext:value-type="float">
            <text:p>17909375,00</text:p>
          </table:table-cell>
          <table:table-cell table:style-name="ce7" table:formula="of:=([.O47]+[.O48]+[.O49]+[.O50]+[.O51])/5" office:value-type="float" office:value="2.478346" calcext:value-type="float">
            <text:p>2,48</text:p>
          </table:table-cell>
          <table:table-cell table:style-name="ce7" table:formula="of:=([.P47]+[.P48]+[.P49]+[.P50]+[.P51])/5" office:value-type="float" office:value="338.2" calcext:value-type="float">
            <text:p>338,20</text:p>
          </table:table-cell>
          <table:table-cell table:style-name="ce7" table:formula="of:=([.Q47]+[.Q48]+[.Q49]+[.Q50]+[.Q51])/5" office:value-type="float" office:value="5.180256" calcext:value-type="float">
            <text:p>5,18</text:p>
          </table:table-cell>
          <table:table-cell table:style-name="ce7" table:formula="of:=([.R47]+[.R48]+[.R49]+[.R50]+[.R51])/5" office:value-type="float" office:value="4362500" calcext:value-type="float">
            <text:p>4362500,00</text:p>
          </table:table-cell>
          <table:table-cell/>
          <table:table-cell office:value-type="string" calcext:value-type="string">
            <text:p>seed5</text:p>
          </table:table-cell>
          <table:table-cell office:value-type="float" office:value="94" calcext:value-type="float">
            <text:p>94</text:p>
          </table:table-cell>
          <table:table-cell office:value-type="float" office:value="30.25" calcext:value-type="float">
            <text:p>30,25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32.18" calcext:value-type="float">
            <text:p>32,18</text:p>
          </table:table-cell>
          <table:table-cell office:value-type="float" office:value="170" calcext:value-type="float">
            <text:p>170</text:p>
          </table:table-cell>
          <table:table-cell office:value-type="float" office:value="31.22" calcext:value-type="float">
            <text:p>31,22</text:p>
          </table:table-cell>
          <table:table-cell office:value-type="float" office:value="479" calcext:value-type="float">
            <text:p>479</text:p>
          </table:table-cell>
          <table:table-cell office:value-type="float" office:value="31.85" calcext:value-type="float">
            <text:p>31,85</text:p>
          </table:table-cell>
          <table:table-cell office:value-type="float" office:value="969" calcext:value-type="float">
            <text:p>969</text:p>
          </table:table-cell>
          <table:table-cell office:value-type="float" office:value="31.4" calcext:value-type="float">
            <text:p>31,4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7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GG-UN 2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/>
          <table:table-cell office:value-type="string" calcext:value-type="string">
            <text:p>seed1</text:p>
          </table:table-cell>
          <table:table-cell office:value-type="float" office:value="206" calcext:value-type="float">
            <text:p>206</text:p>
          </table:table-cell>
          <table:table-cell office:value-type="float" office:value="33.8" calcext:value-type="float">
            <text:p>33,8</text:p>
          </table:table-cell>
          <table:table-cell office:value-type="float" office:value="359" calcext:value-type="float">
            <text:p>359</text:p>
          </table:table-cell>
          <table:table-cell office:value-type="float" office:value="33.76" calcext:value-type="float">
            <text:p>33,76</text:p>
          </table:table-cell>
          <table:table-cell office:value-type="float" office:value="204" calcext:value-type="float">
            <text:p>204</text:p>
          </table:table-cell>
          <table:table-cell office:value-type="float" office:value="28.96" calcext:value-type="float">
            <text:p>28,96</text:p>
          </table:table-cell>
          <table:table-cell office:value-type="float" office:value="570" calcext:value-type="float">
            <text:p>570</text:p>
          </table:table-cell>
          <table:table-cell office:value-type="float" office:value="29.4" calcext:value-type="float">
            <text:p>29,4</text:p>
          </table:table-cell>
          <table:table-cell office:value-type="float" office:value="901" calcext:value-type="float">
            <text:p>901</text:p>
          </table:table-cell>
          <table:table-cell office:value-type="float" office:value="30.01" calcext:value-type="float">
            <text:p>30,01</text:p>
          </table:table-cell>
          <table:table-cell office:value-type="float" office:value="1628" calcext:value-type="float">
            <text:p>1628</text:p>
          </table:table-cell>
          <table:table-cell office:value-type="float" office:value="27.99" calcext:value-type="float">
            <text:p>27,9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1</text:p>
          </table:table-cell>
          <table:table-cell office:value-type="float" office:value="1.70928" calcext:value-type="float">
            <text:p>1,709</text:p>
          </table:table-cell>
          <table:table-cell office:value-type="float" office:value="779" calcext:value-type="float">
            <text:p>779</text:p>
          </table:table-cell>
          <table:table-cell office:value-type="float" office:value="4.84339" calcext:value-type="float">
            <text:p>4,843</text:p>
          </table:table-cell>
          <table:table-cell office:value-type="float" office:value="7750000" calcext:value-type="float">
            <text:p>7750000,000</text:p>
          </table:table-cell>
          <table:table-cell office:value-type="float" office:value="13.421" calcext:value-type="float">
            <text:p>13,421</text:p>
          </table:table-cell>
          <table:table-cell office:value-type="float" office:value="886" calcext:value-type="float">
            <text:p>886</text:p>
          </table:table-cell>
          <table:table-cell office:value-type="float" office:value="68.8905" calcext:value-type="float">
            <text:p>68,891</text:p>
          </table:table-cell>
          <table:table-cell office:value-type="float" office:value="8515625" calcext:value-type="float">
            <text:p>8515625,000</text:p>
          </table:table-cell>
          <table:table-cell office:value-type="float" office:value="41.1171" calcext:value-type="float">
            <text:p>41,117</text:p>
          </table:table-cell>
          <table:table-cell office:value-type="float" office:value="3329" calcext:value-type="float">
            <text:p>3329</text:p>
          </table:table-cell>
          <table:table-cell office:value-type="float" office:value="85.492" calcext:value-type="float">
            <text:p>85,492</text:p>
          </table:table-cell>
          <table:table-cell office:value-type="float" office:value="34031250" calcext:value-type="float">
            <text:p>34031250,000</text:p>
          </table:table-cell>
          <table:table-cell office:value-type="float" office:value="1.80825" calcext:value-type="float">
            <text:p>1,808</text:p>
          </table:table-cell>
          <table:table-cell office:value-type="float" office:value="837" calcext:value-type="float">
            <text:p>837</text:p>
          </table:table-cell>
          <table:table-cell office:value-type="float" office:value="5.14256" calcext:value-type="float">
            <text:p>5,143</text:p>
          </table:table-cell>
          <table:table-cell office:value-type="float" office:value="7593750" calcext:value-type="float">
            <text:p>7593750,000</text:p>
          </table:table-cell>
          <table:table-cell/>
          <table:table-cell office:value-type="string" calcext:value-type="string">
            <text:p>seed2</text:p>
          </table:table-cell>
          <table:table-cell office:value-type="float" office:value="131" calcext:value-type="float">
            <text:p>131</text:p>
          </table:table-cell>
          <table:table-cell office:value-type="float" office:value="31.77" calcext:value-type="float">
            <text:p>31,77</text:p>
          </table:table-cell>
          <table:table-cell office:value-type="float" office:value="172" calcext:value-type="float">
            <text:p>172</text:p>
          </table:table-cell>
          <table:table-cell office:value-type="float" office:value="31.34" calcext:value-type="float">
            <text:p>31,34</text:p>
          </table:table-cell>
          <table:table-cell office:value-type="float" office:value="316" calcext:value-type="float">
            <text:p>316</text:p>
          </table:table-cell>
          <table:table-cell office:value-type="float" office:value="32.34" calcext:value-type="float">
            <text:p>32,34</text:p>
          </table:table-cell>
          <table:table-cell office:value-type="float" office:value="867" calcext:value-type="float">
            <text:p>867</text:p>
          </table:table-cell>
          <table:table-cell office:value-type="float" office:value="33" calcext:value-type="float">
            <text:p>33</text:p>
          </table:table-cell>
          <table:table-cell office:value-type="float" office:value="542" calcext:value-type="float">
            <text:p>542</text:p>
          </table:table-cell>
          <table:table-cell office:value-type="float" office:value="39.23" calcext:value-type="float">
            <text:p>39,23</text:p>
          </table:table-cell>
          <table:table-cell office:value-type="float" office:value="888" calcext:value-type="float">
            <text:p>888</text:p>
          </table:table-cell>
          <table:table-cell office:value-type="float" office:value="30.48" calcext:value-type="float">
            <text:p>30,48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2</text:p>
          </table:table-cell>
          <table:table-cell office:value-type="float" office:value="1.59324" calcext:value-type="float">
            <text:p>1,593</text:p>
          </table:table-cell>
          <table:table-cell office:value-type="float" office:value="767" calcext:value-type="float">
            <text:p>767</text:p>
          </table:table-cell>
          <table:table-cell office:value-type="float" office:value="4.67907" calcext:value-type="float">
            <text:p>4,679</text:p>
          </table:table-cell>
          <table:table-cell office:value-type="float" office:value="7640625" calcext:value-type="float">
            <text:p>7640625,000</text:p>
          </table:table-cell>
          <table:table-cell office:value-type="float" office:value="13.2372" calcext:value-type="float">
            <text:p>13,237</text:p>
          </table:table-cell>
          <table:table-cell office:value-type="float" office:value="891" calcext:value-type="float">
            <text:p>891</text:p>
          </table:table-cell>
          <table:table-cell office:value-type="float" office:value="69.0208" calcext:value-type="float">
            <text:p>69,021</text:p>
          </table:table-cell>
          <table:table-cell office:value-type="float" office:value="8656250" calcext:value-type="float">
            <text:p>8656250,000</text:p>
          </table:table-cell>
          <table:table-cell office:value-type="float" office:value="41.5098" calcext:value-type="float">
            <text:p>41,510</text:p>
          </table:table-cell>
          <table:table-cell office:value-type="float" office:value="3328" calcext:value-type="float">
            <text:p>3328</text:p>
          </table:table-cell>
          <table:table-cell office:value-type="float" office:value="85.8713" calcext:value-type="float">
            <text:p>85,871</text:p>
          </table:table-cell>
          <table:table-cell office:value-type="float" office:value="33578125" calcext:value-type="float">
            <text:p>33578125,000</text:p>
          </table:table-cell>
          <table:table-cell office:value-type="float" office:value="1.96575" calcext:value-type="float">
            <text:p>1,966</text:p>
          </table:table-cell>
          <table:table-cell office:value-type="float" office:value="822" calcext:value-type="float">
            <text:p>822</text:p>
          </table:table-cell>
          <table:table-cell office:value-type="float" office:value="5.23739" calcext:value-type="float">
            <text:p>5,237</text:p>
          </table:table-cell>
          <table:table-cell office:value-type="float" office:value="7812500" calcext:value-type="float">
            <text:p>7812500,000</text:p>
          </table:table-cell>
          <table:table-cell/>
          <table:table-cell office:value-type="string" calcext:value-type="string">
            <text:p>seed3</text:p>
          </table:table-cell>
          <table:table-cell office:value-type="float" office:value="356" calcext:value-type="float">
            <text:p>356</text:p>
          </table:table-cell>
          <table:table-cell office:value-type="float" office:value="30.96" calcext:value-type="float">
            <text:p>30,96</text:p>
          </table:table-cell>
          <table:table-cell office:value-type="float" office:value="168" calcext:value-type="float">
            <text:p>168</text:p>
          </table:table-cell>
          <table:table-cell office:value-type="float" office:value="29.8" calcext:value-type="float">
            <text:p>29,8</text:p>
          </table:table-cell>
          <table:table-cell office:value-type="float" office:value="190" calcext:value-type="float">
            <text:p>190</text:p>
          </table:table-cell>
          <table:table-cell office:value-type="float" office:value="29.4" calcext:value-type="float">
            <text:p>29,4</text:p>
          </table:table-cell>
          <table:table-cell office:value-type="float" office:value="259" calcext:value-type="float">
            <text:p>259</text:p>
          </table:table-cell>
          <table:table-cell office:value-type="float" office:value="32.67" calcext:value-type="float">
            <text:p>32,67</text:p>
          </table:table-cell>
          <table:table-cell office:value-type="float" office:value="615" calcext:value-type="float">
            <text:p>615</text:p>
          </table:table-cell>
          <table:table-cell office:value-type="float" office:value="31.75" calcext:value-type="float">
            <text:p>31,75</text:p>
          </table:table-cell>
          <table:table-cell office:value-type="float" office:value="1027" calcext:value-type="float">
            <text:p>1027</text:p>
          </table:table-cell>
          <table:table-cell office:value-type="float" office:value="27.9" calcext:value-type="float">
            <text:p>27,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3</text:p>
          </table:table-cell>
          <table:table-cell office:value-type="float" office:value="1.40981" calcext:value-type="float">
            <text:p>1,410</text:p>
          </table:table-cell>
          <table:table-cell office:value-type="float" office:value="792" calcext:value-type="float">
            <text:p>792</text:p>
          </table:table-cell>
          <table:table-cell office:value-type="float" office:value="4.58304" calcext:value-type="float">
            <text:p>4,583</text:p>
          </table:table-cell>
          <table:table-cell office:value-type="float" office:value="7640625" calcext:value-type="float">
            <text:p>7640625,000</text:p>
          </table:table-cell>
          <table:table-cell office:value-type="float" office:value="13.402" calcext:value-type="float">
            <text:p>13,402</text:p>
          </table:table-cell>
          <table:table-cell office:value-type="float" office:value="891" calcext:value-type="float">
            <text:p>891</text:p>
          </table:table-cell>
          <table:table-cell office:value-type="float" office:value="69.1857" calcext:value-type="float">
            <text:p>69,186</text:p>
          </table:table-cell>
          <table:table-cell office:value-type="float" office:value="8343750" calcext:value-type="float">
            <text:p>8343750,000</text:p>
          </table:table-cell>
          <table:table-cell office:value-type="float" office:value="41.1546" calcext:value-type="float">
            <text:p>41,155</text:p>
          </table:table-cell>
          <table:table-cell office:value-type="float" office:value="3310" calcext:value-type="float">
            <text:p>3310</text:p>
          </table:table-cell>
          <table:table-cell office:value-type="float" office:value="85.5897" calcext:value-type="float">
            <text:p>85,590</text:p>
          </table:table-cell>
          <table:table-cell office:value-type="float" office:value="33218750" calcext:value-type="float">
            <text:p>33218750,000</text:p>
          </table:table-cell>
          <table:table-cell office:value-type="float" office:value="1.9273" calcext:value-type="float">
            <text:p>1,927</text:p>
          </table:table-cell>
          <table:table-cell office:value-type="float" office:value="825" calcext:value-type="float">
            <text:p>825</text:p>
          </table:table-cell>
          <table:table-cell office:value-type="float" office:value="5.21561" calcext:value-type="float">
            <text:p>5,216</text:p>
          </table:table-cell>
          <table:table-cell office:value-type="float" office:value="7578125" calcext:value-type="float">
            <text:p>7578125,000</text:p>
          </table:table-cell>
          <table:table-cell/>
          <table:table-cell office:value-type="string" calcext:value-type="string">
            <text:p>seed4</text:p>
          </table:table-cell>
          <table:table-cell office:value-type="float" office:value="273" calcext:value-type="float">
            <text:p>273</text:p>
          </table:table-cell>
          <table:table-cell office:value-type="float" office:value="32.43" calcext:value-type="float">
            <text:p>32,43</text:p>
          </table:table-cell>
          <table:table-cell office:value-type="float" office:value="300" calcext:value-type="float">
            <text:p>300</text:p>
          </table:table-cell>
          <table:table-cell office:value-type="float" office:value="36.5" calcext:value-type="float">
            <text:p>36,5</text:p>
          </table:table-cell>
          <table:table-cell office:value-type="float" office:value="210" calcext:value-type="float">
            <text:p>210</text:p>
          </table:table-cell>
          <table:table-cell office:value-type="float" office:value="30.64" calcext:value-type="float">
            <text:p>30,64</text:p>
          </table:table-cell>
          <table:table-cell office:value-type="float" office:value="232" calcext:value-type="float">
            <text:p>232</text:p>
          </table:table-cell>
          <table:table-cell office:value-type="float" office:value="30.8" calcext:value-type="float">
            <text:p>30,8</text:p>
          </table:table-cell>
          <table:table-cell office:value-type="float" office:value="428" calcext:value-type="float">
            <text:p>428</text:p>
          </table:table-cell>
          <table:table-cell office:value-type="float" office:value="30.6" calcext:value-type="float">
            <text:p>30,6</text:p>
          </table:table-cell>
          <table:table-cell office:value-type="float" office:value="1429" calcext:value-type="float">
            <text:p>1429</text:p>
          </table:table-cell>
          <table:table-cell office:value-type="float" office:value="31.3" calcext:value-type="float">
            <text:p>31,3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4</text:p>
          </table:table-cell>
          <table:table-cell office:value-type="float" office:value="1.4045" calcext:value-type="float">
            <text:p>1,405</text:p>
          </table:table-cell>
          <table:table-cell office:value-type="float" office:value="760" calcext:value-type="float">
            <text:p>760</text:p>
          </table:table-cell>
          <table:table-cell office:value-type="float" office:value="4.452" calcext:value-type="float">
            <text:p>4,452</text:p>
          </table:table-cell>
          <table:table-cell office:value-type="float" office:value="7781250" calcext:value-type="float">
            <text:p>7781250,000</text:p>
          </table:table-cell>
          <table:table-cell office:value-type="float" office:value="13.4959" calcext:value-type="float">
            <text:p>13,496</text:p>
          </table:table-cell>
          <table:table-cell office:value-type="float" office:value="874" calcext:value-type="float">
            <text:p>874</text:p>
          </table:table-cell>
          <table:table-cell office:value-type="float" office:value="68.2153" calcext:value-type="float">
            <text:p>68,215</text:p>
          </table:table-cell>
          <table:table-cell office:value-type="float" office:value="8500000" calcext:value-type="float">
            <text:p>8500000,000</text:p>
          </table:table-cell>
          <table:table-cell office:value-type="float" office:value="43.2369" calcext:value-type="float">
            <text:p>43,237</text:p>
          </table:table-cell>
          <table:table-cell office:value-type="float" office:value="3323" calcext:value-type="float">
            <text:p>3323</text:p>
          </table:table-cell>
          <table:table-cell office:value-type="float" office:value="87.4675" calcext:value-type="float">
            <text:p>87,468</text:p>
          </table:table-cell>
          <table:table-cell office:value-type="float" office:value="33484375" calcext:value-type="float">
            <text:p>33484375,000</text:p>
          </table:table-cell>
          <table:table-cell office:value-type="float" office:value="1.87321" calcext:value-type="float">
            <text:p>1,873</text:p>
          </table:table-cell>
          <table:table-cell office:value-type="float" office:value="824" calcext:value-type="float">
            <text:p>824</text:p>
          </table:table-cell>
          <table:table-cell office:value-type="float" office:value="5.14822" calcext:value-type="float">
            <text:p>5,148</text:p>
          </table:table-cell>
          <table:table-cell office:value-type="float" office:value="7703125" calcext:value-type="float">
            <text:p>7703125,000</text:p>
          </table:table-cell>
          <table:table-cell/>
          <table:table-cell office:value-type="string" calcext:value-type="string">
            <text:p>seed5</text:p>
          </table:table-cell>
          <table:table-cell office:value-type="float" office:value="205" calcext:value-type="float">
            <text:p>205</text:p>
          </table:table-cell>
          <table:table-cell office:value-type="float" office:value="32.1" calcext:value-type="float">
            <text:p>32,1</text:p>
          </table:table-cell>
          <table:table-cell office:value-type="float" office:value="216" calcext:value-type="float">
            <text:p>216</text:p>
          </table:table-cell>
          <table:table-cell office:value-type="float" office:value="33.8" calcext:value-type="float">
            <text:p>33,8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253" calcext:value-type="float">
            <text:p>253</text:p>
          </table:table-cell>
          <table:table-cell office:value-type="float" office:value="29.02" calcext:value-type="float">
            <text:p>29,02</text:p>
          </table:table-cell>
          <table:table-cell office:value-type="float" office:value="784" calcext:value-type="float">
            <text:p>784</text:p>
          </table:table-cell>
          <table:table-cell office:value-type="float" office:value="32.5" calcext:value-type="float">
            <text:p>32,5</text:p>
          </table:table-cell>
          <table:table-cell office:value-type="float" office:value="1156" calcext:value-type="float">
            <text:p>1156</text:p>
          </table:table-cell>
          <table:table-cell office:value-type="float" office:value="29.53" calcext:value-type="float">
            <text:p>29,53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5</text:p>
          </table:table-cell>
          <table:table-cell office:value-type="float" office:value="1.3496" calcext:value-type="float">
            <text:p>1,350</text:p>
          </table:table-cell>
          <table:table-cell office:value-type="float" office:value="777" calcext:value-type="float">
            <text:p>777</text:p>
          </table:table-cell>
          <table:table-cell office:value-type="float" office:value="4.44679" calcext:value-type="float">
            <text:p>4,447</text:p>
          </table:table-cell>
          <table:table-cell office:value-type="float" office:value="7718750" calcext:value-type="float">
            <text:p>7718750,000</text:p>
          </table:table-cell>
          <table:table-cell office:value-type="float" office:value="13.4967" calcext:value-type="float">
            <text:p>13,497</text:p>
          </table:table-cell>
          <table:table-cell office:value-type="float" office:value="891" calcext:value-type="float">
            <text:p>891</text:p>
          </table:table-cell>
          <table:table-cell office:value-type="float" office:value="69.2803" calcext:value-type="float">
            <text:p>69,280</text:p>
          </table:table-cell>
          <table:table-cell office:value-type="float" office:value="8390625" calcext:value-type="float">
            <text:p>8390625,000</text:p>
          </table:table-cell>
          <table:table-cell office:value-type="float" office:value="41.2435" calcext:value-type="float">
            <text:p>41,244</text:p>
          </table:table-cell>
          <table:table-cell office:value-type="float" office:value="3347" calcext:value-type="float">
            <text:p>3347</text:p>
          </table:table-cell>
          <table:table-cell office:value-type="float" office:value="85.8519" calcext:value-type="float">
            <text:p>85,852</text:p>
          </table:table-cell>
          <table:table-cell office:value-type="float" office:value="33484375" calcext:value-type="float">
            <text:p>33484375,000</text:p>
          </table:table-cell>
          <table:table-cell office:value-type="float" office:value="2.36783" calcext:value-type="float">
            <text:p>2,368</text:p>
          </table:table-cell>
          <table:table-cell office:value-type="float" office:value="778" calcext:value-type="float">
            <text:p>778</text:p>
          </table:table-cell>
          <table:table-cell office:value-type="float" office:value="5.46881" calcext:value-type="float">
            <text:p>5,469</text:p>
          </table:table-cell>
          <table:table-cell office:value-type="float" office:value="7515625" calcext:value-type="float">
            <text:p>7515625,000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4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56]+[.C57]+[.C58]+[.C59]+[.C60])/5" office:value-type="float" office:value="1.493286" calcext:value-type="float">
            <text:p>1,49</text:p>
          </table:table-cell>
          <table:table-cell table:style-name="ce7" table:formula="of:=([.D56]+[.D57]+[.D58]+[.D59]+[.D60])/5" office:value-type="float" office:value="775" calcext:value-type="float">
            <text:p>775,00</text:p>
          </table:table-cell>
          <table:table-cell table:style-name="ce7" table:formula="of:=([.E56]+[.E57]+[.E58]+[.E59]+[.E60])/5" office:value-type="float" office:value="4.600858" calcext:value-type="float">
            <text:p>4,60</text:p>
          </table:table-cell>
          <table:table-cell table:style-name="ce7" table:formula="of:=([.F56]+[.F57]+[.F58]+[.F59]+[.F60])/5" office:value-type="float" office:value="7706250" calcext:value-type="float">
            <text:p>7706250,00</text:p>
          </table:table-cell>
          <table:table-cell table:style-name="ce7" table:formula="of:=([.G56]+[.G57]+[.G58]+[.G59]+[.G60])/5" office:value-type="float" office:value="13.41056" calcext:value-type="float">
            <text:p>13,41</text:p>
          </table:table-cell>
          <table:table-cell table:style-name="ce7" table:formula="of:=([.H56]+[.H57]+[.H58]+[.H59]+[.H60])/5" office:value-type="float" office:value="886.6" calcext:value-type="float">
            <text:p>886,60</text:p>
          </table:table-cell>
          <table:table-cell table:style-name="ce7" table:formula="of:=([.I56]+[.I57]+[.I58]+[.I59]+[.I60])/5" office:value-type="float" office:value="68.91852" calcext:value-type="float">
            <text:p>68,92</text:p>
          </table:table-cell>
          <table:table-cell table:style-name="ce7" table:formula="of:=([.J56]+[.J57]+[.J58]+[.J59]+[.J60])/5" office:value-type="float" office:value="8481250" calcext:value-type="float">
            <text:p>8481250,00</text:p>
          </table:table-cell>
          <table:table-cell table:style-name="ce7" table:formula="of:=([.K56]+[.K57]+[.K58]+[.K59]+[.K60])/5" office:value-type="float" office:value="41.65238" calcext:value-type="float">
            <text:p>41,65</text:p>
          </table:table-cell>
          <table:table-cell table:style-name="ce7" table:formula="of:=([.L56]+[.L57]+[.L58]+[.L59]+[.L60])/5" office:value-type="float" office:value="3327.4" calcext:value-type="float">
            <text:p>3327,40</text:p>
          </table:table-cell>
          <table:table-cell table:style-name="ce7" table:formula="of:=([.M56]+[.M57]+[.M58]+[.M59]+[.M60])/5" office:value-type="float" office:value="86.05448" calcext:value-type="float">
            <text:p>86,05</text:p>
          </table:table-cell>
          <table:table-cell table:style-name="ce7" table:formula="of:=([.N56]+[.N57]+[.N58]+[.N59]+[.N60])/5" office:value-type="float" office:value="33559375" calcext:value-type="float">
            <text:p>33559375,00</text:p>
          </table:table-cell>
          <table:table-cell table:style-name="ce7" table:formula="of:=([.O56]+[.O57]+[.O58]+[.O59]+[.O60])/5" office:value-type="float" office:value="1.988468" calcext:value-type="float">
            <text:p>1,99</text:p>
          </table:table-cell>
          <table:table-cell table:style-name="ce7" table:formula="of:=([.P56]+[.P57]+[.P58]+[.P59]+[.P60])/5" office:value-type="float" office:value="817.2" calcext:value-type="float">
            <text:p>817,20</text:p>
          </table:table-cell>
          <table:table-cell table:style-name="ce7" table:formula="of:=([.Q56]+[.Q57]+[.Q58]+[.Q59]+[.Q60])/5" office:value-type="float" office:value="5.242518" calcext:value-type="float">
            <text:p>5,24</text:p>
          </table:table-cell>
          <table:table-cell table:style-name="ce7" table:formula="of:=([.R56]+[.R57]+[.R58]+[.R59]+[.R60])/5" office:value-type="float" office:value="7640625" calcext:value-type="float">
            <text:p>7640625,00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7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GG-SF 1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1</text:p>
          </table:table-cell>
          <table:table-cell office:value-type="float" office:value="1.63943" calcext:value-type="float">
            <text:p>1,639</text:p>
          </table:table-cell>
          <table:table-cell office:value-type="float" office:value="353" calcext:value-type="float">
            <text:p>353</text:p>
          </table:table-cell>
          <table:table-cell office:value-type="float" office:value="4.4214" calcext:value-type="float">
            <text:p>4,421</text:p>
          </table:table-cell>
          <table:table-cell office:value-type="float" office:value="4609375" calcext:value-type="float">
            <text:p>4609375,000</text:p>
          </table:table-cell>
          <table:table-cell office:value-type="float" office:value="13.4634" calcext:value-type="float">
            <text:p>13,463</text:p>
          </table:table-cell>
          <table:table-cell office:value-type="float" office:value="890" calcext:value-type="float">
            <text:p>890</text:p>
          </table:table-cell>
          <table:table-cell office:value-type="float" office:value="69.1155" calcext:value-type="float">
            <text:p>69,116</text:p>
          </table:table-cell>
          <table:table-cell office:value-type="float" office:value="8484375" calcext:value-type="float">
            <text:p>8484375,000</text:p>
          </table:table-cell>
          <table:table-cell office:value-type="float" office:value="44.6841" calcext:value-type="float">
            <text:p>44,684</text:p>
          </table:table-cell>
          <table:table-cell office:value-type="float" office:value="1561" calcext:value-type="float">
            <text:p>1561</text:p>
          </table:table-cell>
          <table:table-cell office:value-type="float" office:value="86.9057" calcext:value-type="float">
            <text:p>86,906</text:p>
          </table:table-cell>
          <table:table-cell office:value-type="float" office:value="17796875" calcext:value-type="float">
            <text:p>17796875,000</text:p>
          </table:table-cell>
          <table:table-cell office:value-type="float" office:value="2.55033" calcext:value-type="float">
            <text:p>2,550</text:p>
          </table:table-cell>
          <table:table-cell office:value-type="float" office:value="335" calcext:value-type="float">
            <text:p>335</text:p>
          </table:table-cell>
          <table:table-cell office:value-type="float" office:value="5.23271" calcext:value-type="float">
            <text:p>5,233</text:p>
          </table:table-cell>
          <table:table-cell office:value-type="float" office:value="4250000" calcext:value-type="float">
            <text:p>4250000,000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2</text:p>
          </table:table-cell>
          <table:table-cell office:value-type="float" office:value="1.94845" calcext:value-type="float">
            <text:p>1,948</text:p>
          </table:table-cell>
          <table:table-cell office:value-type="float" office:value="323" calcext:value-type="float">
            <text:p>323</text:p>
          </table:table-cell>
          <table:table-cell office:value-type="float" office:value="4.48774" calcext:value-type="float">
            <text:p>4,488</text:p>
          </table:table-cell>
          <table:table-cell office:value-type="float" office:value="4578125" calcext:value-type="float">
            <text:p>4578125,000</text:p>
          </table:table-cell>
          <table:table-cell office:value-type="float" office:value="13.6194" calcext:value-type="float">
            <text:p>13,619</text:p>
          </table:table-cell>
          <table:table-cell office:value-type="float" office:value="892" calcext:value-type="float">
            <text:p>892</text:p>
          </table:table-cell>
          <table:table-cell office:value-type="float" office:value="69.4322" calcext:value-type="float">
            <text:p>69,432</text:p>
          </table:table-cell>
          <table:table-cell office:value-type="float" office:value="8296875" calcext:value-type="float">
            <text:p>8296875,000</text:p>
          </table:table-cell>
          <table:table-cell office:value-type="float" office:value="44.8794" calcext:value-type="float">
            <text:p>44,879</text:p>
          </table:table-cell>
          <table:table-cell office:value-type="float" office:value="1534" calcext:value-type="float">
            <text:p>1534</text:p>
          </table:table-cell>
          <table:table-cell office:value-type="float" office:value="86.391" calcext:value-type="float">
            <text:p>86,391</text:p>
          </table:table-cell>
          <table:table-cell office:value-type="float" office:value="17750000" calcext:value-type="float">
            <text:p>17750000,000</text:p>
          </table:table-cell>
          <table:table-cell office:value-type="float" office:value="2.74079" calcext:value-type="float">
            <text:p>2,741</text:p>
          </table:table-cell>
          <table:table-cell office:value-type="float" office:value="314" calcext:value-type="float">
            <text:p>314</text:p>
          </table:table-cell>
          <table:table-cell office:value-type="float" office:value="5.25503" calcext:value-type="float">
            <text:p>5,255</text:p>
          </table:table-cell>
          <table:table-cell office:value-type="float" office:value="4312500" calcext:value-type="float">
            <text:p>4312500,000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3</text:p>
          </table:table-cell>
          <table:table-cell office:value-type="float" office:value="1.81637" calcext:value-type="float">
            <text:p>1,816</text:p>
          </table:table-cell>
          <table:table-cell office:value-type="float" office:value="335" calcext:value-type="float">
            <text:p>335</text:p>
          </table:table-cell>
          <table:table-cell office:value-type="float" office:value="4.45647" calcext:value-type="float">
            <text:p>4,456</text:p>
          </table:table-cell>
          <table:table-cell office:value-type="float" office:value="4500000" calcext:value-type="float">
            <text:p>4500000,000</text:p>
          </table:table-cell>
          <table:table-cell office:value-type="float" office:value="13.8093" calcext:value-type="float">
            <text:p>13,809</text:p>
          </table:table-cell>
          <table:table-cell office:value-type="float" office:value="878" calcext:value-type="float">
            <text:p>878</text:p>
          </table:table-cell>
          <table:table-cell office:value-type="float" office:value="68.7791" calcext:value-type="float">
            <text:p>68,779</text:p>
          </table:table-cell>
          <table:table-cell office:value-type="float" office:value="8406250" calcext:value-type="float">
            <text:p>8406250,000</text:p>
          </table:table-cell>
          <table:table-cell office:value-type="float" office:value="43.9026" calcext:value-type="float">
            <text:p>43,903</text:p>
          </table:table-cell>
          <table:table-cell office:value-type="float" office:value="1508" calcext:value-type="float">
            <text:p>1508</text:p>
          </table:table-cell>
          <table:table-cell office:value-type="float" office:value="84.7544" calcext:value-type="float">
            <text:p>84,754</text:p>
          </table:table-cell>
          <table:table-cell office:value-type="float" office:value="17796875" calcext:value-type="float">
            <text:p>17796875,000</text:p>
          </table:table-cell>
          <table:table-cell office:value-type="float" office:value="2.3" calcext:value-type="float">
            <text:p>2,300</text:p>
          </table:table-cell>
          <table:table-cell office:value-type="float" office:value="338" calcext:value-type="float">
            <text:p>338</text:p>
          </table:table-cell>
          <table:table-cell office:value-type="float" office:value="5.20093" calcext:value-type="float">
            <text:p>5,201</text:p>
          </table:table-cell>
          <table:table-cell office:value-type="float" office:value="4234375" calcext:value-type="float">
            <text:p>4234375,000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4</text:p>
          </table:table-cell>
          <table:table-cell office:value-type="float" office:value="1.78318" calcext:value-type="float">
            <text:p>1,783</text:p>
          </table:table-cell>
          <table:table-cell office:value-type="float" office:value="341" calcext:value-type="float">
            <text:p>341</text:p>
          </table:table-cell>
          <table:table-cell office:value-type="float" office:value="4.45594" calcext:value-type="float">
            <text:p>4,456</text:p>
          </table:table-cell>
          <table:table-cell office:value-type="float" office:value="4453125" calcext:value-type="float">
            <text:p>4453125,000</text:p>
          </table:table-cell>
          <table:table-cell office:value-type="float" office:value="13.065" calcext:value-type="float">
            <text:p>13,065</text:p>
          </table:table-cell>
          <table:table-cell office:value-type="float" office:value="920" calcext:value-type="float">
            <text:p>920</text:p>
          </table:table-cell>
          <table:table-cell office:value-type="float" office:value="70.6643" calcext:value-type="float">
            <text:p>70,664</text:p>
          </table:table-cell>
          <table:table-cell office:value-type="float" office:value="8406250" calcext:value-type="float">
            <text:p>8406250,000</text:p>
          </table:table-cell>
          <table:table-cell office:value-type="float" office:value="45.3826" calcext:value-type="float">
            <text:p>45,383</text:p>
          </table:table-cell>
          <table:table-cell office:value-type="float" office:value="1529" calcext:value-type="float">
            <text:p>1529</text:p>
          </table:table-cell>
          <table:table-cell office:value-type="float" office:value="86.8033" calcext:value-type="float">
            <text:p>86,803</text:p>
          </table:table-cell>
          <table:table-cell office:value-type="float" office:value="17812500" calcext:value-type="float">
            <text:p>17812500,000</text:p>
          </table:table-cell>
          <table:table-cell office:value-type="float" office:value="2.71334" calcext:value-type="float">
            <text:p>2,713</text:p>
          </table:table-cell>
          <table:table-cell office:value-type="float" office:value="329" calcext:value-type="float">
            <text:p>329</text:p>
          </table:table-cell>
          <table:table-cell office:value-type="float" office:value="5.34769" calcext:value-type="float">
            <text:p>5,348</text:p>
          </table:table-cell>
          <table:table-cell office:value-type="float" office:value="4359375" calcext:value-type="float">
            <text:p>4359375,000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5</text:p>
          </table:table-cell>
          <table:table-cell office:value-type="float" office:value="1.80402" calcext:value-type="float">
            <text:p>1,804</text:p>
          </table:table-cell>
          <table:table-cell office:value-type="float" office:value="332" calcext:value-type="float">
            <text:p>332</text:p>
          </table:table-cell>
          <table:table-cell office:value-type="float" office:value="4.42048" calcext:value-type="float">
            <text:p>4,420</text:p>
          </table:table-cell>
          <table:table-cell office:value-type="float" office:value="4437500" calcext:value-type="float">
            <text:p>4437500,000</text:p>
          </table:table-cell>
          <table:table-cell office:value-type="float" office:value="13.4526" calcext:value-type="float">
            <text:p>13,453</text:p>
          </table:table-cell>
          <table:table-cell office:value-type="float" office:value="911" calcext:value-type="float">
            <text:p>911</text:p>
          </table:table-cell>
          <table:table-cell office:value-type="float" office:value="70.4513" calcext:value-type="float">
            <text:p>70,451</text:p>
          </table:table-cell>
          <table:table-cell office:value-type="float" office:value="8328125" calcext:value-type="float">
            <text:p>8328125,000</text:p>
          </table:table-cell>
          <table:table-cell office:value-type="float" office:value="44.2065" calcext:value-type="float">
            <text:p>44,207</text:p>
          </table:table-cell>
          <table:table-cell office:value-type="float" office:value="1530" calcext:value-type="float">
            <text:p>1530</text:p>
          </table:table-cell>
          <table:table-cell office:value-type="float" office:value="85.6131" calcext:value-type="float">
            <text:p>85,613</text:p>
          </table:table-cell>
          <table:table-cell office:value-type="float" office:value="17734375" calcext:value-type="float">
            <text:p>17734375,000</text:p>
          </table:table-cell>
          <table:table-cell office:value-type="float" office:value="2.30977" calcext:value-type="float">
            <text:p>2,310</text:p>
          </table:table-cell>
          <table:table-cell office:value-type="float" office:value="349" calcext:value-type="float">
            <text:p>349</text:p>
          </table:table-cell>
          <table:table-cell office:value-type="float" office:value="5.10338" calcext:value-type="float">
            <text:p>5,103</text:p>
          </table:table-cell>
          <table:table-cell office:value-type="float" office:value="4281250" calcext:value-type="float">
            <text:p>4281250,000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4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65]+[.C66]+[.C67]+[.C68]+[.C69])/5" office:value-type="float" office:value="1.79829" calcext:value-type="float">
            <text:p>1,80</text:p>
          </table:table-cell>
          <table:table-cell table:style-name="ce7" table:formula="of:=([.D65]+[.D66]+[.D67]+[.D68]+[.D69])/5" office:value-type="float" office:value="336.8" calcext:value-type="float">
            <text:p>336,80</text:p>
          </table:table-cell>
          <table:table-cell table:style-name="ce7" table:formula="of:=([.E65]+[.E66]+[.E67]+[.E68]+[.E69])/5" office:value-type="float" office:value="4.448406" calcext:value-type="float">
            <text:p>4,45</text:p>
          </table:table-cell>
          <table:table-cell table:style-name="ce7" table:formula="of:=([.F65]+[.F66]+[.F67]+[.F68]+[.F69])/5" office:value-type="float" office:value="4515625" calcext:value-type="float">
            <text:p>4515625,00</text:p>
          </table:table-cell>
          <table:table-cell table:style-name="ce7" table:formula="of:=([.G65]+[.G66]+[.G67]+[.G68]+[.G69])/5" office:value-type="float" office:value="13.48194" calcext:value-type="float">
            <text:p>13,48</text:p>
          </table:table-cell>
          <table:table-cell table:style-name="ce7" table:formula="of:=([.H65]+[.H66]+[.H67]+[.H68]+[.H69])/5" office:value-type="float" office:value="898.2" calcext:value-type="float">
            <text:p>898,20</text:p>
          </table:table-cell>
          <table:table-cell table:style-name="ce7" table:formula="of:=([.I65]+[.I66]+[.I67]+[.I68]+[.I69])/5" office:value-type="float" office:value="69.68848" calcext:value-type="float">
            <text:p>69,69</text:p>
          </table:table-cell>
          <table:table-cell table:style-name="ce7" table:formula="of:=([.J65]+[.J66]+[.J67]+[.J68]+[.J69])/5" office:value-type="float" office:value="8384375" calcext:value-type="float">
            <text:p>8384375,00</text:p>
          </table:table-cell>
          <table:table-cell table:style-name="ce7" table:formula="of:=([.K65]+[.K66]+[.K67]+[.K68]+[.K69])/5" office:value-type="float" office:value="44.61104" calcext:value-type="float">
            <text:p>44,61</text:p>
          </table:table-cell>
          <table:table-cell table:style-name="ce7" table:formula="of:=([.L65]+[.L66]+[.L67]+[.L68]+[.L69])/5" office:value-type="float" office:value="1532.4" calcext:value-type="float">
            <text:p>1532,40</text:p>
          </table:table-cell>
          <table:table-cell table:style-name="ce7" table:formula="of:=([.M65]+[.M66]+[.M67]+[.M68]+[.M69])/5" office:value-type="float" office:value="86.0935" calcext:value-type="float">
            <text:p>86,09</text:p>
          </table:table-cell>
          <table:table-cell table:style-name="ce7" table:formula="of:=([.N65]+[.N66]+[.N67]+[.N68]+[.N69])/5" office:value-type="float" office:value="17778125" calcext:value-type="float">
            <text:p>17778125,00</text:p>
          </table:table-cell>
          <table:table-cell table:style-name="ce7" table:formula="of:=([.O65]+[.O66]+[.O67]+[.O68]+[.O69])/5" office:value-type="float" office:value="2.522846" calcext:value-type="float">
            <text:p>2,52</text:p>
          </table:table-cell>
          <table:table-cell table:style-name="ce7" table:formula="of:=([.P65]+[.P66]+[.P67]+[.P68]+[.P69])/5" office:value-type="float" office:value="333" calcext:value-type="float">
            <text:p>333,00</text:p>
          </table:table-cell>
          <table:table-cell table:style-name="ce7" table:formula="of:=([.Q65]+[.Q66]+[.Q67]+[.Q68]+[.Q69])/5" office:value-type="float" office:value="5.227948" calcext:value-type="float">
            <text:p>5,23</text:p>
          </table:table-cell>
          <table:table-cell table:style-name="ce7" table:formula="of:=([.R65]+[.R66]+[.R67]+[.R68]+[.R69])/5" office:value-type="float" office:value="4287500" calcext:value-type="float">
            <text:p>4287500,00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table:style-name="ce13"/>
          <table:table-cell table:style-name="ce24"/>
          <table:table-cell table:style-name="ce28"/>
          <table:table-cell table:style-name="ce24" table:number-columns-repeated="7"/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2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GG-SF 2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1</text:p>
          </table:table-cell>
          <table:table-cell office:value-type="float" office:value="1.21478" calcext:value-type="float">
            <text:p>1,215</text:p>
          </table:table-cell>
          <table:table-cell office:value-type="float" office:value="798" calcext:value-type="float">
            <text:p>798</text:p>
          </table:table-cell>
          <table:table-cell office:value-type="float" office:value="4.42236" calcext:value-type="float">
            <text:p>4,422</text:p>
          </table:table-cell>
          <table:table-cell office:value-type="float" office:value="7484375" calcext:value-type="float">
            <text:p>7484375,000</text:p>
          </table:table-cell>
          <table:table-cell office:value-type="float" office:value="13.5487" calcext:value-type="float">
            <text:p>13,549</text:p>
          </table:table-cell>
          <table:table-cell office:value-type="float" office:value="1916" calcext:value-type="float">
            <text:p>1916</text:p>
          </table:table-cell>
          <table:table-cell office:value-type="float" office:value="73.9241" calcext:value-type="float">
            <text:p>73,924</text:p>
          </table:table-cell>
          <table:table-cell office:value-type="float" office:value="14828125" calcext:value-type="float">
            <text:p>14828125,000</text:p>
          </table:table-cell>
          <table:table-cell office:value-type="float" office:value="43.4682" calcext:value-type="float">
            <text:p>43,468</text:p>
          </table:table-cell>
          <table:table-cell office:value-type="float" office:value="3333" calcext:value-type="float">
            <text:p>3333</text:p>
          </table:table-cell>
          <table:table-cell office:value-type="float" office:value="87.8625" calcext:value-type="float">
            <text:p>87,863</text:p>
          </table:table-cell>
          <table:table-cell office:value-type="float" office:value="33375000" calcext:value-type="float">
            <text:p>33375000,000</text:p>
          </table:table-cell>
          <table:table-cell office:value-type="float" office:value="2.40961" calcext:value-type="float">
            <text:p>2,410</text:p>
          </table:table-cell>
          <table:table-cell office:value-type="float" office:value="772" calcext:value-type="float">
            <text:p>772</text:p>
          </table:table-cell>
          <table:table-cell office:value-type="float" office:value="5.48667" calcext:value-type="float">
            <text:p>5,487</text:p>
          </table:table-cell>
          <table:table-cell office:value-type="float" office:value="7562500" calcext:value-type="float">
            <text:p>7562500,000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2</text:p>
          </table:table-cell>
          <table:table-cell office:value-type="float" office:value="1.73124" calcext:value-type="float">
            <text:p>1,731</text:p>
          </table:table-cell>
          <table:table-cell office:value-type="float" office:value="755" calcext:value-type="float">
            <text:p>755</text:p>
          </table:table-cell>
          <table:table-cell office:value-type="float" office:value="4.76879" calcext:value-type="float">
            <text:p>4,769</text:p>
          </table:table-cell>
          <table:table-cell office:value-type="float" office:value="7421875" calcext:value-type="float">
            <text:p>7421875,000</text:p>
          </table:table-cell>
          <table:table-cell office:value-type="float" office:value="13.2615" calcext:value-type="float">
            <text:p>13,262</text:p>
          </table:table-cell>
          <table:table-cell office:value-type="float" office:value="1930" calcext:value-type="float">
            <text:p>1930</text:p>
          </table:table-cell>
          <table:table-cell office:value-type="float" office:value="74.1452" calcext:value-type="float">
            <text:p>74,145</text:p>
          </table:table-cell>
          <table:table-cell office:value-type="float" office:value="14843750" calcext:value-type="float">
            <text:p>14843750,000</text:p>
          </table:table-cell>
          <table:table-cell office:value-type="float" office:value="43.5685" calcext:value-type="float">
            <text:p>43,569</text:p>
          </table:table-cell>
          <table:table-cell office:value-type="float" office:value="3294" calcext:value-type="float">
            <text:p>3294</text:p>
          </table:table-cell>
          <table:table-cell office:value-type="float" office:value="87.4769" calcext:value-type="float">
            <text:p>87,477</text:p>
          </table:table-cell>
          <table:table-cell office:value-type="float" office:value="33187500" calcext:value-type="float">
            <text:p>33187500,000</text:p>
          </table:table-cell>
          <table:table-cell office:value-type="float" office:value="1.74813" calcext:value-type="float">
            <text:p>1,748</text:p>
          </table:table-cell>
          <table:table-cell office:value-type="float" office:value="880" calcext:value-type="float">
            <text:p>880</text:p>
          </table:table-cell>
          <table:table-cell office:value-type="float" office:value="5.25566" calcext:value-type="float">
            <text:p>5,256</text:p>
          </table:table-cell>
          <table:table-cell office:value-type="float" office:value="7640625" calcext:value-type="float">
            <text:p>7640625,000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3</text:p>
          </table:table-cell>
          <table:table-cell office:value-type="float" office:value="1.37747" calcext:value-type="float">
            <text:p>1,377</text:p>
          </table:table-cell>
          <table:table-cell office:value-type="float" office:value="787" calcext:value-type="float">
            <text:p>787</text:p>
          </table:table-cell>
          <table:table-cell office:value-type="float" office:value="4.54199" calcext:value-type="float">
            <text:p>4,542</text:p>
          </table:table-cell>
          <table:table-cell office:value-type="float" office:value="7578125" calcext:value-type="float">
            <text:p>7578125,000</text:p>
          </table:table-cell>
          <table:table-cell office:value-type="float" office:value="13.4067" calcext:value-type="float">
            <text:p>13,407</text:p>
          </table:table-cell>
          <table:table-cell office:value-type="float" office:value="1938" calcext:value-type="float">
            <text:p>1938</text:p>
          </table:table-cell>
          <table:table-cell office:value-type="float" office:value="74.5623" calcext:value-type="float">
            <text:p>74,562</text:p>
          </table:table-cell>
          <table:table-cell office:value-type="float" office:value="14796875" calcext:value-type="float">
            <text:p>14796875,000</text:p>
          </table:table-cell>
          <table:table-cell office:value-type="float" office:value="43.2575" calcext:value-type="float">
            <text:p>43,258</text:p>
          </table:table-cell>
          <table:table-cell office:value-type="float" office:value="3334" calcext:value-type="float">
            <text:p>3334</text:p>
          </table:table-cell>
          <table:table-cell office:value-type="float" office:value="87.6588" calcext:value-type="float">
            <text:p>87,659</text:p>
          </table:table-cell>
          <table:table-cell office:value-type="float" office:value="33218750" calcext:value-type="float">
            <text:p>33218750,000</text:p>
          </table:table-cell>
          <table:table-cell office:value-type="float" office:value="2.26507" calcext:value-type="float">
            <text:p>2,265</text:p>
          </table:table-cell>
          <table:table-cell office:value-type="float" office:value="807" calcext:value-type="float">
            <text:p>807</text:p>
          </table:table-cell>
          <table:table-cell office:value-type="float" office:value="5.48163" calcext:value-type="float">
            <text:p>5,482</text:p>
          </table:table-cell>
          <table:table-cell office:value-type="float" office:value="7453125" calcext:value-type="float">
            <text:p>7453125,000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4</text:p>
          </table:table-cell>
          <table:table-cell office:value-type="float" office:value="1.39816" calcext:value-type="float">
            <text:p>1,398</text:p>
          </table:table-cell>
          <table:table-cell office:value-type="float" office:value="773" calcext:value-type="float">
            <text:p>773</text:p>
          </table:table-cell>
          <table:table-cell office:value-type="float" office:value="4.49157" calcext:value-type="float">
            <text:p>4,492</text:p>
          </table:table-cell>
          <table:table-cell office:value-type="float" office:value="7843750" calcext:value-type="float">
            <text:p>7843750,000</text:p>
          </table:table-cell>
          <table:table-cell office:value-type="float" office:value="13.3941" calcext:value-type="float">
            <text:p>13,394</text:p>
          </table:table-cell>
          <table:table-cell office:value-type="float" office:value="1912" calcext:value-type="float">
            <text:p>1912</text:p>
          </table:table-cell>
          <table:table-cell office:value-type="float" office:value="73.6738" calcext:value-type="float">
            <text:p>73,674</text:p>
          </table:table-cell>
          <table:table-cell office:value-type="float" office:value="14859375" calcext:value-type="float">
            <text:p>14859375,000</text:p>
          </table:table-cell>
          <table:table-cell office:value-type="float" office:value="44.0955" calcext:value-type="float">
            <text:p>44,096</text:p>
          </table:table-cell>
          <table:table-cell office:value-type="float" office:value="3288" calcext:value-type="float">
            <text:p>3288</text:p>
          </table:table-cell>
          <table:table-cell office:value-type="float" office:value="87.9239" calcext:value-type="float">
            <text:p>87,924</text:p>
          </table:table-cell>
          <table:table-cell office:value-type="float" office:value="33093750" calcext:value-type="float">
            <text:p>33093750,000</text:p>
          </table:table-cell>
          <table:table-cell office:value-type="float" office:value="1.89128851" calcext:value-type="float">
            <text:p>1,891</text:p>
          </table:table-cell>
          <table:table-cell office:value-type="float" office:value="851" calcext:value-type="float">
            <text:p>851</text:p>
          </table:table-cell>
          <table:table-cell office:value-type="float" office:value="5.28256" calcext:value-type="float">
            <text:p>5,283</text:p>
          </table:table-cell>
          <table:table-cell office:value-type="float" office:value="7468750" calcext:value-type="float">
            <text:p>7468750,000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5</text:p>
          </table:table-cell>
          <table:table-cell office:value-type="float" office:value="1.87997" calcext:value-type="float">
            <text:p>1,880</text:p>
          </table:table-cell>
          <table:table-cell office:value-type="float" office:value="746" calcext:value-type="float">
            <text:p>746</text:p>
          </table:table-cell>
          <table:table-cell office:value-type="float" office:value="4.88132" calcext:value-type="float">
            <text:p>4,881</text:p>
          </table:table-cell>
          <table:table-cell office:value-type="float" office:value="7593750" calcext:value-type="float">
            <text:p>7593750,000</text:p>
          </table:table-cell>
          <table:table-cell office:value-type="float" office:value="13.5648" calcext:value-type="float">
            <text:p>13,565</text:p>
          </table:table-cell>
          <table:table-cell office:value-type="float" office:value="1944" calcext:value-type="float">
            <text:p>1944</text:p>
          </table:table-cell>
          <table:table-cell office:value-type="float" office:value="74.9097" calcext:value-type="float">
            <text:p>74,910</text:p>
          </table:table-cell>
          <table:table-cell office:value-type="float" office:value="14890625" calcext:value-type="float">
            <text:p>14890625,000</text:p>
          </table:table-cell>
          <table:table-cell office:value-type="float" office:value="43.3048" calcext:value-type="float">
            <text:p>43,305</text:p>
          </table:table-cell>
          <table:table-cell office:value-type="float" office:value="3302" calcext:value-type="float">
            <text:p>3302</text:p>
          </table:table-cell>
          <table:table-cell office:value-type="float" office:value="87.3198" calcext:value-type="float">
            <text:p>87,320</text:p>
          </table:table-cell>
          <table:table-cell office:value-type="float" office:value="33343750" calcext:value-type="float">
            <text:p>33343750,000</text:p>
          </table:table-cell>
          <table:table-cell office:value-type="float" office:value="1.8308" calcext:value-type="float">
            <text:p>1,831</text:p>
          </table:table-cell>
          <table:table-cell office:value-type="float" office:value="861" calcext:value-type="float">
            <text:p>861</text:p>
          </table:table-cell>
          <table:table-cell office:value-type="float" office:value="5.25471" calcext:value-type="float">
            <text:p>5,255</text:p>
          </table:table-cell>
          <table:table-cell office:value-type="float" office:value="7437500" calcext:value-type="float">
            <text:p>7437500,000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4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74]+[.C75]+[.C76]+[.C77]+[.C78])/5" office:value-type="float" office:value="1.520324" calcext:value-type="float">
            <text:p>1,52</text:p>
          </table:table-cell>
          <table:table-cell table:style-name="ce7" table:formula="of:=([.D74]+[.D75]+[.D76]+[.D77]+[.D78])/5" office:value-type="float" office:value="771.8" calcext:value-type="float">
            <text:p>771,80</text:p>
          </table:table-cell>
          <table:table-cell table:style-name="ce7" table:formula="of:=([.E74]+[.E75]+[.E76]+[.E77]+[.E78])/5" office:value-type="float" office:value="4.621206" calcext:value-type="float">
            <text:p>4,62</text:p>
          </table:table-cell>
          <table:table-cell table:style-name="ce7" table:formula="of:=([.F74]+[.F75]+[.F76]+[.F77]+[.F78])/5" office:value-type="float" office:value="7584375" calcext:value-type="float">
            <text:p>7584375,00</text:p>
          </table:table-cell>
          <table:table-cell table:style-name="ce7" table:formula="of:=([.G74]+[.G75]+[.G76]+[.G77]+[.G78])/5" office:value-type="float" office:value="13.43516" calcext:value-type="float">
            <text:p>13,44</text:p>
          </table:table-cell>
          <table:table-cell table:style-name="ce7" table:formula="of:=([.H74]+[.H75]+[.H76]+[.H77]+[.H78])/5" office:value-type="float" office:value="1928" calcext:value-type="float">
            <text:p>1928,00</text:p>
          </table:table-cell>
          <table:table-cell table:style-name="ce7" table:formula="of:=([.I74]+[.I75]+[.I76]+[.I77]+[.I78])/5" office:value-type="float" office:value="74.24302" calcext:value-type="float">
            <text:p>74,24</text:p>
          </table:table-cell>
          <table:table-cell table:style-name="ce7" table:formula="of:=([.J74]+[.J75]+[.J76]+[.J77]+[.J78])/5" office:value-type="float" office:value="14843750" calcext:value-type="float">
            <text:p>14843750,00</text:p>
          </table:table-cell>
          <table:table-cell table:style-name="ce7" table:formula="of:=([.K74]+[.K75]+[.K76]+[.K77]+[.K78])/5" office:value-type="float" office:value="43.5389" calcext:value-type="float">
            <text:p>43,54</text:p>
          </table:table-cell>
          <table:table-cell table:style-name="ce7" table:formula="of:=([.L74]+[.L75]+[.L76]+[.L77]+[.L78])/5" office:value-type="float" office:value="3310.2" calcext:value-type="float">
            <text:p>3310,20</text:p>
          </table:table-cell>
          <table:table-cell table:style-name="ce7" table:formula="of:=([.M74]+[.M75]+[.M76]+[.M77]+[.M78])/5" office:value-type="float" office:value="87.64838" calcext:value-type="float">
            <text:p>87,65</text:p>
          </table:table-cell>
          <table:table-cell table:style-name="ce7" table:formula="of:=([.N74]+[.N75]+[.N76]+[.N77]+[.N78])/5" office:value-type="float" office:value="33243750" calcext:value-type="float">
            <text:p>33243750,00</text:p>
          </table:table-cell>
          <table:table-cell table:style-name="ce7" table:formula="of:=([.O74]+[.O75]+[.O76]+[.O77]+[.O78])/5" office:value-type="float" office:value="2.028979702" calcext:value-type="float">
            <text:p>2,03</text:p>
          </table:table-cell>
          <table:table-cell table:style-name="ce7" table:formula="of:=([.P74]+[.P75]+[.P76]+[.P77]+[.P78])/5" office:value-type="float" office:value="834.2" calcext:value-type="float">
            <text:p>834,20</text:p>
          </table:table-cell>
          <table:table-cell table:style-name="ce7" table:formula="of:=([.Q74]+[.Q75]+[.Q76]+[.Q77]+[.Q78])/5" office:value-type="float" office:value="5.352246" calcext:value-type="float">
            <text:p>5,35</text:p>
          </table:table-cell>
          <table:table-cell table:style-name="ce7" table:formula="of:=([.R74]+[.R75]+[.R76]+[.R77]+[.R78])/5" office:value-type="float" office:value="7512500" calcext:value-type="float">
            <text:p>7512500,00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/>
          <table:table-cell table:style-name="ce14"/>
          <table:table-cell table:style-name="ce22" table:number-columns-spanned="4" table:number-rows-spanned="1"/>
          <table:covered-table-cell table:number-columns-repeated="3" table:style-name="ce22"/>
          <table:table-cell table:style-name="ce22" table:number-columns-repeated="4"/>
          <table:table-cell table:style-name="ce22" table:number-columns-spanned="4" table:number-rows-spanned="1"/>
          <table:covered-table-cell table:number-columns-repeated="3" table:style-name="ce22"/>
          <table:table-cell table:style-name="ce22" table:number-columns-spanned="4" table:number-rows-spanned="1"/>
          <table:covered-table-cell table:number-columns-repeated="3" table:style-name="ce22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GE-UN 1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1</text:p>
          </table:table-cell>
          <table:table-cell office:value-type="float" office:value="1.93146" calcext:value-type="float">
            <text:p>1,931</text:p>
          </table:table-cell>
          <table:table-cell office:value-type="float" office:value="290" calcext:value-type="float">
            <text:p>290</text:p>
          </table:table-cell>
          <table:table-cell office:value-type="float" office:value="4.21692" calcext:value-type="float">
            <text:p>4,217</text:p>
          </table:table-cell>
          <table:table-cell office:value-type="float" office:value="4328125" calcext:value-type="float">
            <text:p>4328125,000</text:p>
          </table:table-cell>
          <table:table-cell office:value-type="float" office:value="13.3233" calcext:value-type="float">
            <text:p>13,323</text:p>
          </table:table-cell>
          <table:table-cell office:value-type="float" office:value="776" calcext:value-type="float">
            <text:p>776</text:p>
          </table:table-cell>
          <table:table-cell office:value-type="float" office:value="61.8941" calcext:value-type="float">
            <text:p>61,894</text:p>
          </table:table-cell>
          <table:table-cell office:value-type="float" office:value="8218750" calcext:value-type="float">
            <text:p>8218750,000</text:p>
          </table:table-cell>
          <table:table-cell office:value-type="float" office:value="38.3017" calcext:value-type="float">
            <text:p>38,302</text:p>
          </table:table-cell>
          <table:table-cell office:value-type="float" office:value="1337" calcext:value-type="float">
            <text:p>1337</text:p>
          </table:table-cell>
          <table:table-cell office:value-type="float" office:value="74.4312" calcext:value-type="float">
            <text:p>74,431</text:p>
          </table:table-cell>
          <table:table-cell office:value-type="float" office:value="17656250" calcext:value-type="float">
            <text:p>17656250,000</text:p>
          </table:table-cell>
          <table:table-cell office:value-type="float" office:value="1.67544" calcext:value-type="float">
            <text:p>1,675</text:p>
          </table:table-cell>
          <table:table-cell office:value-type="float" office:value="347" calcext:value-type="float">
            <text:p>347</text:p>
          </table:table-cell>
          <table:table-cell office:value-type="float" office:value="4.4505" calcext:value-type="float">
            <text:p>4,451</text:p>
          </table:table-cell>
          <table:table-cell office:value-type="float" office:value="4015625" calcext:value-type="float">
            <text:p>4015625,000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2</text:p>
          </table:table-cell>
          <table:table-cell office:value-type="float" office:value="1.32408" calcext:value-type="float">
            <text:p>1,324</text:p>
          </table:table-cell>
          <table:table-cell office:value-type="float" office:value="325" calcext:value-type="float">
            <text:p>325</text:p>
          </table:table-cell>
          <table:table-cell office:value-type="float" office:value="3.86247" calcext:value-type="float">
            <text:p>3,862</text:p>
          </table:table-cell>
          <table:table-cell office:value-type="float" office:value="4187500" calcext:value-type="float">
            <text:p>4187500,000</text:p>
          </table:table-cell>
          <table:table-cell office:value-type="float" office:value="13.3207" calcext:value-type="float">
            <text:p>13,321</text:p>
          </table:table-cell>
          <table:table-cell office:value-type="float" office:value="807" calcext:value-type="float">
            <text:p>807</text:p>
          </table:table-cell>
          <table:table-cell office:value-type="float" office:value="63.8453" calcext:value-type="float">
            <text:p>63,845</text:p>
          </table:table-cell>
          <table:table-cell office:value-type="float" office:value="8093750" calcext:value-type="float">
            <text:p>8093750,000</text:p>
          </table:table-cell>
          <table:table-cell office:value-type="float" office:value="38.0658" calcext:value-type="float">
            <text:p>38,066</text:p>
          </table:table-cell>
          <table:table-cell office:value-type="float" office:value="1358" calcext:value-type="float">
            <text:p>1358</text:p>
          </table:table-cell>
          <table:table-cell office:value-type="float" office:value="74.8402" calcext:value-type="float">
            <text:p>74,840</text:p>
          </table:table-cell>
          <table:table-cell office:value-type="float" office:value="17812500" calcext:value-type="float">
            <text:p>17812500,000</text:p>
          </table:table-cell>
          <table:table-cell office:value-type="float" office:value="2.37555" calcext:value-type="float">
            <text:p>2,376</text:p>
          </table:table-cell>
          <table:table-cell office:value-type="float" office:value="302" calcext:value-type="float">
            <text:p>302</text:p>
          </table:table-cell>
          <table:table-cell office:value-type="float" office:value="4.75259" calcext:value-type="float">
            <text:p>4,753</text:p>
          </table:table-cell>
          <table:table-cell office:value-type="float" office:value="4093750" calcext:value-type="float">
            <text:p>4093750,000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3</text:p>
          </table:table-cell>
          <table:table-cell office:value-type="float" office:value="1.44549" calcext:value-type="float">
            <text:p>1,445</text:p>
          </table:table-cell>
          <table:table-cell office:value-type="float" office:value="311" calcext:value-type="float">
            <text:p>311</text:p>
          </table:table-cell>
          <table:table-cell office:value-type="float" office:value="3.89098" calcext:value-type="float">
            <text:p>3,891</text:p>
          </table:table-cell>
          <table:table-cell office:value-type="float" office:value="4281250" calcext:value-type="float">
            <text:p>4281250,000</text:p>
          </table:table-cell>
          <table:table-cell office:value-type="float" office:value="13.3488" calcext:value-type="float">
            <text:p>13,349</text:p>
          </table:table-cell>
          <table:table-cell office:value-type="float" office:value="824" calcext:value-type="float">
            <text:p>824</text:p>
          </table:table-cell>
          <table:table-cell office:value-type="float" office:value="64.9377" calcext:value-type="float">
            <text:p>64,938</text:p>
          </table:table-cell>
          <table:table-cell office:value-type="float" office:value="8187500" calcext:value-type="float">
            <text:p>8187500,000</text:p>
          </table:table-cell>
          <table:table-cell office:value-type="float" office:value="38.0977" calcext:value-type="float">
            <text:p>38,098</text:p>
          </table:table-cell>
          <table:table-cell office:value-type="float" office:value="1384" calcext:value-type="float">
            <text:p>1384</text:p>
          </table:table-cell>
          <table:table-cell office:value-type="float" office:value="75.5453" calcext:value-type="float">
            <text:p>75,545</text:p>
          </table:table-cell>
          <table:table-cell office:value-type="float" office:value="17640625" calcext:value-type="float">
            <text:p>17640625,000</text:p>
          </table:table-cell>
          <table:table-cell office:value-type="float" office:value="1.33615" calcext:value-type="float">
            <text:p>1,336</text:p>
          </table:table-cell>
          <table:table-cell office:value-type="float" office:value="376" calcext:value-type="float">
            <text:p>376</text:p>
          </table:table-cell>
          <table:table-cell office:value-type="float" office:value="4.34683" calcext:value-type="float">
            <text:p>4,347</text:p>
          </table:table-cell>
          <table:table-cell office:value-type="float" office:value="4109375" calcext:value-type="float">
            <text:p>4109375,000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4</text:p>
          </table:table-cell>
          <table:table-cell office:value-type="float" office:value="1.81455" calcext:value-type="float">
            <text:p>1,815</text:p>
          </table:table-cell>
          <table:table-cell office:value-type="float" office:value="288" calcext:value-type="float">
            <text:p>288</text:p>
          </table:table-cell>
          <table:table-cell office:value-type="float" office:value="4.08425" calcext:value-type="float">
            <text:p>4,084</text:p>
          </table:table-cell>
          <table:table-cell office:value-type="float" office:value="4265625" calcext:value-type="float">
            <text:p>4265625,000</text:p>
          </table:table-cell>
          <table:table-cell office:value-type="float" office:value="13.597" calcext:value-type="float">
            <text:p>13,597</text:p>
          </table:table-cell>
          <table:table-cell office:value-type="float" office:value="766" calcext:value-type="float">
            <text:p>766</text:p>
          </table:table-cell>
          <table:table-cell office:value-type="float" office:value="61.5546" calcext:value-type="float">
            <text:p>61,555</text:p>
          </table:table-cell>
          <table:table-cell office:value-type="float" office:value="8093750" calcext:value-type="float">
            <text:p>8093750,000</text:p>
          </table:table-cell>
          <table:table-cell office:value-type="float" office:value="40.1986" calcext:value-type="float">
            <text:p>40,199</text:p>
          </table:table-cell>
          <table:table-cell office:value-type="float" office:value="1336" calcext:value-type="float">
            <text:p>1336</text:p>
          </table:table-cell>
          <table:table-cell office:value-type="float" office:value="76.3651" calcext:value-type="float">
            <text:p>76,365</text:p>
          </table:table-cell>
          <table:table-cell office:value-type="float" office:value="17843750" calcext:value-type="float">
            <text:p>17843750,000</text:p>
          </table:table-cell>
          <table:table-cell office:value-type="float" office:value="1.75688" calcext:value-type="float">
            <text:p>1,757</text:p>
          </table:table-cell>
          <table:table-cell office:value-type="float" office:value="645" calcext:value-type="float">
            <text:p>645</text:p>
          </table:table-cell>
          <table:table-cell office:value-type="float" office:value="4.51934" calcext:value-type="float">
            <text:p>4,519</text:p>
          </table:table-cell>
          <table:table-cell office:value-type="float" office:value="4046875" calcext:value-type="float">
            <text:p>4046875,000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5</text:p>
          </table:table-cell>
          <table:table-cell office:value-type="float" office:value="1.66458" calcext:value-type="float">
            <text:p>1,665</text:p>
          </table:table-cell>
          <table:table-cell office:value-type="float" office:value="296" calcext:value-type="float">
            <text:p>296</text:p>
          </table:table-cell>
          <table:table-cell office:value-type="float" office:value="3.99733" calcext:value-type="float">
            <text:p>3,997</text:p>
          </table:table-cell>
          <table:table-cell office:value-type="float" office:value="4250000" calcext:value-type="float">
            <text:p>4250000,000</text:p>
          </table:table-cell>
          <table:table-cell office:value-type="float" office:value="13.5215" calcext:value-type="float">
            <text:p>13,522</text:p>
          </table:table-cell>
          <table:table-cell office:value-type="float" office:value="796" calcext:value-type="float">
            <text:p>796</text:p>
          </table:table-cell>
          <table:table-cell office:value-type="float" office:value="63.105" calcext:value-type="float">
            <text:p>63,105</text:p>
          </table:table-cell>
          <table:table-cell office:value-type="float" office:value="8078125" calcext:value-type="float">
            <text:p>8078125,000</text:p>
          </table:table-cell>
          <table:table-cell office:value-type="float" office:value="37.1715" calcext:value-type="float">
            <text:p>37,172</text:p>
          </table:table-cell>
          <table:table-cell office:value-type="float" office:value="1366" calcext:value-type="float">
            <text:p>1366</text:p>
          </table:table-cell>
          <table:table-cell office:value-type="float" office:value="73.3584" calcext:value-type="float">
            <text:p>73,358</text:p>
          </table:table-cell>
          <table:table-cell office:value-type="float" office:value="17718750" calcext:value-type="float">
            <text:p>17718750,000</text:p>
          </table:table-cell>
          <table:table-cell office:value-type="float" office:value="2.74367" calcext:value-type="float">
            <text:p>2,744</text:p>
          </table:table-cell>
          <table:table-cell office:value-type="float" office:value="278" calcext:value-type="float">
            <text:p>278</text:p>
          </table:table-cell>
          <table:table-cell office:value-type="float" office:value="4.96965" calcext:value-type="float">
            <text:p>4,970</text:p>
          </table:table-cell>
          <table:table-cell office:value-type="float" office:value="4078125" calcext:value-type="float">
            <text:p>4078125,000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83]+[.C84]+[.C85]+[.C86]+[.C87])/5" office:value-type="float" office:value="1.636032" calcext:value-type="float">
            <text:p>1,64</text:p>
          </table:table-cell>
          <table:table-cell table:style-name="ce7" table:formula="of:=([.D83]+[.D84]+[.D85]+[.D86]+[.D87])/5" office:value-type="float" office:value="302" calcext:value-type="float">
            <text:p>302,00</text:p>
          </table:table-cell>
          <table:table-cell table:style-name="ce7" table:formula="of:=([.E83]+[.E84]+[.E85]+[.E86]+[.E87])/5" office:value-type="float" office:value="4.01039" calcext:value-type="float">
            <text:p>4,01</text:p>
          </table:table-cell>
          <table:table-cell table:style-name="ce7" table:formula="of:=([.F83]+[.F84]+[.F85]+[.F86]+[.F87])/5" office:value-type="float" office:value="4262500" calcext:value-type="float">
            <text:p>4262500,00</text:p>
          </table:table-cell>
          <table:table-cell table:style-name="ce7" table:formula="of:=([.G83]+[.G84]+[.G85]+[.G86]+[.G87])/5" office:value-type="float" office:value="13.42226" calcext:value-type="float">
            <text:p>13,42</text:p>
          </table:table-cell>
          <table:table-cell table:style-name="ce7" table:formula="of:=([.H83]+[.H84]+[.H85]+[.H86]+[.H87])/5" office:value-type="float" office:value="793.8" calcext:value-type="float">
            <text:p>793,80</text:p>
          </table:table-cell>
          <table:table-cell table:style-name="ce7" table:formula="of:=([.I83]+[.I84]+[.I85]+[.I86]+[.I87])/5" office:value-type="float" office:value="63.06734" calcext:value-type="float">
            <text:p>63,07</text:p>
          </table:table-cell>
          <table:table-cell table:style-name="ce7" table:formula="of:=([.J83]+[.J84]+[.J85]+[.J86]+[.J87])/5" office:value-type="float" office:value="8134375" calcext:value-type="float">
            <text:p>8134375,00</text:p>
          </table:table-cell>
          <table:table-cell table:style-name="ce7" table:formula="of:=([.K83]+[.K84]+[.K85]+[.K86]+[.K87])/5" office:value-type="float" office:value="38.36706" calcext:value-type="float">
            <text:p>38,37</text:p>
          </table:table-cell>
          <table:table-cell table:style-name="ce7" table:formula="of:=([.L83]+[.L84]+[.L85]+[.L86]+[.L87])/5" office:value-type="float" office:value="1356.2" calcext:value-type="float">
            <text:p>1356,20</text:p>
          </table:table-cell>
          <table:table-cell table:style-name="ce7" table:formula="of:=([.M83]+[.M84]+[.M85]+[.M86]+[.M87])/5" office:value-type="float" office:value="74.90804" calcext:value-type="float">
            <text:p>74,91</text:p>
          </table:table-cell>
          <table:table-cell table:style-name="ce7" table:formula="of:=([.N83]+[.N84]+[.N85]+[.N86]+[.N87])/5" office:value-type="float" office:value="17734375" calcext:value-type="float">
            <text:p>17734375,00</text:p>
          </table:table-cell>
          <table:table-cell table:style-name="ce7" table:formula="of:=([.O83]+[.O84]+[.O85]+[.O86]+[.O87])/5" office:value-type="float" office:value="1.977538" calcext:value-type="float">
            <text:p>1,98</text:p>
          </table:table-cell>
          <table:table-cell table:style-name="ce7" table:formula="of:=([.P83]+[.P84]+[.P85]+[.P86]+[.P87])/5" office:value-type="float" office:value="389.6" calcext:value-type="float">
            <text:p>389,60</text:p>
          </table:table-cell>
          <table:table-cell table:style-name="ce7" table:formula="of:=([.Q83]+[.Q84]+[.Q85]+[.Q86]+[.Q87])/5" office:value-type="float" office:value="4.607782" calcext:value-type="float">
            <text:p>4,61</text:p>
          </table:table-cell>
          <table:table-cell table:style-name="ce7" table:formula="of:=([.R83]+[.R84]+[.R85]+[.R86]+[.R87])/5" office:value-type="float" office:value="4068750" calcext:value-type="float">
            <text:p>4068750,00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17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GE-UN 2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1</text:p>
          </table:table-cell>
          <table:table-cell office:value-type="float" office:value="1.32853" calcext:value-type="float">
            <text:p>1,329</text:p>
          </table:table-cell>
          <table:table-cell office:value-type="float" office:value="751" calcext:value-type="float">
            <text:p>751</text:p>
          </table:table-cell>
          <table:table-cell office:value-type="float" office:value="4.33863" calcext:value-type="float">
            <text:p>4,339</text:p>
          </table:table-cell>
          <table:table-cell office:value-type="float" office:value="7265625" calcext:value-type="float">
            <text:p>7265625,000</text:p>
          </table:table-cell>
          <table:table-cell office:value-type="float" office:value="13.1729" calcext:value-type="float">
            <text:p>13,173</text:p>
          </table:table-cell>
          <table:table-cell office:value-type="float" office:value="1665" calcext:value-type="float">
            <text:p>1665</text:p>
          </table:table-cell>
          <table:table-cell office:value-type="float" office:value="65.4737" calcext:value-type="float">
            <text:p>65,474</text:p>
          </table:table-cell>
          <table:table-cell office:value-type="float" office:value="14734375" calcext:value-type="float">
            <text:p>14734375,000</text:p>
          </table:table-cell>
          <table:table-cell office:value-type="float" office:value="31.5237" calcext:value-type="float">
            <text:p>31,524</text:p>
          </table:table-cell>
          <table:table-cell office:value-type="float" office:value="3223" calcext:value-type="float">
            <text:p>3223</text:p>
          </table:table-cell>
          <table:table-cell office:value-type="float" office:value="74.4487" calcext:value-type="float">
            <text:p>74,449</text:p>
          </table:table-cell>
          <table:table-cell office:value-type="float" office:value="33234375" calcext:value-type="float">
            <text:p>33234375,000</text:p>
          </table:table-cell>
          <table:table-cell office:value-type="float" office:value="1.25006" calcext:value-type="float">
            <text:p>1,250</text:p>
          </table:table-cell>
          <table:table-cell office:value-type="float" office:value="857" calcext:value-type="float">
            <text:p>857</text:p>
          </table:table-cell>
          <table:table-cell office:value-type="float" office:value="4.65918" calcext:value-type="float">
            <text:p>4,659</text:p>
          </table:table-cell>
          <table:table-cell office:value-type="float" office:value="7406250" calcext:value-type="float">
            <text:p>7406250,000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2</text:p>
          </table:table-cell>
          <table:table-cell office:value-type="float" office:value="1.03755" calcext:value-type="float">
            <text:p>1,038</text:p>
          </table:table-cell>
          <table:table-cell office:value-type="float" office:value="766" calcext:value-type="float">
            <text:p>766</text:p>
          </table:table-cell>
          <table:table-cell office:value-type="float" office:value="4.11935" calcext:value-type="float">
            <text:p>4,119</text:p>
          </table:table-cell>
          <table:table-cell office:value-type="float" office:value="7343750" calcext:value-type="float">
            <text:p>7343750,000</text:p>
          </table:table-cell>
          <table:table-cell office:value-type="float" office:value="13.2519" calcext:value-type="float">
            <text:p>13,252</text:p>
          </table:table-cell>
          <table:table-cell office:value-type="float" office:value="1745" calcext:value-type="float">
            <text:p>1745</text:p>
          </table:table-cell>
          <table:table-cell office:value-type="float" office:value="68.129" calcext:value-type="float">
            <text:p>68,129</text:p>
          </table:table-cell>
          <table:table-cell office:value-type="float" office:value="14593750" calcext:value-type="float">
            <text:p>14593750,000</text:p>
          </table:table-cell>
          <table:table-cell office:value-type="float" office:value="33.5061" calcext:value-type="float">
            <text:p>33,506</text:p>
          </table:table-cell>
          <table:table-cell office:value-type="float" office:value="3209" calcext:value-type="float">
            <text:p>3209</text:p>
          </table:table-cell>
          <table:table-cell office:value-type="float" office:value="76.2335" calcext:value-type="float">
            <text:p>76,234</text:p>
          </table:table-cell>
          <table:table-cell office:value-type="float" office:value="33078125" calcext:value-type="float">
            <text:p>33078125,000</text:p>
          </table:table-cell>
          <table:table-cell office:value-type="float" office:value="1.67476" calcext:value-type="float">
            <text:p>1,675</text:p>
          </table:table-cell>
          <table:table-cell office:value-type="float" office:value="790" calcext:value-type="float">
            <text:p>790</text:p>
          </table:table-cell>
          <table:table-cell office:value-type="float" office:value="4.82356" calcext:value-type="float">
            <text:p>4,824</text:p>
          </table:table-cell>
          <table:table-cell office:value-type="float" office:value="7296875" calcext:value-type="float">
            <text:p>7296875,000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3</text:p>
          </table:table-cell>
          <table:table-cell office:value-type="float" office:value="1.10643" calcext:value-type="float">
            <text:p>1,106</text:p>
          </table:table-cell>
          <table:table-cell office:value-type="float" office:value="757" calcext:value-type="float">
            <text:p>757</text:p>
          </table:table-cell>
          <table:table-cell office:value-type="float" office:value="4.14878" calcext:value-type="float">
            <text:p>4,149</text:p>
          </table:table-cell>
          <table:table-cell office:value-type="float" office:value="7265625" calcext:value-type="float">
            <text:p>7265625,000</text:p>
          </table:table-cell>
          <table:table-cell office:value-type="float" office:value="12.7275" calcext:value-type="float">
            <text:p>12,728</text:p>
          </table:table-cell>
          <table:table-cell office:value-type="float" office:value="1682" calcext:value-type="float">
            <text:p>1682</text:p>
          </table:table-cell>
          <table:table-cell office:value-type="float" office:value="65.6395" calcext:value-type="float">
            <text:p>65,640</text:p>
          </table:table-cell>
          <table:table-cell office:value-type="float" office:value="14578125" calcext:value-type="float">
            <text:p>14578125,000</text:p>
          </table:table-cell>
          <table:table-cell office:value-type="float" office:value="35.1869" calcext:value-type="float">
            <text:p>35,187</text:p>
          </table:table-cell>
          <table:table-cell office:value-type="float" office:value="3151" calcext:value-type="float">
            <text:p>3151</text:p>
          </table:table-cell>
          <table:table-cell office:value-type="float" office:value="77.1669" calcext:value-type="float">
            <text:p>77,167</text:p>
          </table:table-cell>
          <table:table-cell office:value-type="float" office:value="33125000" calcext:value-type="float">
            <text:p>33125000,000</text:p>
          </table:table-cell>
          <table:table-cell office:value-type="float" office:value="1.15405" calcext:value-type="float">
            <text:p>1,154</text:p>
          </table:table-cell>
          <table:table-cell office:value-type="float" office:value="875" calcext:value-type="float">
            <text:p>875</text:p>
          </table:table-cell>
          <table:table-cell office:value-type="float" office:value="4.64094" calcext:value-type="float">
            <text:p>4,641</text:p>
          </table:table-cell>
          <table:table-cell office:value-type="float" office:value="7359375" calcext:value-type="float">
            <text:p>7359375,000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4</text:p>
          </table:table-cell>
          <table:table-cell office:value-type="float" office:value="1.08213" calcext:value-type="float">
            <text:p>1,082</text:p>
          </table:table-cell>
          <table:table-cell office:value-type="float" office:value="742" calcext:value-type="float">
            <text:p>742</text:p>
          </table:table-cell>
          <table:table-cell office:value-type="float" office:value="4.06738" calcext:value-type="float">
            <text:p>4,067</text:p>
          </table:table-cell>
          <table:table-cell office:value-type="float" office:value="7281250" calcext:value-type="float">
            <text:p>7281250,000</text:p>
          </table:table-cell>
          <table:table-cell office:value-type="float" office:value="13.2821" calcext:value-type="float">
            <text:p>13,282</text:p>
          </table:table-cell>
          <table:table-cell office:value-type="float" office:value="1767" calcext:value-type="float">
            <text:p>1767</text:p>
          </table:table-cell>
          <table:table-cell office:value-type="float" office:value="69.0025" calcext:value-type="float">
            <text:p>69,003</text:p>
          </table:table-cell>
          <table:table-cell office:value-type="float" office:value="14531250" calcext:value-type="float">
            <text:p>14531250,000</text:p>
          </table:table-cell>
          <table:table-cell office:value-type="float" office:value="34.073" calcext:value-type="float">
            <text:p>34,073</text:p>
          </table:table-cell>
          <table:table-cell office:value-type="float" office:value="3197" calcext:value-type="float">
            <text:p>3197</text:p>
          </table:table-cell>
          <table:table-cell office:value-type="float" office:value="76.6183" calcext:value-type="float">
            <text:p>76,618</text:p>
          </table:table-cell>
          <table:table-cell office:value-type="float" office:value="33078125" calcext:value-type="float">
            <text:p>33078125,000</text:p>
          </table:table-cell>
          <table:table-cell office:value-type="float" office:value="1.8226" calcext:value-type="float">
            <text:p>1,823</text:p>
          </table:table-cell>
          <table:table-cell office:value-type="float" office:value="786" calcext:value-type="float">
            <text:p>786</text:p>
          </table:table-cell>
          <table:table-cell office:value-type="float" office:value="4.95162" calcext:value-type="float">
            <text:p>4,952</text:p>
          </table:table-cell>
          <table:table-cell office:value-type="float" office:value="7296875" calcext:value-type="float">
            <text:p>7296875,000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Ejecución 5</text:p>
          </table:table-cell>
          <table:table-cell office:value-type="float" office:value="1.05803" calcext:value-type="float">
            <text:p>1,058</text:p>
          </table:table-cell>
          <table:table-cell office:value-type="float" office:value="752" calcext:value-type="float">
            <text:p>752</text:p>
          </table:table-cell>
          <table:table-cell office:value-type="float" office:value="4.08351" calcext:value-type="float">
            <text:p>4,084</text:p>
          </table:table-cell>
          <table:table-cell office:value-type="float" office:value="7343750" calcext:value-type="float">
            <text:p>7343750,000</text:p>
          </table:table-cell>
          <table:table-cell office:value-type="float" office:value="13.1502" calcext:value-type="float">
            <text:p>13,150</text:p>
          </table:table-cell>
          <table:table-cell office:value-type="float" office:value="1615" calcext:value-type="float">
            <text:p>1615</text:p>
          </table:table-cell>
          <table:table-cell office:value-type="float" office:value="64.0394" calcext:value-type="float">
            <text:p>64,039</text:p>
          </table:table-cell>
          <table:table-cell office:value-type="float" office:value="14625000" calcext:value-type="float">
            <text:p>14625000,000</text:p>
          </table:table-cell>
          <table:table-cell office:value-type="float" office:value="34.1175" calcext:value-type="float">
            <text:p>34,118</text:p>
          </table:table-cell>
          <table:table-cell office:value-type="float" office:value="3209" calcext:value-type="float">
            <text:p>3209</text:p>
          </table:table-cell>
          <table:table-cell office:value-type="float" office:value="76.8649" calcext:value-type="float">
            <text:p>76,865</text:p>
          </table:table-cell>
          <table:table-cell office:value-type="float" office:value="33015625" calcext:value-type="float">
            <text:p>33015625,000</text:p>
          </table:table-cell>
          <table:table-cell office:value-type="float" office:value="1.9215" calcext:value-type="float">
            <text:p>1,922</text:p>
          </table:table-cell>
          <table:table-cell office:value-type="float" office:value="742" calcext:value-type="float">
            <text:p>742</text:p>
          </table:table-cell>
          <table:table-cell office:value-type="float" office:value="4.87893" calcext:value-type="float">
            <text:p>4,879</text:p>
          </table:table-cell>
          <table:table-cell office:value-type="float" office:value="7281250" calcext:value-type="float">
            <text:p>7281250,000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92]+[.C93]+[.C94]+[.C95]+[.C96])/5" office:value-type="float" office:value="1.122534" calcext:value-type="float">
            <text:p>1,12</text:p>
          </table:table-cell>
          <table:table-cell table:style-name="ce7" table:formula="of:=([.D92]+[.D93]+[.D94]+[.D95]+[.D96])/5" office:value-type="float" office:value="753.6" calcext:value-type="float">
            <text:p>753,60</text:p>
          </table:table-cell>
          <table:table-cell table:style-name="ce7" table:formula="of:=([.E92]+[.E93]+[.E94]+[.E95]+[.E96])/5" office:value-type="float" office:value="4.15153" calcext:value-type="float">
            <text:p>4,15</text:p>
          </table:table-cell>
          <table:table-cell table:style-name="ce7" table:formula="of:=([.F92]+[.F93]+[.F94]+[.F95]+[.F96])/5" office:value-type="float" office:value="7300000" calcext:value-type="float">
            <text:p>7300000,00</text:p>
          </table:table-cell>
          <table:table-cell table:style-name="ce7" table:formula="of:=([.G92]+[.G93]+[.G94]+[.G95]+[.G96])/5" office:value-type="float" office:value="13.11692" calcext:value-type="float">
            <text:p>13,12</text:p>
          </table:table-cell>
          <table:table-cell table:style-name="ce7" table:formula="of:=([.H92]+[.H93]+[.H94]+[.H95]+[.H96])/5" office:value-type="float" office:value="1694.8" calcext:value-type="float">
            <text:p>1694,80</text:p>
          </table:table-cell>
          <table:table-cell table:style-name="ce7" table:formula="of:=([.I92]+[.I93]+[.I94]+[.I95]+[.I96])/5" office:value-type="float" office:value="66.45682" calcext:value-type="float">
            <text:p>66,46</text:p>
          </table:table-cell>
          <table:table-cell table:style-name="ce7" table:formula="of:=([.J92]+[.J93]+[.J94]+[.J95]+[.J96])/5" office:value-type="float" office:value="14612500" calcext:value-type="float">
            <text:p>14612500,00</text:p>
          </table:table-cell>
          <table:table-cell table:style-name="ce7" table:formula="of:=([.K92]+[.K93]+[.K94]+[.K95]+[.K96])/5" office:value-type="float" office:value="33.68144" calcext:value-type="float">
            <text:p>33,68</text:p>
          </table:table-cell>
          <table:table-cell table:style-name="ce7" table:formula="of:=([.L92]+[.L93]+[.L94]+[.L95]+[.L96])/5" office:value-type="float" office:value="3197.8" calcext:value-type="float">
            <text:p>3197,80</text:p>
          </table:table-cell>
          <table:table-cell table:style-name="ce7" table:formula="of:=([.M92]+[.M93]+[.M94]+[.M95]+[.M96])/5" office:value-type="float" office:value="76.26646" calcext:value-type="float">
            <text:p>76,27</text:p>
          </table:table-cell>
          <table:table-cell table:style-name="ce7" table:formula="of:=([.N92]+[.N93]+[.N94]+[.N95]+[.N96])/5" office:value-type="float" office:value="33106250" calcext:value-type="float">
            <text:p>33106250,00</text:p>
          </table:table-cell>
          <table:table-cell table:style-name="ce7" table:formula="of:=([.O92]+[.O93]+[.O94]+[.O95]+[.O96])/5" office:value-type="float" office:value="1.564594" calcext:value-type="float">
            <text:p>1,56</text:p>
          </table:table-cell>
          <table:table-cell table:style-name="ce7" table:formula="of:=([.P92]+[.P93]+[.P94]+[.P95]+[.P96])/5" office:value-type="float" office:value="810" calcext:value-type="float">
            <text:p>810,00</text:p>
          </table:table-cell>
          <table:table-cell table:style-name="ce7" table:formula="of:=([.Q92]+[.Q93]+[.Q94]+[.Q95]+[.Q96])/5" office:value-type="float" office:value="4.790846" calcext:value-type="float">
            <text:p>4,79</text:p>
          </table:table-cell>
          <table:table-cell table:style-name="ce7" table:formula="of:=([.R92]+[.R93]+[.R94]+[.R95]+[.R96])/5" office:value-type="float" office:value="7328125" calcext:value-type="float">
            <text:p>7328125,00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17"/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GE-SF 1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1</text:p>
          </table:table-cell>
          <table:table-cell office:value-type="float" office:value="1.29807" calcext:value-type="float">
            <text:p>1,298</text:p>
          </table:table-cell>
          <table:table-cell office:value-type="float" office:value="340" calcext:value-type="float">
            <text:p>340</text:p>
          </table:table-cell>
          <table:table-cell office:value-type="float" office:value="3.97758" calcext:value-type="float">
            <text:p>3,978</text:p>
          </table:table-cell>
          <table:table-cell office:value-type="float" office:value="4328125" calcext:value-type="float">
            <text:p>4328125,000</text:p>
          </table:table-cell>
          <table:table-cell office:value-type="float" office:value="13.0449" calcext:value-type="float">
            <text:p>13,045</text:p>
          </table:table-cell>
          <table:table-cell office:value-type="float" office:value="801" calcext:value-type="float">
            <text:p>801</text:p>
          </table:table-cell>
          <table:table-cell office:value-type="float" office:value="63.1857" calcext:value-type="float">
            <text:p>63,186</text:p>
          </table:table-cell>
          <table:table-cell office:value-type="float" office:value="8390625" calcext:value-type="float">
            <text:p>8390625,000</text:p>
          </table:table-cell>
          <table:table-cell office:value-type="float" office:value="37.2776" calcext:value-type="float">
            <text:p>37,278</text:p>
          </table:table-cell>
          <table:table-cell office:value-type="float" office:value="1418" calcext:value-type="float">
            <text:p>1418</text:p>
          </table:table-cell>
          <table:table-cell office:value-type="float" office:value="75.439" calcext:value-type="float">
            <text:p>75,439</text:p>
          </table:table-cell>
          <table:table-cell office:value-type="float" office:value="17859375" calcext:value-type="float">
            <text:p>17859375,000</text:p>
          </table:table-cell>
          <table:table-cell office:value-type="float" office:value="1.86842" calcext:value-type="float">
            <text:p>1,868</text:p>
          </table:table-cell>
          <table:table-cell office:value-type="float" office:value="329" calcext:value-type="float">
            <text:p>329</text:p>
          </table:table-cell>
          <table:table-cell office:value-type="float" office:value="4.50276" calcext:value-type="float">
            <text:p>4,503</text:p>
          </table:table-cell>
          <table:table-cell office:value-type="float" office:value="4093750" calcext:value-type="float">
            <text:p>4093750,000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2</text:p>
          </table:table-cell>
          <table:table-cell office:value-type="float" office:value="1.81323" calcext:value-type="float">
            <text:p>1,813</text:p>
          </table:table-cell>
          <table:table-cell office:value-type="float" office:value="297" calcext:value-type="float">
            <text:p>297</text:p>
          </table:table-cell>
          <table:table-cell office:value-type="float" office:value="4.15386" calcext:value-type="float">
            <text:p>4,154</text:p>
          </table:table-cell>
          <table:table-cell office:value-type="float" office:value="4203125" calcext:value-type="float">
            <text:p>4203125,000</text:p>
          </table:table-cell>
          <table:table-cell office:value-type="float" office:value="13.4732" calcext:value-type="float">
            <text:p>13,473</text:p>
          </table:table-cell>
          <table:table-cell office:value-type="float" office:value="797" calcext:value-type="float">
            <text:p>797</text:p>
          </table:table-cell>
          <table:table-cell office:value-type="float" office:value="63.3714" calcext:value-type="float">
            <text:p>63,371</text:p>
          </table:table-cell>
          <table:table-cell office:value-type="float" office:value="8125000" calcext:value-type="float">
            <text:p>8125000,000</text:p>
          </table:table-cell>
          <table:table-cell office:value-type="float" office:value="37.9085" calcext:value-type="float">
            <text:p>37,909</text:p>
          </table:table-cell>
          <table:table-cell office:value-type="float" office:value="1410" calcext:value-type="float">
            <text:p>1410</text:p>
          </table:table-cell>
          <table:table-cell office:value-type="float" office:value="76.033" calcext:value-type="float">
            <text:p>76,033</text:p>
          </table:table-cell>
          <table:table-cell office:value-type="float" office:value="17718750" calcext:value-type="float">
            <text:p>17718750,000</text:p>
          </table:table-cell>
          <table:table-cell office:value-type="float" office:value="1.94615" calcext:value-type="float">
            <text:p>1,946</text:p>
          </table:table-cell>
          <table:table-cell office:value-type="float" office:value="330" calcext:value-type="float">
            <text:p>330</text:p>
          </table:table-cell>
          <table:table-cell office:value-type="float" office:value="4.5885" calcext:value-type="float">
            <text:p>4,589</text:p>
          </table:table-cell>
          <table:table-cell office:value-type="float" office:value="4078125" calcext:value-type="float">
            <text:p>4078125,000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3</text:p>
          </table:table-cell>
          <table:table-cell office:value-type="float" office:value="1.92054" calcext:value-type="float">
            <text:p>1,921</text:p>
          </table:table-cell>
          <table:table-cell office:value-type="float" office:value="300" calcext:value-type="float">
            <text:p>300</text:p>
          </table:table-cell>
          <table:table-cell office:value-type="float" office:value="4.28481" calcext:value-type="float">
            <text:p>4,285</text:p>
          </table:table-cell>
          <table:table-cell office:value-type="float" office:value="4265625" calcext:value-type="float">
            <text:p>4265625,000</text:p>
          </table:table-cell>
          <table:table-cell office:value-type="float" office:value="13.6853" calcext:value-type="float">
            <text:p>13,685</text:p>
          </table:table-cell>
          <table:table-cell office:value-type="float" office:value="789" calcext:value-type="float">
            <text:p>789</text:p>
          </table:table-cell>
          <table:table-cell office:value-type="float" office:value="63.0829" calcext:value-type="float">
            <text:p>63,083</text:p>
          </table:table-cell>
          <table:table-cell office:value-type="float" office:value="8140625" calcext:value-type="float">
            <text:p>8140625,000</text:p>
          </table:table-cell>
          <table:table-cell office:value-type="float" office:value="37.9162" calcext:value-type="float">
            <text:p>37,916</text:p>
          </table:table-cell>
          <table:table-cell office:value-type="float" office:value="1364" calcext:value-type="float">
            <text:p>1364</text:p>
          </table:table-cell>
          <table:table-cell office:value-type="float" office:value="74.8295" calcext:value-type="float">
            <text:p>74,830</text:p>
          </table:table-cell>
          <table:table-cell office:value-type="float" office:value="17796875" calcext:value-type="float">
            <text:p>17796875,000</text:p>
          </table:table-cell>
          <table:table-cell office:value-type="float" office:value="2.68776" calcext:value-type="float">
            <text:p>2,688</text:p>
          </table:table-cell>
          <table:table-cell office:value-type="float" office:value="303" calcext:value-type="float">
            <text:p>303</text:p>
          </table:table-cell>
          <table:table-cell office:value-type="float" office:value="5.0961" calcext:value-type="float">
            <text:p>5,096</text:p>
          </table:table-cell>
          <table:table-cell office:value-type="float" office:value="4062500" calcext:value-type="float">
            <text:p>4062500,000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4</text:p>
          </table:table-cell>
          <table:table-cell office:value-type="float" office:value="1.88024" calcext:value-type="float">
            <text:p>1,880</text:p>
          </table:table-cell>
          <table:table-cell office:value-type="float" office:value="301" calcext:value-type="float">
            <text:p>301</text:p>
          </table:table-cell>
          <table:table-cell office:value-type="float" office:value="4.25239" calcext:value-type="float">
            <text:p>4,252</text:p>
          </table:table-cell>
          <table:table-cell office:value-type="float" office:value="4156250" calcext:value-type="float">
            <text:p>4156250,000</text:p>
          </table:table-cell>
          <table:table-cell office:value-type="float" office:value="13.4279" calcext:value-type="float">
            <text:p>13,428</text:p>
          </table:table-cell>
          <table:table-cell office:value-type="float" office:value="805" calcext:value-type="float">
            <text:p>805</text:p>
          </table:table-cell>
          <table:table-cell office:value-type="float" office:value="63.8118" calcext:value-type="float">
            <text:p>63,812</text:p>
          </table:table-cell>
          <table:table-cell office:value-type="float" office:value="8078125" calcext:value-type="float">
            <text:p>8078125,000</text:p>
          </table:table-cell>
          <table:table-cell office:value-type="float" office:value="34.9325" calcext:value-type="float">
            <text:p>34,933</text:p>
          </table:table-cell>
          <table:table-cell office:value-type="float" office:value="1391" calcext:value-type="float">
            <text:p>1391</text:p>
          </table:table-cell>
          <table:table-cell office:value-type="float" office:value="72.5818" calcext:value-type="float">
            <text:p>72,582</text:p>
          </table:table-cell>
          <table:table-cell office:value-type="float" office:value="17671875" calcext:value-type="float">
            <text:p>17671875,000</text:p>
          </table:table-cell>
          <table:table-cell office:value-type="float" office:value="2.28344" calcext:value-type="float">
            <text:p>2,283</text:p>
          </table:table-cell>
          <table:table-cell office:value-type="float" office:value="314" calcext:value-type="float">
            <text:p>314</text:p>
          </table:table-cell>
          <table:table-cell office:value-type="float" office:value="4.79767" calcext:value-type="float">
            <text:p>4,798</text:p>
          </table:table-cell>
          <table:table-cell office:value-type="float" office:value="4078125" calcext:value-type="float">
            <text:p>4078125,000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5</text:p>
          </table:table-cell>
          <table:table-cell office:value-type="float" office:value="1.82649" calcext:value-type="float">
            <text:p>1,826</text:p>
          </table:table-cell>
          <table:table-cell office:value-type="float" office:value="299" calcext:value-type="float">
            <text:p>299</text:p>
          </table:table-cell>
          <table:table-cell office:value-type="float" office:value="4.18278" calcext:value-type="float">
            <text:p>4,183</text:p>
          </table:table-cell>
          <table:table-cell office:value-type="float" office:value="4218750" calcext:value-type="float">
            <text:p>4218750,000</text:p>
          </table:table-cell>
          <table:table-cell office:value-type="float" office:value="13.4783" calcext:value-type="float">
            <text:p>13,478</text:p>
          </table:table-cell>
          <table:table-cell office:value-type="float" office:value="803" calcext:value-type="float">
            <text:p>803</text:p>
          </table:table-cell>
          <table:table-cell office:value-type="float" office:value="63.6856" calcext:value-type="float">
            <text:p>63,686</text:p>
          </table:table-cell>
          <table:table-cell office:value-type="float" office:value="8140625" calcext:value-type="float">
            <text:p>8140625,000</text:p>
          </table:table-cell>
          <table:table-cell office:value-type="float" office:value="37.2198" calcext:value-type="float">
            <text:p>37,220</text:p>
          </table:table-cell>
          <table:table-cell office:value-type="float" office:value="1408" calcext:value-type="float">
            <text:p>1408</text:p>
          </table:table-cell>
          <table:table-cell office:value-type="float" office:value="75.2976" calcext:value-type="float">
            <text:p>75,298</text:p>
          </table:table-cell>
          <table:table-cell office:value-type="float" office:value="17625000" calcext:value-type="float">
            <text:p>17625000,000</text:p>
          </table:table-cell>
          <table:table-cell office:value-type="float" office:value="2.13826" calcext:value-type="float">
            <text:p>2,138</text:p>
          </table:table-cell>
          <table:table-cell office:value-type="float" office:value="324" calcext:value-type="float">
            <text:p>324</text:p>
          </table:table-cell>
          <table:table-cell office:value-type="float" office:value="4.69305" calcext:value-type="float">
            <text:p>4,693</text:p>
          </table:table-cell>
          <table:table-cell office:value-type="float" office:value="4046875" calcext:value-type="float">
            <text:p>4046875,000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4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101]+[.C102]+[.C103]+[.C104]+[.C105])/5" office:value-type="float" office:value="1.747714" calcext:value-type="float">
            <text:p>1,75</text:p>
          </table:table-cell>
          <table:table-cell table:style-name="ce7" table:formula="of:=([.D101]+[.D102]+[.D103]+[.D104]+[.D105])/5" office:value-type="float" office:value="307.4" calcext:value-type="float">
            <text:p>307,40</text:p>
          </table:table-cell>
          <table:table-cell table:style-name="ce7" table:formula="of:=([.E101]+[.E102]+[.E103]+[.E104]+[.E105])/5" office:value-type="float" office:value="4.170284" calcext:value-type="float">
            <text:p>4,17</text:p>
          </table:table-cell>
          <table:table-cell table:style-name="ce7" table:formula="of:=([.F101]+[.F102]+[.F103]+[.F104]+[.F105])/5" office:value-type="float" office:value="4234375" calcext:value-type="float">
            <text:p>4234375,00</text:p>
          </table:table-cell>
          <table:table-cell table:style-name="ce7" table:formula="of:=([.G101]+[.G102]+[.G103]+[.G104]+[.G105])/5" office:value-type="float" office:value="13.42192" calcext:value-type="float">
            <text:p>13,42</text:p>
          </table:table-cell>
          <table:table-cell table:style-name="ce7" table:formula="of:=([.H101]+[.H102]+[.H103]+[.H104]+[.H105])/5" office:value-type="float" office:value="799" calcext:value-type="float">
            <text:p>799,00</text:p>
          </table:table-cell>
          <table:table-cell table:style-name="ce7" table:formula="of:=([.I101]+[.I102]+[.I103]+[.I104]+[.I105])/5" office:value-type="float" office:value="63.42748" calcext:value-type="float">
            <text:p>63,43</text:p>
          </table:table-cell>
          <table:table-cell table:style-name="ce7" table:formula="of:=([.J101]+[.J102]+[.J103]+[.J104]+[.J105])/5" office:value-type="float" office:value="8175000" calcext:value-type="float">
            <text:p>8175000,00</text:p>
          </table:table-cell>
          <table:table-cell table:style-name="ce7" table:formula="of:=([.K101]+[.K102]+[.K103]+[.K104]+[.K105])/5" office:value-type="float" office:value="37.05092" calcext:value-type="float">
            <text:p>37,05</text:p>
          </table:table-cell>
          <table:table-cell table:style-name="ce7" table:formula="of:=([.L101]+[.L102]+[.L103]+[.L104]+[.L105])/5" office:value-type="float" office:value="1398.2" calcext:value-type="float">
            <text:p>1398,20</text:p>
          </table:table-cell>
          <table:table-cell table:style-name="ce7" table:formula="of:=([.M101]+[.M102]+[.M103]+[.M104]+[.M105])/5" office:value-type="float" office:value="74.83618" calcext:value-type="float">
            <text:p>74,84</text:p>
          </table:table-cell>
          <table:table-cell table:style-name="ce7" table:formula="of:=([.N101]+[.N102]+[.N103]+[.N104]+[.N105])/5" office:value-type="float" office:value="17734375" calcext:value-type="float">
            <text:p>17734375,00</text:p>
          </table:table-cell>
          <table:table-cell table:style-name="ce7" table:formula="of:=([.O101]+[.O102]+[.O103]+[.O104]+[.O105])/5" office:value-type="float" office:value="2.184806" calcext:value-type="float">
            <text:p>2,18</text:p>
          </table:table-cell>
          <table:table-cell table:style-name="ce7" table:formula="of:=([.P101]+[.P102]+[.P103]+[.P104]+[.P105])/5" office:value-type="float" office:value="320" calcext:value-type="float">
            <text:p>320,00</text:p>
          </table:table-cell>
          <table:table-cell table:style-name="ce7" table:formula="of:=([.Q101]+[.Q102]+[.Q103]+[.Q104]+[.Q105])/5" office:value-type="float" office:value="4.735616" calcext:value-type="float">
            <text:p>4,74</text:p>
          </table:table-cell>
          <table:table-cell table:style-name="ce7" table:formula="of:=([.R101]+[.R102]+[.R103]+[.R104]+[.R105])/5" office:value-type="float" office:value="4071875" calcext:value-type="float">
            <text:p>4071875,00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17"/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GE-SF 2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1</text:p>
          </table:table-cell>
          <table:table-cell office:value-type="float" office:value="1.08896" calcext:value-type="float">
            <text:p>1,089</text:p>
          </table:table-cell>
          <table:table-cell office:value-type="float" office:value="787" calcext:value-type="float">
            <text:p>787</text:p>
          </table:table-cell>
          <table:table-cell office:value-type="float" office:value="4.25273" calcext:value-type="float">
            <text:p>4,253</text:p>
          </table:table-cell>
          <table:table-cell office:value-type="float" office:value="7406250" calcext:value-type="float">
            <text:p>7406250,000</text:p>
          </table:table-cell>
          <table:table-cell office:value-type="float" office:value="12.8296" calcext:value-type="float">
            <text:p>12,830</text:p>
          </table:table-cell>
          <table:table-cell office:value-type="float" office:value="1715" calcext:value-type="float">
            <text:p>1715</text:p>
          </table:table-cell>
          <table:table-cell office:value-type="float" office:value="66.9289" calcext:value-type="float">
            <text:p>66,929</text:p>
          </table:table-cell>
          <table:table-cell office:value-type="float" office:value="14718750" calcext:value-type="float">
            <text:p>14718750,000</text:p>
          </table:table-cell>
          <table:table-cell office:value-type="float" office:value="36.3116" calcext:value-type="float">
            <text:p>36,312</text:p>
          </table:table-cell>
          <table:table-cell office:value-type="float" office:value="3123" calcext:value-type="float">
            <text:p>3123</text:p>
          </table:table-cell>
          <table:table-cell office:value-type="float" office:value="77.9217" calcext:value-type="float">
            <text:p>77,922</text:p>
          </table:table-cell>
          <table:table-cell office:value-type="float" office:value="33687500" calcext:value-type="float">
            <text:p>33687500,000</text:p>
          </table:table-cell>
          <table:table-cell office:value-type="float" office:value="1.15275" calcext:value-type="float">
            <text:p>1,153</text:p>
          </table:table-cell>
          <table:table-cell office:value-type="float" office:value="866" calcext:value-type="float">
            <text:p>866</text:p>
          </table:table-cell>
          <table:table-cell office:value-type="float" office:value="4.60378" calcext:value-type="float">
            <text:p>4,604</text:p>
          </table:table-cell>
          <table:table-cell office:value-type="float" office:value="7312500" calcext:value-type="float">
            <text:p>7312500,000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2</text:p>
          </table:table-cell>
          <table:table-cell office:value-type="float" office:value="1.01588" calcext:value-type="float">
            <text:p>1,016</text:p>
          </table:table-cell>
          <table:table-cell office:value-type="float" office:value="761" calcext:value-type="float">
            <text:p>761</text:p>
          </table:table-cell>
          <table:table-cell office:value-type="float" office:value="4.07757" calcext:value-type="float">
            <text:p>4,078</text:p>
          </table:table-cell>
          <table:table-cell office:value-type="float" office:value="7375000" calcext:value-type="float">
            <text:p>7375000,000</text:p>
          </table:table-cell>
          <table:table-cell office:value-type="float" office:value="12.158" calcext:value-type="float">
            <text:p>12,158</text:p>
          </table:table-cell>
          <table:table-cell office:value-type="float" office:value="1621" calcext:value-type="float">
            <text:p>1621</text:p>
          </table:table-cell>
          <table:table-cell office:value-type="float" office:value="63.3103" calcext:value-type="float">
            <text:p>63,310</text:p>
          </table:table-cell>
          <table:table-cell office:value-type="float" office:value="14609375" calcext:value-type="float">
            <text:p>14609375,000</text:p>
          </table:table-cell>
          <table:table-cell office:value-type="float" office:value="36.6097" calcext:value-type="float">
            <text:p>36,610</text:p>
          </table:table-cell>
          <table:table-cell office:value-type="float" office:value="3155" calcext:value-type="float">
            <text:p>3155</text:p>
          </table:table-cell>
          <table:table-cell office:value-type="float" office:value="78.5296" calcext:value-type="float">
            <text:p>78,530</text:p>
          </table:table-cell>
          <table:table-cell office:value-type="float" office:value="33187500" calcext:value-type="float">
            <text:p>33187500,000</text:p>
          </table:table-cell>
          <table:table-cell office:value-type="float" office:value="2.56184" calcext:value-type="float">
            <text:p>2,562</text:p>
          </table:table-cell>
          <table:table-cell office:value-type="float" office:value="713" calcext:value-type="float">
            <text:p>713</text:p>
          </table:table-cell>
          <table:table-cell office:value-type="float" office:value="5.40373" calcext:value-type="float">
            <text:p>5,404</text:p>
          </table:table-cell>
          <table:table-cell office:value-type="float" office:value="7312500" calcext:value-type="float">
            <text:p>7312500,000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3</text:p>
          </table:table-cell>
          <table:table-cell office:value-type="float" office:value="1.53214" calcext:value-type="float">
            <text:p>1,532</text:p>
          </table:table-cell>
          <table:table-cell office:value-type="float" office:value="718" calcext:value-type="float">
            <text:p>718</text:p>
          </table:table-cell>
          <table:table-cell office:value-type="float" office:value="4.42083" calcext:value-type="float">
            <text:p>4,421</text:p>
          </table:table-cell>
          <table:table-cell office:value-type="float" office:value="7343750" calcext:value-type="float">
            <text:p>7343750,000</text:p>
          </table:table-cell>
          <table:table-cell office:value-type="float" office:value="13.0115" calcext:value-type="float">
            <text:p>13,012</text:p>
          </table:table-cell>
          <table:table-cell office:value-type="float" office:value="1715" calcext:value-type="float">
            <text:p>1715</text:p>
          </table:table-cell>
          <table:table-cell office:value-type="float" office:value="67.1301" calcext:value-type="float">
            <text:p>67,130</text:p>
          </table:table-cell>
          <table:table-cell office:value-type="float" office:value="14671875" calcext:value-type="float">
            <text:p>14671875,000</text:p>
          </table:table-cell>
          <table:table-cell office:value-type="float" office:value="35.2593" calcext:value-type="float">
            <text:p>35,259</text:p>
          </table:table-cell>
          <table:table-cell office:value-type="float" office:value="3203" calcext:value-type="float">
            <text:p>3203</text:p>
          </table:table-cell>
          <table:table-cell office:value-type="float" office:value="77.9098" calcext:value-type="float">
            <text:p>77,910</text:p>
          </table:table-cell>
          <table:table-cell office:value-type="float" office:value="33093750" calcext:value-type="float">
            <text:p>33093750,000</text:p>
          </table:table-cell>
          <table:table-cell office:value-type="float" office:value="1.2673" calcext:value-type="float">
            <text:p>1,267</text:p>
          </table:table-cell>
          <table:table-cell office:value-type="float" office:value="853" calcext:value-type="float">
            <text:p>853</text:p>
          </table:table-cell>
          <table:table-cell office:value-type="float" office:value="4.64981" calcext:value-type="float">
            <text:p>4,650</text:p>
          </table:table-cell>
          <table:table-cell office:value-type="float" office:value="7187500" calcext:value-type="float">
            <text:p>7187500,000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4</text:p>
          </table:table-cell>
          <table:table-cell office:value-type="float" office:value="1.07129" calcext:value-type="float">
            <text:p>1,071</text:p>
          </table:table-cell>
          <table:table-cell office:value-type="float" office:value="751" calcext:value-type="float">
            <text:p>751</text:p>
          </table:table-cell>
          <table:table-cell office:value-type="float" office:value="4.09242" calcext:value-type="float">
            <text:p>4,092</text:p>
          </table:table-cell>
          <table:table-cell office:value-type="float" office:value="7359375" calcext:value-type="float">
            <text:p>7359375,000</text:p>
          </table:table-cell>
          <table:table-cell office:value-type="float" office:value="13.1779" calcext:value-type="float">
            <text:p>13,178</text:p>
          </table:table-cell>
          <table:table-cell office:value-type="float" office:value="1773" calcext:value-type="float">
            <text:p>1773</text:p>
          </table:table-cell>
          <table:table-cell office:value-type="float" office:value="69.1149" calcext:value-type="float">
            <text:p>69,115</text:p>
          </table:table-cell>
          <table:table-cell office:value-type="float" office:value="14828125" calcext:value-type="float">
            <text:p>14828125,000</text:p>
          </table:table-cell>
          <table:table-cell office:value-type="float" office:value="37.086" calcext:value-type="float">
            <text:p>37,086</text:p>
          </table:table-cell>
          <table:table-cell office:value-type="float" office:value="3164" calcext:value-type="float">
            <text:p>3164</text:p>
          </table:table-cell>
          <table:table-cell office:value-type="float" office:value="79.1166" calcext:value-type="float">
            <text:p>79,117</text:p>
          </table:table-cell>
          <table:table-cell office:value-type="float" office:value="32921875" calcext:value-type="float">
            <text:p>32921875,000</text:p>
          </table:table-cell>
          <table:table-cell office:value-type="float" office:value="1.45765" calcext:value-type="float">
            <text:p>1,458</text:p>
          </table:table-cell>
          <table:table-cell office:value-type="float" office:value="849" calcext:value-type="float">
            <text:p>849</text:p>
          </table:table-cell>
          <table:table-cell office:value-type="float" office:value="4.83053" calcext:value-type="float">
            <text:p>4,831</text:p>
          </table:table-cell>
          <table:table-cell office:value-type="float" office:value="7265625" calcext:value-type="float">
            <text:p>7265625,000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jecución 5</text:p>
          </table:table-cell>
          <table:table-cell office:value-type="float" office:value="1.09337" calcext:value-type="float">
            <text:p>1,093</text:p>
          </table:table-cell>
          <table:table-cell office:value-type="float" office:value="750" calcext:value-type="float">
            <text:p>750</text:p>
          </table:table-cell>
          <table:table-cell office:value-type="float" office:value="4.10353" calcext:value-type="float">
            <text:p>4,104</text:p>
          </table:table-cell>
          <table:table-cell office:value-type="float" office:value="7546875" calcext:value-type="float">
            <text:p>7546875,000</text:p>
          </table:table-cell>
          <table:table-cell office:value-type="float" office:value="13.5407" calcext:value-type="float">
            <text:p>13,541</text:p>
          </table:table-cell>
          <table:table-cell office:value-type="float" office:value="1679" calcext:value-type="float">
            <text:p>1679</text:p>
          </table:table-cell>
          <table:table-cell office:value-type="float" office:value="66.4952" calcext:value-type="float">
            <text:p>66,495</text:p>
          </table:table-cell>
          <table:table-cell office:value-type="float" office:value="14718750" calcext:value-type="float">
            <text:p>14718750,000</text:p>
          </table:table-cell>
          <table:table-cell office:value-type="float" office:value="34.9692" calcext:value-type="float">
            <text:p>34,969</text:p>
          </table:table-cell>
          <table:table-cell office:value-type="float" office:value="3174" calcext:value-type="float">
            <text:p>3174</text:p>
          </table:table-cell>
          <table:table-cell office:value-type="float" office:value="77.1454" calcext:value-type="float">
            <text:p>77,145</text:p>
          </table:table-cell>
          <table:table-cell office:value-type="float" office:value="33125000" calcext:value-type="float">
            <text:p>33125000,000</text:p>
          </table:table-cell>
          <table:table-cell office:value-type="float" office:value="1.24607" calcext:value-type="float">
            <text:p>1,246</text:p>
          </table:table-cell>
          <table:table-cell office:value-type="float" office:value="852" calcext:value-type="float">
            <text:p>852</text:p>
          </table:table-cell>
          <table:table-cell office:value-type="float" office:value="4.64199" calcext:value-type="float">
            <text:p>4,642</text:p>
          </table:table-cell>
          <table:table-cell office:value-type="float" office:value="7296875" calcext:value-type="float">
            <text:p>7296875,000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4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110]+[.C111]+[.C112]+[.C113]+[.C114])/5" office:value-type="float" office:value="1.160328" calcext:value-type="float">
            <text:p>1,16</text:p>
          </table:table-cell>
          <table:table-cell table:style-name="ce7" table:formula="of:=([.D110]+[.D111]+[.D112]+[.D113]+[.D114])/5" office:value-type="float" office:value="753.4" calcext:value-type="float">
            <text:p>753,40</text:p>
          </table:table-cell>
          <table:table-cell table:style-name="ce7" table:formula="of:=([.E110]+[.E111]+[.E112]+[.E113]+[.E114])/5" office:value-type="float" office:value="4.189416" calcext:value-type="float">
            <text:p>4,19</text:p>
          </table:table-cell>
          <table:table-cell table:style-name="ce7" table:formula="of:=([.F110]+[.F111]+[.F112]+[.F113]+[.F114])/5" office:value-type="float" office:value="7406250" calcext:value-type="float">
            <text:p>7406250,00</text:p>
          </table:table-cell>
          <table:table-cell table:style-name="ce7" table:formula="of:=([.G110]+[.G111]+[.G112]+[.G113]+[.G114])/5" office:value-type="float" office:value="12.94354" calcext:value-type="float">
            <text:p>12,94</text:p>
          </table:table-cell>
          <table:table-cell table:style-name="ce7" table:formula="of:=([.H110]+[.H111]+[.H112]+[.H113]+[.H114])/5" office:value-type="float" office:value="1700.6" calcext:value-type="float">
            <text:p>1700,60</text:p>
          </table:table-cell>
          <table:table-cell table:style-name="ce7" table:formula="of:=([.I110]+[.I111]+[.I112]+[.I113]+[.I114])/5" office:value-type="float" office:value="66.59588" calcext:value-type="float">
            <text:p>66,60</text:p>
          </table:table-cell>
          <table:table-cell table:style-name="ce7" table:formula="of:=([.J110]+[.J111]+[.J112]+[.J113]+[.J114])/5" office:value-type="float" office:value="14709375" calcext:value-type="float">
            <text:p>14709375,00</text:p>
          </table:table-cell>
          <table:table-cell table:style-name="ce7" table:formula="of:=([.K110]+[.K111]+[.K112]+[.K113]+[.K114])/5" office:value-type="float" office:value="36.04716" calcext:value-type="float">
            <text:p>36,05</text:p>
          </table:table-cell>
          <table:table-cell table:style-name="ce7" table:formula="of:=([.L110]+[.L111]+[.L112]+[.L113]+[.L114])/5" office:value-type="float" office:value="3163.8" calcext:value-type="float">
            <text:p>3163,80</text:p>
          </table:table-cell>
          <table:table-cell table:style-name="ce7" table:formula="of:=([.M110]+[.M111]+[.M112]+[.M113]+[.M114])/5" office:value-type="float" office:value="78.12462" calcext:value-type="float">
            <text:p>78,12</text:p>
          </table:table-cell>
          <table:table-cell table:style-name="ce7" table:formula="of:=([.N110]+[.N111]+[.N112]+[.N113]+[.N114])/5" office:value-type="float" office:value="33203125" calcext:value-type="float">
            <text:p>33203125,00</text:p>
          </table:table-cell>
          <table:table-cell table:style-name="ce7" table:formula="of:=([.O110]+[.O111]+[.O112]+[.O113]+[.O114])/5" office:value-type="float" office:value="1.537122" calcext:value-type="float">
            <text:p>1,54</text:p>
          </table:table-cell>
          <table:table-cell table:style-name="ce7" table:formula="of:=([.P110]+[.P111]+[.P112]+[.P113]+[.P114])/5" office:value-type="float" office:value="826.6" calcext:value-type="float">
            <text:p>826,60</text:p>
          </table:table-cell>
          <table:table-cell table:style-name="ce7" table:formula="of:=([.Q110]+[.Q111]+[.Q112]+[.Q113]+[.Q114])/5" office:value-type="float" office:value="4.825968" calcext:value-type="float">
            <text:p>4,83</text:p>
          </table:table-cell>
          <table:table-cell table:style-name="ce7" table:formula="of:=([.R110]+[.R111]+[.R112]+[.R113]+[.R114])/5" office:value-type="float" office:value="7275000" calcext:value-type="float">
            <text:p>7275000,00</text:p>
          </table:table-cell>
          <table:table-cell table:number-columns-repeated="30"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M (10,1) 1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26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26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1</text:p>
          </table:table-cell>
          <table:table-cell office:value-type="float" office:value="1.18093" calcext:value-type="float">
            <text:p>1,181</text:p>
          </table:table-cell>
          <table:table-cell office:value-type="float" office:value="348" calcext:value-type="float">
            <text:p>348</text:p>
          </table:table-cell>
          <table:table-cell office:value-type="float" office:value="3.92348" calcext:value-type="float">
            <text:p>3,923</text:p>
          </table:table-cell>
          <table:table-cell office:value-type="float" office:value="4593750" calcext:value-type="float">
            <text:p>4593750,000</text:p>
          </table:table-cell>
          <table:table-cell office:value-type="float" office:value="12.9892" calcext:value-type="float">
            <text:p>12,989</text:p>
          </table:table-cell>
          <table:table-cell office:value-type="float" office:value="815" calcext:value-type="float">
            <text:p>815</text:p>
          </table:table-cell>
          <table:table-cell office:value-type="float" office:value="64.0147" calcext:value-type="float">
            <text:p>64,015</text:p>
          </table:table-cell>
          <table:table-cell office:value-type="float" office:value="8312500" calcext:value-type="float">
            <text:p>8312500,000</text:p>
          </table:table-cell>
          <table:table-cell office:value-type="float" office:value="31.2718" calcext:value-type="float">
            <text:p>31,272</text:p>
          </table:table-cell>
          <table:table-cell office:value-type="float" office:value="1339" calcext:value-type="float">
            <text:p>1339</text:p>
          </table:table-cell>
          <table:table-cell office:value-type="float" office:value="66.7625" calcext:value-type="float">
            <text:p>66,763</text:p>
          </table:table-cell>
          <table:table-cell office:value-type="float" office:value="18171875" calcext:value-type="float">
            <text:p>18171875,000</text:p>
          </table:table-cell>
          <table:table-cell office:value-type="float" office:value="1.89415" calcext:value-type="float">
            <text:p>1,894</text:p>
          </table:table-cell>
          <table:table-cell office:value-type="float" office:value="335" calcext:value-type="float">
            <text:p>335</text:p>
          </table:table-cell>
          <table:table-cell office:value-type="float" office:value="4.57654" calcext:value-type="float">
            <text:p>4,577</text:p>
          </table:table-cell>
          <table:table-cell office:value-type="float" office:value="4218750" calcext:value-type="float">
            <text:p>4218750,000</text:p>
          </table:table-cell>
          <table:table-cell table:number-columns-repeated="26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2</text:p>
          </table:table-cell>
          <table:table-cell office:value-type="float" office:value="1.92705" calcext:value-type="float">
            <text:p>1,927</text:p>
          </table:table-cell>
          <table:table-cell office:value-type="float" office:value="299" calcext:value-type="float">
            <text:p>299</text:p>
          </table:table-cell>
          <table:table-cell office:value-type="float" office:value="4.28344" calcext:value-type="float">
            <text:p>4,283</text:p>
          </table:table-cell>
          <table:table-cell office:value-type="float" office:value="4531250" calcext:value-type="float">
            <text:p>4531250,000</text:p>
          </table:table-cell>
          <table:table-cell office:value-type="float" office:value="13.6019" calcext:value-type="float">
            <text:p>13,602</text:p>
          </table:table-cell>
          <table:table-cell office:value-type="float" office:value="821" calcext:value-type="float">
            <text:p>821</text:p>
          </table:table-cell>
          <table:table-cell office:value-type="float" office:value="65.009" calcext:value-type="float">
            <text:p>65,009</text:p>
          </table:table-cell>
          <table:table-cell office:value-type="float" office:value="8562500" calcext:value-type="float">
            <text:p>8562500,000</text:p>
          </table:table-cell>
          <table:table-cell office:value-type="float" office:value="29.1368" calcext:value-type="float">
            <text:p>29,137</text:p>
          </table:table-cell>
          <table:table-cell office:value-type="float" office:value="1326" calcext:value-type="float">
            <text:p>1326</text:p>
          </table:table-cell>
          <table:table-cell office:value-type="float" office:value="64.8653" calcext:value-type="float">
            <text:p>64,865</text:p>
          </table:table-cell>
          <table:table-cell office:value-type="float" office:value="17656250" calcext:value-type="float">
            <text:p>17656250,000</text:p>
          </table:table-cell>
          <table:table-cell office:value-type="float" office:value="1.8251" calcext:value-type="float">
            <text:p>1,825</text:p>
          </table:table-cell>
          <table:table-cell office:value-type="float" office:value="345" calcext:value-type="float">
            <text:p>345</text:p>
          </table:table-cell>
          <table:table-cell office:value-type="float" office:value="4.58755" calcext:value-type="float">
            <text:p>4,588</text:p>
          </table:table-cell>
          <table:table-cell office:value-type="float" office:value="4187500" calcext:value-type="float">
            <text:p>4187500,000</text:p>
          </table:table-cell>
          <table:table-cell table:number-columns-repeated="26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3</text:p>
          </table:table-cell>
          <table:table-cell office:value-type="float" office:value="1.24525" calcext:value-type="float">
            <text:p>1,245</text:p>
          </table:table-cell>
          <table:table-cell office:value-type="float" office:value="344" calcext:value-type="float">
            <text:p>344</text:p>
          </table:table-cell>
          <table:table-cell office:value-type="float" office:value="3.95629" calcext:value-type="float">
            <text:p>3,956</text:p>
          </table:table-cell>
          <table:table-cell office:value-type="float" office:value="4359375" calcext:value-type="float">
            <text:p>4359375,000</text:p>
          </table:table-cell>
          <table:table-cell office:value-type="float" office:value="13.4576" calcext:value-type="float">
            <text:p>13,458</text:p>
          </table:table-cell>
          <table:table-cell office:value-type="float" office:value="803" calcext:value-type="float">
            <text:p>803</text:p>
          </table:table-cell>
          <table:table-cell office:value-type="float" office:value="63.7317" calcext:value-type="float">
            <text:p>63,732</text:p>
          </table:table-cell>
          <table:table-cell office:value-type="float" office:value="8234375" calcext:value-type="float">
            <text:p>8234375,000</text:p>
          </table:table-cell>
          <table:table-cell office:value-type="float" office:value="27.953" calcext:value-type="float">
            <text:p>27,953</text:p>
          </table:table-cell>
          <table:table-cell office:value-type="float" office:value="1380" calcext:value-type="float">
            <text:p>1380</text:p>
          </table:table-cell>
          <table:table-cell office:value-type="float" office:value="65.3305" calcext:value-type="float">
            <text:p>65,331</text:p>
          </table:table-cell>
          <table:table-cell office:value-type="float" office:value="17765625" calcext:value-type="float">
            <text:p>17765625,000</text:p>
          </table:table-cell>
          <table:table-cell office:value-type="float" office:value="1.49651" calcext:value-type="float">
            <text:p>1,497</text:p>
          </table:table-cell>
          <table:table-cell office:value-type="float" office:value="375" calcext:value-type="float">
            <text:p>375</text:p>
          </table:table-cell>
          <table:table-cell office:value-type="float" office:value="4.49918" calcext:value-type="float">
            <text:p>4,499</text:p>
          </table:table-cell>
          <table:table-cell office:value-type="float" office:value="4250000" calcext:value-type="float">
            <text:p>4250000,000</text:p>
          </table:table-cell>
          <table:table-cell table:number-columns-repeated="26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4</text:p>
          </table:table-cell>
          <table:table-cell office:value-type="float" office:value="1.63928" calcext:value-type="float">
            <text:p>1,639</text:p>
          </table:table-cell>
          <table:table-cell office:value-type="float" office:value="321" calcext:value-type="float">
            <text:p>321</text:p>
          </table:table-cell>
          <table:table-cell office:value-type="float" office:value="4.16906" calcext:value-type="float">
            <text:p>4,169</text:p>
          </table:table-cell>
          <table:table-cell office:value-type="float" office:value="4328125" calcext:value-type="float">
            <text:p>4328125,000</text:p>
          </table:table-cell>
          <table:table-cell office:value-type="float" office:value="13.3627" calcext:value-type="float">
            <text:p>13,363</text:p>
          </table:table-cell>
          <table:table-cell office:value-type="float" office:value="780" calcext:value-type="float">
            <text:p>780</text:p>
          </table:table-cell>
          <table:table-cell office:value-type="float" office:value="62.1969" calcext:value-type="float">
            <text:p>62,197</text:p>
          </table:table-cell>
          <table:table-cell office:value-type="float" office:value="8218750" calcext:value-type="float">
            <text:p>8218750,000</text:p>
          </table:table-cell>
          <table:table-cell office:value-type="float" office:value="31.1289" calcext:value-type="float">
            <text:p>31,129</text:p>
          </table:table-cell>
          <table:table-cell office:value-type="float" office:value="1325" calcext:value-type="float">
            <text:p>1325</text:p>
          </table:table-cell>
          <table:table-cell office:value-type="float" office:value="67.0233" calcext:value-type="float">
            <text:p>67,023</text:p>
          </table:table-cell>
          <table:table-cell office:value-type="float" office:value="17875000" calcext:value-type="float">
            <text:p>17875000,000</text:p>
          </table:table-cell>
          <table:table-cell office:value-type="float" office:value="1.93094" calcext:value-type="float">
            <text:p>1,931</text:p>
          </table:table-cell>
          <table:table-cell office:value-type="float" office:value="324" calcext:value-type="float">
            <text:p>324</text:p>
          </table:table-cell>
          <table:table-cell office:value-type="float" office:value="4.52525" calcext:value-type="float">
            <text:p>4,525</text:p>
          </table:table-cell>
          <table:table-cell office:value-type="float" office:value="4156250" calcext:value-type="float">
            <text:p>4156250,000</text:p>
          </table:table-cell>
          <table:table-cell table:number-columns-repeated="26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5</text:p>
          </table:table-cell>
          <table:table-cell office:value-type="float" office:value="1.76539" calcext:value-type="float">
            <text:p>1,765</text:p>
          </table:table-cell>
          <table:table-cell office:value-type="float" office:value="297" calcext:value-type="float">
            <text:p>297</text:p>
          </table:table-cell>
          <table:table-cell office:value-type="float" office:value="4.10602" calcext:value-type="float">
            <text:p>4,106</text:p>
          </table:table-cell>
          <table:table-cell office:value-type="float" office:value="4328125" calcext:value-type="float">
            <text:p>4328125,000</text:p>
          </table:table-cell>
          <table:table-cell office:value-type="float" office:value="13.131" calcext:value-type="float">
            <text:p>13,131</text:p>
          </table:table-cell>
          <table:table-cell office:value-type="float" office:value="788" calcext:value-type="float">
            <text:p>788</text:p>
          </table:table-cell>
          <table:table-cell office:value-type="float" office:value="62.4661" calcext:value-type="float">
            <text:p>62,466</text:p>
          </table:table-cell>
          <table:table-cell office:value-type="float" office:value="8234375" calcext:value-type="float">
            <text:p>8234375,000</text:p>
          </table:table-cell>
          <table:table-cell office:value-type="float" office:value="33.0899" calcext:value-type="float">
            <text:p>33,090</text:p>
          </table:table-cell>
          <table:table-cell office:value-type="float" office:value="1341" calcext:value-type="float">
            <text:p>1341</text:p>
          </table:table-cell>
          <table:table-cell office:value-type="float" office:value="69.0729" calcext:value-type="float">
            <text:p>69,073</text:p>
          </table:table-cell>
          <table:table-cell office:value-type="float" office:value="17812500" calcext:value-type="float">
            <text:p>17812500,000</text:p>
          </table:table-cell>
          <table:table-cell office:value-type="float" office:value="1.76739" calcext:value-type="float">
            <text:p>1,767</text:p>
          </table:table-cell>
          <table:table-cell office:value-type="float" office:value="354" calcext:value-type="float">
            <text:p>354</text:p>
          </table:table-cell>
          <table:table-cell office:value-type="float" office:value="4.60191" calcext:value-type="float">
            <text:p>4,602</text:p>
          </table:table-cell>
          <table:table-cell office:value-type="float" office:value="4250000" calcext:value-type="float">
            <text:p>4250000,000</text:p>
          </table:table-cell>
          <table:table-cell table:number-columns-repeated="26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119]+[.C120]+[.C121]+[.C122]+[.C123])/5" office:value-type="float" office:value="1.55158" calcext:value-type="float">
            <text:p>1,55</text:p>
          </table:table-cell>
          <table:table-cell table:style-name="ce7" table:formula="of:=([.D119]+[.D120]+[.D121]+[.D122]+[.D123])/5" office:value-type="float" office:value="321.8" calcext:value-type="float">
            <text:p>321,80</text:p>
          </table:table-cell>
          <table:table-cell table:style-name="ce7" table:formula="of:=([.E119]+[.E120]+[.E121]+[.E122]+[.E123])/5" office:value-type="float" office:value="4.087658" calcext:value-type="float">
            <text:p>4,09</text:p>
          </table:table-cell>
          <table:table-cell table:style-name="ce7" table:formula="of:=([.F119]+[.F120]+[.F121]+[.F122]+[.F123])/5" office:value-type="float" office:value="4428125" calcext:value-type="float">
            <text:p>4428125,00</text:p>
          </table:table-cell>
          <table:table-cell table:style-name="ce7" table:formula="of:=([.G119]+[.G120]+[.G121]+[.G122]+[.G123])/5" office:value-type="float" office:value="13.30848" calcext:value-type="float">
            <text:p>13,31</text:p>
          </table:table-cell>
          <table:table-cell table:style-name="ce7" table:formula="of:=([.H119]+[.H120]+[.H121]+[.H122]+[.H123])/5" office:value-type="float" office:value="801.4" calcext:value-type="float">
            <text:p>801,40</text:p>
          </table:table-cell>
          <table:table-cell table:style-name="ce7" table:formula="of:=([.I119]+[.I120]+[.I121]+[.I122]+[.I123])/5" office:value-type="float" office:value="63.48368" calcext:value-type="float">
            <text:p>63,48</text:p>
          </table:table-cell>
          <table:table-cell table:style-name="ce7" table:formula="of:=([.J119]+[.J120]+[.J121]+[.J122]+[.J123])/5" office:value-type="float" office:value="8312500" calcext:value-type="float">
            <text:p>8312500,00</text:p>
          </table:table-cell>
          <table:table-cell table:style-name="ce7" table:formula="of:=([.K119]+[.K120]+[.K121]+[.K122]+[.K123])/5" office:value-type="float" office:value="30.51608" calcext:value-type="float">
            <text:p>30,52</text:p>
          </table:table-cell>
          <table:table-cell table:style-name="ce7" table:formula="of:=([.L119]+[.L120]+[.L121]+[.L122]+[.L123])/5" office:value-type="float" office:value="1342.2" calcext:value-type="float">
            <text:p>1342,20</text:p>
          </table:table-cell>
          <table:table-cell table:style-name="ce7" table:formula="of:=([.M119]+[.M120]+[.M121]+[.M122]+[.M123])/5" office:value-type="float" office:value="66.6109" calcext:value-type="float">
            <text:p>66,61</text:p>
          </table:table-cell>
          <table:table-cell table:style-name="ce7" table:formula="of:=([.N119]+[.N120]+[.N121]+[.N122]+[.N123])/5" office:value-type="float" office:value="17856250" calcext:value-type="float">
            <text:p>17856250,00</text:p>
          </table:table-cell>
          <table:table-cell table:style-name="ce7" table:formula="of:=([.O119]+[.O120]+[.O121]+[.O122]+[.O123])/5" office:value-type="float" office:value="1.782818" calcext:value-type="float">
            <text:p>1,78</text:p>
          </table:table-cell>
          <table:table-cell table:style-name="ce7" table:formula="of:=([.P119]+[.P120]+[.P121]+[.P122]+[.P123])/5" office:value-type="float" office:value="346.6" calcext:value-type="float">
            <text:p>346,60</text:p>
          </table:table-cell>
          <table:table-cell table:style-name="ce7" table:formula="of:=([.Q119]+[.Q120]+[.Q121]+[.Q122]+[.Q123])/5" office:value-type="float" office:value="4.558086" calcext:value-type="float">
            <text:p>4,56</text:p>
          </table:table-cell>
          <table:table-cell table:style-name="ce7" table:formula="of:=([.R119]+[.R120]+[.R121]+[.R122]+[.R123])/5" office:value-type="float" office:value="4212500" calcext:value-type="float">
            <text:p>4212500,00</text:p>
          </table:table-cell>
          <table:table-cell table:number-columns-repeated="26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M (10,1) 2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26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26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1</text:p>
          </table:table-cell>
          <table:table-cell office:value-type="float" office:value="1.05925" calcext:value-type="float">
            <text:p>1,059</text:p>
          </table:table-cell>
          <table:table-cell office:value-type="float" office:value="772" calcext:value-type="float">
            <text:p>772</text:p>
          </table:table-cell>
          <table:table-cell office:value-type="float" office:value="4.16323" calcext:value-type="float">
            <text:p>4,163</text:p>
          </table:table-cell>
          <table:table-cell office:value-type="float" office:value="7593750" calcext:value-type="float">
            <text:p>7593750,000</text:p>
          </table:table-cell>
          <table:table-cell office:value-type="float" office:value="11.4222" calcext:value-type="float">
            <text:p>11,422</text:p>
          </table:table-cell>
          <table:table-cell office:value-type="float" office:value="1781" calcext:value-type="float">
            <text:p>1781</text:p>
          </table:table-cell>
          <table:table-cell office:value-type="float" office:value="67.6235" calcext:value-type="float">
            <text:p>67,624</text:p>
          </table:table-cell>
          <table:table-cell office:value-type="float" office:value="15515625" calcext:value-type="float">
            <text:p>15515625,000</text:p>
          </table:table-cell>
          <table:table-cell office:value-type="float" office:value="28.5697" calcext:value-type="float">
            <text:p>28,570</text:p>
          </table:table-cell>
          <table:table-cell office:value-type="float" office:value="3148" calcext:value-type="float">
            <text:p>3148</text:p>
          </table:table-cell>
          <table:table-cell office:value-type="float" office:value="70.4927" calcext:value-type="float">
            <text:p>70,493</text:p>
          </table:table-cell>
          <table:table-cell office:value-type="float" office:value="34609375" calcext:value-type="float">
            <text:p>34609375,000</text:p>
          </table:table-cell>
          <table:table-cell office:value-type="float" office:value="1.67948" calcext:value-type="float">
            <text:p>1,679</text:p>
          </table:table-cell>
          <table:table-cell office:value-type="float" office:value="815" calcext:value-type="float">
            <text:p>815</text:p>
          </table:table-cell>
          <table:table-cell office:value-type="float" office:value="4.92793" calcext:value-type="float">
            <text:p>4,928</text:p>
          </table:table-cell>
          <table:table-cell office:value-type="float" office:value="8125000" calcext:value-type="float">
            <text:p>8125000,000</text:p>
          </table:table-cell>
          <table:table-cell table:number-columns-repeated="26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2</text:p>
          </table:table-cell>
          <table:table-cell office:value-type="float" office:value="1.12599" calcext:value-type="float">
            <text:p>1,126</text:p>
          </table:table-cell>
          <table:table-cell office:value-type="float" office:value="766" calcext:value-type="float">
            <text:p>766</text:p>
          </table:table-cell>
          <table:table-cell office:value-type="float" office:value="4.2078" calcext:value-type="float">
            <text:p>4,208</text:p>
          </table:table-cell>
          <table:table-cell office:value-type="float" office:value="7515625" calcext:value-type="float">
            <text:p>7515625,000</text:p>
          </table:table-cell>
          <table:table-cell office:value-type="float" office:value="13.8703" calcext:value-type="float">
            <text:p>13,870</text:p>
          </table:table-cell>
          <table:table-cell office:value-type="float" office:value="1816" calcext:value-type="float">
            <text:p>1816</text:p>
          </table:table-cell>
          <table:table-cell office:value-type="float" office:value="71.1761" calcext:value-type="float">
            <text:p>71,176</text:p>
          </table:table-cell>
          <table:table-cell office:value-type="float" office:value="14968750" calcext:value-type="float">
            <text:p>14968750,000</text:p>
          </table:table-cell>
          <table:table-cell office:value-type="float" office:value="28.6028" calcext:value-type="float">
            <text:p>28,603</text:p>
          </table:table-cell>
          <table:table-cell office:value-type="float" office:value="3127" calcext:value-type="float">
            <text:p>3127</text:p>
          </table:table-cell>
          <table:table-cell office:value-type="float" office:value="70.2851" calcext:value-type="float">
            <text:p>70,285</text:p>
          </table:table-cell>
          <table:table-cell office:value-type="float" office:value="33625000" calcext:value-type="float">
            <text:p>33625000,000</text:p>
          </table:table-cell>
          <table:table-cell office:value-type="float" office:value="1.79556" calcext:value-type="float">
            <text:p>1,796</text:p>
          </table:table-cell>
          <table:table-cell office:value-type="float" office:value="775" calcext:value-type="float">
            <text:p>775</text:p>
          </table:table-cell>
          <table:table-cell office:value-type="float" office:value="4.88458" calcext:value-type="float">
            <text:p>4,885</text:p>
          </table:table-cell>
          <table:table-cell office:value-type="float" office:value="7468750" calcext:value-type="float">
            <text:p>7468750,000</text:p>
          </table:table-cell>
          <table:table-cell table:number-columns-repeated="26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3</text:p>
          </table:table-cell>
          <table:table-cell office:value-type="float" office:value="1.14485" calcext:value-type="float">
            <text:p>1,145</text:p>
          </table:table-cell>
          <table:table-cell office:value-type="float" office:value="745" calcext:value-type="float">
            <text:p>745</text:p>
          </table:table-cell>
          <table:table-cell office:value-type="float" office:value="4.14217" calcext:value-type="float">
            <text:p>4,142</text:p>
          </table:table-cell>
          <table:table-cell office:value-type="float" office:value="7578125" calcext:value-type="float">
            <text:p>7578125,000</text:p>
          </table:table-cell>
          <table:table-cell office:value-type="float" office:value="13.2606" calcext:value-type="float">
            <text:p>13,261</text:p>
          </table:table-cell>
          <table:table-cell office:value-type="float" office:value="1709" calcext:value-type="float">
            <text:p>1709</text:p>
          </table:table-cell>
          <table:table-cell office:value-type="float" office:value="67.1898" calcext:value-type="float">
            <text:p>67,190</text:p>
          </table:table-cell>
          <table:table-cell office:value-type="float" office:value="15000000" calcext:value-type="float">
            <text:p>15000000,000</text:p>
          </table:table-cell>
          <table:table-cell office:value-type="float" office:value="29.6874" calcext:value-type="float">
            <text:p>29,687</text:p>
          </table:table-cell>
          <table:table-cell office:value-type="float" office:value="3087" calcext:value-type="float">
            <text:p>3087</text:p>
          </table:table-cell>
          <table:table-cell office:value-type="float" office:value="70.7951" calcext:value-type="float">
            <text:p>70,795</text:p>
          </table:table-cell>
          <table:table-cell office:value-type="float" office:value="32984375" calcext:value-type="float">
            <text:p>32984375,000</text:p>
          </table:table-cell>
          <table:table-cell office:value-type="float" office:value="1.4884" calcext:value-type="float">
            <text:p>1,488</text:p>
          </table:table-cell>
          <table:table-cell office:value-type="float" office:value="852" calcext:value-type="float">
            <text:p>852</text:p>
          </table:table-cell>
          <table:table-cell office:value-type="float" office:value="4.88433" calcext:value-type="float">
            <text:p>4,884</text:p>
          </table:table-cell>
          <table:table-cell office:value-type="float" office:value="7500000" calcext:value-type="float">
            <text:p>7500000,000</text:p>
          </table:table-cell>
          <table:table-cell table:number-columns-repeated="26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4</text:p>
          </table:table-cell>
          <table:table-cell office:value-type="float" office:value="1.13031" calcext:value-type="float">
            <text:p>1,130</text:p>
          </table:table-cell>
          <table:table-cell office:value-type="float" office:value="751" calcext:value-type="float">
            <text:p>751</text:p>
          </table:table-cell>
          <table:table-cell office:value-type="float" office:value="4.15176" calcext:value-type="float">
            <text:p>4,152</text:p>
          </table:table-cell>
          <table:table-cell office:value-type="float" office:value="7625000" calcext:value-type="float">
            <text:p>7625000,000</text:p>
          </table:table-cell>
          <table:table-cell office:value-type="float" office:value="13.5101" calcext:value-type="float">
            <text:p>13,510</text:p>
          </table:table-cell>
          <table:table-cell office:value-type="float" office:value="1784" calcext:value-type="float">
            <text:p>1784</text:p>
          </table:table-cell>
          <table:table-cell office:value-type="float" office:value="69.7807" calcext:value-type="float">
            <text:p>69,781</text:p>
          </table:table-cell>
          <table:table-cell office:value-type="float" office:value="14953125" calcext:value-type="float">
            <text:p>14953125,000</text:p>
          </table:table-cell>
          <table:table-cell office:value-type="float" office:value="29.594" calcext:value-type="float">
            <text:p>29,594</text:p>
          </table:table-cell>
          <table:table-cell office:value-type="float" office:value="3144" calcext:value-type="float">
            <text:p>3144</text:p>
          </table:table-cell>
          <table:table-cell office:value-type="float" office:value="71.4661" calcext:value-type="float">
            <text:p>71,466</text:p>
          </table:table-cell>
          <table:table-cell office:value-type="float" office:value="33093750" calcext:value-type="float">
            <text:p>33093750,000</text:p>
          </table:table-cell>
          <table:table-cell office:value-type="float" office:value="1.8365" calcext:value-type="float">
            <text:p>1,837</text:p>
          </table:table-cell>
          <table:table-cell office:value-type="float" office:value="789" calcext:value-type="float">
            <text:p>789</text:p>
          </table:table-cell>
          <table:table-cell office:value-type="float" office:value="4.98132" calcext:value-type="float">
            <text:p>4,981</text:p>
          </table:table-cell>
          <table:table-cell office:value-type="float" office:value="7500000" calcext:value-type="float">
            <text:p>7500000,000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5</text:p>
          </table:table-cell>
          <table:table-cell office:value-type="float" office:value="1.10556" calcext:value-type="float">
            <text:p>1,106</text:p>
          </table:table-cell>
          <table:table-cell office:value-type="float" office:value="763" calcext:value-type="float">
            <text:p>763</text:p>
          </table:table-cell>
          <table:table-cell office:value-type="float" office:value="4.1753" calcext:value-type="float">
            <text:p>4,175</text:p>
          </table:table-cell>
          <table:table-cell office:value-type="float" office:value="7593750" calcext:value-type="float">
            <text:p>7593750,000</text:p>
          </table:table-cell>
          <table:table-cell office:value-type="float" office:value="13.0769" calcext:value-type="float">
            <text:p>13,077</text:p>
          </table:table-cell>
          <table:table-cell office:value-type="float" office:value="1648" calcext:value-type="float">
            <text:p>1648</text:p>
          </table:table-cell>
          <table:table-cell office:value-type="float" office:value="65.0813" calcext:value-type="float">
            <text:p>65,081</text:p>
          </table:table-cell>
          <table:table-cell office:value-type="float" office:value="14781250" calcext:value-type="float">
            <text:p>14781250,000</text:p>
          </table:table-cell>
          <table:table-cell office:value-type="float" office:value="26.2955" calcext:value-type="float">
            <text:p>26,296</text:p>
          </table:table-cell>
          <table:table-cell office:value-type="float" office:value="3164" calcext:value-type="float">
            <text:p>3164</text:p>
          </table:table-cell>
          <table:table-cell office:value-type="float" office:value="68.2448" calcext:value-type="float">
            <text:p>68,245</text:p>
          </table:table-cell>
          <table:table-cell office:value-type="float" office:value="32984375" calcext:value-type="float">
            <text:p>32984375,000</text:p>
          </table:table-cell>
          <table:table-cell office:value-type="float" office:value="1.36021" calcext:value-type="float">
            <text:p>1,360</text:p>
          </table:table-cell>
          <table:table-cell office:value-type="float" office:value="842" calcext:value-type="float">
            <text:p>842</text:p>
          </table:table-cell>
          <table:table-cell office:value-type="float" office:value="4.71628" calcext:value-type="float">
            <text:p>4,716</text:p>
          </table:table-cell>
          <table:table-cell office:value-type="float" office:value="7531250" calcext:value-type="float">
            <text:p>7531250,000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128]+[.C129]+[.C130]+[.C131]+[.C132])/5" office:value-type="float" office:value="1.113192" calcext:value-type="float">
            <text:p>1,11</text:p>
          </table:table-cell>
          <table:table-cell table:style-name="ce7" table:formula="of:=([.D128]+[.D129]+[.D130]+[.D131]+[.D132])/5" office:value-type="float" office:value="759.4" calcext:value-type="float">
            <text:p>759,40</text:p>
          </table:table-cell>
          <table:table-cell table:style-name="ce7" table:formula="of:=([.E128]+[.E129]+[.E130]+[.E131]+[.E132])/5" office:value-type="float" office:value="4.168052" calcext:value-type="float">
            <text:p>4,17</text:p>
          </table:table-cell>
          <table:table-cell table:style-name="ce7" table:formula="of:=([.F128]+[.F129]+[.F130]+[.F131]+[.F132])/5" office:value-type="float" office:value="7581250" calcext:value-type="float">
            <text:p>7581250,00</text:p>
          </table:table-cell>
          <table:table-cell table:style-name="ce7" table:formula="of:=([.G128]+[.G129]+[.G130]+[.G131]+[.G132])/5" office:value-type="float" office:value="13.02802" calcext:value-type="float">
            <text:p>13,03</text:p>
          </table:table-cell>
          <table:table-cell table:style-name="ce7" table:formula="of:=([.H128]+[.H129]+[.H130]+[.H131]+[.H132])/5" office:value-type="float" office:value="1747.6" calcext:value-type="float">
            <text:p>1747,60</text:p>
          </table:table-cell>
          <table:table-cell table:style-name="ce7" table:formula="of:=([.I128]+[.I129]+[.I130]+[.I131]+[.I132])/5" office:value-type="float" office:value="68.17028" calcext:value-type="float">
            <text:p>68,17</text:p>
          </table:table-cell>
          <table:table-cell table:style-name="ce7" table:formula="of:=([.J128]+[.J129]+[.J130]+[.J131]+[.J132])/5" office:value-type="float" office:value="15043750" calcext:value-type="float">
            <text:p>15043750,00</text:p>
          </table:table-cell>
          <table:table-cell table:style-name="ce7" table:formula="of:=([.K128]+[.K129]+[.K130]+[.K131]+[.K132])/5" office:value-type="float" office:value="28.54988" calcext:value-type="float">
            <text:p>28,55</text:p>
          </table:table-cell>
          <table:table-cell table:style-name="ce7" table:formula="of:=([.L128]+[.L129]+[.L130]+[.L131]+[.L132])/5" office:value-type="float" office:value="3134" calcext:value-type="float">
            <text:p>3134,00</text:p>
          </table:table-cell>
          <table:table-cell table:style-name="ce7" table:formula="of:=([.M128]+[.M129]+[.M130]+[.M131]+[.M132])/5" office:value-type="float" office:value="70.25676" calcext:value-type="float">
            <text:p>70,26</text:p>
          </table:table-cell>
          <table:table-cell table:style-name="ce7" table:formula="of:=([.N128]+[.N129]+[.N130]+[.N131]+[.N132])/5" office:value-type="float" office:value="33459375" calcext:value-type="float">
            <text:p>33459375,00</text:p>
          </table:table-cell>
          <table:table-cell table:style-name="ce7" table:formula="of:=([.O128]+[.O129]+[.O130]+[.O131]+[.O132])/5" office:value-type="float" office:value="1.63203" calcext:value-type="float">
            <text:p>1,63</text:p>
          </table:table-cell>
          <table:table-cell table:style-name="ce7" table:formula="of:=([.P128]+[.P129]+[.P130]+[.P131]+[.P132])/5" office:value-type="float" office:value="814.6" calcext:value-type="float">
            <text:p>814,60</text:p>
          </table:table-cell>
          <table:table-cell table:style-name="ce7" table:formula="of:=([.Q128]+[.Q129]+[.Q130]+[.Q131]+[.Q132])/5" office:value-type="float" office:value="4.878888" calcext:value-type="float">
            <text:p>4,88</text:p>
          </table:table-cell>
          <table:table-cell table:style-name="ce7" table:formula="of:=([.R128]+[.R129]+[.R130]+[.R131]+[.R132])/5" office:value-type="float" office:value="7625000" calcext:value-type="float">
            <text:p>7625000,00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M (10,0,1) 1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1</text:p>
          </table:table-cell>
          <table:table-cell office:value-type="float" office:value="1.73222" calcext:value-type="float">
            <text:p>1,732</text:p>
          </table:table-cell>
          <table:table-cell office:value-type="float" office:value="301" calcext:value-type="float">
            <text:p>301</text:p>
          </table:table-cell>
          <table:table-cell office:value-type="float" office:value="4.09704" calcext:value-type="float">
            <text:p>4,097</text:p>
          </table:table-cell>
          <table:table-cell office:value-type="float" office:value="4218750" calcext:value-type="float">
            <text:p>4218750,000</text:p>
          </table:table-cell>
          <table:table-cell office:value-type="float" office:value="13.3526" calcext:value-type="float">
            <text:p>13,353</text:p>
          </table:table-cell>
          <table:table-cell office:value-type="float" office:value="778" calcext:value-type="float">
            <text:p>778</text:p>
          </table:table-cell>
          <table:table-cell office:value-type="float" office:value="62.0616" calcext:value-type="float">
            <text:p>62,062</text:p>
          </table:table-cell>
          <table:table-cell office:value-type="float" office:value="8015625" calcext:value-type="float">
            <text:p>8015625,000</text:p>
          </table:table-cell>
          <table:table-cell office:value-type="float" office:value="38.5273" calcext:value-type="float">
            <text:p>38,527</text:p>
          </table:table-cell>
          <table:table-cell office:value-type="float" office:value="1426" calcext:value-type="float">
            <text:p>1426</text:p>
          </table:table-cell>
          <table:table-cell office:value-type="float" office:value="77.1577" calcext:value-type="float">
            <text:p>77,158</text:p>
          </table:table-cell>
          <table:table-cell office:value-type="float" office:value="17468750" calcext:value-type="float">
            <text:p>17468750,000</text:p>
          </table:table-cell>
          <table:table-cell office:value-type="float" office:value="1.98393" calcext:value-type="float">
            <text:p>1,984</text:p>
          </table:table-cell>
          <table:table-cell office:value-type="float" office:value="341" calcext:value-type="float">
            <text:p>341</text:p>
          </table:table-cell>
          <table:table-cell office:value-type="float" office:value="4.71436" calcext:value-type="float">
            <text:p>4,714</text:p>
          </table:table-cell>
          <table:table-cell office:value-type="float" office:value="4093750" calcext:value-type="float">
            <text:p>4093750,000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2</text:p>
          </table:table-cell>
          <table:table-cell office:value-type="float" office:value="1.69652" calcext:value-type="float">
            <text:p>1,697</text:p>
          </table:table-cell>
          <table:table-cell office:value-type="float" office:value="301" calcext:value-type="float">
            <text:p>301</text:p>
          </table:table-cell>
          <table:table-cell office:value-type="float" office:value="4.06868" calcext:value-type="float">
            <text:p>4,069</text:p>
          </table:table-cell>
          <table:table-cell office:value-type="float" office:value="4265625" calcext:value-type="float">
            <text:p>4265625,000</text:p>
          </table:table-cell>
          <table:table-cell office:value-type="float" office:value="13.2475" calcext:value-type="float">
            <text:p>13,248</text:p>
          </table:table-cell>
          <table:table-cell office:value-type="float" office:value="801" calcext:value-type="float">
            <text:p>801</text:p>
          </table:table-cell>
          <table:table-cell office:value-type="float" office:value="63.3965" calcext:value-type="float">
            <text:p>63,397</text:p>
          </table:table-cell>
          <table:table-cell office:value-type="float" office:value="8031250" calcext:value-type="float">
            <text:p>8031250,000</text:p>
          </table:table-cell>
          <table:table-cell office:value-type="float" office:value="36.4412" calcext:value-type="float">
            <text:p>36,441</text:p>
          </table:table-cell>
          <table:table-cell office:value-type="float" office:value="1428" calcext:value-type="float">
            <text:p>1428</text:p>
          </table:table-cell>
          <table:table-cell office:value-type="float" office:value="75.1258" calcext:value-type="float">
            <text:p>75,126</text:p>
          </table:table-cell>
          <table:table-cell office:value-type="float" office:value="17500000" calcext:value-type="float">
            <text:p>17500000,000</text:p>
          </table:table-cell>
          <table:table-cell office:value-type="float" office:value="1.86011" calcext:value-type="float">
            <text:p>1,860</text:p>
          </table:table-cell>
          <table:table-cell office:value-type="float" office:value="346" calcext:value-type="float">
            <text:p>346</text:p>
          </table:table-cell>
          <table:table-cell office:value-type="float" office:value="4.63057" calcext:value-type="float">
            <text:p>4,631</text:p>
          </table:table-cell>
          <table:table-cell office:value-type="float" office:value="4109375" calcext:value-type="float">
            <text:p>4109375,000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3</text:p>
          </table:table-cell>
          <table:table-cell office:value-type="float" office:value="1.71692" calcext:value-type="float">
            <text:p>1,717</text:p>
          </table:table-cell>
          <table:table-cell office:value-type="float" office:value="320" calcext:value-type="float">
            <text:p>320</text:p>
          </table:table-cell>
          <table:table-cell office:value-type="float" office:value="4.23882" calcext:value-type="float">
            <text:p>4,239</text:p>
          </table:table-cell>
          <table:table-cell office:value-type="float" office:value="4218750" calcext:value-type="float">
            <text:p>4218750,000</text:p>
          </table:table-cell>
          <table:table-cell office:value-type="float" office:value="13.3723" calcext:value-type="float">
            <text:p>13,372</text:p>
          </table:table-cell>
          <table:table-cell office:value-type="float" office:value="794" calcext:value-type="float">
            <text:p>794</text:p>
          </table:table-cell>
          <table:table-cell office:value-type="float" office:value="63.083" calcext:value-type="float">
            <text:p>63,083</text:p>
          </table:table-cell>
          <table:table-cell office:value-type="float" office:value="8093750" calcext:value-type="float">
            <text:p>8093750,000</text:p>
          </table:table-cell>
          <table:table-cell office:value-type="float" office:value="35.0258" calcext:value-type="float">
            <text:p>35,026</text:p>
          </table:table-cell>
          <table:table-cell office:value-type="float" office:value="1452" calcext:value-type="float">
            <text:p>1452</text:p>
          </table:table-cell>
          <table:table-cell office:value-type="float" office:value="74.3605" calcext:value-type="float">
            <text:p>74,361</text:p>
          </table:table-cell>
          <table:table-cell office:value-type="float" office:value="17769875" calcext:value-type="float">
            <text:p>17769875,000</text:p>
          </table:table-cell>
          <table:table-cell office:value-type="float" office:value="2.56179" calcext:value-type="float">
            <text:p>2,562</text:p>
          </table:table-cell>
          <table:table-cell office:value-type="float" office:value="300" calcext:value-type="float">
            <text:p>300</text:p>
          </table:table-cell>
          <table:table-cell office:value-type="float" office:value="4.96393" calcext:value-type="float">
            <text:p>4,964</text:p>
          </table:table-cell>
          <table:table-cell office:value-type="float" office:value="4109375" calcext:value-type="float">
            <text:p>4109375,000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4</text:p>
          </table:table-cell>
          <table:table-cell office:value-type="float" office:value="1.2388" calcext:value-type="float">
            <text:p>1,239</text:p>
          </table:table-cell>
          <table:table-cell office:value-type="float" office:value="347" calcext:value-type="float">
            <text:p>347</text:p>
          </table:table-cell>
          <table:table-cell office:value-type="float" office:value="3.97348" calcext:value-type="float">
            <text:p>3,973</text:p>
          </table:table-cell>
          <table:table-cell office:value-type="float" office:value="4218750" calcext:value-type="float">
            <text:p>4218750,000</text:p>
          </table:table-cell>
          <table:table-cell office:value-type="float" office:value="13.3941" calcext:value-type="float">
            <text:p>13,394</text:p>
          </table:table-cell>
          <table:table-cell office:value-type="float" office:value="816" calcext:value-type="float">
            <text:p>816</text:p>
          </table:table-cell>
          <table:table-cell office:value-type="float" office:value="64.4822" calcext:value-type="float">
            <text:p>64,482</text:p>
          </table:table-cell>
          <table:table-cell office:value-type="float" office:value="8218750" calcext:value-type="float">
            <text:p>8218750,000</text:p>
          </table:table-cell>
          <table:table-cell office:value-type="float" office:value="38.3962" calcext:value-type="float">
            <text:p>38,396</text:p>
          </table:table-cell>
          <table:table-cell office:value-type="float" office:value="1384" calcext:value-type="float">
            <text:p>1384</text:p>
          </table:table-cell>
          <table:table-cell office:value-type="float" office:value="75.8889" calcext:value-type="float">
            <text:p>75,889</text:p>
          </table:table-cell>
          <table:table-cell office:value-type="float" office:value="17578125" calcext:value-type="float">
            <text:p>17578125,000</text:p>
          </table:table-cell>
          <table:table-cell office:value-type="float" office:value="1.54396" calcext:value-type="float">
            <text:p>1,544</text:p>
          </table:table-cell>
          <table:table-cell office:value-type="float" office:value="356" calcext:value-type="float">
            <text:p>356</text:p>
          </table:table-cell>
          <table:table-cell office:value-type="float" office:value="4.3945" calcext:value-type="float">
            <text:p>4,395</text:p>
          </table:table-cell>
          <table:table-cell office:value-type="float" office:value="4046875" calcext:value-type="float">
            <text:p>4046875,000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5</text:p>
          </table:table-cell>
          <table:table-cell office:value-type="float" office:value="1.62441" calcext:value-type="float">
            <text:p>1,624</text:p>
          </table:table-cell>
          <table:table-cell office:value-type="float" office:value="319" calcext:value-type="float">
            <text:p>319</text:p>
          </table:table-cell>
          <table:table-cell office:value-type="float" office:value="4.13842" calcext:value-type="float">
            <text:p>4,138</text:p>
          </table:table-cell>
          <table:table-cell office:value-type="float" office:value="4234375" calcext:value-type="float">
            <text:p>4234375,000</text:p>
          </table:table-cell>
          <table:table-cell office:value-type="float" office:value="13.6414" calcext:value-type="float">
            <text:p>13,641</text:p>
          </table:table-cell>
          <table:table-cell office:value-type="float" office:value="800" calcext:value-type="float">
            <text:p>800</text:p>
          </table:table-cell>
          <table:table-cell office:value-type="float" office:value="63.7278" calcext:value-type="float">
            <text:p>63,728</text:p>
          </table:table-cell>
          <table:table-cell office:value-type="float" office:value="8046875" calcext:value-type="float">
            <text:p>8046875,000</text:p>
          </table:table-cell>
          <table:table-cell office:value-type="float" office:value="37.2451" calcext:value-type="float">
            <text:p>37,245</text:p>
          </table:table-cell>
          <table:table-cell office:value-type="float" office:value="1432" calcext:value-type="float">
            <text:p>1432</text:p>
          </table:table-cell>
          <table:table-cell office:value-type="float" office:value="76.0381" calcext:value-type="float">
            <text:p>76,038</text:p>
          </table:table-cell>
          <table:table-cell office:value-type="float" office:value="17468750" calcext:value-type="float">
            <text:p>17468750,000</text:p>
          </table:table-cell>
          <table:table-cell office:value-type="float" office:value="1.67073" calcext:value-type="float">
            <text:p>1,671</text:p>
          </table:table-cell>
          <table:table-cell office:value-type="float" office:value="358" calcext:value-type="float">
            <text:p>358</text:p>
          </table:table-cell>
          <table:table-cell office:value-type="float" office:value="4.53728" calcext:value-type="float">
            <text:p>4,537</text:p>
          </table:table-cell>
          <table:table-cell office:value-type="float" office:value="4125000" calcext:value-type="float">
            <text:p>4125000,000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137]+[.C138]+[.C139]+[.C140]+[.C141])/5" office:value-type="float" office:value="1.601774" calcext:value-type="float">
            <text:p>1,60</text:p>
          </table:table-cell>
          <table:table-cell table:style-name="ce7" table:formula="of:=([.D137]+[.D138]+[.D139]+[.D140]+[.D141])/5" office:value-type="float" office:value="317.6" calcext:value-type="float">
            <text:p>317,60</text:p>
          </table:table-cell>
          <table:table-cell table:style-name="ce7" table:formula="of:=([.E137]+[.E138]+[.E139]+[.E140]+[.E141])/5" office:value-type="float" office:value="4.103288" calcext:value-type="float">
            <text:p>4,10</text:p>
          </table:table-cell>
          <table:table-cell table:style-name="ce7" table:formula="of:=([.F137]+[.F138]+[.F139]+[.F140]+[.F141])/5" office:value-type="float" office:value="4231250" calcext:value-type="float">
            <text:p>4231250,00</text:p>
          </table:table-cell>
          <table:table-cell table:style-name="ce7" table:formula="of:=([.G137]+[.G138]+[.G139]+[.G140]+[.G141])/5" office:value-type="float" office:value="13.40158" calcext:value-type="float">
            <text:p>13,40</text:p>
          </table:table-cell>
          <table:table-cell table:style-name="ce7" table:formula="of:=([.H137]+[.H138]+[.H139]+[.H140]+[.H141])/5" office:value-type="float" office:value="797.8" calcext:value-type="float">
            <text:p>797,80</text:p>
          </table:table-cell>
          <table:table-cell table:style-name="ce7" table:formula="of:=([.I137]+[.I138]+[.I139]+[.I140]+[.I141])/5" office:value-type="float" office:value="63.35022" calcext:value-type="float">
            <text:p>63,35</text:p>
          </table:table-cell>
          <table:table-cell table:style-name="ce7" table:formula="of:=([.J137]+[.J138]+[.J139]+[.J140]+[.J141])/5" office:value-type="float" office:value="8081250" calcext:value-type="float">
            <text:p>8081250,00</text:p>
          </table:table-cell>
          <table:table-cell table:style-name="ce7" table:formula="of:=([.K137]+[.K138]+[.K139]+[.K140]+[.K141])/5" office:value-type="float" office:value="37.12712" calcext:value-type="float">
            <text:p>37,13</text:p>
          </table:table-cell>
          <table:table-cell table:style-name="ce7" table:formula="of:=([.L137]+[.L138]+[.L139]+[.L140]+[.L141])/5" office:value-type="float" office:value="1424.4" calcext:value-type="float">
            <text:p>1424,40</text:p>
          </table:table-cell>
          <table:table-cell table:style-name="ce7" table:formula="of:=([.M137]+[.M138]+[.M139]+[.M140]+[.M141])/5" office:value-type="float" office:value="75.7142" calcext:value-type="float">
            <text:p>75,71</text:p>
          </table:table-cell>
          <table:table-cell table:style-name="ce7" table:formula="of:=([.N137]+[.N138]+[.N139]+[.N140]+[.N141])/5" office:value-type="float" office:value="17557100" calcext:value-type="float">
            <text:p>17557100,00</text:p>
          </table:table-cell>
          <table:table-cell table:style-name="ce7" table:formula="of:=([.O137]+[.O138]+[.O139]+[.O140]+[.O141])/5" office:value-type="float" office:value="1.924104" calcext:value-type="float">
            <text:p>1,92</text:p>
          </table:table-cell>
          <table:table-cell table:style-name="ce7" table:formula="of:=([.P137]+[.P138]+[.P139]+[.P140]+[.P141])/5" office:value-type="float" office:value="340.2" calcext:value-type="float">
            <text:p>340,20</text:p>
          </table:table-cell>
          <table:table-cell table:style-name="ce7" table:formula="of:=([.Q137]+[.Q138]+[.Q139]+[.Q140]+[.Q141])/5" office:value-type="float" office:value="4.648128" calcext:value-type="float">
            <text:p>4,65</text:p>
          </table:table-cell>
          <table:table-cell table:style-name="ce7" table:formula="of:=([.R137]+[.R138]+[.R139]+[.R140]+[.R141])/5" office:value-type="float" office:value="4096875" calcext:value-type="float">
            <text:p>4096875,00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M (10,0,1) 2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26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1</text:p>
          </table:table-cell>
          <table:table-cell office:value-type="float" office:value="1.07603" calcext:value-type="float">
            <text:p>1,076</text:p>
          </table:table-cell>
          <table:table-cell office:value-type="float" office:value="742" calcext:value-type="float">
            <text:p>742</text:p>
          </table:table-cell>
          <table:table-cell office:value-type="float" office:value="4.06128" calcext:value-type="float">
            <text:p>4,061</text:p>
          </table:table-cell>
          <table:table-cell office:value-type="float" office:value="7203125" calcext:value-type="float">
            <text:p>7203125,000</text:p>
          </table:table-cell>
          <table:table-cell office:value-type="float" office:value="13.0987" calcext:value-type="float">
            <text:p>13,099</text:p>
          </table:table-cell>
          <table:table-cell office:value-type="float" office:value="1682" calcext:value-type="float">
            <text:p>1682</text:p>
          </table:table-cell>
          <table:table-cell office:value-type="float" office:value="66.1759" calcext:value-type="float">
            <text:p>66,176</text:p>
          </table:table-cell>
          <table:table-cell office:value-type="float" office:value="14578125" calcext:value-type="float">
            <text:p>14578125,000</text:p>
          </table:table-cell>
          <table:table-cell office:value-type="float" office:value="37.0426" calcext:value-type="float">
            <text:p>37,043</text:p>
          </table:table-cell>
          <table:table-cell office:value-type="float" office:value="3161" calcext:value-type="float">
            <text:p>3161</text:p>
          </table:table-cell>
          <table:table-cell office:value-type="float" office:value="79.1781" calcext:value-type="float">
            <text:p>79,178</text:p>
          </table:table-cell>
          <table:table-cell office:value-type="float" office:value="33078125" calcext:value-type="float">
            <text:p>33078125,000</text:p>
          </table:table-cell>
          <table:table-cell office:value-type="float" office:value="1.52367" calcext:value-type="float">
            <text:p>1,524</text:p>
          </table:table-cell>
          <table:table-cell office:value-type="float" office:value="818" calcext:value-type="float">
            <text:p>818</text:p>
          </table:table-cell>
          <table:table-cell office:value-type="float" office:value="4.78408" calcext:value-type="float">
            <text:p>4,784</text:p>
          </table:table-cell>
          <table:table-cell office:value-type="float" office:value="7203125" calcext:value-type="float">
            <text:p>7203125,000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2</text:p>
          </table:table-cell>
          <table:table-cell office:value-type="float" office:value="1.07515" calcext:value-type="float">
            <text:p>1,075</text:p>
          </table:table-cell>
          <table:table-cell office:value-type="float" office:value="753" calcext:value-type="float">
            <text:p>753</text:p>
          </table:table-cell>
          <table:table-cell office:value-type="float" office:value="4.10465" calcext:value-type="float">
            <text:p>4,105</text:p>
          </table:table-cell>
          <table:table-cell office:value-type="float" office:value="7375000" calcext:value-type="float">
            <text:p>7375000,000</text:p>
          </table:table-cell>
          <table:table-cell office:value-type="float" office:value="13.5986" calcext:value-type="float">
            <text:p>13,599</text:p>
          </table:table-cell>
          <table:table-cell office:value-type="float" office:value="1744" calcext:value-type="float">
            <text:p>1744</text:p>
          </table:table-cell>
          <table:table-cell office:value-type="float" office:value="68.6323" calcext:value-type="float">
            <text:p>68,632</text:p>
          </table:table-cell>
          <table:table-cell office:value-type="float" office:value="14687500" calcext:value-type="float">
            <text:p>14687500,000</text:p>
          </table:table-cell>
          <table:table-cell office:value-type="float" office:value="36.5479" calcext:value-type="float">
            <text:p>36,548</text:p>
          </table:table-cell>
          <table:table-cell office:value-type="float" office:value="3226" calcext:value-type="float">
            <text:p>3226</text:p>
          </table:table-cell>
          <table:table-cell office:value-type="float" office:value="79.5499" calcext:value-type="float">
            <text:p>79,550</text:p>
          </table:table-cell>
          <table:table-cell office:value-type="float" office:value="32812500" calcext:value-type="float">
            <text:p>32812500,000</text:p>
          </table:table-cell>
          <table:table-cell office:value-type="float" office:value="1.23102" calcext:value-type="float">
            <text:p>1,231</text:p>
          </table:table-cell>
          <table:table-cell office:value-type="float" office:value="876" calcext:value-type="float">
            <text:p>876</text:p>
          </table:table-cell>
          <table:table-cell office:value-type="float" office:value="4.74519" calcext:value-type="float">
            <text:p>4,745</text:p>
          </table:table-cell>
          <table:table-cell office:value-type="float" office:value="7218750" calcext:value-type="float">
            <text:p>7218750,000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3</text:p>
          </table:table-cell>
          <table:table-cell office:value-type="float" office:value="1.48435" calcext:value-type="float">
            <text:p>1,484</text:p>
          </table:table-cell>
          <table:table-cell office:value-type="float" office:value="714" calcext:value-type="float">
            <text:p>714</text:p>
          </table:table-cell>
          <table:table-cell office:value-type="float" office:value="4.35695" calcext:value-type="float">
            <text:p>4,357</text:p>
          </table:table-cell>
          <table:table-cell office:value-type="float" office:value="7265625" calcext:value-type="float">
            <text:p>7265625,000</text:p>
          </table:table-cell>
          <table:table-cell office:value-type="float" office:value="12.5357" calcext:value-type="float">
            <text:p>12,536</text:p>
          </table:table-cell>
          <table:table-cell office:value-type="float" office:value="1756" calcext:value-type="float">
            <text:p>1756</text:p>
          </table:table-cell>
          <table:table-cell office:value-type="float" office:value="67.9481" calcext:value-type="float">
            <text:p>67,948</text:p>
          </table:table-cell>
          <table:table-cell office:value-type="float" office:value="14515625" calcext:value-type="float">
            <text:p>14515625,000</text:p>
          </table:table-cell>
          <table:table-cell office:value-type="float" office:value="33.2515" calcext:value-type="float">
            <text:p>33,252</text:p>
          </table:table-cell>
          <table:table-cell office:value-type="float" office:value="3223" calcext:value-type="float">
            <text:p>3223</text:p>
          </table:table-cell>
          <table:table-cell office:value-type="float" office:value="76.192" calcext:value-type="float">
            <text:p>76,192</text:p>
          </table:table-cell>
          <table:table-cell office:value-type="float" office:value="32609375" calcext:value-type="float">
            <text:p>32609375,000</text:p>
          </table:table-cell>
          <table:table-cell office:value-type="float" office:value="1.12549" calcext:value-type="float">
            <text:p>1,125</text:p>
          </table:table-cell>
          <table:table-cell office:value-type="float" office:value="882" calcext:value-type="float">
            <text:p>882</text:p>
          </table:table-cell>
          <table:table-cell office:value-type="float" office:value="4.64099" calcext:value-type="float">
            <text:p>4,641</text:p>
          </table:table-cell>
          <table:table-cell office:value-type="float" office:value="7203125" calcext:value-type="float">
            <text:p>7203125,000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4</text:p>
          </table:table-cell>
          <table:table-cell office:value-type="float" office:value="1.03084" calcext:value-type="float">
            <text:p>1,031</text:p>
          </table:table-cell>
          <table:table-cell office:value-type="float" office:value="770" calcext:value-type="float">
            <text:p>770</text:p>
          </table:table-cell>
          <table:table-cell office:value-type="float" office:value="4.12874" calcext:value-type="float">
            <text:p>4,129</text:p>
          </table:table-cell>
          <table:table-cell office:value-type="float" office:value="7296875" calcext:value-type="float">
            <text:p>7296875,000</text:p>
          </table:table-cell>
          <table:table-cell office:value-type="float" office:value="12.9542" calcext:value-type="float">
            <text:p>12,954</text:p>
          </table:table-cell>
          <table:table-cell office:value-type="float" office:value="1641" calcext:value-type="float">
            <text:p>1641</text:p>
          </table:table-cell>
          <table:table-cell office:value-type="float" office:value="64.7377" calcext:value-type="float">
            <text:p>64,738</text:p>
          </table:table-cell>
          <table:table-cell office:value-type="float" office:value="14703125" calcext:value-type="float">
            <text:p>14703125,000</text:p>
          </table:table-cell>
          <table:table-cell office:value-type="float" office:value="36.0307" calcext:value-type="float">
            <text:p>36,031</text:p>
          </table:table-cell>
          <table:table-cell office:value-type="float" office:value="3216" calcext:value-type="float">
            <text:p>3216</text:p>
          </table:table-cell>
          <table:table-cell office:value-type="float" office:value="78.8994" calcext:value-type="float">
            <text:p>78,899</text:p>
          </table:table-cell>
          <table:table-cell office:value-type="float" office:value="32984375" calcext:value-type="float">
            <text:p>32984375,000</text:p>
          </table:table-cell>
          <table:table-cell office:value-type="float" office:value="1.19528" calcext:value-type="float">
            <text:p>1,195</text:p>
          </table:table-cell>
          <table:table-cell office:value-type="float" office:value="858" calcext:value-type="float">
            <text:p>858</text:p>
          </table:table-cell>
          <table:table-cell office:value-type="float" office:value="4.61512" calcext:value-type="float">
            <text:p>4,615</text:p>
          </table:table-cell>
          <table:table-cell office:value-type="float" office:value="7234375" calcext:value-type="float">
            <text:p>7234375,000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5</text:p>
          </table:table-cell>
          <table:table-cell office:value-type="float" office:value="1.10297" calcext:value-type="float">
            <text:p>1,103</text:p>
          </table:table-cell>
          <table:table-cell office:value-type="float" office:value="748" calcext:value-type="float">
            <text:p>748</text:p>
          </table:table-cell>
          <table:table-cell office:value-type="float" office:value="4.11236" calcext:value-type="float">
            <text:p>4,112</text:p>
          </table:table-cell>
          <table:table-cell office:value-type="float" office:value="7218750" calcext:value-type="float">
            <text:p>7218750,000</text:p>
          </table:table-cell>
          <table:table-cell office:value-type="float" office:value="13.1127" calcext:value-type="float">
            <text:p>13,113</text:p>
          </table:table-cell>
          <table:table-cell office:value-type="float" office:value="1713" calcext:value-type="float">
            <text:p>1713</text:p>
          </table:table-cell>
          <table:table-cell office:value-type="float" office:value="67.1682" calcext:value-type="float">
            <text:p>67,168</text:p>
          </table:table-cell>
          <table:table-cell office:value-type="float" office:value="14656250" calcext:value-type="float">
            <text:p>14656250,000</text:p>
          </table:table-cell>
          <table:table-cell office:value-type="float" office:value="35.4669" calcext:value-type="float">
            <text:p>35,467</text:p>
          </table:table-cell>
          <table:table-cell office:value-type="float" office:value="3230" calcext:value-type="float">
            <text:p>3230</text:p>
          </table:table-cell>
          <table:table-cell office:value-type="float" office:value="78.5221" calcext:value-type="float">
            <text:p>78,522</text:p>
          </table:table-cell>
          <table:table-cell office:value-type="float" office:value="32890625" calcext:value-type="float">
            <text:p>32890625,000</text:p>
          </table:table-cell>
          <table:table-cell office:value-type="float" office:value="1.16893" calcext:value-type="float">
            <text:p>1,169</text:p>
          </table:table-cell>
          <table:table-cell office:value-type="float" office:value="868" calcext:value-type="float">
            <text:p>868</text:p>
          </table:table-cell>
          <table:table-cell office:value-type="float" office:value="4.62863" calcext:value-type="float">
            <text:p>4,629</text:p>
          </table:table-cell>
          <table:table-cell office:value-type="float" office:value="7187500" calcext:value-type="float">
            <text:p>7187500,000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146]+[.C147]+[.C148]+[.C149]+[.C150])/5" office:value-type="float" office:value="1.153868" calcext:value-type="float">
            <text:p>1,15</text:p>
          </table:table-cell>
          <table:table-cell table:style-name="ce7" table:formula="of:=([.D146]+[.D147]+[.D148]+[.D149]+[.D150])/5" office:value-type="float" office:value="745.4" calcext:value-type="float">
            <text:p>745,40</text:p>
          </table:table-cell>
          <table:table-cell table:style-name="ce7" table:formula="of:=([.E146]+[.E147]+[.E148]+[.E149]+[.E150])/5" office:value-type="float" office:value="4.152796" calcext:value-type="float">
            <text:p>4,15</text:p>
          </table:table-cell>
          <table:table-cell table:style-name="ce7" table:formula="of:=([.F146]+[.F147]+[.F148]+[.F149]+[.F150])/5" office:value-type="float" office:value="7271875" calcext:value-type="float">
            <text:p>7271875,00</text:p>
          </table:table-cell>
          <table:table-cell table:style-name="ce7" table:formula="of:=([.G146]+[.G147]+[.G148]+[.G149]+[.G150])/5" office:value-type="float" office:value="13.05998" calcext:value-type="float">
            <text:p>13,06</text:p>
          </table:table-cell>
          <table:table-cell table:style-name="ce7" table:formula="of:=([.H146]+[.H147]+[.H148]+[.H149]+[.H150])/5" office:value-type="float" office:value="1707.2" calcext:value-type="float">
            <text:p>1707,20</text:p>
          </table:table-cell>
          <table:table-cell table:style-name="ce7" table:formula="of:=([.I146]+[.I147]+[.I148]+[.I149]+[.I150])/5" office:value-type="float" office:value="66.93244" calcext:value-type="float">
            <text:p>66,93</text:p>
          </table:table-cell>
          <table:table-cell table:style-name="ce7" table:formula="of:=([.J146]+[.J147]+[.J148]+[.J149]+[.J150])/5" office:value-type="float" office:value="14628125" calcext:value-type="float">
            <text:p>14628125,00</text:p>
          </table:table-cell>
          <table:table-cell table:style-name="ce7" table:formula="of:=([.K146]+[.K147]+[.K148]+[.K149]+[.K150])/5" office:value-type="float" office:value="35.66792" calcext:value-type="float">
            <text:p>35,67</text:p>
          </table:table-cell>
          <table:table-cell table:style-name="ce7" table:formula="of:=([.L146]+[.L147]+[.L148]+[.L149]+[.L150])/5" office:value-type="float" office:value="3211.2" calcext:value-type="float">
            <text:p>3211,20</text:p>
          </table:table-cell>
          <table:table-cell table:style-name="ce7" table:formula="of:=([.M146]+[.M147]+[.M148]+[.M149]+[.M150])/5" office:value-type="float" office:value="78.4683" calcext:value-type="float">
            <text:p>78,47</text:p>
          </table:table-cell>
          <table:table-cell table:style-name="ce7" table:formula="of:=([.N146]+[.N147]+[.N148]+[.N149]+[.N150])/5" office:value-type="float" office:value="32875000" calcext:value-type="float">
            <text:p>32875000,00</text:p>
          </table:table-cell>
          <table:table-cell table:style-name="ce7" table:formula="of:=([.O146]+[.O147]+[.O148]+[.O149]+[.O150])/5" office:value-type="float" office:value="1.248878" calcext:value-type="float">
            <text:p>1,25</text:p>
          </table:table-cell>
          <table:table-cell table:style-name="ce7" table:formula="of:=([.P146]+[.P147]+[.P148]+[.P149]+[.P150])/5" office:value-type="float" office:value="860.4" calcext:value-type="float">
            <text:p>860,40</text:p>
          </table:table-cell>
          <table:table-cell table:style-name="ce7" table:formula="of:=([.Q146]+[.Q147]+[.Q148]+[.Q149]+[.Q150])/5" office:value-type="float" office:value="4.682802" calcext:value-type="float">
            <text:p>4,68</text:p>
          </table:table-cell>
          <table:table-cell table:style-name="ce7" table:formula="of:=([.R146]+[.R147]+[.R148]+[.R149]+[.R150])/5" office:value-type="float" office:value="7209375" calcext:value-type="float">
            <text:p>7209375,00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M (10,0.1mej)1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1</text:p>
          </table:table-cell>
          <table:table-cell office:value-type="float" office:value="1.79313" calcext:value-type="float">
            <text:p>1,793</text:p>
          </table:table-cell>
          <table:table-cell office:value-type="float" office:value="310" calcext:value-type="float">
            <text:p>310</text:p>
          </table:table-cell>
          <table:table-cell office:value-type="float" office:value="4.23621" calcext:value-type="float">
            <text:p>4,236</text:p>
          </table:table-cell>
          <table:table-cell office:value-type="float" office:value="4312500" calcext:value-type="float">
            <text:p>4312500,000</text:p>
          </table:table-cell>
          <table:table-cell office:value-type="float" office:value="13.6836" calcext:value-type="float">
            <text:p>13,684</text:p>
          </table:table-cell>
          <table:table-cell office:value-type="float" office:value="785" calcext:value-type="float">
            <text:p>785</text:p>
          </table:table-cell>
          <table:table-cell office:value-type="float" office:value="62.8309" calcext:value-type="float">
            <text:p>62,831</text:p>
          </table:table-cell>
          <table:table-cell office:value-type="float" office:value="8093750" calcext:value-type="float">
            <text:p>8093750,000</text:p>
          </table:table-cell>
          <table:table-cell office:value-type="float" office:value="24.8469" calcext:value-type="float">
            <text:p>24,847</text:p>
          </table:table-cell>
          <table:table-cell office:value-type="float" office:value="1322" calcext:value-type="float">
            <text:p>1322</text:p>
          </table:table-cell>
          <table:table-cell office:value-type="float" office:value="60.6599" calcext:value-type="float">
            <text:p>60,660</text:p>
          </table:table-cell>
          <table:table-cell office:value-type="float" office:value="17578125" calcext:value-type="float">
            <text:p>17578125,000</text:p>
          </table:table-cell>
          <table:table-cell office:value-type="float" office:value="1.53815" calcext:value-type="float">
            <text:p>1,538</text:p>
          </table:table-cell>
          <table:table-cell office:value-type="float" office:value="354" calcext:value-type="float">
            <text:p>354</text:p>
          </table:table-cell>
          <table:table-cell office:value-type="float" office:value="4.37267" calcext:value-type="float">
            <text:p>4,373</text:p>
          </table:table-cell>
          <table:table-cell office:value-type="float" office:value="4140625" calcext:value-type="float">
            <text:p>4140625,00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2</text:p>
          </table:table-cell>
          <table:table-cell office:value-type="float" office:value="1.45626" calcext:value-type="float">
            <text:p>1,456</text:p>
          </table:table-cell>
          <table:table-cell office:value-type="float" office:value="319" calcext:value-type="float">
            <text:p>319</text:p>
          </table:table-cell>
          <table:table-cell office:value-type="float" office:value="3.97027" calcext:value-type="float">
            <text:p>3,970</text:p>
          </table:table-cell>
          <table:table-cell office:value-type="float" office:value="4265625" calcext:value-type="float">
            <text:p>4265625,000</text:p>
          </table:table-cell>
          <table:table-cell office:value-type="float" office:value="13.2574" calcext:value-type="float">
            <text:p>13,257</text:p>
          </table:table-cell>
          <table:table-cell office:value-type="float" office:value="761" calcext:value-type="float">
            <text:p>761</text:p>
          </table:table-cell>
          <table:table-cell office:value-type="float" office:value="60.902" calcext:value-type="float">
            <text:p>60,902</text:p>
          </table:table-cell>
          <table:table-cell office:value-type="float" office:value="8156250" calcext:value-type="float">
            <text:p>8156250,000</text:p>
          </table:table-cell>
          <table:table-cell office:value-type="float" office:value="26.6323" calcext:value-type="float">
            <text:p>26,632</text:p>
          </table:table-cell>
          <table:table-cell office:value-type="float" office:value="1319" calcext:value-type="float">
            <text:p>1319</text:p>
          </table:table-cell>
          <table:table-cell office:value-type="float" office:value="62.3641" calcext:value-type="float">
            <text:p>62,364</text:p>
          </table:table-cell>
          <table:table-cell office:value-type="float" office:value="17484375" calcext:value-type="float">
            <text:p>17484375,000</text:p>
          </table:table-cell>
          <table:table-cell office:value-type="float" office:value="1.80173" calcext:value-type="float">
            <text:p>1,802</text:p>
          </table:table-cell>
          <table:table-cell office:value-type="float" office:value="340" calcext:value-type="float">
            <text:p>340</text:p>
          </table:table-cell>
          <table:table-cell office:value-type="float" office:value="4.5215" calcext:value-type="float">
            <text:p>4,522</text:p>
          </table:table-cell>
          <table:table-cell office:value-type="float" office:value="4125000" calcext:value-type="float">
            <text:p>4125000,00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3</text:p>
          </table:table-cell>
          <table:table-cell office:value-type="float" office:value="1.41772" calcext:value-type="float">
            <text:p>1,418</text:p>
          </table:table-cell>
          <table:table-cell office:value-type="float" office:value="340" calcext:value-type="float">
            <text:p>340</text:p>
          </table:table-cell>
          <table:table-cell office:value-type="float" office:value="4.09723" calcext:value-type="float">
            <text:p>4,097</text:p>
          </table:table-cell>
          <table:table-cell office:value-type="float" office:value="4281250" calcext:value-type="float">
            <text:p>4281250,000</text:p>
          </table:table-cell>
          <table:table-cell office:value-type="float" office:value="13.878" calcext:value-type="float">
            <text:p>13,878</text:p>
          </table:table-cell>
          <table:table-cell office:value-type="float" office:value="761" calcext:value-type="float">
            <text:p>761</text:p>
          </table:table-cell>
          <table:table-cell office:value-type="float" office:value="61.5226" calcext:value-type="float">
            <text:p>61,523</text:p>
          </table:table-cell>
          <table:table-cell office:value-type="float" office:value="8125000" calcext:value-type="float">
            <text:p>8125000,000</text:p>
          </table:table-cell>
          <table:table-cell office:value-type="float" office:value="26.0747" calcext:value-type="float">
            <text:p>26,075</text:p>
          </table:table-cell>
          <table:table-cell office:value-type="float" office:value="1324" calcext:value-type="float">
            <text:p>1324</text:p>
          </table:table-cell>
          <table:table-cell office:value-type="float" office:value="61.9419" calcext:value-type="float">
            <text:p>61,942</text:p>
          </table:table-cell>
          <table:table-cell office:value-type="float" office:value="17687500" calcext:value-type="float">
            <text:p>17687500,000</text:p>
          </table:table-cell>
          <table:table-cell office:value-type="float" office:value="1.52048" calcext:value-type="float">
            <text:p>1,520</text:p>
          </table:table-cell>
          <table:table-cell office:value-type="float" office:value="372" calcext:value-type="float">
            <text:p>372</text:p>
          </table:table-cell>
          <table:table-cell office:value-type="float" office:value="4.49913" calcext:value-type="float">
            <text:p>4,499</text:p>
          </table:table-cell>
          <table:table-cell office:value-type="float" office:value="4156250" calcext:value-type="float">
            <text:p>4156250,00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4</text:p>
          </table:table-cell>
          <table:table-cell office:value-type="float" office:value="1.66983" calcext:value-type="float">
            <text:p>1,670</text:p>
          </table:table-cell>
          <table:table-cell office:value-type="float" office:value="314" calcext:value-type="float">
            <text:p>314</text:p>
          </table:table-cell>
          <table:table-cell office:value-type="float" office:value="4.14443" calcext:value-type="float">
            <text:p>4,144</text:p>
          </table:table-cell>
          <table:table-cell office:value-type="float" office:value="4265625" calcext:value-type="float">
            <text:p>4265625,000</text:p>
          </table:table-cell>
          <table:table-cell office:value-type="float" office:value="13.0633" calcext:value-type="float">
            <text:p>13,063</text:p>
          </table:table-cell>
          <table:table-cell office:value-type="float" office:value="798" calcext:value-type="float">
            <text:p>798</text:p>
          </table:table-cell>
          <table:table-cell office:value-type="float" office:value="63.0244" calcext:value-type="float">
            <text:p>63,024</text:p>
          </table:table-cell>
          <table:table-cell office:value-type="float" office:value="8125000" calcext:value-type="float">
            <text:p>8125000,000</text:p>
          </table:table-cell>
          <table:table-cell office:value-type="float" office:value="29.2241" calcext:value-type="float">
            <text:p>29,224</text:p>
          </table:table-cell>
          <table:table-cell office:value-type="float" office:value="1273" calcext:value-type="float">
            <text:p>1273</text:p>
          </table:table-cell>
          <table:table-cell office:value-type="float" office:value="63.7098" calcext:value-type="float">
            <text:p>63,710</text:p>
          </table:table-cell>
          <table:table-cell office:value-type="float" office:value="17500000" calcext:value-type="float">
            <text:p>17500000,000</text:p>
          </table:table-cell>
          <table:table-cell office:value-type="float" office:value="2.57645" calcext:value-type="float">
            <text:p>2,576</text:p>
          </table:table-cell>
          <table:table-cell office:value-type="float" office:value="290" calcext:value-type="float">
            <text:p>290</text:p>
          </table:table-cell>
          <table:table-cell office:value-type="float" office:value="4.89852" calcext:value-type="float">
            <text:p>4,899</text:p>
          </table:table-cell>
          <table:table-cell office:value-type="float" office:value="4109375" calcext:value-type="float">
            <text:p>4109375,000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5</text:p>
          </table:table-cell>
          <table:table-cell office:value-type="float" office:value="1.20434" calcext:value-type="float">
            <text:p>1,204</text:p>
          </table:table-cell>
          <table:table-cell office:value-type="float" office:value="342" calcext:value-type="float">
            <text:p>342</text:p>
          </table:table-cell>
          <table:table-cell office:value-type="float" office:value="3.89961" calcext:value-type="float">
            <text:p>3,900</text:p>
          </table:table-cell>
          <table:table-cell office:value-type="float" office:value="4281250" calcext:value-type="float">
            <text:p>4281250,000</text:p>
          </table:table-cell>
          <table:table-cell office:value-type="float" office:value="13.7278" calcext:value-type="float">
            <text:p>13,728</text:p>
          </table:table-cell>
          <table:table-cell office:value-type="float" office:value="789" calcext:value-type="float">
            <text:p>789</text:p>
          </table:table-cell>
          <table:table-cell office:value-type="float" office:value="63.1255" calcext:value-type="float">
            <text:p>63,126</text:p>
          </table:table-cell>
          <table:table-cell office:value-type="float" office:value="8093750" calcext:value-type="float">
            <text:p>8093750,000</text:p>
          </table:table-cell>
          <table:table-cell office:value-type="float" office:value="27.8587" calcext:value-type="float">
            <text:p>27,859</text:p>
          </table:table-cell>
          <table:table-cell office:value-type="float" office:value="1377" calcext:value-type="float">
            <text:p>1377</text:p>
          </table:table-cell>
          <table:table-cell office:value-type="float" office:value="65.1617" calcext:value-type="float">
            <text:p>65,162</text:p>
          </table:table-cell>
          <table:table-cell office:value-type="float" office:value="17593750" calcext:value-type="float">
            <text:p>17593750,000</text:p>
          </table:table-cell>
          <table:table-cell office:value-type="float" office:value="1.83805" calcext:value-type="float">
            <text:p>1,838</text:p>
          </table:table-cell>
          <table:table-cell office:value-type="float" office:value="328" calcext:value-type="float">
            <text:p>328</text:p>
          </table:table-cell>
          <table:table-cell office:value-type="float" office:value="4.46439" calcext:value-type="float">
            <text:p>4,464</text:p>
          </table:table-cell>
          <table:table-cell office:value-type="float" office:value="4156250" calcext:value-type="float">
            <text:p>4156250,000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155]+[.C156]+[.C157]+[.C158]+[.C159])/5" office:value-type="float" office:value="1.508256" calcext:value-type="float">
            <text:p>1,51</text:p>
          </table:table-cell>
          <table:table-cell table:style-name="ce7" table:formula="of:=([.D155]+[.D156]+[.D157]+[.D158]+[.D159])/5" office:value-type="float" office:value="325" calcext:value-type="float">
            <text:p>325,00</text:p>
          </table:table-cell>
          <table:table-cell table:style-name="ce7" table:formula="of:=([.E155]+[.E156]+[.E157]+[.E158]+[.E159])/5" office:value-type="float" office:value="4.06955" calcext:value-type="float">
            <text:p>4,07</text:p>
          </table:table-cell>
          <table:table-cell table:style-name="ce7" table:formula="of:=([.F155]+[.F156]+[.F157]+[.F158]+[.F159])/5" office:value-type="float" office:value="4281250" calcext:value-type="float">
            <text:p>4281250,00</text:p>
          </table:table-cell>
          <table:table-cell table:style-name="ce7" table:formula="of:=([.G155]+[.G156]+[.G157]+[.G158]+[.G159])/5" office:value-type="float" office:value="13.52202" calcext:value-type="float">
            <text:p>13,52</text:p>
          </table:table-cell>
          <table:table-cell table:style-name="ce7" table:formula="of:=([.H155]+[.H156]+[.H157]+[.H158]+[.H159])/5" office:value-type="float" office:value="778.8" calcext:value-type="float">
            <text:p>778,80</text:p>
          </table:table-cell>
          <table:table-cell table:style-name="ce7" table:formula="of:=([.I155]+[.I156]+[.I157]+[.I158]+[.I159])/5" office:value-type="float" office:value="62.28108" calcext:value-type="float">
            <text:p>62,28</text:p>
          </table:table-cell>
          <table:table-cell table:style-name="ce7" table:formula="of:=([.J155]+[.J156]+[.J157]+[.J158]+[.J159])/5" office:value-type="float" office:value="8118750" calcext:value-type="float">
            <text:p>8118750,00</text:p>
          </table:table-cell>
          <table:table-cell table:style-name="ce7" table:formula="of:=([.K155]+[.K156]+[.K157]+[.K158]+[.K159])/5" office:value-type="float" office:value="26.92734" calcext:value-type="float">
            <text:p>26,93</text:p>
          </table:table-cell>
          <table:table-cell table:style-name="ce7" table:formula="of:=([.L155]+[.L156]+[.L157]+[.L158]+[.L159])/5" office:value-type="float" office:value="1323" calcext:value-type="float">
            <text:p>1323,00</text:p>
          </table:table-cell>
          <table:table-cell table:style-name="ce7" table:formula="of:=([.M155]+[.M156]+[.M157]+[.M158]+[.M159])/5" office:value-type="float" office:value="62.76748" calcext:value-type="float">
            <text:p>62,77</text:p>
          </table:table-cell>
          <table:table-cell table:style-name="ce7" table:formula="of:=([.N155]+[.N156]+[.N157]+[.N158]+[.N159])/5" office:value-type="float" office:value="17568750" calcext:value-type="float">
            <text:p>17568750,00</text:p>
          </table:table-cell>
          <table:table-cell table:style-name="ce7" table:formula="of:=([.O155]+[.O156]+[.O157]+[.O158]+[.O159])/5" office:value-type="float" office:value="1.854972" calcext:value-type="float">
            <text:p>1,85</text:p>
          </table:table-cell>
          <table:table-cell table:style-name="ce7" table:formula="of:=([.P155]+[.P156]+[.P157]+[.P158]+[.P159])/5" office:value-type="float" office:value="336.8" calcext:value-type="float">
            <text:p>336,80</text:p>
          </table:table-cell>
          <table:table-cell table:style-name="ce7" table:formula="of:=([.Q155]+[.Q156]+[.Q157]+[.Q158]+[.Q159])/5" office:value-type="float" office:value="4.551242" calcext:value-type="float">
            <text:p>4,55</text:p>
          </table:table-cell>
          <table:table-cell table:style-name="ce7" table:formula="of:=([.R155]+[.R156]+[.R157]+[.R158]+[.R159])/5" office:value-type="float" office:value="4137500" calcext:value-type="float">
            <text:p>4137500,00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AM (10,0.1mej) 20%</text:p>
          </table:table-cell>
          <table:table-cell table:style-name="ce10" office:value-type="string" calcext:value-type="string" table:number-columns-spanned="4" table:number-rows-spanned="1">
            <text:p>Iri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Ecoli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Rand</text:p>
          </table:table-cell>
          <table:covered-table-cell table:number-columns-repeated="3" table:style-name="ce10"/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2"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0" office:value-type="string" calcext:value-type="string">
            <text:p>T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1</text:p>
          </table:table-cell>
          <table:table-cell office:value-type="float" office:value="1.07932" calcext:value-type="float">
            <text:p>1,079</text:p>
          </table:table-cell>
          <table:table-cell office:value-type="float" office:value="753" calcext:value-type="float">
            <text:p>753</text:p>
          </table:table-cell>
          <table:table-cell office:value-type="float" office:value="4.10882" calcext:value-type="float">
            <text:p>4,109</text:p>
          </table:table-cell>
          <table:table-cell office:value-type="float" office:value="7390625" calcext:value-type="float">
            <text:p>7390625,000</text:p>
          </table:table-cell>
          <table:table-cell office:value-type="float" office:value="13.2087" calcext:value-type="float">
            <text:p>13,209</text:p>
          </table:table-cell>
          <table:table-cell office:value-type="float" office:value="1682" calcext:value-type="float">
            <text:p>1682</text:p>
          </table:table-cell>
          <table:table-cell office:value-type="float" office:value="66.2859" calcext:value-type="float">
            <text:p>66,286</text:p>
          </table:table-cell>
          <table:table-cell office:value-type="float" office:value="15078125" calcext:value-type="float">
            <text:p>15078125,000</text:p>
          </table:table-cell>
          <table:table-cell office:value-type="float" office:value="27.9472" calcext:value-type="float">
            <text:p>27,947</text:p>
          </table:table-cell>
          <table:table-cell office:value-type="float" office:value="3058" calcext:value-type="float">
            <text:p>3058</text:p>
          </table:table-cell>
          <table:table-cell office:value-type="float" office:value="68.7098" calcext:value-type="float">
            <text:p>68,710</text:p>
          </table:table-cell>
          <table:table-cell office:value-type="float" office:value="33328125" calcext:value-type="float">
            <text:p>33328125,000</text:p>
          </table:table-cell>
          <table:table-cell office:value-type="float" office:value="1.30054" calcext:value-type="float">
            <text:p>1,301</text:p>
          </table:table-cell>
          <table:table-cell office:value-type="float" office:value="845" calcext:value-type="float">
            <text:p>845</text:p>
          </table:table-cell>
          <table:table-cell office:value-type="float" office:value="4.66856" calcext:value-type="float">
            <text:p>4,669</text:p>
          </table:table-cell>
          <table:table-cell office:value-type="float" office:value="7312500" calcext:value-type="float">
            <text:p>7312500,000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2</text:p>
          </table:table-cell>
          <table:table-cell office:value-type="float" office:value="1.03969" calcext:value-type="float">
            <text:p>1,040</text:p>
          </table:table-cell>
          <table:table-cell office:value-type="float" office:value="760" calcext:value-type="float">
            <text:p>760</text:p>
          </table:table-cell>
          <table:table-cell office:value-type="float" office:value="4.09736" calcext:value-type="float">
            <text:p>4,097</text:p>
          </table:table-cell>
          <table:table-cell office:value-type="float" office:value="7343750" calcext:value-type="float">
            <text:p>7343750,000</text:p>
          </table:table-cell>
          <table:table-cell office:value-type="float" office:value="13.2108" calcext:value-type="float">
            <text:p>13,211</text:p>
          </table:table-cell>
          <table:table-cell office:value-type="float" office:value="1705" calcext:value-type="float">
            <text:p>1705</text:p>
          </table:table-cell>
          <table:table-cell office:value-type="float" office:value="67.0139" calcext:value-type="float">
            <text:p>67,014</text:p>
          </table:table-cell>
          <table:table-cell office:value-type="float" office:value="14750000" calcext:value-type="float">
            <text:p>14750000,000</text:p>
          </table:table-cell>
          <table:table-cell office:value-type="float" office:value="25.2664" calcext:value-type="float">
            <text:p>25,266</text:p>
          </table:table-cell>
          <table:table-cell office:value-type="float" office:value="3121" calcext:value-type="float">
            <text:p>3121</text:p>
          </table:table-cell>
          <table:table-cell office:value-type="float" office:value="66.8688" calcext:value-type="float">
            <text:p>66,869</text:p>
          </table:table-cell>
          <table:table-cell office:value-type="float" office:value="32953125" calcext:value-type="float">
            <text:p>32953125,000</text:p>
          </table:table-cell>
          <table:table-cell office:value-type="float" office:value="1.83395" calcext:value-type="float">
            <text:p>1,834</text:p>
          </table:table-cell>
          <table:table-cell office:value-type="float" office:value="791" calcext:value-type="float">
            <text:p>791</text:p>
          </table:table-cell>
          <table:table-cell office:value-type="float" office:value="4.98674" calcext:value-type="float">
            <text:p>4,987</text:p>
          </table:table-cell>
          <table:table-cell office:value-type="float" office:value="7343750" calcext:value-type="float">
            <text:p>7343750,000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3</text:p>
          </table:table-cell>
          <table:table-cell office:value-type="float" office:value="1.10729" calcext:value-type="float">
            <text:p>1,107</text:p>
          </table:table-cell>
          <table:table-cell office:value-type="float" office:value="731" calcext:value-type="float">
            <text:p>731</text:p>
          </table:table-cell>
          <table:table-cell office:value-type="float" office:value="4.04828" calcext:value-type="float">
            <text:p>4,048</text:p>
          </table:table-cell>
          <table:table-cell office:value-type="float" office:value="7359375" calcext:value-type="float">
            <text:p>7359375,000</text:p>
          </table:table-cell>
          <table:table-cell office:value-type="float" office:value="11.4325" calcext:value-type="float">
            <text:p>11,433</text:p>
          </table:table-cell>
          <table:table-cell office:value-type="float" office:value="1613" calcext:value-type="float">
            <text:p>1613</text:p>
          </table:table-cell>
          <table:table-cell office:value-type="float" office:value="62.3324" calcext:value-type="float">
            <text:p>62,332</text:p>
          </table:table-cell>
          <table:table-cell office:value-type="float" office:value="14250000" calcext:value-type="float">
            <text:p>14250000,000</text:p>
          </table:table-cell>
          <table:table-cell office:value-type="float" office:value="22.3737" calcext:value-type="float">
            <text:p>22,374</text:p>
          </table:table-cell>
          <table:table-cell office:value-type="float" office:value="3292" calcext:value-type="float">
            <text:p>3292</text:p>
          </table:table-cell>
          <table:table-cell office:value-type="float" office:value="66.2554" calcext:value-type="float">
            <text:p>66,255</text:p>
          </table:table-cell>
          <table:table-cell office:value-type="float" office:value="33109375" calcext:value-type="float">
            <text:p>33109375,000</text:p>
          </table:table-cell>
          <table:table-cell office:value-type="float" office:value="1.18423" calcext:value-type="float">
            <text:p>1,184</text:p>
          </table:table-cell>
          <table:table-cell office:value-type="float" office:value="856" calcext:value-type="float">
            <text:p>856</text:p>
          </table:table-cell>
          <table:table-cell office:value-type="float" office:value="4.5961" calcext:value-type="float">
            <text:p>4,596</text:p>
          </table:table-cell>
          <table:table-cell office:value-type="float" office:value="7312500" calcext:value-type="float">
            <text:p>7312500,000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4</text:p>
          </table:table-cell>
          <table:table-cell office:value-type="float" office:value="1.04599" calcext:value-type="float">
            <text:p>1,046</text:p>
          </table:table-cell>
          <table:table-cell office:value-type="float" office:value="760" calcext:value-type="float">
            <text:p>760</text:p>
          </table:table-cell>
          <table:table-cell office:value-type="float" office:value="4.10366" calcext:value-type="float">
            <text:p>4,104</text:p>
          </table:table-cell>
          <table:table-cell office:value-type="float" office:value="7375000" calcext:value-type="float">
            <text:p>7375000,000</text:p>
          </table:table-cell>
          <table:table-cell office:value-type="float" office:value="13.7252" calcext:value-type="float">
            <text:p>13,725</text:p>
          </table:table-cell>
          <table:table-cell office:value-type="float" office:value="1693" calcext:value-type="float">
            <text:p>1693</text:p>
          </table:table-cell>
          <table:table-cell office:value-type="float" office:value="67.1496" calcext:value-type="float">
            <text:p>67,150</text:p>
          </table:table-cell>
          <table:table-cell office:value-type="float" office:value="14734375" calcext:value-type="float">
            <text:p>14734375,000</text:p>
          </table:table-cell>
          <table:table-cell office:value-type="float" office:value="25.8871" calcext:value-type="float">
            <text:p>25,887</text:p>
          </table:table-cell>
          <table:table-cell office:value-type="float" office:value="3182" calcext:value-type="float">
            <text:p>3182</text:p>
          </table:table-cell>
          <table:table-cell office:value-type="float" office:value="68.3025" calcext:value-type="float">
            <text:p>68,303</text:p>
          </table:table-cell>
          <table:table-cell office:value-type="float" office:value="33203125" calcext:value-type="float">
            <text:p>33203125,000</text:p>
          </table:table-cell>
          <table:table-cell office:value-type="float" office:value="1.21257" calcext:value-type="float">
            <text:p>1,213</text:p>
          </table:table-cell>
          <table:table-cell office:value-type="float" office:value="869" calcext:value-type="float">
            <text:p>869</text:p>
          </table:table-cell>
          <table:table-cell office:value-type="float" office:value="4.67626" calcext:value-type="float">
            <text:p>4,676</text:p>
          </table:table-cell>
          <table:table-cell office:value-type="float" office:value="7296875" calcext:value-type="float">
            <text:p>7296875,000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Ejecución 5</text:p>
          </table:table-cell>
          <table:table-cell office:value-type="float" office:value="0.992674" calcext:value-type="float">
            <text:p>0,993</text:p>
          </table:table-cell>
          <table:table-cell office:value-type="float" office:value="757" calcext:value-type="float">
            <text:p>757</text:p>
          </table:table-cell>
          <table:table-cell office:value-type="float" office:value="4.03827" calcext:value-type="float">
            <text:p>4,038</text:p>
          </table:table-cell>
          <table:table-cell office:value-type="float" office:value="7343750" calcext:value-type="float">
            <text:p>7343750,000</text:p>
          </table:table-cell>
          <table:table-cell office:value-type="float" office:value="13.0702" calcext:value-type="float">
            <text:p>13,070</text:p>
          </table:table-cell>
          <table:table-cell office:value-type="float" office:value="1739" calcext:value-type="float">
            <text:p>1739</text:p>
          </table:table-cell>
          <table:table-cell office:value-type="float" office:value="67.9462" calcext:value-type="float">
            <text:p>67,946</text:p>
          </table:table-cell>
          <table:table-cell office:value-type="float" office:value="14765625" calcext:value-type="float">
            <text:p>14765625,000</text:p>
          </table:table-cell>
          <table:table-cell office:value-type="float" office:value="22.9754" calcext:value-type="float">
            <text:p>22,975</text:p>
          </table:table-cell>
          <table:table-cell table:style-name="ce6" office:value-type="float" office:value="3219" calcext:value-type="float">
            <text:p>3219,000</text:p>
          </table:table-cell>
          <table:table-cell table:style-name="ce15" office:value-type="float" office:value="65.8841" calcext:value-type="float">
            <text:p>66</text:p>
          </table:table-cell>
          <table:table-cell office:value-type="float" office:value="33125000" calcext:value-type="float">
            <text:p>33125000,000</text:p>
          </table:table-cell>
          <table:table-cell office:value-type="float" office:value="1.75777" calcext:value-type="float">
            <text:p>1,758</text:p>
          </table:table-cell>
          <table:table-cell office:value-type="float" office:value="804" calcext:value-type="float">
            <text:p>804</text:p>
          </table:table-cell>
          <table:table-cell office:value-type="float" office:value="4.96238" calcext:value-type="float">
            <text:p>4,962</text:p>
          </table:table-cell>
          <table:table-cell office:value-type="float" office:value="7328125" calcext:value-type="float">
            <text:p>7328125,000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/>
          <table:table-cell table:style-name="ce10" office:value-type="string" calcext:value-type="string">
            <text:p>Media</text:p>
          </table:table-cell>
          <table:table-cell table:style-name="ce7" table:formula="of:=([.C164]+[.C165]+[.C166]+[.C167]+[.C168])/5" office:value-type="float" office:value="1.0529928" calcext:value-type="float">
            <text:p>1,05</text:p>
          </table:table-cell>
          <table:table-cell table:style-name="ce7" table:formula="of:=([.D164]+[.D165]+[.D166]+[.D167]+[.D168])/5" office:value-type="float" office:value="752.2" calcext:value-type="float">
            <text:p>752,20</text:p>
          </table:table-cell>
          <table:table-cell table:style-name="ce7" table:formula="of:=([.E164]+[.E165]+[.E166]+[.E167]+[.E168])/5" office:value-type="float" office:value="4.079278" calcext:value-type="float">
            <text:p>4,08</text:p>
          </table:table-cell>
          <table:table-cell table:style-name="ce7" table:formula="of:=([.F164]+[.F165]+[.F166]+[.F167]+[.F168])/5" office:value-type="float" office:value="7362500" calcext:value-type="float">
            <text:p>7362500,00</text:p>
          </table:table-cell>
          <table:table-cell table:style-name="ce7" table:formula="of:=([.G164]+[.G165]+[.G166]+[.G167]+[.G168])/5" office:value-type="float" office:value="12.92948" calcext:value-type="float">
            <text:p>12,93</text:p>
          </table:table-cell>
          <table:table-cell table:style-name="ce7" table:formula="of:=([.H164]+[.H165]+[.H166]+[.H167]+[.H168])/5" office:value-type="float" office:value="1686.4" calcext:value-type="float">
            <text:p>1686,40</text:p>
          </table:table-cell>
          <table:table-cell table:style-name="ce7" table:formula="of:=([.I164]+[.I165]+[.I166]+[.I167]+[.I168])/5" office:value-type="float" office:value="66.1456" calcext:value-type="float">
            <text:p>66,15</text:p>
          </table:table-cell>
          <table:table-cell table:style-name="ce7" table:formula="of:=([.J164]+[.J165]+[.J166]+[.J167]+[.K168])/5" office:value-type="float" office:value="11762504.59508" calcext:value-type="float">
            <text:p>11762504,60</text:p>
          </table:table-cell>
          <table:table-cell table:style-name="ce7" table:formula="of:=([.K164]+[.K165]+[.K166]+[.K167]+[.L168])/5" office:value-type="float" office:value="664.09488" calcext:value-type="float">
            <text:p>664,09</text:p>
          </table:table-cell>
          <table:table-cell table:style-name="ce7" table:formula="of:=([.L164]+[.L165]+[.L166]+[.L167]+[.M168])/5" office:value-type="float" office:value="2543.77682" calcext:value-type="float">
            <text:p>2543,78</text:p>
          </table:table-cell>
          <table:table-cell table:style-name="ce7" table:formula="of:=([.M164]+[.M165]+[.M166]+[.M167]+[.M168])/5" office:value-type="float" office:value="67.20412" calcext:value-type="float">
            <text:p>67,20</text:p>
          </table:table-cell>
          <table:table-cell table:style-name="ce7" table:formula="of:=([.N164]+[.N165]+[.N166]+[.N167]+[.O168])/5" office:value-type="float" office:value="26518750.351554" calcext:value-type="float">
            <text:p>26518750,35</text:p>
          </table:table-cell>
          <table:table-cell table:style-name="ce7" table:formula="of:=([.O164]+[.O165]+[.O166]+[.O167]+[.O168])/5" office:value-type="float" office:value="1.457812" calcext:value-type="float">
            <text:p>1,46</text:p>
          </table:table-cell>
          <table:table-cell table:style-name="ce7" table:formula="of:=([.P164]+[.P165]+[.P166]+[.P167]+[.P168])/5" office:value-type="float" office:value="833" calcext:value-type="float">
            <text:p>833,00</text:p>
          </table:table-cell>
          <table:table-cell table:style-name="ce7" table:formula="of:=([.Q164]+[.Q165]+[.Q166]+[.Q167]+[.Q168])/5" office:value-type="float" office:value="4.778008" calcext:value-type="float">
            <text:p>4,78</text:p>
          </table:table-cell>
          <table:table-cell table:style-name="ce7" table:formula="of:=([.R164]+[.R165]+[.R166]+[.R167]+[.R168])/5" office:value-type="float" office:value="7318750" calcext:value-type="float">
            <text:p>7318750,00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7"/>
          <table:table-cell table:number-columns-repeated="26"/>
          <table:table-cell office:value-type="float" office:value="0.669" calcext:value-type="float">
            <text:p>0,66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  <number:text>,</number:text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Sí</number:text>
    </number:number-style>
    <number:number-style style:name="N143P1" style:volatile="true">
      <number:text>Sí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4" loext:min-decimal-places="4" number:min-integer-digits="1"/>
    </number:number-style>
    <number:number-style style:name="N151">
      <number:number number:decimal-places="6" loext:min-decimal-places="6" number:min-integer-digits="1"/>
    </number:number-style>
    <number:number-style style:name="N152">
      <number:number number:decimal-places="3" loext:min-decimal-places="3" number:min-integer-digits="1"/>
    </number:number-style>
    <number:number-style style:name="N153">
      <number:number number:decimal-places="1" loext:min-decimal-places="1" number:min-integer-digits="1"/>
    </number:number-style>
    <number:percentage-style style:name="N154">
      <number:number number:decimal-places="1" loext:min-decimal-places="1" number:min-integer-digits="1"/>
      <number:text>%</number:text>
    </number:percentage-style>
    <number:percentage-style style:name="N155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0/00/0000</text:date>, <text:time style:data-style-name="N2" text:time-value="18:26:58.0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9:06:13.362607738</meta:creation-date>
    <dc:date>2020-04-28T21:33:14.941000000</dc:date>
    <meta:editing-duration>PT6H21M9S</meta:editing-duration>
    <meta:editing-cycles>11</meta:editing-cycles>
    <meta:generator>LibreOffice/5.3.6.1$Windows_x86 LibreOffice_project/686f202eff87ef707079aeb7f485847613344eb7</meta:generator>
    <meta:document-statistic meta:table-count="1" meta:cell-count="291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66cm" svg:y="0.315cm" chart:style-name="ch2">
          <text:p>Convergencia Iris 10</text:p>
        </chart:title>
        <chart:legend chart:legend-position="end" svg:x="13.624cm" svg:y="4.005cm" style:legend-expansion="high" chart:style-name="ch3"/>
        <chart:plot-area chart:style-name="ch4" table:cell-range-address="Hoja1.AW3:Hoja1.AW13 Hoja1.BC3:Hoja1.BC7" chart:data-source-has-labels="row" svg:x="0.32cm" svg:y="1.248cm" svg:width="12.984cm" svg:height="7.572cm">
          <chartooo:coordinate-region svg:x="0.941cm" svg:y="1.421cm" svg:width="12.003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AW3:Hoja1.AW13" loext:label-string="bl" chart:class="chart:line">
            <chart:data-point chart:repeated="11"/>
          </chart:series>
          <chart:series chart:style-name="ch8" chart:values-cell-range-address="Hoja1.BC3:Hoja1.BC7" loext:label-string="copkm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</text:p>
              </table:table-cell>
              <table:table-cell office:value-type="string">
                <text:p>copk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W3:Hoja1.AW13</svg:desc>
                </draw:g>
              </table:table-cell>
              <table:table-cell office:value-type="float" office:value="NaN">
                <text:p>NaN</text:p>
                <draw:g>
                  <svg:desc>Hoja1.BC3:Hoja1.B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21">
                <text:p>36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5572">
                <text:p>44.5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.05448">
                <text:p>86.0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64838">
                <text:p>87.64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.26646">
                <text:p>76.26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12462">
                <text:p>78.12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25676">
                <text:p>70.25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4683">
                <text:p>78.4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20412">
                <text:p>67.20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5cm" chart:style-name="ch2">
          <text:p>Tiempos en Iris y Rand</text:p>
        </chart:title>
        <chart:legend chart:legend-position="end" svg:x="14.028cm" svg:y="3.56cm" style:legend-expansion="high" chart:style-name="ch3"/>
        <chart:plot-area chart:style-name="ch4" table:cell-range-address="Hoja1.T4:Hoja1.T5 Hoja1.X4:Hoja1.X5 Hoja1.AJ4:Hoja1.AJ5 Hoja1.AP4:Hoja1.AP5 Hoja1.BB4:Hoja1.BB5" chart:data-source-has-labels="both" svg:x="1.279cm" svg:y="1.248cm" svg:width="12.429cm" svg:height="7.572cm">
          <chartooo:coordinate-region svg:x="2.191cm" svg:y="1.422cm" svg:width="11.517cm" svg:height="6.804cm"/>
          <chart:axis chart:dimension="x" chart:name="primary-x" chart:style-name="ch5" chartooo:axis-type="auto">
            <chartooo:date-scale/>
            <chart:categories table:cell-range-address="Hoja1.T4:Hoja1.T5"/>
          </chart:axis>
          <chart:axis chart:dimension="y" chart:name="primary-y" chart:style-name="ch6">
            <chart:title svg:x="0.451cm" svg:y="5.766cm" chart:style-name="ch7">
              <text:p>tiempo(s)</text:p>
            </chart:title>
            <chart:grid chart:style-name="ch8" chart:class="major"/>
          </chart:axis>
          <chart:series chart:style-name="ch9" chart:values-cell-range-address="Hoja1.X4:Hoja1.X5" loext:label-string="iris_10" chart:class="chart:bar">
            <chart:data-point chart:repeated="2"/>
          </chart:series>
          <chart:series chart:style-name="ch10" chart:values-cell-range-address="Hoja1.AJ4:Hoja1.AJ5" loext:label-string="rand_10" chart:class="chart:bar">
            <chart:data-point chart:repeated="2"/>
          </chart:series>
          <chart:series chart:style-name="ch11" chart:values-cell-range-address="Hoja1.AP4:Hoja1.AP5" loext:label-string="iris_20" chart:class="chart:bar">
            <chart:data-point chart:repeated="2"/>
          </chart:series>
          <chart:series chart:style-name="ch12" chart:values-cell-range-address="Hoja1.BB4:Hoja1.BB5" loext:label-string="rand_20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ris_10</text:p>
              </table:table-cell>
              <table:table-cell office:value-type="string">
                <text:p>rand_10</text:p>
              </table:table-cell>
              <table:table-cell office:value-type="string">
                <text:p>iris_20</text:p>
              </table:table-cell>
              <table:table-cell office:value-type="string">
                <text:p>rand_20</text:p>
              </table:table-cell>
            </table:table-row>
          </table:table-header-rows>
          <table:table-rows>
            <table:table-row>
              <table:table-cell office:value-type="string">
                <text:p>COPKM</text:p>
                <draw:g>
                  <svg:desc>Hoja1.T4:Hoja1.T5</svg:desc>
                </draw:g>
              </table:table-cell>
              <table:table-cell office:value-type="float" office:value="0.008">
                <text:p>0.008</text:p>
                <draw:g>
                  <svg:desc>Hoja1.X4:Hoja1.X5</svg:desc>
                </draw:g>
              </table:table-cell>
              <table:table-cell office:value-type="float" office:value="0.0038">
                <text:p>0.0038</text:p>
                <draw:g>
                  <svg:desc>Hoja1.AJ4:Hoja1.AJ5</svg:desc>
                </draw:g>
              </table:table-cell>
              <table:table-cell office:value-type="float" office:value="0.0068">
                <text:p>0.0068</text:p>
                <draw:g>
                  <svg:desc>Hoja1.AP4:Hoja1.AP5</svg:desc>
                </draw:g>
              </table:table-cell>
              <table:table-cell office:value-type="float" office:value="0.0072">
                <text:p>0.0072</text:p>
                <draw:g>
                  <svg:desc>Hoja1.BB4:Hoja1.BB5</svg:desc>
                </draw:g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0.1718">
                <text:p>0.1718</text:p>
              </table:table-cell>
              <table:table-cell office:value-type="float" office:value="0.1592">
                <text:p>0.1592</text:p>
              </table:table-cell>
              <table:table-cell office:value-type="float" office:value="0.2596">
                <text:p>0.2596</text:p>
              </table:table-cell>
              <table:table-cell office:value-type="float" office:value="0.2324">
                <text:p>0.2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5cm" chart:style-name="ch2">
          <text:p>Infactibilidad BL_10</text:p>
        </chart:title>
        <chart:legend chart:legend-position="end" svg:x="14.875cm" svg:y="3.115cm" style:legend-expansion="high" chart:style-name="ch3"/>
        <chart:plot-area chart:style-name="ch4" table:cell-range-address="Hoja1.T48:Hoja1.U52 Hoja1.T47:Hoja1.U47 Hoja1.W47:Hoja1.W52 Hoja1.Y47:Hoja1.Y52 Hoja1.AA47:Hoja1.AA52 Hoja1.AC47:Hoja1.AC52 Hoja1.AE47:Hoja1.AE52" chart:data-source-has-labels="both" svg:x="1.279cm" svg:y="1.248cm" svg:width="13.276cm" svg:height="7.572cm">
          <chartooo:coordinate-region svg:x="2.271cm" svg:y="1.421cm" svg:width="12.284cm" svg:height="6.805cm"/>
          <chart:axis chart:dimension="x" chart:name="primary-x" chart:style-name="ch5" chartooo:axis-type="auto">
            <chartooo:date-scale/>
            <chart:categories table:cell-range-address="Hoja1.T48:Hoja1.T52"/>
          </chart:axis>
          <chart:axis chart:dimension="y" chart:name="primary-y" chart:style-name="ch6">
            <chart:title svg:x="0.451cm" svg:y="6.004cm" chart:style-name="ch7">
              <text:p>infactibilidad</text:p>
            </chart:title>
            <chart:grid chart:style-name="ch8" chart:class="major"/>
          </chart:axis>
          <chart:series chart:style-name="ch9" chart:values-cell-range-address="Hoja1.U48:Hoja1.U52" chart:label-cell-address="Hoja1.U47:Hoja1.U47" chart:class="chart:bar">
            <chart:data-point chart:repeated="5"/>
          </chart:series>
          <chart:series chart:style-name="ch10" chart:values-cell-range-address="Hoja1.W48:Hoja1.W52" chart:label-cell-address="Hoja1.W47:Hoja1.W47" chart:class="chart:bar">
            <chart:data-point chart:repeated="5"/>
          </chart:series>
          <chart:series chart:style-name="ch11" chart:values-cell-range-address="Hoja1.Y48:Hoja1.Y52" chart:label-cell-address="Hoja1.Y47:Hoja1.Y47" chart:class="chart:bar">
            <chart:data-point chart:repeated="5"/>
          </chart:series>
          <chart:series chart:style-name="ch12" chart:values-cell-range-address="Hoja1.AA48:Hoja1.AA52" chart:label-cell-address="Hoja1.AA47:Hoja1.AA47" chart:class="chart:bar">
            <chart:data-point chart:repeated="5"/>
          </chart:series>
          <chart:series chart:style-name="ch13" chart:values-cell-range-address="Hoja1.AC48:Hoja1.AC52" chart:label-cell-address="Hoja1.AC47:Hoja1.AC47" chart:class="chart:bar">
            <chart:data-point chart:repeated="5"/>
          </chart:series>
          <chart:series chart:style-name="ch14" chart:values-cell-range-address="Hoja1.AE48:Hoja1.AE52" chart:label-cell-address="Hoja1.AE47:Hoja1.AE4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Hoja1.U47:Hoja1.U47</svg:desc>
                </draw:g>
              </table:table-cell>
              <table:table-cell office:value-type="string">
                <text:p>8</text:p>
                <draw:g>
                  <svg:desc>Hoja1.W47:Hoja1.W47</svg:desc>
                </draw:g>
              </table:table-cell>
              <table:table-cell office:value-type="string">
                <text:p>6</text:p>
                <draw:g>
                  <svg:desc>Hoja1.Y47:Hoja1.Y47</svg:desc>
                </draw:g>
              </table:table-cell>
              <table:table-cell office:value-type="string">
                <text:p>4</text:p>
                <draw:g>
                  <svg:desc>Hoja1.AA47:Hoja1.AA47</svg:desc>
                </draw:g>
              </table:table-cell>
              <table:table-cell office:value-type="string">
                <text:p>2</text:p>
                <draw:g>
                  <svg:desc>Hoja1.AC47:Hoja1.AC47</svg:desc>
                </draw:g>
              </table:table-cell>
              <table:table-cell office:value-type="string">
                <text:p>1</text:p>
                <draw:g>
                  <svg:desc>Hoja1.AE47:Hoja1.AE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1</text:p>
                <draw:g>
                  <svg:desc>Hoja1.T48:Hoja1.T52</svg:desc>
                </draw:g>
              </table:table-cell>
              <table:table-cell office:value-type="float" office:value="164">
                <text:p>164</text:p>
                <draw:g>
                  <svg:desc>Hoja1.U48:Hoja1.U52</svg:desc>
                </draw:g>
              </table:table-cell>
              <table:table-cell office:value-type="float" office:value="140">
                <text:p>140</text:p>
                <draw:g>
                  <svg:desc>Hoja1.W48:Hoja1.W52</svg:desc>
                </draw:g>
              </table:table-cell>
              <table:table-cell office:value-type="float" office:value="57">
                <text:p>57</text:p>
                <draw:g>
                  <svg:desc>Hoja1.Y48:Hoja1.Y52</svg:desc>
                </draw:g>
              </table:table-cell>
              <table:table-cell office:value-type="float" office:value="89">
                <text:p>89</text:p>
                <draw:g>
                  <svg:desc>Hoja1.AA48:Hoja1.AA52</svg:desc>
                </draw:g>
              </table:table-cell>
              <table:table-cell office:value-type="float" office:value="322">
                <text:p>322</text:p>
                <draw:g>
                  <svg:desc>Hoja1.AC48:Hoja1.AC52</svg:desc>
                </draw:g>
              </table:table-cell>
              <table:table-cell office:value-type="float" office:value="889">
                <text:p>889</text:p>
                <draw:g>
                  <svg:desc>Hoja1.AE48:Hoja1.AE52</svg:desc>
                </draw:g>
              </table:table-cell>
            </table:table-row>
            <table:table-row>
              <table:table-cell office:value-type="string">
                <text:p>seed2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135">
                <text:p>135</text:p>
              </table:table-cell>
              <table:table-cell office:value-type="float" office:value="159">
                <text:p>159</text:p>
              </table:table-cell>
              <table:table-cell office:value-type="float" office:value="376">
                <text:p>37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seed3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  <table:table-cell office:value-type="float" office:value="136">
                <text:p>136</text:p>
              </table:table-cell>
              <table:table-cell office:value-type="float" office:value="218">
                <text:p>218</text:p>
              </table:table-cell>
              <table:table-cell office:value-type="float" office:value="522">
                <text:p>52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seed4</text:p>
              </table:table-cell>
              <table:table-cell office:value-type="float" office:value="114">
                <text:p>114</text:p>
              </table:table-cell>
              <table:table-cell office:value-type="float" office:value="199">
                <text:p>199</text:p>
              </table:table-cell>
              <table:table-cell office:value-type="float" office:value="143">
                <text:p>143</text:p>
              </table:table-cell>
              <table:table-cell office:value-type="float" office:value="369">
                <text:p>369</text:p>
              </table:table-cell>
              <table:table-cell office:value-type="float" office:value="555">
                <text:p>55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seed5</text:p>
              </table:table-cell>
              <table:table-cell office:value-type="float" office:value="94">
                <text:p>94</text:p>
              </table:table-cell>
              <table:table-cell office:value-type="float" office:value="107">
                <text:p>107</text:p>
              </table:table-cell>
              <table:table-cell office:value-type="float" office:value="149">
                <text:p>149</text:p>
              </table:table-cell>
              <table:table-cell office:value-type="float" office:value="170">
                <text:p>170</text:p>
              </table:table-cell>
              <table:table-cell office:value-type="float" office:value="479">
                <text:p>479</text:p>
              </table:table-cell>
              <table:table-cell office:value-type="float" office:value="969">
                <text:p>9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6" chart:maximum="3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7cm" svg:y="0.315cm" chart:style-name="ch2">
          <text:p>Desviación general BL_10</text:p>
        </chart:title>
        <chart:legend chart:legend-position="end" svg:x="14.875cm" svg:y="3.115cm" style:legend-expansion="high" chart:style-name="ch3"/>
        <chart:plot-area chart:style-name="ch4" table:cell-range-address="Hoja1.T48:Hoja1.T52 Hoja1.V47:Hoja1.V52 Hoja1.X47:Hoja1.X52 Hoja1.Z47:Hoja1.Z52 Hoja1.AB47:Hoja1.AB52 Hoja1.AD47:Hoja1.AD52 Hoja1.AF47:Hoja1.AF52" chart:data-source-has-labels="both" svg:x="1.279cm" svg:y="1.248cm" svg:width="13.276cm" svg:height="7.572cm">
          <chartooo:coordinate-region svg:x="1.9cm" svg:y="1.248cm" svg:width="12.655cm" svg:height="6.978cm"/>
          <chart:axis chart:dimension="x" chart:name="primary-x" chart:style-name="ch5" chartooo:axis-type="auto">
            <chartooo:date-scale/>
            <chart:categories table:cell-range-address="Hoja1.T48:Hoja1.T52"/>
          </chart:axis>
          <chart:axis chart:dimension="y" chart:name="primary-y" chart:style-name="ch6">
            <chart:title svg:x="0.451cm" svg:y="6.057cm" chart:style-name="ch7">
              <text:p>desv. general</text:p>
            </chart:title>
            <chart:grid chart:style-name="ch8" chart:class="major"/>
          </chart:axis>
          <chart:series chart:style-name="ch9" chart:values-cell-range-address="Hoja1.V48:Hoja1.V52" chart:label-cell-address="Hoja1.V47:Hoja1.V47" chart:class="chart:bar">
            <chart:data-point chart:repeated="5"/>
          </chart:series>
          <chart:series chart:style-name="ch10" chart:values-cell-range-address="Hoja1.X48:Hoja1.X52" chart:label-cell-address="Hoja1.X47:Hoja1.X47" chart:class="chart:bar">
            <chart:data-point chart:repeated="5"/>
          </chart:series>
          <chart:series chart:style-name="ch11" chart:values-cell-range-address="Hoja1.Z48:Hoja1.Z52" chart:label-cell-address="Hoja1.Z47:Hoja1.Z47" chart:class="chart:bar">
            <chart:data-point chart:repeated="5"/>
          </chart:series>
          <chart:series chart:style-name="ch12" chart:values-cell-range-address="Hoja1.AB48:Hoja1.AB52" chart:label-cell-address="Hoja1.AB47:Hoja1.AB47" chart:class="chart:bar">
            <chart:data-point chart:repeated="5"/>
          </chart:series>
          <chart:series chart:style-name="ch13" chart:values-cell-range-address="Hoja1.AD48:Hoja1.AD52" chart:label-cell-address="Hoja1.AD47:Hoja1.AD47" chart:class="chart:bar">
            <chart:data-point chart:repeated="5"/>
          </chart:series>
          <chart:series chart:style-name="ch14" chart:values-cell-range-address="Hoja1.AF48:Hoja1.AF52" chart:label-cell-address="Hoja1.AF47:Hoja1.AF4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Hoja1.V47:Hoja1.V47</svg:desc>
                </draw:g>
              </table:table-cell>
              <table:table-cell office:value-type="string">
                <text:p>8</text:p>
                <draw:g>
                  <svg:desc>Hoja1.X47:Hoja1.X47</svg:desc>
                </draw:g>
              </table:table-cell>
              <table:table-cell office:value-type="string">
                <text:p>6</text:p>
                <draw:g>
                  <svg:desc>Hoja1.Z47:Hoja1.Z47</svg:desc>
                </draw:g>
              </table:table-cell>
              <table:table-cell office:value-type="string">
                <text:p>4</text:p>
                <draw:g>
                  <svg:desc>Hoja1.AB47:Hoja1.AB47</svg:desc>
                </draw:g>
              </table:table-cell>
              <table:table-cell office:value-type="string">
                <text:p>2</text:p>
                <draw:g>
                  <svg:desc>Hoja1.AD47:Hoja1.AD47</svg:desc>
                </draw:g>
              </table:table-cell>
              <table:table-cell office:value-type="string">
                <text:p>1</text:p>
                <draw:g>
                  <svg:desc>Hoja1.AF47:Hoja1.AF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1</text:p>
                <draw:g>
                  <svg:desc>Hoja1.T48:Hoja1.T52</svg:desc>
                </draw:g>
              </table:table-cell>
              <table:table-cell office:value-type="float" office:value="36.6">
                <text:p>36.6</text:p>
                <draw:g>
                  <svg:desc>Hoja1.V48:Hoja1.V52</svg:desc>
                </draw:g>
              </table:table-cell>
              <table:table-cell office:value-type="float" office:value="33.5">
                <text:p>33.5</text:p>
                <draw:g>
                  <svg:desc>Hoja1.X48:Hoja1.X52</svg:desc>
                </draw:g>
              </table:table-cell>
              <table:table-cell office:value-type="float" office:value="29.3">
                <text:p>29.3</text:p>
                <draw:g>
                  <svg:desc>Hoja1.Z48:Hoja1.Z52</svg:desc>
                </draw:g>
              </table:table-cell>
              <table:table-cell office:value-type="float" office:value="31.02">
                <text:p>31.02</text:p>
                <draw:g>
                  <svg:desc>Hoja1.AB48:Hoja1.AB52</svg:desc>
                </draw:g>
              </table:table-cell>
              <table:table-cell office:value-type="float" office:value="30.01">
                <text:p>30.01</text:p>
                <draw:g>
                  <svg:desc>Hoja1.AD48:Hoja1.AD52</svg:desc>
                </draw:g>
              </table:table-cell>
              <table:table-cell office:value-type="float" office:value="29.56">
                <text:p>29.56</text:p>
                <draw:g>
                  <svg:desc>Hoja1.AF48:Hoja1.AF52</svg:desc>
                </draw:g>
              </table:table-cell>
            </table:table-row>
            <table:table-row>
              <table:table-cell office:value-type="string">
                <text:p>seed2</text:p>
              </table:table-cell>
              <table:table-cell office:value-type="float" office:value="29.7">
                <text:p>29.7</text:p>
              </table:table-cell>
              <table:table-cell office:value-type="float" office:value="29.17">
                <text:p>29.17</text:p>
              </table:table-cell>
              <table:table-cell office:value-type="float" office:value="30.59">
                <text:p>30.59</text:p>
              </table:table-cell>
              <table:table-cell office:value-type="float" office:value="30.38">
                <text:p>30.38</text:p>
              </table:table-cell>
              <table:table-cell office:value-type="float" office:value="33.8">
                <text:p>33.8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seed3</text:p>
              </table:table-cell>
              <table:table-cell office:value-type="float" office:value="33.4">
                <text:p>33.4</text:p>
              </table:table-cell>
              <table:table-cell office:value-type="float" office:value="35">
                <text:p>35</text:p>
              </table:table-cell>
              <table:table-cell office:value-type="float" office:value="34.31">
                <text:p>34.31</text:p>
              </table:table-cell>
              <table:table-cell office:value-type="float" office:value="30.9">
                <text:p>30.9</text:p>
              </table:table-cell>
              <table:table-cell office:value-type="float" office:value="32.8">
                <text:p>32.8</text:p>
              </table:table-cell>
              <table:table-cell office:value-type="float" office:value="29.36">
                <text:p>29.36</text:p>
              </table:table-cell>
            </table:table-row>
            <table:table-row>
              <table:table-cell office:value-type="string">
                <text:p>seed4</text:p>
              </table:table-cell>
              <table:table-cell office:value-type="float" office:value="32.54">
                <text:p>32.54</text:p>
              </table:table-cell>
              <table:table-cell office:value-type="float" office:value="35">
                <text:p>35</text:p>
              </table:table-cell>
              <table:table-cell office:value-type="float" office:value="30.6">
                <text:p>30.6</text:p>
              </table:table-cell>
              <table:table-cell office:value-type="float" office:value="31.7">
                <text:p>31.7</text:p>
              </table:table-cell>
              <table:table-cell office:value-type="float" office:value="31.45">
                <text:p>31.45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seed5</text:p>
              </table:table-cell>
              <table:table-cell office:value-type="float" office:value="30.25">
                <text:p>30.25</text:p>
              </table:table-cell>
              <table:table-cell office:value-type="float" office:value="30">
                <text:p>30</text:p>
              </table:table-cell>
              <table:table-cell office:value-type="float" office:value="32.18">
                <text:p>32.18</text:p>
              </table:table-cell>
              <table:table-cell office:value-type="float" office:value="31.22">
                <text:p>31.22</text:p>
              </table:table-cell>
              <table:table-cell office:value-type="float" office:value="31.85">
                <text:p>31.85</text:p>
              </table:table-cell>
              <table:table-cell office:value-type="float" office:value="31.4">
                <text:p>31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6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5cm" chart:style-name="ch2">
          <text:p>Infactibilidad BL_20</text:p>
        </chart:title>
        <chart:legend chart:legend-position="end" svg:x="14.875cm" svg:y="3.115cm" style:legend-expansion="high" chart:style-name="ch3"/>
        <chart:plot-area chart:style-name="ch4" table:cell-range-address="Hoja1.T55:Hoja1.U59 Hoja1.T54:Hoja1.U54 Hoja1.W54:Hoja1.W59 Hoja1.Y54:Hoja1.Y59 Hoja1.AA54:Hoja1.AA59 Hoja1.AC54:Hoja1.AC59 Hoja1.AE54:Hoja1.AE59" chart:data-source-has-labels="both" svg:x="1.279cm" svg:y="1.248cm" svg:width="13.276cm" svg:height="7.572cm">
          <chartooo:coordinate-region svg:x="2.271cm" svg:y="1.421cm" svg:width="12.284cm" svg:height="7.227cm"/>
          <chart:axis chart:dimension="x" chart:name="primary-x" chart:style-name="ch5" chartooo:axis-type="auto">
            <chartooo:date-scale/>
            <chart:categories table:cell-range-address="Hoja1.T55:Hoja1.T59"/>
          </chart:axis>
          <chart:axis chart:dimension="y" chart:name="primary-y" chart:style-name="ch6">
            <chart:title svg:x="0.451cm" svg:y="6.004cm" chart:style-name="ch7">
              <text:p>infactibilidad</text:p>
            </chart:title>
            <chart:grid chart:style-name="ch8" chart:class="major"/>
          </chart:axis>
          <chart:series chart:style-name="ch9" chart:values-cell-range-address="Hoja1.U55:Hoja1.U59" chart:label-cell-address="Hoja1.U54:Hoja1.U54" chart:class="chart:bar">
            <chart:data-point chart:repeated="5"/>
          </chart:series>
          <chart:series chart:style-name="ch10" chart:values-cell-range-address="Hoja1.W55:Hoja1.W59" chart:label-cell-address="Hoja1.W54:Hoja1.W54" chart:class="chart:bar">
            <chart:data-point chart:repeated="5"/>
          </chart:series>
          <chart:series chart:style-name="ch11" chart:values-cell-range-address="Hoja1.Y55:Hoja1.Y59" chart:label-cell-address="Hoja1.Y54:Hoja1.Y54" chart:class="chart:bar">
            <chart:data-point chart:repeated="5"/>
          </chart:series>
          <chart:series chart:style-name="ch12" chart:values-cell-range-address="Hoja1.AA55:Hoja1.AA59" chart:label-cell-address="Hoja1.AA54:Hoja1.AA54" chart:class="chart:bar">
            <chart:data-point chart:repeated="5"/>
          </chart:series>
          <chart:series chart:style-name="ch13" chart:values-cell-range-address="Hoja1.AC55:Hoja1.AC59" chart:label-cell-address="Hoja1.AC54:Hoja1.AC54" chart:class="chart:bar">
            <chart:data-point chart:repeated="5"/>
          </chart:series>
          <chart:series chart:style-name="ch14" chart:values-cell-range-address="Hoja1.AE55:Hoja1.AE59" chart:label-cell-address="Hoja1.AE54:Hoja1.AE54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Hoja1.U54:Hoja1.U54</svg:desc>
                </draw:g>
              </table:table-cell>
              <table:table-cell office:value-type="string">
                <text:p>8</text:p>
                <draw:g>
                  <svg:desc>Hoja1.W54:Hoja1.W54</svg:desc>
                </draw:g>
              </table:table-cell>
              <table:table-cell office:value-type="string">
                <text:p>6</text:p>
                <draw:g>
                  <svg:desc>Hoja1.Y54:Hoja1.Y54</svg:desc>
                </draw:g>
              </table:table-cell>
              <table:table-cell office:value-type="string">
                <text:p>4</text:p>
                <draw:g>
                  <svg:desc>Hoja1.AA54:Hoja1.AA54</svg:desc>
                </draw:g>
              </table:table-cell>
              <table:table-cell office:value-type="string">
                <text:p>2</text:p>
                <draw:g>
                  <svg:desc>Hoja1.AC54:Hoja1.AC54</svg:desc>
                </draw:g>
              </table:table-cell>
              <table:table-cell office:value-type="string">
                <text:p>1</text:p>
                <draw:g>
                  <svg:desc>Hoja1.AE54:Hoja1.A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1</text:p>
                <draw:g>
                  <svg:desc>Hoja1.T55:Hoja1.T59</svg:desc>
                </draw:g>
              </table:table-cell>
              <table:table-cell office:value-type="float" office:value="206">
                <text:p>206</text:p>
                <draw:g>
                  <svg:desc>Hoja1.U55:Hoja1.U59</svg:desc>
                </draw:g>
              </table:table-cell>
              <table:table-cell office:value-type="float" office:value="359">
                <text:p>359</text:p>
                <draw:g>
                  <svg:desc>Hoja1.W55:Hoja1.W59</svg:desc>
                </draw:g>
              </table:table-cell>
              <table:table-cell office:value-type="float" office:value="204">
                <text:p>204</text:p>
                <draw:g>
                  <svg:desc>Hoja1.Y55:Hoja1.Y59</svg:desc>
                </draw:g>
              </table:table-cell>
              <table:table-cell office:value-type="float" office:value="570">
                <text:p>570</text:p>
                <draw:g>
                  <svg:desc>Hoja1.AA55:Hoja1.AA59</svg:desc>
                </draw:g>
              </table:table-cell>
              <table:table-cell office:value-type="float" office:value="901">
                <text:p>901</text:p>
                <draw:g>
                  <svg:desc>Hoja1.AC55:Hoja1.AC59</svg:desc>
                </draw:g>
              </table:table-cell>
              <table:table-cell office:value-type="float" office:value="1628">
                <text:p>1628</text:p>
                <draw:g>
                  <svg:desc>Hoja1.AE55:Hoja1.AE59</svg:desc>
                </draw:g>
              </table:table-cell>
            </table:table-row>
            <table:table-row>
              <table:table-cell office:value-type="string">
                <text:p>seed2</text:p>
              </table:table-cell>
              <table:table-cell office:value-type="float" office:value="131">
                <text:p>131</text:p>
              </table:table-cell>
              <table:table-cell office:value-type="float" office:value="172">
                <text:p>172</text:p>
              </table:table-cell>
              <table:table-cell office:value-type="float" office:value="316">
                <text:p>316</text:p>
              </table:table-cell>
              <table:table-cell office:value-type="float" office:value="867">
                <text:p>867</text:p>
              </table:table-cell>
              <table:table-cell office:value-type="float" office:value="542">
                <text:p>542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seed3</text:p>
              </table:table-cell>
              <table:table-cell office:value-type="float" office:value="356">
                <text:p>356</text:p>
              </table:table-cell>
              <table:table-cell office:value-type="float" office:value="168">
                <text:p>168</text:p>
              </table:table-cell>
              <table:table-cell office:value-type="float" office:value="190">
                <text:p>190</text:p>
              </table:table-cell>
              <table:table-cell office:value-type="float" office:value="259">
                <text:p>259</text:p>
              </table:table-cell>
              <table:table-cell office:value-type="float" office:value="615">
                <text:p>61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seed4</text:p>
              </table:table-cell>
              <table:table-cell office:value-type="float" office:value="273">
                <text:p>273</text:p>
              </table:table-cell>
              <table:table-cell office:value-type="float" office:value="300">
                <text:p>300</text:p>
              </table:table-cell>
              <table:table-cell office:value-type="float" office:value="210">
                <text:p>210</text:p>
              </table:table-cell>
              <table:table-cell office:value-type="float" office:value="232">
                <text:p>232</text:p>
              </table:table-cell>
              <table:table-cell office:value-type="float" office:value="428">
                <text:p>428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seed5</text:p>
              </table:table-cell>
              <table:table-cell office:value-type="float" office:value="205">
                <text:p>205</text:p>
              </table:table-cell>
              <table:table-cell office:value-type="float" office:value="216">
                <text:p>216</text:p>
              </table:table-cell>
              <table:table-cell office:value-type="float" office:value="169">
                <text:p>169</text:p>
              </table:table-cell>
              <table:table-cell office:value-type="float" office:value="253">
                <text:p>253</text:p>
              </table:table-cell>
              <table:table-cell office:value-type="float" office:value="784">
                <text:p>784</text:p>
              </table:table-cell>
              <table:table-cell office:value-type="float" office:value="1156">
                <text:p>11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6" chart:maximum="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7cm" svg:y="0.315cm" chart:style-name="ch2">
          <text:p>Desviación general BL_20</text:p>
        </chart:title>
        <chart:legend chart:legend-position="end" svg:x="14.875cm" svg:y="3.115cm" style:legend-expansion="high" chart:style-name="ch3"/>
        <chart:plot-area chart:style-name="ch4" table:cell-range-address="Hoja1.T55:Hoja1.T59 Hoja1.V54:Hoja1.V59 Hoja1.X54:Hoja1.X59 Hoja1.Z54:Hoja1.Z59 Hoja1.AB54:Hoja1.AB59 Hoja1.AD54:Hoja1.AD59 Hoja1.AF54:Hoja1.AF59" chart:data-source-has-labels="both" svg:x="1.279cm" svg:y="1.248cm" svg:width="13.276cm" svg:height="7.572cm">
          <chartooo:coordinate-region svg:x="1.9cm" svg:y="1.421cm" svg:width="12.655cm" svg:height="6.805cm"/>
          <chart:axis chart:dimension="x" chart:name="primary-x" chart:style-name="ch5" chartooo:axis-type="auto">
            <chartooo:date-scale/>
            <chart:categories table:cell-range-address="Hoja1.T55:Hoja1.T59"/>
          </chart:axis>
          <chart:axis chart:dimension="y" chart:name="primary-y" chart:style-name="ch6">
            <chart:title svg:x="0.451cm" svg:y="6.057cm" chart:style-name="ch7">
              <text:p>desv. general</text:p>
            </chart:title>
            <chart:grid chart:style-name="ch8" chart:class="major"/>
          </chart:axis>
          <chart:series chart:style-name="ch9" chart:values-cell-range-address="Hoja1.V55:Hoja1.V59" chart:label-cell-address="Hoja1.V54:Hoja1.V54" chart:class="chart:bar">
            <chart:data-point chart:repeated="5"/>
          </chart:series>
          <chart:series chart:style-name="ch10" chart:values-cell-range-address="Hoja1.X55:Hoja1.X59" chart:label-cell-address="Hoja1.X54:Hoja1.X54" chart:class="chart:bar">
            <chart:data-point chart:repeated="5"/>
          </chart:series>
          <chart:series chart:style-name="ch11" chart:values-cell-range-address="Hoja1.Z55:Hoja1.Z59" chart:label-cell-address="Hoja1.Z54:Hoja1.Z54" chart:class="chart:bar">
            <chart:data-point chart:repeated="5"/>
          </chart:series>
          <chart:series chart:style-name="ch12" chart:values-cell-range-address="Hoja1.AB55:Hoja1.AB59" chart:label-cell-address="Hoja1.AB54:Hoja1.AB54" chart:class="chart:bar">
            <chart:data-point chart:repeated="5"/>
          </chart:series>
          <chart:series chart:style-name="ch13" chart:values-cell-range-address="Hoja1.AD55:Hoja1.AD59" chart:label-cell-address="Hoja1.AD54:Hoja1.AD54" chart:class="chart:bar">
            <chart:data-point chart:repeated="5"/>
          </chart:series>
          <chart:series chart:style-name="ch14" chart:values-cell-range-address="Hoja1.AF55:Hoja1.AF59" chart:label-cell-address="Hoja1.AF54:Hoja1.AF54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Hoja1.V54:Hoja1.V54</svg:desc>
                </draw:g>
              </table:table-cell>
              <table:table-cell office:value-type="string">
                <text:p>8</text:p>
                <draw:g>
                  <svg:desc>Hoja1.X54:Hoja1.X54</svg:desc>
                </draw:g>
              </table:table-cell>
              <table:table-cell office:value-type="string">
                <text:p>6</text:p>
                <draw:g>
                  <svg:desc>Hoja1.Z54:Hoja1.Z54</svg:desc>
                </draw:g>
              </table:table-cell>
              <table:table-cell office:value-type="string">
                <text:p>4</text:p>
                <draw:g>
                  <svg:desc>Hoja1.AB54:Hoja1.AB54</svg:desc>
                </draw:g>
              </table:table-cell>
              <table:table-cell office:value-type="string">
                <text:p>2</text:p>
                <draw:g>
                  <svg:desc>Hoja1.AD54:Hoja1.AD54</svg:desc>
                </draw:g>
              </table:table-cell>
              <table:table-cell office:value-type="string">
                <text:p>1</text:p>
                <draw:g>
                  <svg:desc>Hoja1.AF54:Hoja1.AF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1</text:p>
                <draw:g>
                  <svg:desc>Hoja1.T55:Hoja1.T59</svg:desc>
                </draw:g>
              </table:table-cell>
              <table:table-cell office:value-type="float" office:value="33.8">
                <text:p>33.8</text:p>
                <draw:g>
                  <svg:desc>Hoja1.V55:Hoja1.V59</svg:desc>
                </draw:g>
              </table:table-cell>
              <table:table-cell office:value-type="float" office:value="33.76">
                <text:p>33.76</text:p>
                <draw:g>
                  <svg:desc>Hoja1.X55:Hoja1.X59</svg:desc>
                </draw:g>
              </table:table-cell>
              <table:table-cell office:value-type="float" office:value="28.96">
                <text:p>28.96</text:p>
                <draw:g>
                  <svg:desc>Hoja1.Z55:Hoja1.Z59</svg:desc>
                </draw:g>
              </table:table-cell>
              <table:table-cell office:value-type="float" office:value="29.4">
                <text:p>29.4</text:p>
                <draw:g>
                  <svg:desc>Hoja1.AB55:Hoja1.AB59</svg:desc>
                </draw:g>
              </table:table-cell>
              <table:table-cell office:value-type="float" office:value="30.01">
                <text:p>30.01</text:p>
                <draw:g>
                  <svg:desc>Hoja1.AD55:Hoja1.AD59</svg:desc>
                </draw:g>
              </table:table-cell>
              <table:table-cell office:value-type="float" office:value="27.99">
                <text:p>27.99</text:p>
                <draw:g>
                  <svg:desc>Hoja1.AF55:Hoja1.AF59</svg:desc>
                </draw:g>
              </table:table-cell>
            </table:table-row>
            <table:table-row>
              <table:table-cell office:value-type="string">
                <text:p>seed2</text:p>
              </table:table-cell>
              <table:table-cell office:value-type="float" office:value="31.77">
                <text:p>31.77</text:p>
              </table:table-cell>
              <table:table-cell office:value-type="float" office:value="31.34">
                <text:p>31.34</text:p>
              </table:table-cell>
              <table:table-cell office:value-type="float" office:value="32.34">
                <text:p>32.34</text:p>
              </table:table-cell>
              <table:table-cell office:value-type="float" office:value="33">
                <text:p>33</text:p>
              </table:table-cell>
              <table:table-cell office:value-type="float" office:value="39.23">
                <text:p>39.23</text:p>
              </table:table-cell>
              <table:table-cell office:value-type="float" office:value="30.48">
                <text:p>30.48</text:p>
              </table:table-cell>
            </table:table-row>
            <table:table-row>
              <table:table-cell office:value-type="string">
                <text:p>seed3</text:p>
              </table:table-cell>
              <table:table-cell office:value-type="float" office:value="30.96">
                <text:p>30.96</text:p>
              </table:table-cell>
              <table:table-cell office:value-type="float" office:value="29.8">
                <text:p>29.8</text:p>
              </table:table-cell>
              <table:table-cell office:value-type="float" office:value="29.4">
                <text:p>29.4</text:p>
              </table:table-cell>
              <table:table-cell office:value-type="float" office:value="32.67">
                <text:p>32.67</text:p>
              </table:table-cell>
              <table:table-cell office:value-type="float" office:value="31.75">
                <text:p>31.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seed4</text:p>
              </table:table-cell>
              <table:table-cell office:value-type="float" office:value="32.43">
                <text:p>32.43</text:p>
              </table:table-cell>
              <table:table-cell office:value-type="float" office:value="36.5">
                <text:p>36.5</text:p>
              </table:table-cell>
              <table:table-cell office:value-type="float" office:value="30.64">
                <text:p>30.64</text:p>
              </table:table-cell>
              <table:table-cell office:value-type="float" office:value="30.8">
                <text:p>30.8</text:p>
              </table:table-cell>
              <table:table-cell office:value-type="float" office:value="30.6">
                <text:p>30.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seed5</text:p>
              </table:table-cell>
              <table:table-cell office:value-type="float" office:value="32.1">
                <text:p>32.1</text:p>
              </table:table-cell>
              <table:table-cell office:value-type="float" office:value="33.8">
                <text:p>33.8</text:p>
              </table:table-cell>
              <table:table-cell office:value-type="float" office:value="32">
                <text:p>32</text:p>
              </table:table-cell>
              <table:table-cell office:value-type="float" office:value="29.02">
                <text:p>29.02</text:p>
              </table:table-cell>
              <table:table-cell office:value-type="float" office:value="32.5">
                <text:p>32.5</text:p>
              </table:table-cell>
              <table:table-cell office:value-type="float" office:value="29.53">
                <text:p>29.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05cm" svg:y="0.315cm" chart:style-name="ch2">
          <text:p>Newthyroid</text:p>
        </chart:title>
        <chart:legend chart:legend-position="end" svg:x="13.287cm" svg:y="4.005cm" style:legend-expansion="high" chart:style-name="ch3"/>
        <chart:plot-area chart:style-name="ch4" table:cell-range-address="Hoja1.T6:Hoja1.T9 Hoja1.AA6:Hoja1.AA9 Hoja1.AS6:Hoja1.AS9" chart:data-source-has-labels="both" svg:x="1.279cm" svg:y="1.248cm" svg:width="11.688cm" svg:height="7.572cm">
          <chartooo:coordinate-region svg:x="2.377cm" svg:y="1.421cm" svg:width="10.59cm" svg:height="6.805cm"/>
          <chart:axis chart:dimension="x" chart:name="primary-x" chart:style-name="ch5" chartooo:axis-type="auto">
            <chartooo:date-scale/>
            <chart:categories table:cell-range-address="Hoja1.T6:Hoja1.T9"/>
          </chart:axis>
          <chart:axis chart:dimension="y" chart:name="primary-y" chart:style-name="ch6">
            <chart:title svg:x="0.451cm" svg:y="6.282cm" chart:style-name="ch7">
              <text:p>Función objetivo</text:p>
            </chart:title>
            <chart:grid chart:style-name="ch8" chart:class="major"/>
          </chart:axis>
          <chart:series chart:style-name="ch9" chart:values-cell-range-address="Hoja1.AA6:Hoja1.AA9" loext:label-string="const_diez" chart:class="chart:bar">
            <chart:data-point chart:repeated="4"/>
          </chart:series>
          <chart:series chart:style-name="ch10" chart:values-cell-range-address="Hoja1.AS6:Hoja1.AS9" loext:label-string="const_veinte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_diez</text:p>
              </table:table-cell>
              <table:table-cell office:value-type="string">
                <text:p>const_veinte</text:p>
              </table:table-cell>
            </table:table-row>
          </table:table-header-rows>
          <table:table-rows>
            <table:table-row>
              <table:table-cell office:value-type="string">
                <text:p>AGG-UN</text:p>
                <draw:g>
                  <svg:desc>Hoja1.T6:Hoja1.T9</svg:desc>
                </draw:g>
              </table:table-cell>
              <table:table-cell office:value-type="float" office:value="68.91852">
                <text:p>68.91852</text:p>
                <draw:g>
                  <svg:desc>Hoja1.AA6:Hoja1.AA9</svg:desc>
                </draw:g>
              </table:table-cell>
              <table:table-cell office:value-type="float" office:value="68.91852">
                <text:p>68.91852</text:p>
                <draw:g>
                  <svg:desc>Hoja1.AS6:Hoja1.AS9</svg:desc>
                </draw:g>
              </table:table-cell>
            </table:table-row>
            <table:table-row>
              <table:table-cell office:value-type="string">
                <text:p>AGG-SF</text:p>
              </table:table-cell>
              <table:table-cell office:value-type="float" office:value="69.68848">
                <text:p>69.68848</text:p>
              </table:table-cell>
              <table:table-cell office:value-type="float" office:value="74.24302">
                <text:p>74.24302</text:p>
              </table:table-cell>
            </table:table-row>
            <table:table-row>
              <table:table-cell office:value-type="string">
                <text:p>AGE-UN</text:p>
              </table:table-cell>
              <table:table-cell office:value-type="float" office:value="63.06734">
                <text:p>63.06734</text:p>
              </table:table-cell>
              <table:table-cell office:value-type="float" office:value="66.45682">
                <text:p>66.45682</text:p>
              </table:table-cell>
            </table:table-row>
            <table:table-row>
              <table:table-cell office:value-type="string">
                <text:p>AGE-SF</text:p>
              </table:table-cell>
              <table:table-cell office:value-type="float" office:value="63.42748">
                <text:p>63.42748</text:p>
              </table:table-cell>
              <table:table-cell office:value-type="float" office:value="66.59588">
                <text:p>66.595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05cm" svg:y="0.315cm" chart:style-name="ch2">
          <text:p>Newthyroid</text:p>
        </chart:title>
        <chart:legend chart:legend-position="end" svg:x="13.287cm" svg:y="4.005cm" style:legend-expansion="high" chart:style-name="ch3"/>
        <chart:plot-area chart:style-name="ch4" table:cell-range-address="Hoja1.T6:Hoja1.T6 Hoja1.T10:Hoja1.T12 Hoja1.AA6:Hoja1.AA6 Hoja1.AA10:Hoja1.AA12 Hoja1.AS6:Hoja1.AS6 Hoja1.AS10:Hoja1.AS12" chart:data-source-has-labels="both" svg:x="1.279cm" svg:y="1.248cm" svg:width="11.688cm" svg:height="7.572cm">
          <chartooo:coordinate-region svg:x="2.377cm" svg:y="1.421cm" svg:width="10.59cm" svg:height="6.805cm"/>
          <chart:axis chart:dimension="x" chart:name="primary-x" chart:style-name="ch5" chartooo:axis-type="auto">
            <chartooo:date-scale/>
            <chart:categories table:cell-range-address="Hoja1.T6:Hoja1.T6 Hoja1.T10:Hoja1.T12"/>
          </chart:axis>
          <chart:axis chart:dimension="y" chart:name="primary-y" chart:style-name="ch6">
            <chart:title svg:x="0.451cm" svg:y="6.282cm" chart:style-name="ch7">
              <text:p>Función objetivo</text:p>
            </chart:title>
            <chart:grid chart:style-name="ch8" chart:class="major"/>
          </chart:axis>
          <chart:series chart:style-name="ch9" chart:values-cell-range-address="Hoja1.AA6:Hoja1.AA6 Hoja1.AA10:Hoja1.AA12" loext:label-string="const_diez" chart:class="chart:bar">
            <chart:data-point chart:repeated="4"/>
          </chart:series>
          <chart:series chart:style-name="ch10" chart:values-cell-range-address="Hoja1.AS6:Hoja1.AS6 Hoja1.AS10:Hoja1.AS12" loext:label-string="const_veinte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_diez</text:p>
              </table:table-cell>
              <table:table-cell office:value-type="string">
                <text:p>const_veinte</text:p>
              </table:table-cell>
            </table:table-row>
          </table:table-header-rows>
          <table:table-rows>
            <table:table-row>
              <table:table-cell office:value-type="string">
                <text:p>AGG-UN</text:p>
                <draw:g>
                  <svg:desc>Hoja1.T6:Hoja1.T6 Hoja1.T10:Hoja1.T12</svg:desc>
                </draw:g>
              </table:table-cell>
              <table:table-cell office:value-type="float" office:value="68.91852">
                <text:p>68.91852</text:p>
                <draw:g>
                  <svg:desc>Hoja1.AA6:Hoja1.AA6 Hoja1.AA10:Hoja1.AA12</svg:desc>
                </draw:g>
              </table:table-cell>
              <table:table-cell office:value-type="float" office:value="68.91852">
                <text:p>68.91852</text:p>
                <draw:g>
                  <svg:desc>Hoja1.AS6:Hoja1.AS6 Hoja1.AS10:Hoja1.AS12</svg:desc>
                </draw:g>
              </table:table-cell>
            </table:table-row>
            <table:table-row>
              <table:table-cell office:value-type="string">
                <text:p>AM(10,1)</text:p>
              </table:table-cell>
              <table:table-cell office:value-type="float" office:value="63.48368">
                <text:p>63.48368</text:p>
              </table:table-cell>
              <table:table-cell office:value-type="float" office:value="68.17028">
                <text:p>68.17028</text:p>
              </table:table-cell>
            </table:table-row>
            <table:table-row>
              <table:table-cell office:value-type="string">
                <text:p>AM(10,0.1)</text:p>
              </table:table-cell>
              <table:table-cell office:value-type="float" office:value="63.35022">
                <text:p>63.35022</text:p>
              </table:table-cell>
              <table:table-cell office:value-type="float" office:value="66.93244">
                <text:p>66.93244</text:p>
              </table:table-cell>
            </table:table-row>
            <table:table-row>
              <table:table-cell office:value-type="string">
                <text:p>AM(10,0.1mej)</text:p>
              </table:table-cell>
              <table:table-cell office:value-type="float" office:value="62.28108">
                <text:p>62.28108</text:p>
              </table:table-cell>
              <table:table-cell office:value-type="float" office:value="66.1456">
                <text:p>66.14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8.991cm" xlink:href=".." xlink:type="simple" chart:class="chart:bar" chart:style-name="ch1">
        <chart:title svg:x="7.425cm" svg:y="0.314cm" chart:style-name="ch2">
          <text:p>Ecoli</text:p>
        </chart:title>
        <chart:legend chart:legend-position="end" svg:x="13.284cm" svg:y="4cm" style:legend-expansion="high" chart:style-name="ch3"/>
        <chart:plot-area chart:style-name="ch4" table:cell-range-address="Hoja1.T6:Hoja1.T6 Hoja1.T10:Hoja1.T12 Hoja1.AA6:Hoja1.AA6 Hoja1.AA10:Hoja1.AA12 Hoja1.AW6:Hoja1.AW6 Hoja1.AW10:Hoja1.AW12" chart:data-source-has-labels="both" svg:x="1.278cm" svg:y="1.246cm" svg:width="11.687cm" svg:height="7.566cm">
          <chartooo:coordinate-region svg:x="2.561cm" svg:y="1.419cm" svg:width="10.404cm" svg:height="6.799cm"/>
          <chart:axis chart:dimension="x" chart:name="primary-x" chart:style-name="ch5" chartooo:axis-type="auto">
            <chartooo:date-scale/>
            <chart:categories table:cell-range-address="Hoja1.T6:Hoja1.T6 Hoja1.T10:Hoja1.T12"/>
          </chart:axis>
          <chart:axis chart:dimension="y" chart:name="primary-y" chart:style-name="ch6">
            <chart:title svg:x="0.451cm" svg:y="6.277cm" chart:style-name="ch7">
              <text:p>Función objetivo</text:p>
            </chart:title>
            <chart:grid chart:style-name="ch8" chart:class="major"/>
          </chart:axis>
          <chart:series chart:style-name="ch9" chart:values-cell-range-address="Hoja1.AA6:Hoja1.AA6 Hoja1.AA10:Hoja1.AA12" loext:label-string="const_diez" chart:class="chart:bar">
            <chart:data-point chart:repeated="4"/>
          </chart:series>
          <chart:series chart:style-name="ch10" chart:values-cell-range-address="Hoja1.AW6:Hoja1.AW6 Hoja1.AW10:Hoja1.AW12" loext:label-string="const_veinte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_diez</text:p>
              </table:table-cell>
              <table:table-cell office:value-type="string">
                <text:p>const_veinte</text:p>
              </table:table-cell>
            </table:table-row>
          </table:table-header-rows>
          <table:table-rows>
            <table:table-row>
              <table:table-cell office:value-type="string">
                <text:p>AGG-UN</text:p>
                <draw:g>
                  <svg:desc>Hoja1.T6:Hoja1.T6 Hoja1.T10:Hoja1.T12</svg:desc>
                </draw:g>
              </table:table-cell>
              <table:table-cell office:value-type="float" office:value="68.91852">
                <text:p>68.91852</text:p>
                <draw:g>
                  <svg:desc>Hoja1.AA6:Hoja1.AA6 Hoja1.AA10:Hoja1.AA12</svg:desc>
                </draw:g>
              </table:table-cell>
              <table:table-cell office:value-type="float" office:value="86.05448">
                <text:p>86.05448</text:p>
                <draw:g>
                  <svg:desc>Hoja1.AW6:Hoja1.AW6 Hoja1.AW10:Hoja1.AW12</svg:desc>
                </draw:g>
              </table:table-cell>
            </table:table-row>
            <table:table-row>
              <table:table-cell office:value-type="string">
                <text:p>AM(10,1)</text:p>
              </table:table-cell>
              <table:table-cell office:value-type="float" office:value="63.48368">
                <text:p>63.48368</text:p>
              </table:table-cell>
              <table:table-cell office:value-type="float" office:value="70.25676">
                <text:p>70.25676</text:p>
              </table:table-cell>
            </table:table-row>
            <table:table-row>
              <table:table-cell office:value-type="string">
                <text:p>AM(10,0.1)</text:p>
              </table:table-cell>
              <table:table-cell office:value-type="float" office:value="63.35022">
                <text:p>63.35022</text:p>
              </table:table-cell>
              <table:table-cell office:value-type="float" office:value="78.4683">
                <text:p>78.4683</text:p>
              </table:table-cell>
            </table:table-row>
            <table:table-row>
              <table:table-cell office:value-type="string">
                <text:p>AM(10,0.1mej)</text:p>
              </table:table-cell>
              <table:table-cell office:value-type="float" office:value="62.28108">
                <text:p>62.28108</text:p>
              </table:table-cell>
              <table:table-cell office:value-type="float" office:value="67.20412">
                <text:p>67.204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